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3" style:family="table">
      <style:table-properties style:width="17.595cm" fo:margin-left="0cm" table:align="left"/>
    </style:style>
    <style:style style:name="Tabla13.A" style:family="table-column">
      <style:table-column-properties style:column-width="3.493cm"/>
    </style:style>
    <style:style style:name="Tabla13.B" style:family="table-column">
      <style:table-column-properties style:column-width="14.102cm"/>
    </style:style>
    <style:style style:name="Tabla13.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ff0000"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8.795cm" style:rel-column-width="32767*"/>
    </style:style>
    <style:style style:name="Tabla14.B" style:family="table-column">
      <style:table-column-properties style:column-width="8.795cm" style:rel-column-width="32768*"/>
    </style:style>
    <style:style style:name="Tabla14.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ff0000"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style>
    <style:style style:name="Tabla15.A" style:family="table-column">
      <style:table-column-properties style:column-width="3.493cm"/>
    </style:style>
    <style:style style:name="Tabla15.B" style:family="table-column">
      <style:table-column-properties style:column-width="14.102cm"/>
    </style:style>
    <style:style style:name="Tabla15.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ff0000"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B" style:family="table-column">
      <style:table-column-properties style:column-width="8.795cm" style:rel-column-width="32768*"/>
    </style:style>
    <style:style style:name="Tabla16.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ff0000"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7" style:family="table">
      <style:table-properties style:width="17.595cm" fo:margin-left="0cm" table:align="left"/>
    </style:style>
    <style:style style:name="Tabla17.A" style:family="table-column">
      <style:table-column-properties style:column-width="3.493cm"/>
    </style:style>
    <style:style style:name="Tabla17.B" style:family="table-column">
      <style:table-column-properties style:column-width="14.102cm"/>
    </style:style>
    <style:style style:name="Tabla17.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ff0000"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8.795cm" style:rel-column-width="32767*"/>
    </style:style>
    <style:style style:name="Tabla18.B" style:family="table-column">
      <style:table-column-properties style:column-width="8.795cm" style:rel-column-width="32768*"/>
    </style:style>
    <style:style style:name="Tabla18.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ff0000"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3.493cm"/>
    </style:style>
    <style:style style:name="Tabla19.B" style:family="table-column">
      <style:table-column-properties style:column-width="14.102cm"/>
    </style:style>
    <style:style style:name="Tabla19.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19.A2" style:family="table-cell">
      <style:table-cell-properties fo:background-color="#ff0000" fo:padding="0.097cm" fo:border-left="0.05pt solid #000000" fo:border-right="none" fo:border-top="none" fo:border-bottom="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8.795cm" style:rel-column-width="32767*"/>
    </style:style>
    <style:style style:name="Tabla20.B" style:family="table-column">
      <style:table-column-properties style:column-width="8.795cm" style:rel-column-width="32768*"/>
    </style:style>
    <style:style style:name="Tabla20.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ff0000"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7.595cm" fo:margin-left="0cm" table:align="left"/>
    </style:style>
    <style:style style:name="Tabla21.A" style:family="table-column">
      <style:table-column-properties style:column-width="3.493cm"/>
    </style:style>
    <style:style style:name="Tabla21.B" style:family="table-column">
      <style:table-column-properties style:column-width="14.102cm"/>
    </style:style>
    <style:style style:name="Tabla2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1.B1" style:family="table-cell">
      <style:table-cell-properties fo:padding="0.097cm" fo:border="0.05pt solid #000000"/>
    </style:style>
    <style:style style:name="Tabla21.A2" style:family="table-cell">
      <style:table-cell-properties fo:background-color="#ff0000" fo:padding="0.097cm" fo:border-left="0.05pt solid #000000" fo:border-right="none" fo:border-top="none" fo:border-bottom="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2" style:family="table">
      <style:table-properties style:width="17.59cm" table:align="margins"/>
    </style:style>
    <style:style style:name="Tabla22.A" style:family="table-column">
      <style:table-column-properties style:column-width="8.795cm" style:rel-column-width="32767*"/>
    </style:style>
    <style:style style:name="Tabla22.B" style:family="table-column">
      <style:table-column-properties style:column-width="8.795cm" style:rel-column-width="32768*"/>
    </style:style>
    <style:style style:name="Tabla22.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2.B1" style:family="table-cell">
      <style:table-cell-properties fo:background-color="#ff0000"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35" style:family="table">
      <style:table-properties style:width="17.595cm" fo:margin-left="0cm" table:align="left"/>
    </style:style>
    <style:style style:name="Tabla35.A" style:family="table-column">
      <style:table-column-properties style:column-width="3.493cm"/>
    </style:style>
    <style:style style:name="Tabla35.B" style:family="table-column">
      <style:table-column-properties style:column-width="14.102cm"/>
    </style:style>
    <style:style style:name="Tabla35.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5.B1" style:family="table-cell">
      <style:table-cell-properties fo:padding="0.097cm" fo:border="0.05pt solid #000000"/>
    </style:style>
    <style:style style:name="Tabla35.A2" style:family="table-cell">
      <style:table-cell-properties fo:background-color="#ff0000" fo:padding="0.097cm" fo:border-left="0.05pt solid #000000" fo:border-right="none" fo:border-top="none" fo:border-bottom="0.05pt solid #000000">
        <style:background-image/>
      </style:table-cell-properties>
    </style:style>
    <style:style style:name="Tabla35.B2" style:family="table-cell">
      <style:table-cell-properties fo:padding="0.097cm" fo:border-left="0.05pt solid #000000" fo:border-right="0.05pt solid #000000"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7.59cm" table:align="margins"/>
    </style:style>
    <style:style style:name="Tabla36.A" style:family="table-column">
      <style:table-column-properties style:column-width="8.795cm" style:rel-column-width="32767*"/>
    </style:style>
    <style:style style:name="Tabla36.B" style:family="table-column">
      <style:table-column-properties style:column-width="8.795cm" style:rel-column-width="32768*"/>
    </style:style>
    <style:style style:name="Tabla36.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ff000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493cm"/>
    </style:style>
    <style:style style:name="Tabla7.B" style:family="table-column">
      <style:table-column-properties style:column-width="14.102cm"/>
    </style:style>
    <style:style style:name="Tabla7.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ff0000"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8.B1" style:family="table-cell">
      <style:table-cell-properties fo:background-color="#ff000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23" style:family="table">
      <style:table-properties style:width="17.595cm" fo:margin-left="0cm" table:align="left"/>
    </style:style>
    <style:style style:name="Tabla23.A" style:family="table-column">
      <style:table-column-properties style:column-width="3.493cm"/>
    </style:style>
    <style:style style:name="Tabla23.B" style:family="table-column">
      <style:table-column-properties style:column-width="14.102cm"/>
    </style:style>
    <style:style style:name="Tabla23.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0.05pt solid #000000"/>
    </style:style>
    <style:style style:name="Tabla23.A2" style:family="table-cell">
      <style:table-cell-properties fo:background-color="#ff0000" fo:padding="0.097cm" fo:border-left="0.05pt solid #000000" fo:border-right="none" fo:border-top="none" fo:border-bottom="0.05pt solid #000000">
        <style:background-image/>
      </style:table-cell-properties>
    </style:style>
    <style:style style:name="Tabla23.B2" style:family="table-cell">
      <style:table-cell-properties fo:padding="0.097cm" fo:border-left="0.05pt solid #000000" fo:border-right="0.05pt solid #000000"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4" style:family="table">
      <style:table-properties style:width="17.59cm" table:align="margins"/>
    </style:style>
    <style:style style:name="Tabla24.A" style:family="table-column">
      <style:table-column-properties style:column-width="8.795cm" style:rel-column-width="32767*"/>
    </style:style>
    <style:style style:name="Tabla24.B" style:family="table-column">
      <style:table-column-properties style:column-width="8.795cm" style:rel-column-width="32768*"/>
    </style:style>
    <style:style style:name="Tabla24.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4.B1" style:family="table-cell">
      <style:table-cell-properties fo:background-color="#ff0000"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493cm"/>
    </style:style>
    <style:style style:name="Tabla9.B" style:family="table-column">
      <style:table-column-properties style:column-width="14.102cm"/>
    </style:style>
    <style:style style:name="Tabla9.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ff0000"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4" style:family="table-row">
      <style:table-row-properties style:min-row-height="0.55cm"/>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ff0000"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5" style:family="table-row">
      <style:table-row-properties style:min-row-height="0.213cm"/>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37" style:family="table">
      <style:table-properties style:width="17.595cm" fo:margin-left="0cm" table:align="left"/>
    </style:style>
    <style:style style:name="Tabla37.A" style:family="table-column">
      <style:table-column-properties style:column-width="3.493cm"/>
    </style:style>
    <style:style style:name="Tabla37.B" style:family="table-column">
      <style:table-column-properties style:column-width="14.102cm"/>
    </style:style>
    <style:style style:name="Tabla37.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7.B1" style:family="table-cell">
      <style:table-cell-properties fo:padding="0.097cm" fo:border="0.05pt solid #000000"/>
    </style:style>
    <style:style style:name="Tabla37.A2" style:family="table-cell">
      <style:table-cell-properties fo:background-color="#ff0000" fo:padding="0.097cm" fo:border-left="0.05pt solid #000000" fo:border-right="none" fo:border-top="none" fo:border-bottom="0.05pt solid #000000">
        <style:background-image/>
      </style:table-cell-properties>
    </style:style>
    <style:style style:name="Tabla37.B2" style:family="table-cell">
      <style:table-cell-properties fo:padding="0.097cm" fo:border-left="0.05pt solid #000000" fo:border-right="0.05pt solid #000000"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8" style:family="table">
      <style:table-properties style:width="17.59cm" table:align="margins"/>
    </style:style>
    <style:style style:name="Tabla38.A" style:family="table-column">
      <style:table-column-properties style:column-width="8.795cm" style:rel-column-width="32767*"/>
    </style:style>
    <style:style style:name="Tabla38.B" style:family="table-column">
      <style:table-column-properties style:column-width="8.795cm" style:rel-column-width="32768*"/>
    </style:style>
    <style:style style:name="Tabla38.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8.B1" style:family="table-cell">
      <style:table-cell-properties fo:background-color="#ff0000"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41" style:family="table">
      <style:table-properties style:width="17.595cm" fo:margin-left="0cm" table:align="left"/>
    </style:style>
    <style:style style:name="Tabla41.A" style:family="table-column">
      <style:table-column-properties style:column-width="3.493cm"/>
    </style:style>
    <style:style style:name="Tabla41.B" style:family="table-column">
      <style:table-column-properties style:column-width="14.102cm"/>
    </style:style>
    <style:style style:name="Tabla4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41.B1" style:family="table-cell">
      <style:table-cell-properties fo:padding="0.097cm" fo:border="0.05pt solid #000000"/>
    </style:style>
    <style:style style:name="Tabla41.A2" style:family="table-cell">
      <style:table-cell-properties fo:background-color="#ff0000" fo:padding="0.097cm" fo:border-left="0.05pt solid #000000" fo:border-right="none" fo:border-top="none" fo:border-bottom="0.05pt solid #000000">
        <style:background-image/>
      </style:table-cell-properties>
    </style:style>
    <style:style style:name="Tabla41.B2" style:family="table-cell">
      <style:table-cell-properties fo:padding="0.097cm" fo:border-left="0.05pt solid #000000" fo:border-right="0.05pt solid #000000"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2" style:family="table">
      <style:table-properties style:width="17.59cm" table:align="margins"/>
    </style:style>
    <style:style style:name="Tabla42.A" style:family="table-column">
      <style:table-column-properties style:column-width="8.795cm" style:rel-column-width="32767*"/>
    </style:style>
    <style:style style:name="Tabla42.B" style:family="table-column">
      <style:table-column-properties style:column-width="8.795cm" style:rel-column-width="32768*"/>
    </style:style>
    <style:style style:name="Tabla42.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42.B1" style:family="table-cell">
      <style:table-cell-properties fo:background-color="#ff0000"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3.493cm"/>
    </style:style>
    <style:style style:name="Tabla1.B" style:family="table-column">
      <style:table-column-properties style:column-width="14.102cm"/>
    </style:style>
    <style:style style:name="Tabla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1.A2" style:family="table-cell">
      <style:table-cell-properties fo:background-color="#ff0000"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0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3.493cm"/>
    </style:style>
    <style:style style:name="Tabla3.B" style:family="table-column">
      <style:table-column-properties style:column-width="14.102cm"/>
    </style:style>
    <style:style style:name="Tabla3.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fo:background-color="#ff0000"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4.B1" style:family="table-cell">
      <style:table-cell-properties fo:background-color="#ff000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3.493cm"/>
    </style:style>
    <style:style style:name="Tabla5.B" style:family="table-column">
      <style:table-column-properties style:column-width="14.102cm"/>
    </style:style>
    <style:style style:name="Tabla5.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ff0000"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0000"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493cm"/>
    </style:style>
    <style:style style:name="Tabla11.B" style:family="table-column">
      <style:table-column-properties style:column-width="14.102cm"/>
    </style:style>
    <style:style style:name="Tabla1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ff0000"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B" style:family="table-column">
      <style:table-column-properties style:column-width="8.795cm" style:rel-column-width="32768*"/>
    </style:style>
    <style:style style:name="Tabla12.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ff0000"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27" style:family="table">
      <style:table-properties style:width="17.595cm" fo:margin-left="0cm" table:align="left"/>
    </style:style>
    <style:style style:name="Tabla27.A" style:family="table-column">
      <style:table-column-properties style:column-width="3.493cm"/>
    </style:style>
    <style:style style:name="Tabla27.B" style:family="table-column">
      <style:table-column-properties style:column-width="14.102cm"/>
    </style:style>
    <style:style style:name="Tabla27.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0.05pt solid #000000"/>
    </style:style>
    <style:style style:name="Tabla27.A2" style:family="table-cell">
      <style:table-cell-properties fo:background-color="#ff0000" fo:padding="0.097cm" fo:border-left="0.05pt solid #000000" fo:border-right="none" fo:border-top="none" fo:border-bottom="0.05pt solid #000000">
        <style:background-image/>
      </style:table-cell-properties>
    </style:style>
    <style:style style:name="Tabla27.B2" style:family="table-cell">
      <style:table-cell-properties fo:padding="0.097cm" fo:border-left="0.05pt solid #000000" fo:border-right="0.05pt solid #000000"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8.795cm" style:rel-column-width="32767*"/>
    </style:style>
    <style:style style:name="Tabla28.B" style:family="table-column">
      <style:table-column-properties style:column-width="8.795cm" style:rel-column-width="32768*"/>
    </style:style>
    <style:style style:name="Tabla28.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8.B1" style:family="table-cell">
      <style:table-cell-properties fo:background-color="#ff0000"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39" style:family="table">
      <style:table-properties style:width="17.595cm" fo:margin-left="0cm" table:align="left"/>
    </style:style>
    <style:style style:name="Tabla39.A" style:family="table-column">
      <style:table-column-properties style:column-width="3.493cm"/>
    </style:style>
    <style:style style:name="Tabla39.B" style:family="table-column">
      <style:table-column-properties style:column-width="14.102cm"/>
    </style:style>
    <style:style style:name="Tabla39.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9.B1" style:family="table-cell">
      <style:table-cell-properties fo:padding="0.097cm" fo:border="0.05pt solid #000000"/>
    </style:style>
    <style:style style:name="Tabla39.A2" style:family="table-cell">
      <style:table-cell-properties fo:background-color="#ff0000" fo:padding="0.097cm" fo:border-left="0.05pt solid #000000" fo:border-right="none" fo:border-top="none" fo:border-bottom="0.05pt solid #000000">
        <style:background-image/>
      </style:table-cell-properties>
    </style:style>
    <style:style style:name="Tabla39.B2" style:family="table-cell">
      <style:table-cell-properties fo:padding="0.097cm" fo:border-left="0.05pt solid #000000" fo:border-right="0.05pt solid #000000"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40" style:family="table">
      <style:table-properties style:width="17.59cm" table:align="margins"/>
    </style:style>
    <style:style style:name="Tabla40.A" style:family="table-column">
      <style:table-column-properties style:column-width="8.795cm" style:rel-column-width="32767*"/>
    </style:style>
    <style:style style:name="Tabla40.B" style:family="table-column">
      <style:table-column-properties style:column-width="8.795cm" style:rel-column-width="32768*"/>
    </style:style>
    <style:style style:name="Tabla40.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40.B1" style:family="table-cell">
      <style:table-cell-properties fo:background-color="#ff0000"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25" style:family="table">
      <style:table-properties style:width="17.595cm" fo:margin-left="0cm" table:align="left"/>
    </style:style>
    <style:style style:name="Tabla25.A" style:family="table-column">
      <style:table-column-properties style:column-width="3.493cm"/>
    </style:style>
    <style:style style:name="Tabla25.B" style:family="table-column">
      <style:table-column-properties style:column-width="14.102cm"/>
    </style:style>
    <style:style style:name="Tabla25.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0.05pt solid #000000"/>
    </style:style>
    <style:style style:name="Tabla25.A2" style:family="table-cell">
      <style:table-cell-properties fo:background-color="#ff0000" fo:padding="0.097cm" fo:border-left="0.05pt solid #000000" fo:border-right="none" fo:border-top="none" fo:border-bottom="0.05pt solid #000000">
        <style:background-image/>
      </style:table-cell-properties>
    </style:style>
    <style:style style:name="Tabla25.B2" style:family="table-cell">
      <style:table-cell-properties fo:padding="0.097cm" fo:border-left="0.05pt solid #000000" fo:border-right="0.05pt solid #000000"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4" style:family="table-row">
      <style:table-row-properties style:min-row-height="0.55cm"/>
    </style:style>
    <style:style style:name="Tabla25.B4" style:family="table-cell">
      <style:table-cell-properties fo:padding="0.097cm" fo:border-left="0.05pt solid #000000" fo:border-right="0.05pt solid #000000"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6" style:family="table">
      <style:table-properties style:width="17.59cm" table:align="margins"/>
    </style:style>
    <style:style style:name="Tabla26.A" style:family="table-column">
      <style:table-column-properties style:column-width="8.795cm" style:rel-column-width="32767*"/>
    </style:style>
    <style:style style:name="Tabla26.B" style:family="table-column">
      <style:table-column-properties style:column-width="8.795cm" style:rel-column-width="32768*"/>
    </style:style>
    <style:style style:name="Tabla26.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6.B1" style:family="table-cell">
      <style:table-cell-properties fo:background-color="#ff0000"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33" style:family="table">
      <style:table-properties style:width="17.595cm" fo:margin-left="0cm" table:align="left"/>
    </style:style>
    <style:style style:name="Tabla33.A" style:family="table-column">
      <style:table-column-properties style:column-width="3.493cm"/>
    </style:style>
    <style:style style:name="Tabla33.B" style:family="table-column">
      <style:table-column-properties style:column-width="14.102cm"/>
    </style:style>
    <style:style style:name="Tabla33.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3.B1" style:family="table-cell">
      <style:table-cell-properties fo:padding="0.097cm" fo:border="0.05pt solid #000000"/>
    </style:style>
    <style:style style:name="Tabla33.A2" style:family="table-cell">
      <style:table-cell-properties fo:background-color="#ff0000" fo:padding="0.097cm" fo:border-left="0.05pt solid #000000" fo:border-right="none" fo:border-top="none" fo:border-bottom="0.05pt solid #000000">
        <style:background-image/>
      </style:table-cell-properties>
    </style:style>
    <style:style style:name="Tabla33.B2" style:family="table-cell">
      <style:table-cell-properties fo:padding="0.097cm" fo:border-left="0.05pt solid #000000" fo:border-right="0.05pt solid #000000"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3.B6" style:family="table-cell">
      <style:table-cell-properties fo:padding="0.097cm" fo:border-left="0.05pt solid #000000" fo:border-right="0.05pt solid #000000" fo:border-top="none" fo:border-bottom="0.05pt solid #000000"/>
    </style:style>
    <style:style style:name="Tabla33.B7" style:family="table-cell">
      <style:table-cell-properties fo:padding="0.097cm" fo:border-left="0.05pt solid #000000" fo:border-right="0.05pt solid #000000" fo:border-top="none" fo:border-bottom="0.05pt solid #000000"/>
    </style:style>
    <style:style style:name="Tabla34" style:family="table">
      <style:table-properties style:width="17.59cm" table:align="margins"/>
    </style:style>
    <style:style style:name="Tabla34.A" style:family="table-column">
      <style:table-column-properties style:column-width="8.795cm" style:rel-column-width="32767*"/>
    </style:style>
    <style:style style:name="Tabla34.B" style:family="table-column">
      <style:table-column-properties style:column-width="8.795cm" style:rel-column-width="32768*"/>
    </style:style>
    <style:style style:name="Tabla34.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4.B1" style:family="table-cell">
      <style:table-cell-properties fo:background-color="#ff0000"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29" style:family="table">
      <style:table-properties style:width="17.595cm" fo:margin-left="0cm" table:align="left"/>
    </style:style>
    <style:style style:name="Tabla29.A" style:family="table-column">
      <style:table-column-properties style:column-width="3.493cm"/>
    </style:style>
    <style:style style:name="Tabla29.B" style:family="table-column">
      <style:table-column-properties style:column-width="14.102cm"/>
    </style:style>
    <style:style style:name="Tabla29.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29.B1" style:family="table-cell">
      <style:table-cell-properties fo:padding="0.097cm" fo:border="0.05pt solid #000000"/>
    </style:style>
    <style:style style:name="Tabla29.A2" style:family="table-cell">
      <style:table-cell-properties fo:background-color="#ff0000" fo:padding="0.097cm" fo:border-left="0.05pt solid #000000" fo:border-right="none" fo:border-top="none" fo:border-bottom="0.05pt solid #000000">
        <style:background-image/>
      </style:table-cell-properties>
    </style:style>
    <style:style style:name="Tabla29.B2" style:family="table-cell">
      <style:table-cell-properties fo:padding="0.097cm" fo:border-left="0.05pt solid #000000" fo:border-right="0.05pt solid #000000"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4" style:family="table-row">
      <style:table-row-properties style:min-row-height="0.55cm"/>
    </style:style>
    <style:style style:name="Tabla29.B4" style:family="table-cell">
      <style:table-cell-properties fo:padding="0.097cm" fo:border-left="0.05pt solid #000000" fo:border-right="0.05pt solid #000000"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29.B6" style:family="table-cell">
      <style:table-cell-properties fo:padding="0.097cm" fo:border-left="0.05pt solid #000000" fo:border-right="0.05pt solid #000000"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30" style:family="table">
      <style:table-properties style:width="17.59cm" table:align="margins"/>
    </style:style>
    <style:style style:name="Tabla30.A" style:family="table-column">
      <style:table-column-properties style:column-width="8.795cm" style:rel-column-width="32767*"/>
    </style:style>
    <style:style style:name="Tabla30.B" style:family="table-column">
      <style:table-column-properties style:column-width="8.795cm" style:rel-column-width="32768*"/>
    </style:style>
    <style:style style:name="Tabla30.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0.B1" style:family="table-cell">
      <style:table-cell-properties fo:background-color="#ff0000"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min-row-height="0.213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7.595cm" fo:margin-left="0cm" table:align="left"/>
    </style:style>
    <style:style style:name="Tabla31.A" style:family="table-column">
      <style:table-column-properties style:column-width="3.493cm"/>
    </style:style>
    <style:style style:name="Tabla31.B" style:family="table-column">
      <style:table-column-properties style:column-width="14.102cm"/>
    </style:style>
    <style:style style:name="Tabla3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1.B1" style:family="table-cell">
      <style:table-cell-properties fo:padding="0.097cm" fo:border="0.05pt solid #000000"/>
    </style:style>
    <style:style style:name="Tabla31.A2" style:family="table-cell">
      <style:table-cell-properties fo:background-color="#ff0000" fo:padding="0.097cm" fo:border-left="0.05pt solid #000000" fo:border-right="none" fo:border-top="none" fo:border-bottom="0.05pt solid #000000">
        <style:background-image/>
      </style:table-cell-properties>
    </style:style>
    <style:style style:name="Tabla31.B2" style:family="table-cell">
      <style:table-cell-properties fo:padding="0.097cm" fo:border-left="0.05pt solid #000000" fo:border-right="0.05pt solid #000000"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min-row-height="0.55cm"/>
    </style:style>
    <style:style style:name="Tabla31.B4" style:family="table-cell">
      <style:table-cell-properties fo:padding="0.097cm" fo:border-left="0.05pt solid #000000" fo:border-right="0.05pt solid #000000"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7.59cm" table:align="margins"/>
    </style:style>
    <style:style style:name="Tabla32.A" style:family="table-column">
      <style:table-column-properties style:column-width="8.795cm" style:rel-column-width="32767*"/>
    </style:style>
    <style:style style:name="Tabla32.B" style:family="table-column">
      <style:table-column-properties style:column-width="8.795cm" style:rel-column-width="32768*"/>
    </style:style>
    <style:style style:name="Tabla32.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32.B1" style:family="table-cell">
      <style:table-cell-properties fo:background-color="#ff0000"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4" style:family="table-row">
      <style:table-row-properties style:min-row-height="0.213cm"/>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officeooo:paragraph-rsid="00066cd5" style:font-size-asian="10.5pt" style:font-size-complex="12pt"/>
    </style:style>
    <style:style style:name="P2" style:family="paragraph" style:parent-style-name="Standard">
      <style:paragraph-properties fo:text-align="center" style:justify-single-word="false"/>
      <style:text-properties fo:font-size="12pt" officeooo:paragraph-rsid="00084723" style:font-size-asian="10.5pt" style:font-size-complex="12pt"/>
    </style:style>
    <style:style style:name="P3" style:family="paragraph" style:parent-style-name="Standard">
      <style:paragraph-properties fo:text-align="center" style:justify-single-word="false"/>
      <style:text-properties fo:font-size="12pt" officeooo:paragraph-rsid="000d79b7" style:font-size-asian="10.5pt" style:font-size-complex="12pt"/>
    </style:style>
    <style:style style:name="P4" style:family="paragraph" style:parent-style-name="Standard">
      <style:paragraph-properties fo:text-align="center" style:justify-single-word="false"/>
      <style:text-properties fo:font-size="12pt" officeooo:paragraph-rsid="00118520" style:font-size-asian="10.5pt" style:font-size-complex="12pt"/>
    </style:style>
    <style:style style:name="P5" style:family="paragraph" style:parent-style-name="Standard">
      <style:paragraph-properties fo:text-align="center" style:justify-single-word="false"/>
      <style:text-properties fo:font-size="12pt" officeooo:paragraph-rsid="001f1bc8" style:font-size-asian="10.5pt" style:font-size-complex="12pt"/>
    </style:style>
    <style:style style:name="P6" style:family="paragraph" style:parent-style-name="Standard">
      <style:paragraph-properties fo:text-align="center" style:justify-single-word="false"/>
      <style:text-properties fo:font-size="12pt" officeooo:paragraph-rsid="0020da49" style:font-size-asian="10.5pt" style:font-size-complex="12pt"/>
    </style:style>
    <style:style style:name="P7" style:family="paragraph" style:parent-style-name="Standard">
      <style:paragraph-properties fo:text-align="center" style:justify-single-word="false"/>
      <style:text-properties fo:font-size="12pt" officeooo:paragraph-rsid="0023cdf2" style:font-size-asian="10.5pt" style:font-size-complex="12pt"/>
    </style:style>
    <style:style style:name="P8" style:family="paragraph" style:parent-style-name="Standard">
      <style:paragraph-properties fo:text-align="center" style:justify-single-word="false"/>
      <style:text-properties fo:font-size="12pt" officeooo:paragraph-rsid="002c0f04" style:font-size-asian="10.5pt" style:font-size-complex="12pt"/>
    </style:style>
    <style:style style:name="P9" style:family="paragraph" style:parent-style-name="Standard">
      <style:paragraph-properties fo:text-align="center" style:justify-single-word="false"/>
      <style:text-properties fo:font-size="12pt" officeooo:paragraph-rsid="0030ab84" style:font-size-asian="10.5pt" style:font-size-complex="12pt"/>
    </style:style>
    <style:style style:name="P10" style:family="paragraph" style:parent-style-name="Standard">
      <style:paragraph-properties fo:text-align="center" style:justify-single-word="false"/>
      <style:text-properties fo:font-size="12pt" officeooo:paragraph-rsid="0034ec62" style:font-size-asian="10.5pt" style:font-size-complex="12pt"/>
    </style:style>
    <style:style style:name="P11" style:family="paragraph" style:parent-style-name="Standard">
      <style:paragraph-properties fo:text-align="center" style:justify-single-word="false"/>
      <style:text-properties fo:font-size="12pt" officeooo:paragraph-rsid="003567b0" style:font-size-asian="10.5pt" style:font-size-complex="12pt"/>
    </style:style>
    <style:style style:name="P12" style:family="paragraph" style:parent-style-name="Standard">
      <style:paragraph-properties fo:text-align="center" style:justify-single-word="false"/>
      <style:text-properties fo:font-size="12pt" officeooo:paragraph-rsid="0036ca2a" style:font-size-asian="10.5pt" style:font-size-complex="12pt"/>
    </style:style>
    <style:style style:name="P13" style:family="paragraph" style:parent-style-name="Standard">
      <style:paragraph-properties fo:text-align="center" style:justify-single-word="false"/>
      <style:text-properties fo:font-size="12pt" officeooo:paragraph-rsid="003a917e" style:font-size-asian="10.5pt" style:font-size-complex="12pt"/>
    </style:style>
    <style:style style:name="P14" style:family="paragraph" style:parent-style-name="Standard">
      <style:paragraph-properties fo:text-align="center" style:justify-single-word="false"/>
      <style:text-properties fo:font-size="12pt" officeooo:paragraph-rsid="003da430" style:font-size-asian="10.5pt" style:font-size-complex="12pt"/>
    </style:style>
    <style:style style:name="P15" style:family="paragraph" style:parent-style-name="Standard">
      <style:paragraph-properties fo:text-align="center" style:justify-single-word="false"/>
      <style:text-properties fo:font-size="12pt" officeooo:paragraph-rsid="003f8993" style:font-size-asian="10.5pt" style:font-size-complex="12pt"/>
    </style:style>
    <style:style style:name="P16" style:family="paragraph" style:parent-style-name="Standard">
      <style:paragraph-properties fo:text-align="center" style:justify-single-word="false"/>
      <style:text-properties fo:font-size="12pt" officeooo:paragraph-rsid="00487ebd" style:font-size-asian="10.5pt" style:font-size-complex="12pt"/>
    </style:style>
    <style:style style:name="P17" style:family="paragraph" style:parent-style-name="Standard">
      <style:paragraph-properties fo:text-align="center" style:justify-single-word="false"/>
      <style:text-properties fo:font-size="12pt" officeooo:paragraph-rsid="004a3575" style:font-size-asian="10.5pt" style:font-size-complex="12pt"/>
    </style:style>
    <style:style style:name="P18" style:family="paragraph" style:parent-style-name="Standard">
      <style:paragraph-properties fo:text-align="center" style:justify-single-word="false"/>
      <style:text-properties fo:font-size="12pt" officeooo:paragraph-rsid="004d075c" style:font-size-asian="10.5pt" style:font-size-complex="12pt"/>
    </style:style>
    <style:style style:name="P19" style:family="paragraph" style:parent-style-name="Standard">
      <style:paragraph-properties fo:text-align="center" style:justify-single-word="false"/>
      <style:text-properties fo:font-size="12pt" officeooo:paragraph-rsid="004e0281" style:font-size-asian="10.5pt" style:font-size-complex="12pt"/>
    </style:style>
    <style:style style:name="P20" style:family="paragraph" style:parent-style-name="Standard">
      <style:paragraph-properties fo:text-align="center" style:justify-single-word="false"/>
      <style:text-properties fo:font-size="12pt" officeooo:paragraph-rsid="00519a88" style:font-size-asian="10.5pt" style:font-size-complex="12pt"/>
    </style:style>
    <style:style style:name="P21" style:family="paragraph" style:parent-style-name="Standard">
      <style:paragraph-properties fo:text-align="center" style:justify-single-word="false"/>
      <style:text-properties fo:font-size="12pt" officeooo:paragraph-rsid="0053057d" style:font-size-asian="10.5pt" style:font-size-complex="12pt"/>
    </style:style>
    <style:style style:name="P22" style:family="paragraph" style:parent-style-name="Standard">
      <style:paragraph-properties fo:text-align="center" style:justify-single-word="false"/>
      <style:text-properties fo:font-size="12pt" officeooo:paragraph-rsid="00561800" style:font-size-asian="10.5pt" style:font-size-complex="12pt"/>
    </style:style>
    <style:style style:name="P23" style:family="paragraph" style:parent-style-name="Standard">
      <style:paragraph-properties fo:text-align="start" style:justify-single-word="false"/>
      <style:text-properties fo:font-size="12pt" officeooo:paragraph-rsid="003567b0" style:font-size-asian="10.5pt" style:font-size-complex="12pt"/>
    </style:style>
    <style:style style:name="P24" style:family="paragraph" style:parent-style-name="Standard">
      <style:paragraph-properties fo:text-align="start" style:justify-single-word="false"/>
      <style:text-properties fo:font-size="12pt" officeooo:paragraph-rsid="0036ca2a" style:font-size-asian="10.5pt" style:font-size-complex="12pt"/>
    </style:style>
    <style:style style:name="P25" style:family="paragraph" style:parent-style-name="Standard">
      <style:paragraph-properties fo:text-align="start" style:justify-single-word="false"/>
      <style:text-properties fo:font-size="12pt" officeooo:paragraph-rsid="003ed213" style:font-size-asian="10.5pt" style:font-size-complex="12pt"/>
    </style:style>
    <style:style style:name="P26" style:family="paragraph" style:parent-style-name="Standard">
      <style:paragraph-properties fo:text-align="center" style:justify-single-word="false"/>
      <style:text-properties fo:font-size="80pt" officeooo:paragraph-rsid="00084723" style:font-size-asian="80pt" style:font-size-complex="80pt"/>
    </style:style>
    <style:style style:name="P27" style:family="paragraph" style:parent-style-name="Standard">
      <style:paragraph-properties fo:text-align="center" style:justify-single-word="false"/>
      <style:text-properties fo:font-size="80pt" officeooo:rsid="00098784" officeooo:paragraph-rsid="00098784" style:font-size-asian="80pt" style:font-size-complex="80pt"/>
    </style:style>
    <style:style style:name="P28" style:family="paragraph" style:parent-style-name="Standard">
      <style:paragraph-properties fo:text-align="center" style:justify-single-word="false"/>
      <style:text-properties fo:font-size="80pt" officeooo:rsid="00561800" officeooo:paragraph-rsid="00561800" style:font-size-asian="80pt" style:font-size-complex="80pt"/>
    </style:style>
    <style:style style:name="P29" style:family="paragraph" style:parent-style-name="Standard">
      <style:paragraph-properties fo:text-align="start" style:justify-single-word="false"/>
      <style:text-properties fo:font-size="80pt" officeooo:paragraph-rsid="004d075c" style:font-size-asian="80pt" style:font-size-complex="80pt"/>
    </style:style>
    <style:style style:name="P30" style:family="paragraph" style:parent-style-name="Standard">
      <style:paragraph-properties fo:text-align="start" style:justify-single-word="false"/>
      <style:text-properties fo:color="#5b277d" fo:font-size="12pt" fo:font-weight="bold" officeooo:rsid="000d43a7" officeooo:paragraph-rsid="000d43a7" style:font-size-asian="10.5pt" style:font-weight-asian="bold" style:font-size-complex="12pt" style:font-weight-complex="bold"/>
    </style:style>
    <style:style style:name="P31" style:family="paragraph" style:parent-style-name="Standard">
      <style:paragraph-properties fo:text-align="start" style:justify-single-word="false"/>
      <style:text-properties fo:color="#5b277d" fo:font-size="12pt" fo:font-weight="bold" officeooo:rsid="000d43a7" officeooo:paragraph-rsid="000d79b7"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5b277d" fo:font-size="12pt" fo:font-weight="bold" officeooo:rsid="000d43a7" officeooo:paragraph-rsid="00118520"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5b277d" fo:font-size="12pt" fo:font-weight="bold" officeooo:rsid="000d43a7" officeooo:paragraph-rsid="001f1bc8"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5b277d" fo:font-size="12pt" fo:font-weight="bold" officeooo:rsid="000d43a7" officeooo:paragraph-rsid="0020da49"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5b277d" fo:font-size="12pt" fo:font-weight="bold" officeooo:rsid="000d43a7" officeooo:paragraph-rsid="0023cdf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5b277d" fo:font-size="12pt" fo:font-weight="bold" officeooo:rsid="000d43a7" officeooo:paragraph-rsid="002c0f04"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5b277d" fo:font-size="12pt" fo:font-weight="bold" officeooo:rsid="000d43a7" officeooo:paragraph-rsid="0030ab84"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5b277d" fo:font-size="12pt" fo:font-weight="bold" officeooo:rsid="000d43a7" officeooo:paragraph-rsid="0034ec62"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5b277d" fo:font-size="12pt" fo:font-weight="bold" officeooo:rsid="000d43a7" officeooo:paragraph-rsid="003567b0"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5b277d" fo:font-size="12pt" fo:font-weight="bold" officeooo:rsid="000d43a7" officeooo:paragraph-rsid="0036ca2a"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5b277d" fo:font-size="12pt" fo:font-weight="bold" officeooo:rsid="000d43a7" officeooo:paragraph-rsid="003a917e"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5b277d" fo:font-size="12pt" fo:font-weight="bold" officeooo:rsid="000d43a7" officeooo:paragraph-rsid="003da430"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5b277d" fo:font-size="12pt" fo:font-weight="bold" officeooo:rsid="000d43a7" officeooo:paragraph-rsid="003f8993"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5b277d" fo:font-size="12pt" fo:font-weight="bold" officeooo:rsid="000d43a7" officeooo:paragraph-rsid="004a357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color="#5b277d" fo:font-size="12pt" fo:font-weight="bold" officeooo:rsid="000d43a7" officeooo:paragraph-rsid="004d075c"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5b277d" fo:font-size="12pt" fo:font-weight="bold" officeooo:rsid="000d43a7" officeooo:paragraph-rsid="004e0281"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5b277d" fo:font-size="12pt" fo:font-weight="bold" officeooo:rsid="000d43a7" officeooo:paragraph-rsid="00519a88" style:font-size-asian="10.5pt" style:font-weight-asian="bold" style:font-size-complex="12pt" style:font-weight-complex="bold"/>
    </style:style>
    <style:style style:name="P48" style:family="paragraph" style:parent-style-name="Standard">
      <style:paragraph-properties fo:text-align="start" style:justify-single-word="false"/>
      <style:text-properties fo:color="#5b277d" fo:font-size="12pt" fo:font-weight="bold" officeooo:rsid="000d43a7" officeooo:paragraph-rsid="0053057d"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5b277d" fo:font-size="12pt" fo:font-weight="bold" officeooo:rsid="000d43a7" officeooo:paragraph-rsid="00561800"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000000" fo:font-size="12pt" fo:font-weight="normal" officeooo:rsid="000d43a7" officeooo:paragraph-rsid="000d43a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0d43a7" officeooo:paragraph-rsid="000d79b7"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0d43a7" officeooo:paragraph-rsid="0056180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01f83ff" officeooo:paragraph-rsid="003567b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1f83ff" officeooo:paragraph-rsid="0036ca2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01f83ff" officeooo:paragraph-rsid="004a357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fo:font-weight="normal" officeooo:rsid="001f83ff" officeooo:paragraph-rsid="004d075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fo:font-weight="normal" officeooo:rsid="0028e38d" officeooo:paragraph-rsid="0028e38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fo:font-weight="normal" officeooo:rsid="0028e38d" officeooo:paragraph-rsid="002a5026"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fo:font-weight="normal" officeooo:rsid="0028e38d" officeooo:paragraph-rsid="004e028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fo:font-weight="normal" officeooo:rsid="0028e38d" officeooo:paragraph-rsid="00487ebd"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fo:font-weight="normal" officeooo:rsid="0028e38d" officeooo:paragraph-rsid="0053057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color="#000000" fo:font-size="12pt" fo:font-weight="normal" officeooo:rsid="0028e38d" officeooo:paragraph-rsid="004e0281"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color="#000000" fo:font-size="12pt" fo:font-weight="normal" officeooo:rsid="0028e38d" officeooo:paragraph-rsid="00487ebd"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color="#000000" fo:font-size="12pt" fo:font-weight="normal" officeooo:rsid="0028e38d" officeooo:paragraph-rsid="00519a88" style:font-size-asian="10.5pt" style:font-weight-asian="normal" style:font-size-complex="12pt" style:font-weight-complex="normal"/>
    </style:style>
    <style:style style:name="P65" style:family="paragraph" style:parent-style-name="Table_20_Contents">
      <style:paragraph-properties fo:text-align="start" style:justify-single-word="false"/>
      <style:text-properties fo:font-size="12pt" officeooo:rsid="00098784" officeooo:paragraph-rsid="00098784" style:font-size-asian="10.5pt" style:font-size-complex="12pt"/>
    </style:style>
    <style:style style:name="P66" style:family="paragraph" style:parent-style-name="Table_20_Contents">
      <style:paragraph-properties fo:text-align="start" style:justify-single-word="false"/>
      <style:text-properties fo:font-size="12pt" officeooo:rsid="00098784" officeooo:paragraph-rsid="000d79b7" style:font-size-asian="10.5pt" style:font-size-complex="12pt"/>
    </style:style>
    <style:style style:name="P67" style:family="paragraph" style:parent-style-name="Table_20_Contents">
      <style:paragraph-properties fo:text-align="start" style:justify-single-word="false"/>
      <style:text-properties fo:font-size="12pt" officeooo:rsid="00098784" officeooo:paragraph-rsid="00118520" style:font-size-asian="10.5pt" style:font-size-complex="12pt"/>
    </style:style>
    <style:style style:name="P68" style:family="paragraph" style:parent-style-name="Table_20_Contents">
      <style:paragraph-properties fo:text-align="start" style:justify-single-word="false"/>
      <style:text-properties fo:font-size="12pt" officeooo:rsid="00098784" officeooo:paragraph-rsid="001f1bc8" style:font-size-asian="10.5pt" style:font-size-complex="12pt"/>
    </style:style>
    <style:style style:name="P69" style:family="paragraph" style:parent-style-name="Table_20_Contents">
      <style:paragraph-properties fo:text-align="start" style:justify-single-word="false"/>
      <style:text-properties fo:font-size="12pt" officeooo:rsid="00098784" officeooo:paragraph-rsid="0020da49" style:font-size-asian="10.5pt" style:font-size-complex="12pt"/>
    </style:style>
    <style:style style:name="P70" style:family="paragraph" style:parent-style-name="Table_20_Contents">
      <style:paragraph-properties fo:text-align="start" style:justify-single-word="false"/>
      <style:text-properties fo:font-size="12pt" officeooo:rsid="00098784" officeooo:paragraph-rsid="0023cdf2" style:font-size-asian="10.5pt" style:font-size-complex="12pt"/>
    </style:style>
    <style:style style:name="P71" style:family="paragraph" style:parent-style-name="Table_20_Contents">
      <style:paragraph-properties fo:text-align="start" style:justify-single-word="false"/>
      <style:text-properties fo:font-size="12pt" officeooo:rsid="00098784" officeooo:paragraph-rsid="002c0f04" style:font-size-asian="10.5pt" style:font-size-complex="12pt"/>
    </style:style>
    <style:style style:name="P72" style:family="paragraph" style:parent-style-name="Table_20_Contents">
      <style:paragraph-properties fo:text-align="start" style:justify-single-word="false"/>
      <style:text-properties fo:font-size="12pt" officeooo:rsid="00098784" officeooo:paragraph-rsid="0030ab84" style:font-size-asian="10.5pt" style:font-size-complex="12pt"/>
    </style:style>
    <style:style style:name="P73" style:family="paragraph" style:parent-style-name="Table_20_Contents">
      <style:paragraph-properties fo:text-align="start" style:justify-single-word="false"/>
      <style:text-properties fo:font-size="12pt" officeooo:rsid="00098784" officeooo:paragraph-rsid="0034ec62" style:font-size-asian="10.5pt" style:font-size-complex="12pt"/>
    </style:style>
    <style:style style:name="P74" style:family="paragraph" style:parent-style-name="Table_20_Contents">
      <style:paragraph-properties fo:text-align="start" style:justify-single-word="false"/>
      <style:text-properties fo:font-size="12pt" officeooo:rsid="00098784" officeooo:paragraph-rsid="003567b0" style:font-size-asian="10.5pt" style:font-size-complex="12pt"/>
    </style:style>
    <style:style style:name="P75" style:family="paragraph" style:parent-style-name="Table_20_Contents">
      <style:paragraph-properties fo:text-align="start" style:justify-single-word="false"/>
      <style:text-properties fo:font-size="12pt" officeooo:rsid="00098784" officeooo:paragraph-rsid="0036ca2a" style:font-size-asian="10.5pt" style:font-size-complex="12pt"/>
    </style:style>
    <style:style style:name="P76" style:family="paragraph" style:parent-style-name="Table_20_Contents">
      <style:paragraph-properties fo:text-align="start" style:justify-single-word="false"/>
      <style:text-properties fo:font-size="12pt" officeooo:rsid="00098784" officeooo:paragraph-rsid="003a917e" style:font-size-asian="10.5pt" style:font-size-complex="12pt"/>
    </style:style>
    <style:style style:name="P77" style:family="paragraph" style:parent-style-name="Table_20_Contents">
      <style:paragraph-properties fo:text-align="start" style:justify-single-word="false"/>
      <style:text-properties fo:font-size="12pt" officeooo:rsid="00098784" officeooo:paragraph-rsid="003da430" style:font-size-asian="10.5pt" style:font-size-complex="12pt"/>
    </style:style>
    <style:style style:name="P78" style:family="paragraph" style:parent-style-name="Table_20_Contents">
      <style:paragraph-properties fo:text-align="start" style:justify-single-word="false"/>
      <style:text-properties fo:font-size="12pt" officeooo:rsid="00098784" officeooo:paragraph-rsid="003f8993" style:font-size-asian="10.5pt" style:font-size-complex="12pt"/>
    </style:style>
    <style:style style:name="P79" style:family="paragraph" style:parent-style-name="Table_20_Contents">
      <style:paragraph-properties fo:text-align="start" style:justify-single-word="false"/>
      <style:text-properties fo:font-size="12pt" officeooo:rsid="00098784" officeooo:paragraph-rsid="00487ebd" style:font-size-asian="10.5pt" style:font-size-complex="12pt"/>
    </style:style>
    <style:style style:name="P80" style:family="paragraph" style:parent-style-name="Table_20_Contents">
      <style:paragraph-properties fo:text-align="start" style:justify-single-word="false"/>
      <style:text-properties fo:font-size="12pt" officeooo:rsid="00098784" officeooo:paragraph-rsid="004a3575" style:font-size-asian="10.5pt" style:font-size-complex="12pt"/>
    </style:style>
    <style:style style:name="P81" style:family="paragraph" style:parent-style-name="Table_20_Contents">
      <style:paragraph-properties fo:text-align="start" style:justify-single-word="false"/>
      <style:text-properties fo:font-size="12pt" officeooo:rsid="00098784" officeooo:paragraph-rsid="004d075c" style:font-size-asian="10.5pt" style:font-size-complex="12pt"/>
    </style:style>
    <style:style style:name="P82" style:family="paragraph" style:parent-style-name="Table_20_Contents">
      <style:paragraph-properties fo:text-align="start" style:justify-single-word="false"/>
      <style:text-properties fo:font-size="12pt" officeooo:rsid="00098784" officeooo:paragraph-rsid="004e0281" style:font-size-asian="10.5pt" style:font-size-complex="12pt"/>
    </style:style>
    <style:style style:name="P83" style:family="paragraph" style:parent-style-name="Table_20_Contents">
      <style:paragraph-properties fo:text-align="start" style:justify-single-word="false"/>
      <style:text-properties fo:font-size="12pt" officeooo:rsid="00098784" officeooo:paragraph-rsid="00519a88" style:font-size-asian="10.5pt" style:font-size-complex="12pt"/>
    </style:style>
    <style:style style:name="P84" style:family="paragraph" style:parent-style-name="Table_20_Contents">
      <style:paragraph-properties fo:text-align="start" style:justify-single-word="false"/>
      <style:text-properties fo:font-size="12pt" officeooo:rsid="00098784" officeooo:paragraph-rsid="0053057d" style:font-size-asian="10.5pt" style:font-size-complex="12pt"/>
    </style:style>
    <style:style style:name="P85" style:family="paragraph" style:parent-style-name="Table_20_Contents">
      <style:paragraph-properties fo:text-align="start" style:justify-single-word="false"/>
      <style:text-properties fo:font-size="12pt" officeooo:rsid="00098784" officeooo:paragraph-rsid="00561800" style:font-size-asian="10.5pt" style:font-size-complex="12pt"/>
    </style:style>
    <style:style style:name="P86" style:family="paragraph" style:parent-style-name="Table_20_Contents">
      <style:paragraph-properties fo:text-align="start" style:justify-single-word="false"/>
      <style:text-properties fo:font-size="12pt" style:font-size-asian="10.5pt" style:font-size-complex="12pt"/>
    </style:style>
    <style:style style:name="P87" style:family="paragraph" style:parent-style-name="Table_20_Contents">
      <style:paragraph-properties fo:text-align="start" style:justify-single-word="false"/>
      <style:text-properties fo:font-size="12pt" officeooo:rsid="000b7c5f" officeooo:paragraph-rsid="000b7c5f" style:font-size-asian="10.5pt" style:font-size-complex="12pt"/>
    </style:style>
    <style:style style:name="P88" style:family="paragraph" style:parent-style-name="Table_20_Contents">
      <style:paragraph-properties fo:text-align="start" style:justify-single-word="false"/>
      <style:text-properties fo:font-size="12pt" officeooo:rsid="000b7c5f" officeooo:paragraph-rsid="000d79b7" style:font-size-asian="10.5pt" style:font-size-complex="12pt"/>
    </style:style>
    <style:style style:name="P89" style:family="paragraph" style:parent-style-name="Table_20_Contents">
      <style:paragraph-properties fo:text-align="start" style:justify-single-word="false"/>
      <style:text-properties fo:font-size="12pt" officeooo:rsid="000b7c5f" officeooo:paragraph-rsid="00125a1b" style:font-size-asian="10.5pt" style:font-size-complex="12pt"/>
    </style:style>
    <style:style style:name="P90" style:family="paragraph" style:parent-style-name="Table_20_Contents">
      <style:paragraph-properties fo:text-align="start" style:justify-single-word="false"/>
      <style:text-properties fo:font-size="12pt" officeooo:rsid="000b7c5f" officeooo:paragraph-rsid="001f1bc8" style:font-size-asian="10.5pt" style:font-size-complex="12pt"/>
    </style:style>
    <style:style style:name="P91" style:family="paragraph" style:parent-style-name="Table_20_Contents">
      <style:paragraph-properties fo:text-align="start" style:justify-single-word="false"/>
      <style:text-properties fo:font-size="12pt" officeooo:rsid="000b7c5f" officeooo:paragraph-rsid="0020da49" style:font-size-asian="10.5pt" style:font-size-complex="12pt"/>
    </style:style>
    <style:style style:name="P92" style:family="paragraph" style:parent-style-name="Table_20_Contents">
      <style:paragraph-properties fo:text-align="start" style:justify-single-word="false"/>
      <style:text-properties fo:font-size="12pt" officeooo:rsid="000b7c5f" officeooo:paragraph-rsid="002c0f04" style:font-size-asian="10.5pt" style:font-size-complex="12pt"/>
    </style:style>
    <style:style style:name="P93" style:family="paragraph" style:parent-style-name="Table_20_Contents">
      <style:paragraph-properties fo:text-align="start" style:justify-single-word="false"/>
      <style:text-properties fo:font-size="12pt" officeooo:rsid="000b7c5f" officeooo:paragraph-rsid="0030ab84" style:font-size-asian="10.5pt" style:font-size-complex="12pt"/>
    </style:style>
    <style:style style:name="P94" style:family="paragraph" style:parent-style-name="Table_20_Contents">
      <style:paragraph-properties fo:text-align="start" style:justify-single-word="false"/>
      <style:text-properties fo:font-size="12pt" officeooo:rsid="000b7c5f" officeooo:paragraph-rsid="0034ec62" style:font-size-asian="10.5pt" style:font-size-complex="12pt"/>
    </style:style>
    <style:style style:name="P95" style:family="paragraph" style:parent-style-name="Table_20_Contents">
      <style:paragraph-properties fo:text-align="start" style:justify-single-word="false"/>
      <style:text-properties fo:font-size="12pt" officeooo:rsid="000b7c5f" officeooo:paragraph-rsid="003567b0" style:font-size-asian="10.5pt" style:font-size-complex="12pt"/>
    </style:style>
    <style:style style:name="P96" style:family="paragraph" style:parent-style-name="Table_20_Contents">
      <style:paragraph-properties fo:text-align="start" style:justify-single-word="false"/>
      <style:text-properties fo:font-size="12pt" officeooo:rsid="000b7c5f" officeooo:paragraph-rsid="0036ca2a" style:font-size-asian="10.5pt" style:font-size-complex="12pt"/>
    </style:style>
    <style:style style:name="P97" style:family="paragraph" style:parent-style-name="Table_20_Contents">
      <style:paragraph-properties fo:text-align="start" style:justify-single-word="false"/>
      <style:text-properties fo:font-size="12pt" officeooo:rsid="000b7c5f" officeooo:paragraph-rsid="004a3575" style:font-size-asian="10.5pt" style:font-size-complex="12pt"/>
    </style:style>
    <style:style style:name="P98" style:family="paragraph" style:parent-style-name="Table_20_Contents">
      <style:paragraph-properties fo:text-align="start" style:justify-single-word="false"/>
      <style:text-properties fo:font-size="12pt" officeooo:rsid="000b7c5f" officeooo:paragraph-rsid="004d075c" style:font-size-asian="10.5pt" style:font-size-complex="12pt"/>
    </style:style>
    <style:style style:name="P99" style:family="paragraph" style:parent-style-name="Table_20_Contents">
      <style:paragraph-properties fo:text-align="start" style:justify-single-word="false"/>
      <style:text-properties fo:font-size="12pt" officeooo:rsid="000b7c5f" officeooo:paragraph-rsid="004d124e" style:font-size-asian="10.5pt" style:font-size-complex="12pt"/>
    </style:style>
    <style:style style:name="P100" style:family="paragraph" style:parent-style-name="Table_20_Contents">
      <style:paragraph-properties fo:text-align="start" style:justify-single-word="false"/>
      <style:text-properties fo:font-size="12pt" officeooo:rsid="000b7c5f" officeooo:paragraph-rsid="004e0281" style:font-size-asian="10.5pt" style:font-size-complex="12pt"/>
    </style:style>
    <style:style style:name="P101" style:family="paragraph" style:parent-style-name="Table_20_Contents">
      <style:paragraph-properties fo:text-align="start" style:justify-single-word="false"/>
      <style:text-properties fo:font-size="12pt" officeooo:rsid="000b7c5f" officeooo:paragraph-rsid="00561800" style:font-size-asian="10.5pt" style:font-size-complex="12pt"/>
    </style:style>
    <style:style style:name="P102" style:family="paragraph" style:parent-style-name="Table_20_Contents">
      <style:paragraph-properties fo:text-align="start" style:justify-single-word="false"/>
      <style:text-properties fo:font-size="12pt" officeooo:rsid="000b7c5f" officeooo:paragraph-rsid="0057567a" style:font-size-asian="10.5pt" style:font-size-complex="12pt"/>
    </style:style>
    <style:style style:name="P103" style:family="paragraph" style:parent-style-name="Table_20_Contents">
      <style:paragraph-properties fo:text-align="start" style:justify-single-word="false"/>
      <style:text-properties fo:font-size="12pt" officeooo:rsid="000d43a7" officeooo:paragraph-rsid="000d43a7" style:font-size-asian="10.5pt" style:font-size-complex="12pt"/>
    </style:style>
    <style:style style:name="P104" style:family="paragraph" style:parent-style-name="Table_20_Contents">
      <style:paragraph-properties fo:text-align="start" style:justify-single-word="false"/>
      <style:text-properties fo:font-size="12pt" officeooo:rsid="000e2666" officeooo:paragraph-rsid="000e2666" style:font-size-asian="10.5pt" style:font-size-complex="12pt"/>
    </style:style>
    <style:style style:name="P105" style:family="paragraph" style:parent-style-name="Table_20_Contents">
      <style:paragraph-properties fo:text-align="start" style:justify-single-word="false"/>
      <style:text-properties fo:font-size="12pt" officeooo:rsid="000e2666" officeooo:paragraph-rsid="0023cdf2" style:font-size-asian="10.5pt" style:font-size-complex="12pt"/>
    </style:style>
    <style:style style:name="P106" style:family="paragraph" style:parent-style-name="Table_20_Contents">
      <style:paragraph-properties fo:text-align="start" style:justify-single-word="false"/>
      <style:text-properties fo:font-size="12pt" officeooo:rsid="000e2666" officeooo:paragraph-rsid="003f8993" style:font-size-asian="10.5pt" style:font-size-complex="12pt"/>
    </style:style>
    <style:style style:name="P107" style:family="paragraph" style:parent-style-name="Table_20_Contents">
      <style:paragraph-properties fo:text-align="start" style:justify-single-word="false"/>
      <style:text-properties fo:font-size="12pt" officeooo:rsid="000e2666" officeooo:paragraph-rsid="00487ebd" style:font-size-asian="10.5pt" style:font-size-complex="12pt"/>
    </style:style>
    <style:style style:name="P108" style:family="paragraph" style:parent-style-name="Table_20_Contents">
      <style:paragraph-properties fo:text-align="start" style:justify-single-word="false"/>
      <style:text-properties fo:font-size="12pt" officeooo:rsid="000e2666" officeooo:paragraph-rsid="004e0281" style:font-size-asian="10.5pt" style:font-size-complex="12pt"/>
    </style:style>
    <style:style style:name="P109" style:family="paragraph" style:parent-style-name="Table_20_Contents">
      <style:paragraph-properties fo:text-align="start" style:justify-single-word="false"/>
      <style:text-properties fo:font-size="12pt" officeooo:rsid="000e2666" officeooo:paragraph-rsid="0053057d" style:font-size-asian="10.5pt" style:font-size-complex="12pt"/>
    </style:style>
    <style:style style:name="P110" style:family="paragraph" style:parent-style-name="Table_20_Contents">
      <style:paragraph-properties fo:text-align="start" style:justify-single-word="false"/>
      <style:text-properties fo:font-size="12pt" officeooo:rsid="0010eed0" officeooo:paragraph-rsid="0010eed0" style:font-size-asian="10.5pt" style:font-size-complex="12pt"/>
    </style:style>
    <style:style style:name="P111" style:family="paragraph" style:parent-style-name="Table_20_Contents">
      <style:paragraph-properties fo:text-align="start" style:justify-single-word="false"/>
      <style:text-properties fo:font-size="12pt" officeooo:rsid="0010eed0" officeooo:paragraph-rsid="0023cdf2" style:font-size-asian="10.5pt" style:font-size-complex="12pt"/>
    </style:style>
    <style:style style:name="P112" style:family="paragraph" style:parent-style-name="Table_20_Contents">
      <style:paragraph-properties fo:text-align="start" style:justify-single-word="false"/>
      <style:text-properties fo:font-size="12pt" officeooo:rsid="0010eed0" officeooo:paragraph-rsid="003f8993" style:font-size-asian="10.5pt" style:font-size-complex="12pt"/>
    </style:style>
    <style:style style:name="P113" style:family="paragraph" style:parent-style-name="Table_20_Contents">
      <style:paragraph-properties fo:text-align="start" style:justify-single-word="false"/>
      <style:text-properties fo:font-size="12pt" officeooo:rsid="0010eed0" officeooo:paragraph-rsid="00487ebd" style:font-size-asian="10.5pt" style:font-size-complex="12pt"/>
    </style:style>
    <style:style style:name="P114" style:family="paragraph" style:parent-style-name="Table_20_Contents">
      <style:paragraph-properties fo:text-align="start" style:justify-single-word="false"/>
      <style:text-properties fo:font-size="12pt" officeooo:rsid="0010eed0" officeooo:paragraph-rsid="004e0281" style:font-size-asian="10.5pt" style:font-size-complex="12pt"/>
    </style:style>
    <style:style style:name="P115" style:family="paragraph" style:parent-style-name="Table_20_Contents">
      <style:paragraph-properties fo:text-align="start" style:justify-single-word="false"/>
      <style:text-properties fo:font-size="12pt" officeooo:rsid="0010eed0" officeooo:paragraph-rsid="0053057d" style:font-size-asian="10.5pt" style:font-size-complex="12pt"/>
    </style:style>
    <style:style style:name="P116" style:family="paragraph" style:parent-style-name="Table_20_Contents">
      <style:paragraph-properties fo:text-align="start" style:justify-single-word="false"/>
      <style:text-properties fo:font-size="12pt" officeooo:rsid="00118520" officeooo:paragraph-rsid="00118520" style:font-size-asian="10.5pt" style:font-size-complex="12pt"/>
    </style:style>
    <style:style style:name="P117" style:family="paragraph" style:parent-style-name="Table_20_Contents">
      <style:paragraph-properties fo:text-align="start" style:justify-single-word="false"/>
      <style:text-properties fo:font-size="12pt" officeooo:rsid="00132af5" officeooo:paragraph-rsid="00132af5" style:font-size-asian="10.5pt" style:font-size-complex="12pt"/>
    </style:style>
    <style:style style:name="P118" style:family="paragraph" style:parent-style-name="Table_20_Contents">
      <style:paragraph-properties fo:text-align="start" style:justify-single-word="false"/>
      <style:text-properties fo:font-size="12pt" officeooo:rsid="000fac43" officeooo:paragraph-rsid="000fac43" style:font-size-asian="10.5pt" style:font-size-complex="12pt"/>
    </style:style>
    <style:style style:name="P119" style:family="paragraph" style:parent-style-name="Table_20_Contents">
      <style:paragraph-properties fo:text-align="start" style:justify-single-word="false"/>
      <style:text-properties fo:font-size="12pt" officeooo:rsid="000fac43" officeooo:paragraph-rsid="0015031b" style:font-size-asian="10.5pt" style:font-size-complex="12pt"/>
    </style:style>
    <style:style style:name="P120" style:family="paragraph" style:parent-style-name="Table_20_Contents">
      <style:paragraph-properties fo:text-align="start" style:justify-single-word="false"/>
      <style:text-properties fo:font-size="12pt" officeooo:rsid="000fac43" officeooo:paragraph-rsid="0023cdf2" style:font-size-asian="10.5pt" style:font-size-complex="12pt"/>
    </style:style>
    <style:style style:name="P121" style:family="paragraph" style:parent-style-name="Table_20_Contents">
      <style:paragraph-properties fo:text-align="start" style:justify-single-word="false"/>
      <style:text-properties fo:font-size="12pt" officeooo:rsid="000fac43" officeooo:paragraph-rsid="003f8993" style:font-size-asian="10.5pt" style:font-size-complex="12pt"/>
    </style:style>
    <style:style style:name="P122" style:family="paragraph" style:parent-style-name="Table_20_Contents">
      <style:paragraph-properties fo:text-align="start" style:justify-single-word="false"/>
      <style:text-properties fo:font-size="12pt" officeooo:rsid="000fac43" officeooo:paragraph-rsid="00487ebd" style:font-size-asian="10.5pt" style:font-size-complex="12pt"/>
    </style:style>
    <style:style style:name="P123" style:family="paragraph" style:parent-style-name="Table_20_Contents">
      <style:paragraph-properties fo:text-align="start" style:justify-single-word="false"/>
      <style:text-properties fo:font-size="12pt" officeooo:rsid="000fac43" officeooo:paragraph-rsid="004e0281" style:font-size-asian="10.5pt" style:font-size-complex="12pt"/>
    </style:style>
    <style:style style:name="P124" style:family="paragraph" style:parent-style-name="Table_20_Contents">
      <style:paragraph-properties fo:text-align="start" style:justify-single-word="false"/>
      <style:text-properties fo:font-size="12pt" officeooo:rsid="000fac43" officeooo:paragraph-rsid="0053057d" style:font-size-asian="10.5pt" style:font-size-complex="12pt"/>
    </style:style>
    <style:style style:name="P125" style:family="paragraph" style:parent-style-name="Table_20_Contents">
      <style:paragraph-properties fo:text-align="start" style:justify-single-word="false"/>
      <style:text-properties fo:font-size="12pt" officeooo:rsid="001990fd" officeooo:paragraph-rsid="001990fd" style:font-size-asian="10.5pt" style:font-size-complex="12pt"/>
    </style:style>
    <style:style style:name="P126" style:family="paragraph" style:parent-style-name="Table_20_Contents">
      <style:paragraph-properties fo:text-align="start" style:justify-single-word="false"/>
      <style:text-properties fo:font-size="12pt" officeooo:rsid="001990fd" officeooo:paragraph-rsid="0052daef" style:font-size-asian="10.5pt" style:font-size-complex="12pt"/>
    </style:style>
    <style:style style:name="P127" style:family="paragraph" style:parent-style-name="Table_20_Contents">
      <style:paragraph-properties fo:text-align="start" style:justify-single-word="false"/>
      <style:text-properties fo:font-size="12pt" officeooo:rsid="001990fd" officeooo:paragraph-rsid="0053057d" style:font-size-asian="10.5pt" style:font-size-complex="12pt"/>
    </style:style>
    <style:style style:name="P128" style:family="paragraph" style:parent-style-name="Table_20_Contents">
      <style:paragraph-properties fo:text-align="start" style:justify-single-word="false"/>
      <style:text-properties fo:font-size="12pt" officeooo:rsid="001a43f3" officeooo:paragraph-rsid="001a43f3" style:font-size-asian="10.5pt" style:font-size-complex="12pt"/>
    </style:style>
    <style:style style:name="P129" style:family="paragraph" style:parent-style-name="Table_20_Contents">
      <style:paragraph-properties fo:text-align="start" style:justify-single-word="false"/>
      <style:text-properties fo:font-size="12pt" officeooo:rsid="001a43f3" officeooo:paragraph-rsid="001990fd" style:font-size-asian="10.5pt" style:font-size-complex="12pt"/>
    </style:style>
    <style:style style:name="P130" style:family="paragraph" style:parent-style-name="Table_20_Contents">
      <style:paragraph-properties fo:text-align="start" style:justify-single-word="false"/>
      <style:text-properties fo:font-size="12pt" officeooo:rsid="001a43f3" officeooo:paragraph-rsid="0053057d" style:font-size-asian="10.5pt" style:font-size-complex="12pt"/>
    </style:style>
    <style:style style:name="P131" style:family="paragraph" style:parent-style-name="Table_20_Contents">
      <style:paragraph-properties fo:text-align="start" style:justify-single-word="false"/>
      <style:text-properties fo:font-size="12pt" officeooo:rsid="001b8d98" officeooo:paragraph-rsid="001b8d98" style:font-size-asian="10.5pt" style:font-size-complex="12pt"/>
    </style:style>
    <style:style style:name="P132" style:family="paragraph" style:parent-style-name="Table_20_Contents">
      <style:paragraph-properties fo:text-align="start" style:justify-single-word="false"/>
      <style:text-properties fo:font-size="12pt" officeooo:rsid="001f1bc8" officeooo:paragraph-rsid="001f1bc8" style:font-size-asian="10.5pt" style:font-size-complex="12pt"/>
    </style:style>
    <style:style style:name="P133" style:family="paragraph" style:parent-style-name="Table_20_Contents">
      <style:paragraph-properties fo:text-align="start" style:justify-single-word="false"/>
      <style:text-properties fo:font-size="12pt" officeooo:rsid="001f1bc8" officeooo:paragraph-rsid="002c0f04" style:font-size-asian="10.5pt" style:font-size-complex="12pt"/>
    </style:style>
    <style:style style:name="P134" style:family="paragraph" style:parent-style-name="Table_20_Contents">
      <style:paragraph-properties fo:text-align="start" style:justify-single-word="false"/>
      <style:text-properties fo:font-size="12pt" officeooo:rsid="001f1bc8" officeooo:paragraph-rsid="0030ab84" style:font-size-asian="10.5pt" style:font-size-complex="12pt"/>
    </style:style>
    <style:style style:name="P135" style:family="paragraph" style:parent-style-name="Table_20_Contents">
      <style:paragraph-properties fo:text-align="start" style:justify-single-word="false"/>
      <style:text-properties fo:font-size="12pt" officeooo:rsid="001f1bc8" officeooo:paragraph-rsid="0034ec62" style:font-size-asian="10.5pt" style:font-size-complex="12pt"/>
    </style:style>
    <style:style style:name="P136" style:family="paragraph" style:parent-style-name="Table_20_Contents">
      <style:paragraph-properties fo:text-align="start" style:justify-single-word="false"/>
      <style:text-properties fo:font-size="12pt" officeooo:rsid="001f1bc8" officeooo:paragraph-rsid="003567b0" style:font-size-asian="10.5pt" style:font-size-complex="12pt"/>
    </style:style>
    <style:style style:name="P137" style:family="paragraph" style:parent-style-name="Table_20_Contents">
      <style:paragraph-properties fo:text-align="start" style:justify-single-word="false"/>
      <style:text-properties fo:font-size="12pt" officeooo:rsid="001f1bc8" officeooo:paragraph-rsid="0036ca2a" style:font-size-asian="10.5pt" style:font-size-complex="12pt"/>
    </style:style>
    <style:style style:name="P138" style:family="paragraph" style:parent-style-name="Table_20_Contents">
      <style:paragraph-properties fo:text-align="start" style:justify-single-word="false"/>
      <style:text-properties fo:font-size="12pt" officeooo:rsid="001f1bc8" officeooo:paragraph-rsid="003b262f" style:font-size-asian="10.5pt" style:font-size-complex="12pt"/>
    </style:style>
    <style:style style:name="P139" style:family="paragraph" style:parent-style-name="Table_20_Contents">
      <style:paragraph-properties fo:text-align="start" style:justify-single-word="false"/>
      <style:text-properties fo:font-size="12pt" officeooo:rsid="001f1bc8" officeooo:paragraph-rsid="004a3575" style:font-size-asian="10.5pt" style:font-size-complex="12pt"/>
    </style:style>
    <style:style style:name="P140" style:family="paragraph" style:parent-style-name="Table_20_Contents">
      <style:paragraph-properties fo:text-align="start" style:justify-single-word="false"/>
      <style:text-properties fo:font-size="12pt" officeooo:rsid="001f1bc8" officeooo:paragraph-rsid="004d075c" style:font-size-asian="10.5pt" style:font-size-complex="12pt"/>
    </style:style>
    <style:style style:name="P141" style:family="paragraph" style:parent-style-name="Table_20_Contents">
      <style:paragraph-properties fo:text-align="start" style:justify-single-word="false"/>
      <style:text-properties fo:font-size="12pt" officeooo:rsid="001f83ff" officeooo:paragraph-rsid="001f83ff" style:font-size-asian="10.5pt" style:font-size-complex="12pt"/>
    </style:style>
    <style:style style:name="P142" style:family="paragraph" style:parent-style-name="Table_20_Contents">
      <style:paragraph-properties fo:text-align="start" style:justify-single-word="false"/>
      <style:text-properties fo:font-size="12pt" officeooo:rsid="001f83ff" officeooo:paragraph-rsid="002c0f04" style:font-size-asian="10.5pt" style:font-size-complex="12pt"/>
    </style:style>
    <style:style style:name="P143" style:family="paragraph" style:parent-style-name="Table_20_Contents">
      <style:paragraph-properties fo:text-align="start" style:justify-single-word="false"/>
      <style:text-properties fo:font-size="12pt" officeooo:rsid="001f83ff" officeooo:paragraph-rsid="002ccac8" style:font-size-asian="10.5pt" style:font-size-complex="12pt"/>
    </style:style>
    <style:style style:name="P144" style:family="paragraph" style:parent-style-name="Table_20_Contents">
      <style:paragraph-properties fo:text-align="start" style:justify-single-word="false"/>
      <style:text-properties fo:font-size="12pt" officeooo:rsid="001f83ff" officeooo:paragraph-rsid="0030ab84" style:font-size-asian="10.5pt" style:font-size-complex="12pt"/>
    </style:style>
    <style:style style:name="P145" style:family="paragraph" style:parent-style-name="Table_20_Contents">
      <style:paragraph-properties fo:text-align="start" style:justify-single-word="false"/>
      <style:text-properties fo:font-size="12pt" officeooo:rsid="001f83ff" officeooo:paragraph-rsid="0034ec62" style:font-size-asian="10.5pt" style:font-size-complex="12pt"/>
    </style:style>
    <style:style style:name="P146" style:family="paragraph" style:parent-style-name="Table_20_Contents">
      <style:paragraph-properties fo:text-align="start" style:justify-single-word="false"/>
      <style:text-properties fo:font-size="12pt" officeooo:rsid="001f83ff" officeooo:paragraph-rsid="00322c47" style:font-size-asian="10.5pt" style:font-size-complex="12pt"/>
    </style:style>
    <style:style style:name="P147" style:family="paragraph" style:parent-style-name="Table_20_Contents">
      <style:paragraph-properties fo:text-align="start" style:justify-single-word="false"/>
      <style:text-properties fo:font-size="12pt" officeooo:rsid="001f83ff" officeooo:paragraph-rsid="003567b0" style:font-size-asian="10.5pt" style:font-size-complex="12pt"/>
    </style:style>
    <style:style style:name="P148" style:family="paragraph" style:parent-style-name="Table_20_Contents">
      <style:paragraph-properties fo:text-align="start" style:justify-single-word="false"/>
      <style:text-properties fo:font-size="12pt" officeooo:rsid="001f83ff" officeooo:paragraph-rsid="0036ca2a" style:font-size-asian="10.5pt" style:font-size-complex="12pt"/>
    </style:style>
    <style:style style:name="P149" style:family="paragraph" style:parent-style-name="Table_20_Contents">
      <style:paragraph-properties fo:text-align="start" style:justify-single-word="false"/>
      <style:text-properties fo:font-size="12pt" officeooo:rsid="002297c1" officeooo:paragraph-rsid="002297c1" style:font-size-asian="10.5pt" style:font-size-complex="12pt"/>
    </style:style>
    <style:style style:name="P150" style:family="paragraph" style:parent-style-name="Table_20_Contents">
      <style:paragraph-properties fo:text-align="start" style:justify-single-word="false"/>
      <style:text-properties fo:font-size="12pt" officeooo:rsid="002297c1" officeooo:paragraph-rsid="0020da49" style:font-size-asian="10.5pt" style:font-size-complex="12pt"/>
    </style:style>
    <style:style style:name="P151" style:family="paragraph" style:parent-style-name="Table_20_Contents">
      <style:paragraph-properties fo:text-align="start" style:justify-single-word="false"/>
      <style:text-properties fo:font-size="12pt" officeooo:rsid="00253be7" officeooo:paragraph-rsid="00253be7" style:font-size-asian="10.5pt" style:font-size-complex="12pt"/>
    </style:style>
    <style:style style:name="P152" style:family="paragraph" style:parent-style-name="Table_20_Contents">
      <style:paragraph-properties fo:text-align="start" style:justify-single-word="false"/>
      <style:text-properties fo:font-size="12pt" officeooo:rsid="00253be7" officeooo:paragraph-rsid="003f8993" style:font-size-asian="10.5pt" style:font-size-complex="12pt"/>
    </style:style>
    <style:style style:name="P153" style:family="paragraph" style:parent-style-name="Table_20_Contents">
      <style:paragraph-properties fo:text-align="start" style:justify-single-word="false"/>
      <style:text-properties fo:font-size="12pt" officeooo:rsid="00253be7" officeooo:paragraph-rsid="00487ebd" style:font-size-asian="10.5pt" style:font-size-complex="12pt"/>
    </style:style>
    <style:style style:name="P154" style:family="paragraph" style:parent-style-name="Table_20_Contents">
      <style:paragraph-properties fo:text-align="start" style:justify-single-word="false"/>
      <style:text-properties fo:font-size="12pt" officeooo:rsid="00253be7" officeooo:paragraph-rsid="004e0281" style:font-size-asian="10.5pt" style:font-size-complex="12pt"/>
    </style:style>
    <style:style style:name="P155" style:family="paragraph" style:parent-style-name="Table_20_Contents">
      <style:paragraph-properties fo:text-align="start" style:justify-single-word="false"/>
      <style:text-properties fo:font-size="12pt" officeooo:rsid="00253be7" officeooo:paragraph-rsid="0053057d" style:font-size-asian="10.5pt" style:font-size-complex="12pt"/>
    </style:style>
    <style:style style:name="P156" style:family="paragraph" style:parent-style-name="Table_20_Contents">
      <style:paragraph-properties fo:text-align="start" style:justify-single-word="false"/>
      <style:text-properties fo:font-size="12pt" officeooo:rsid="002ccac8" officeooo:paragraph-rsid="002ccac8" style:font-size-asian="10.5pt" style:font-size-complex="12pt"/>
    </style:style>
    <style:style style:name="P157" style:family="paragraph" style:parent-style-name="Table_20_Contents">
      <style:paragraph-properties fo:text-align="start" style:justify-single-word="false"/>
      <style:text-properties fo:font-size="12pt" officeooo:rsid="002ccac8" officeooo:paragraph-rsid="0030ab84" style:font-size-asian="10.5pt" style:font-size-complex="12pt"/>
    </style:style>
    <style:style style:name="P158" style:family="paragraph" style:parent-style-name="Table_20_Contents">
      <style:paragraph-properties fo:text-align="start" style:justify-single-word="false"/>
      <style:text-properties fo:font-size="12pt" officeooo:rsid="0034ec62" officeooo:paragraph-rsid="0034ec62" style:font-size-asian="10.5pt" style:font-size-complex="12pt"/>
    </style:style>
    <style:style style:name="P159" style:family="paragraph" style:parent-style-name="Table_20_Contents">
      <style:paragraph-properties fo:text-align="start" style:justify-single-word="false"/>
      <style:text-properties fo:font-size="12pt" officeooo:rsid="0034ec62" officeooo:paragraph-rsid="003567b0" style:font-size-asian="10.5pt" style:font-size-complex="12pt"/>
    </style:style>
    <style:style style:name="P160" style:family="paragraph" style:parent-style-name="Table_20_Contents">
      <style:paragraph-properties fo:text-align="start" style:justify-single-word="false"/>
      <style:text-properties fo:font-size="12pt" officeooo:rsid="0034ec62" officeooo:paragraph-rsid="0036c26e" style:font-size-asian="10.5pt" style:font-size-complex="12pt"/>
    </style:style>
    <style:style style:name="P161" style:family="paragraph" style:parent-style-name="Table_20_Contents">
      <style:paragraph-properties fo:text-align="start" style:justify-single-word="false"/>
      <style:text-properties fo:font-size="12pt" officeooo:rsid="0034ec62" officeooo:paragraph-rsid="0036ca2a" style:font-size-asian="10.5pt" style:font-size-complex="12pt"/>
    </style:style>
    <style:style style:name="P162" style:family="paragraph" style:parent-style-name="Table_20_Contents">
      <style:paragraph-properties fo:text-align="start" style:justify-single-word="false"/>
      <style:text-properties fo:font-size="12pt" officeooo:rsid="0034ec62" officeooo:paragraph-rsid="004a3575" style:font-size-asian="10.5pt" style:font-size-complex="12pt"/>
    </style:style>
    <style:style style:name="P163" style:family="paragraph" style:parent-style-name="Table_20_Contents">
      <style:paragraph-properties fo:text-align="start" style:justify-single-word="false"/>
      <style:text-properties fo:font-size="12pt" officeooo:rsid="0034ec62" officeooo:paragraph-rsid="004d075c" style:font-size-asian="10.5pt" style:font-size-complex="12pt"/>
    </style:style>
    <style:style style:name="P164" style:family="paragraph" style:parent-style-name="Table_20_Contents">
      <style:paragraph-properties fo:text-align="start" style:justify-single-word="false"/>
      <style:text-properties fo:font-size="12pt" officeooo:rsid="002c0f04" officeooo:paragraph-rsid="002c0f04" style:font-size-asian="10.5pt" style:font-size-complex="12pt"/>
    </style:style>
    <style:style style:name="P165" style:family="paragraph" style:parent-style-name="Table_20_Contents">
      <style:paragraph-properties fo:text-align="start" style:justify-single-word="false"/>
      <style:text-properties fo:font-size="12pt" officeooo:rsid="002c0f04" officeooo:paragraph-rsid="0030ab84" style:font-size-asian="10.5pt" style:font-size-complex="12pt"/>
    </style:style>
    <style:style style:name="P166" style:family="paragraph" style:parent-style-name="Table_20_Contents">
      <style:paragraph-properties fo:text-align="start" style:justify-single-word="false"/>
      <style:text-properties fo:font-size="12pt" officeooo:rsid="002c0f04" officeooo:paragraph-rsid="0034ec62" style:font-size-asian="10.5pt" style:font-size-complex="12pt"/>
    </style:style>
    <style:style style:name="P167" style:family="paragraph" style:parent-style-name="Table_20_Contents">
      <style:paragraph-properties fo:text-align="start" style:justify-single-word="false"/>
      <style:text-properties fo:font-size="12pt" officeooo:rsid="002c0f04" officeooo:paragraph-rsid="003567b0" style:font-size-asian="10.5pt" style:font-size-complex="12pt"/>
    </style:style>
    <style:style style:name="P168" style:family="paragraph" style:parent-style-name="Table_20_Contents">
      <style:paragraph-properties fo:text-align="start" style:justify-single-word="false"/>
      <style:text-properties fo:font-size="12pt" officeooo:rsid="002c0f04" officeooo:paragraph-rsid="0036ca2a" style:font-size-asian="10.5pt" style:font-size-complex="12pt"/>
    </style:style>
    <style:style style:name="P169" style:family="paragraph" style:parent-style-name="Table_20_Contents">
      <style:paragraph-properties fo:text-align="start" style:justify-single-word="false"/>
      <style:text-properties fo:font-size="12pt" officeooo:rsid="002c0f04" officeooo:paragraph-rsid="004a3575" style:font-size-asian="10.5pt" style:font-size-complex="12pt"/>
    </style:style>
    <style:style style:name="P170" style:family="paragraph" style:parent-style-name="Table_20_Contents">
      <style:paragraph-properties fo:text-align="start" style:justify-single-word="false"/>
      <style:text-properties fo:font-size="12pt" officeooo:rsid="002c0f04" officeooo:paragraph-rsid="004d075c" style:font-size-asian="10.5pt" style:font-size-complex="12pt"/>
    </style:style>
    <style:style style:name="P171" style:family="paragraph" style:parent-style-name="Table_20_Contents">
      <style:paragraph-properties fo:text-align="start" style:justify-single-word="false"/>
      <style:text-properties fo:font-size="12pt" officeooo:rsid="003567b0" officeooo:paragraph-rsid="003567b0" style:font-size-asian="10.5pt" style:font-size-complex="12pt"/>
    </style:style>
    <style:style style:name="P172" style:family="paragraph" style:parent-style-name="Table_20_Contents">
      <style:paragraph-properties fo:text-align="start" style:justify-single-word="false"/>
      <style:text-properties fo:font-size="12pt" officeooo:rsid="003567b0" officeooo:paragraph-rsid="0036ca2a" style:font-size-asian="10.5pt" style:font-size-complex="12pt"/>
    </style:style>
    <style:style style:name="P173" style:family="paragraph" style:parent-style-name="Table_20_Contents">
      <style:paragraph-properties fo:text-align="start" style:justify-single-word="false"/>
      <style:text-properties fo:font-size="12pt" officeooo:rsid="003b262f" officeooo:paragraph-rsid="003b262f" style:font-size-asian="10.5pt" style:font-size-complex="12pt"/>
    </style:style>
    <style:style style:name="P174" style:family="paragraph" style:parent-style-name="Table_20_Contents">
      <style:paragraph-properties fo:text-align="start" style:justify-single-word="false"/>
      <style:text-properties fo:font-size="12pt" officeooo:rsid="00271149" officeooo:paragraph-rsid="00271149" style:font-size-asian="10.5pt" style:font-size-complex="12pt"/>
    </style:style>
    <style:style style:name="P175" style:family="paragraph" style:parent-style-name="Table_20_Contents">
      <style:paragraph-properties fo:text-align="start" style:justify-single-word="false"/>
      <style:text-properties fo:font-size="12pt" officeooo:rsid="00271149" officeooo:paragraph-rsid="003f8993" style:font-size-asian="10.5pt" style:font-size-complex="12pt"/>
    </style:style>
    <style:style style:name="P176" style:family="paragraph" style:parent-style-name="Table_20_Contents">
      <style:paragraph-properties fo:text-align="start" style:justify-single-word="false"/>
      <style:text-properties fo:font-size="12pt" officeooo:rsid="00271149" officeooo:paragraph-rsid="00487ebd" style:font-size-asian="10.5pt" style:font-size-complex="12pt"/>
    </style:style>
    <style:style style:name="P177" style:family="paragraph" style:parent-style-name="Table_20_Contents">
      <style:paragraph-properties fo:text-align="start" style:justify-single-word="false"/>
      <style:text-properties fo:font-size="12pt" officeooo:rsid="00271149" officeooo:paragraph-rsid="004e0281" style:font-size-asian="10.5pt" style:font-size-complex="12pt"/>
    </style:style>
    <style:style style:name="P178" style:family="paragraph" style:parent-style-name="Table_20_Contents">
      <style:paragraph-properties fo:text-align="start" style:justify-single-word="false"/>
      <style:text-properties fo:font-size="12pt" officeooo:rsid="00271149" officeooo:paragraph-rsid="0053057d" style:font-size-asian="10.5pt" style:font-size-complex="12pt"/>
    </style:style>
    <style:style style:name="P179" style:family="paragraph" style:parent-style-name="Table_20_Contents">
      <style:paragraph-properties fo:text-align="start" style:justify-single-word="false"/>
      <style:text-properties fo:font-size="12pt" officeooo:rsid="0028e38d" officeooo:paragraph-rsid="0028e38d" style:font-size-asian="10.5pt" style:font-size-complex="12pt"/>
    </style:style>
    <style:style style:name="P180" style:family="paragraph" style:parent-style-name="Table_20_Contents">
      <style:paragraph-properties fo:text-align="start" style:justify-single-word="false"/>
      <style:text-properties fo:font-size="12pt" officeooo:rsid="0028e38d" officeooo:paragraph-rsid="003f8993" style:font-size-asian="10.5pt" style:font-size-complex="12pt"/>
    </style:style>
    <style:style style:name="P181" style:family="paragraph" style:parent-style-name="Table_20_Contents">
      <style:paragraph-properties fo:text-align="start" style:justify-single-word="false"/>
      <style:text-properties fo:font-size="12pt" officeooo:rsid="0028e38d" officeooo:paragraph-rsid="00487ebd" style:font-size-asian="10.5pt" style:font-size-complex="12pt"/>
    </style:style>
    <style:style style:name="P182" style:family="paragraph" style:parent-style-name="Table_20_Contents">
      <style:paragraph-properties fo:text-align="start" style:justify-single-word="false"/>
      <style:text-properties fo:font-size="12pt" officeooo:rsid="0045127f" officeooo:paragraph-rsid="0045127f" style:font-size-asian="10.5pt" style:font-size-complex="12pt"/>
    </style:style>
    <style:style style:name="P183" style:family="paragraph" style:parent-style-name="Table_20_Contents">
      <style:paragraph-properties fo:text-align="start" style:justify-single-word="false"/>
      <style:text-properties fo:font-size="12pt" officeooo:rsid="00487ebd" officeooo:paragraph-rsid="00487ebd" style:font-size-asian="10.5pt" style:font-size-complex="12pt"/>
    </style:style>
    <style:style style:name="P184" style:family="paragraph" style:parent-style-name="Table_20_Contents">
      <style:paragraph-properties fo:text-align="start" style:justify-single-word="false"/>
      <style:text-properties fo:font-size="12pt" officeooo:rsid="004bbf4a" officeooo:paragraph-rsid="004bbf4a" style:font-size-asian="10.5pt" style:font-size-complex="12pt"/>
    </style:style>
    <style:style style:name="P185" style:family="paragraph" style:parent-style-name="Table_20_Contents">
      <style:paragraph-properties fo:text-align="start" style:justify-single-word="false"/>
      <style:text-properties fo:font-size="12pt" officeooo:rsid="004bbf4a" officeooo:paragraph-rsid="004d075c" style:font-size-asian="10.5pt" style:font-size-complex="12pt"/>
    </style:style>
    <style:style style:name="P186" style:family="paragraph" style:parent-style-name="Table_20_Contents">
      <style:paragraph-properties fo:text-align="start" style:justify-single-word="false"/>
      <style:text-properties fo:font-size="12pt" officeooo:rsid="004bbf4a" officeooo:paragraph-rsid="004a3575" style:font-size-asian="10.5pt" style:font-size-complex="12pt"/>
    </style:style>
    <style:style style:name="P187" style:family="paragraph" style:parent-style-name="Table_20_Contents">
      <style:paragraph-properties fo:text-align="start" style:justify-single-word="false"/>
      <style:text-properties fo:font-size="12pt" officeooo:rsid="00519a88" officeooo:paragraph-rsid="00519a88" style:font-size-asian="10.5pt" style:font-size-complex="12pt"/>
    </style:style>
    <style:style style:name="P188" style:family="paragraph" style:parent-style-name="Table_20_Contents">
      <style:paragraph-properties fo:text-align="start" style:justify-single-word="false"/>
      <style:text-properties fo:font-size="12pt" officeooo:rsid="0052daef" officeooo:paragraph-rsid="0052daef" style:font-size-asian="10.5pt" style:font-size-complex="12pt"/>
    </style:style>
    <style:style style:name="P189" style:family="paragraph" style:parent-style-name="Table_20_Contents">
      <style:paragraph-properties fo:text-align="start" style:justify-single-word="false"/>
      <style:text-properties fo:font-size="12pt" officeooo:rsid="0052daef" officeooo:paragraph-rsid="0053057d" style:font-size-asian="10.5pt" style:font-size-complex="12pt"/>
    </style:style>
    <style:style style:name="P190" style:family="paragraph" style:parent-style-name="Table_20_Contents">
      <style:paragraph-properties fo:text-align="start" style:justify-single-word="false"/>
      <style:text-properties fo:font-size="12pt" officeooo:rsid="00533bfd" officeooo:paragraph-rsid="00533bfd" style:font-size-asian="10.5pt" style:font-size-complex="12pt"/>
    </style:style>
    <style:style style:name="P191" style:family="paragraph" style:parent-style-name="Table_20_Contents">
      <style:paragraph-properties fo:text-align="start" style:justify-single-word="false"/>
      <style:text-properties fo:font-size="12pt" officeooo:rsid="00561800" officeooo:paragraph-rsid="00561800" style:font-size-asian="10.5pt" style:font-size-complex="12pt"/>
    </style:style>
    <style:style style:name="P192" style:family="paragraph" style:parent-style-name="Table_20_Contents">
      <style:paragraph-properties fo:text-align="start" style:justify-single-word="false"/>
      <style:text-properties fo:font-size="12pt" fo:font-weight="normal" officeooo:rsid="0020da49" officeooo:paragraph-rsid="0020da49" style:font-size-asian="10.5pt" style:font-weight-asian="normal" style:font-size-complex="12pt" style:font-weight-complex="normal"/>
    </style:style>
    <style:style style:name="P193" style:family="paragraph" style:parent-style-name="Table_20_Contents">
      <style:paragraph-properties fo:text-align="start" style:justify-single-word="false"/>
      <style:text-properties fo:font-size="12pt" fo:font-weight="normal" officeooo:rsid="00253be7" officeooo:paragraph-rsid="00253be7" style:font-size-asian="10.5pt" style:font-weight-asian="normal" style:font-size-complex="12pt" style:font-weight-complex="normal"/>
    </style:style>
    <style:style style:name="P194" style:family="paragraph" style:parent-style-name="Table_20_Contents">
      <style:paragraph-properties fo:text-align="start" style:justify-single-word="false"/>
      <style:text-properties fo:font-size="12pt" fo:font-weight="normal" officeooo:rsid="002c0f04" officeooo:paragraph-rsid="0030ab84" style:font-size-asian="10.5pt" style:font-weight-asian="normal" style:font-size-complex="12pt" style:font-weight-complex="normal"/>
    </style:style>
    <style:style style:name="P195" style:family="paragraph" style:parent-style-name="Table_20_Contents">
      <style:paragraph-properties fo:text-align="start" style:justify-single-word="false"/>
      <style:text-properties fo:font-size="12pt" fo:font-weight="normal" officeooo:rsid="0030ab84" officeooo:paragraph-rsid="0030ab84" style:font-size-asian="10.5pt" style:font-weight-asian="normal" style:font-size-complex="12pt" style:font-weight-complex="normal"/>
    </style:style>
    <style:style style:name="P196" style:family="paragraph" style:parent-style-name="Table_20_Contents">
      <style:paragraph-properties fo:text-align="start" style:justify-single-word="false"/>
      <style:text-properties fo:font-size="12pt" fo:font-weight="normal" officeooo:rsid="003567b0" officeooo:paragraph-rsid="003567b0" style:font-size-asian="10.5pt" style:font-weight-asian="normal" style:font-size-complex="12pt" style:font-weight-complex="normal"/>
    </style:style>
    <style:style style:name="P197" style:family="paragraph" style:parent-style-name="Table_20_Contents">
      <style:paragraph-properties fo:text-align="start" style:justify-single-word="false"/>
      <style:text-properties fo:font-size="12pt" fo:font-weight="normal" officeooo:rsid="003567b0" officeooo:paragraph-rsid="0036ca2a" style:font-size-asian="10.5pt" style:font-weight-asian="normal" style:font-size-complex="12pt" style:font-weight-complex="normal"/>
    </style:style>
    <style:style style:name="P198" style:family="paragraph" style:parent-style-name="Table_20_Contents">
      <style:paragraph-properties fo:text-align="start" style:justify-single-word="false"/>
      <style:text-properties fo:font-size="12pt" fo:font-weight="normal" officeooo:rsid="003a917e" officeooo:paragraph-rsid="003a917e" style:font-size-asian="10.5pt" style:font-weight-asian="normal" style:font-size-complex="12pt" style:font-weight-complex="normal"/>
    </style:style>
    <style:style style:name="P199" style:family="paragraph" style:parent-style-name="Table_20_Contents">
      <style:paragraph-properties fo:text-align="start" style:justify-single-word="false"/>
      <style:text-properties fo:font-size="12pt" fo:font-weight="normal" officeooo:rsid="003d7fdb" officeooo:paragraph-rsid="004e0281" style:font-size-asian="10.5pt" style:font-weight-asian="normal" style:font-size-complex="12pt" style:font-weight-complex="normal"/>
    </style:style>
    <style:style style:name="P200" style:family="paragraph" style:parent-style-name="Table_20_Contents">
      <style:paragraph-properties fo:text-align="start" style:justify-single-word="false"/>
      <style:text-properties fo:font-size="12pt" fo:font-weight="normal" officeooo:rsid="003da430" officeooo:paragraph-rsid="003da430" style:font-size-asian="10.5pt" style:font-weight-asian="normal" style:font-size-complex="12pt" style:font-weight-complex="normal"/>
    </style:style>
    <style:style style:name="P201" style:family="paragraph" style:parent-style-name="Table_20_Contents">
      <style:paragraph-properties fo:text-align="start" style:justify-single-word="false"/>
      <style:text-properties fo:font-size="12pt" fo:font-weight="normal" officeooo:rsid="003da430" officeooo:paragraph-rsid="003f8993" style:font-size-asian="10.5pt" style:font-weight-asian="normal" style:font-size-complex="12pt" style:font-weight-complex="normal"/>
    </style:style>
    <style:style style:name="P202" style:family="paragraph" style:parent-style-name="Table_20_Contents">
      <style:paragraph-properties fo:text-align="start" style:justify-single-word="false"/>
      <style:text-properties fo:font-size="12pt" fo:font-weight="normal" officeooo:rsid="00232df8" officeooo:paragraph-rsid="00487ebd" style:font-size-asian="10.5pt" style:font-weight-asian="normal" style:font-size-complex="12pt" style:font-weight-complex="normal"/>
    </style:style>
    <style:style style:name="P203" style:family="paragraph" style:parent-style-name="Table_20_Contents">
      <style:paragraph-properties fo:text-align="start" style:justify-single-word="false"/>
      <style:text-properties fo:font-size="12pt" fo:font-weight="normal" officeooo:rsid="004a3575" officeooo:paragraph-rsid="004a3575" style:font-size-asian="10.5pt" style:font-weight-asian="normal" style:font-size-complex="12pt" style:font-weight-complex="normal"/>
    </style:style>
    <style:style style:name="P204" style:family="paragraph" style:parent-style-name="Table_20_Contents">
      <style:paragraph-properties fo:text-align="start" style:justify-single-word="false"/>
      <style:text-properties fo:font-size="12pt" fo:font-weight="normal" officeooo:rsid="00519a88" officeooo:paragraph-rsid="00519a88" style:font-size-asian="10.5pt" style:font-weight-asian="normal" style:font-size-complex="12pt" style:font-weight-complex="normal"/>
    </style:style>
    <style:style style:name="P205" style:family="paragraph" style:parent-style-name="Table_20_Contents">
      <style:text-properties officeooo:paragraph-rsid="0034fabd"/>
    </style:style>
    <style:style style:name="P206" style:family="paragraph" style:parent-style-name="Table_20_Contents">
      <style:text-properties officeooo:paragraph-rsid="000e2666"/>
    </style:style>
    <style:style style:name="P207" style:family="paragraph" style:parent-style-name="Table_20_Contents">
      <style:paragraph-properties fo:text-align="start" style:justify-single-word="false"/>
      <style:text-properties officeooo:rsid="0010eed0" officeooo:paragraph-rsid="0010eed0"/>
    </style:style>
    <style:style style:name="P208" style:family="paragraph" style:parent-style-name="Table_20_Contents">
      <style:paragraph-properties fo:text-align="start" style:justify-single-word="false"/>
      <style:text-properties officeooo:rsid="0010eed0" officeooo:paragraph-rsid="0023cdf2"/>
    </style:style>
    <style:style style:name="P209" style:family="paragraph" style:parent-style-name="Table_20_Contents">
      <style:paragraph-properties fo:text-align="start" style:justify-single-word="false"/>
      <style:text-properties officeooo:rsid="0010eed0" officeooo:paragraph-rsid="003f8993"/>
    </style:style>
    <style:style style:name="P210" style:family="paragraph" style:parent-style-name="Table_20_Contents">
      <style:paragraph-properties fo:text-align="start" style:justify-single-word="false"/>
      <style:text-properties officeooo:rsid="0010eed0" officeooo:paragraph-rsid="00487ebd"/>
    </style:style>
    <style:style style:name="P211" style:family="paragraph" style:parent-style-name="Table_20_Contents">
      <style:paragraph-properties fo:text-align="start" style:justify-single-word="false"/>
      <style:text-properties officeooo:rsid="0010eed0" officeooo:paragraph-rsid="004e0281"/>
    </style:style>
    <style:style style:name="P212" style:family="paragraph" style:parent-style-name="Table_20_Contents">
      <style:paragraph-properties fo:text-align="start" style:justify-single-word="false"/>
      <style:text-properties officeooo:rsid="0010eed0" officeooo:paragraph-rsid="0053057d"/>
    </style:style>
    <style:style style:name="P213" style:family="paragraph" style:parent-style-name="Table_20_Contents">
      <style:text-properties officeooo:paragraph-rsid="00125a1b"/>
    </style:style>
    <style:style style:name="P214" style:family="paragraph" style:parent-style-name="Table_20_Contents">
      <style:paragraph-properties fo:text-align="start" style:justify-single-word="false"/>
      <style:text-properties officeooo:rsid="001b8d98" officeooo:paragraph-rsid="001b8d98"/>
    </style:style>
    <style:style style:name="P215" style:family="paragraph" style:parent-style-name="Table_20_Contents">
      <style:paragraph-properties fo:text-align="start" style:justify-single-word="false"/>
      <style:text-properties officeooo:paragraph-rsid="001f1bc8"/>
    </style:style>
    <style:style style:name="P216" style:family="paragraph" style:parent-style-name="Table_20_Contents">
      <style:paragraph-properties fo:text-align="start" style:justify-single-word="false"/>
      <style:text-properties officeooo:paragraph-rsid="0020da49"/>
    </style:style>
    <style:style style:name="P217" style:family="paragraph" style:parent-style-name="Table_20_Contents">
      <style:paragraph-properties fo:text-align="start" style:justify-single-word="false"/>
      <style:text-properties officeooo:paragraph-rsid="0023cdf2"/>
    </style:style>
    <style:style style:name="P218" style:family="paragraph" style:parent-style-name="Table_20_Contents">
      <style:paragraph-properties fo:text-align="start" style:justify-single-word="false"/>
      <style:text-properties officeooo:paragraph-rsid="00253be7"/>
    </style:style>
    <style:style style:name="P219" style:family="paragraph" style:parent-style-name="Table_20_Contents">
      <style:paragraph-properties fo:text-align="start" style:justify-single-word="false"/>
      <style:text-properties officeooo:paragraph-rsid="002c0f04"/>
    </style:style>
    <style:style style:name="P220" style:family="paragraph" style:parent-style-name="Table_20_Contents">
      <style:paragraph-properties fo:text-align="start" style:justify-single-word="false"/>
      <style:text-properties officeooo:paragraph-rsid="002ccac8"/>
    </style:style>
    <style:style style:name="P221" style:family="paragraph" style:parent-style-name="Table_20_Contents">
      <style:paragraph-properties fo:text-align="start" style:justify-single-word="false"/>
      <style:text-properties officeooo:paragraph-rsid="0030ab84"/>
    </style:style>
    <style:style style:name="P222" style:family="paragraph" style:parent-style-name="Table_20_Contents">
      <style:paragraph-properties fo:text-align="start" style:justify-single-word="false"/>
      <style:text-properties officeooo:paragraph-rsid="00322c47"/>
    </style:style>
    <style:style style:name="P223" style:family="paragraph" style:parent-style-name="Table_20_Contents">
      <style:paragraph-properties fo:text-align="start" style:justify-single-word="false"/>
      <style:text-properties officeooo:paragraph-rsid="0034ec62"/>
    </style:style>
    <style:style style:name="P224" style:family="paragraph" style:parent-style-name="Table_20_Contents">
      <style:paragraph-properties fo:text-align="start" style:justify-single-word="false"/>
      <style:text-properties officeooo:paragraph-rsid="003567b0"/>
    </style:style>
    <style:style style:name="P225" style:family="paragraph" style:parent-style-name="Table_20_Contents">
      <style:paragraph-properties fo:text-align="start" style:justify-single-word="false"/>
      <style:text-properties officeooo:paragraph-rsid="0036c26e"/>
    </style:style>
    <style:style style:name="P226" style:family="paragraph" style:parent-style-name="Table_20_Contents">
      <style:paragraph-properties fo:text-align="start" style:justify-single-word="false"/>
      <style:text-properties officeooo:paragraph-rsid="0036ca2a"/>
    </style:style>
    <style:style style:name="P227" style:family="paragraph" style:parent-style-name="Table_20_Contents">
      <style:paragraph-properties fo:text-align="start" style:justify-single-word="false"/>
      <style:text-properties officeooo:paragraph-rsid="003a917e"/>
    </style:style>
    <style:style style:name="P228" style:family="paragraph" style:parent-style-name="Table_20_Contents">
      <style:paragraph-properties fo:text-align="start" style:justify-single-word="false"/>
      <style:text-properties officeooo:paragraph-rsid="002297c1"/>
    </style:style>
    <style:style style:name="P229" style:family="paragraph" style:parent-style-name="Table_20_Contents">
      <style:paragraph-properties fo:text-align="start" style:justify-single-word="false"/>
      <style:text-properties officeooo:paragraph-rsid="00271149"/>
    </style:style>
    <style:style style:name="P230" style:family="paragraph" style:parent-style-name="Table_20_Contents">
      <style:paragraph-properties fo:text-align="start" style:justify-single-word="false"/>
      <style:text-properties officeooo:paragraph-rsid="003da430"/>
    </style:style>
    <style:style style:name="P231" style:family="paragraph" style:parent-style-name="Table_20_Contents">
      <style:paragraph-properties fo:text-align="start" style:justify-single-word="false"/>
      <style:text-properties officeooo:paragraph-rsid="003f8993"/>
    </style:style>
    <style:style style:name="P232" style:family="paragraph" style:parent-style-name="Table_20_Contents">
      <style:paragraph-properties fo:text-align="start" style:justify-single-word="false"/>
      <style:text-properties officeooo:paragraph-rsid="0028e38d"/>
    </style:style>
    <style:style style:name="P233" style:family="paragraph" style:parent-style-name="Table_20_Contents">
      <style:paragraph-properties fo:text-align="start" style:justify-single-word="false"/>
      <style:text-properties officeooo:paragraph-rsid="00426f7d"/>
    </style:style>
    <style:style style:name="P234" style:family="paragraph" style:parent-style-name="Table_20_Contents">
      <style:paragraph-properties fo:text-align="start" style:justify-single-word="false"/>
      <style:text-properties officeooo:paragraph-rsid="00487ebd"/>
    </style:style>
    <style:style style:name="P235" style:family="paragraph" style:parent-style-name="Table_20_Contents">
      <style:paragraph-properties fo:text-align="start" style:justify-single-word="false"/>
      <style:text-properties officeooo:paragraph-rsid="004a3575"/>
    </style:style>
    <style:style style:name="P236" style:family="paragraph" style:parent-style-name="Table_20_Contents">
      <style:paragraph-properties fo:text-align="start" style:justify-single-word="false"/>
      <style:text-properties officeooo:paragraph-rsid="004bbf4a"/>
    </style:style>
    <style:style style:name="P237" style:family="paragraph" style:parent-style-name="Table_20_Contents">
      <style:paragraph-properties fo:text-align="start" style:justify-single-word="false"/>
      <style:text-properties officeooo:paragraph-rsid="004d075c"/>
    </style:style>
    <style:style style:name="P238" style:family="paragraph" style:parent-style-name="Table_20_Contents">
      <style:paragraph-properties fo:text-align="start" style:justify-single-word="false"/>
      <style:text-properties officeooo:paragraph-rsid="004e0281"/>
    </style:style>
    <style:style style:name="P239" style:family="paragraph" style:parent-style-name="Table_20_Contents">
      <style:paragraph-properties fo:text-align="start" style:justify-single-word="false"/>
      <style:text-properties officeooo:paragraph-rsid="00519a88"/>
    </style:style>
    <style:style style:name="P240" style:family="paragraph" style:parent-style-name="Table_20_Contents">
      <style:paragraph-properties fo:text-align="start" style:justify-single-word="false"/>
      <style:text-properties officeooo:paragraph-rsid="0052daef"/>
    </style:style>
    <style:style style:name="P241" style:family="paragraph" style:parent-style-name="Table_20_Contents">
      <style:paragraph-properties fo:text-align="start" style:justify-single-word="false"/>
      <style:text-properties officeooo:paragraph-rsid="0053057d"/>
    </style:style>
    <style:style style:name="P242" style:family="paragraph" style:parent-style-name="Table_20_Contents">
      <style:paragraph-properties fo:text-align="start" style:justify-single-word="false"/>
      <style:text-properties officeooo:paragraph-rsid="00533bfd"/>
    </style:style>
    <style:style style:name="P243" style:family="paragraph" style:parent-style-name="Table_20_Contents">
      <style:paragraph-properties fo:text-align="start" style:justify-single-word="false"/>
      <style:text-properties officeooo:paragraph-rsid="00561800"/>
    </style:style>
    <style:style style:name="P244" style:family="paragraph" style:parent-style-name="Table_20_Contents">
      <style:paragraph-properties fo:text-align="start" style:justify-single-word="false"/>
      <style:text-properties officeooo:paragraph-rsid="0057567a"/>
    </style:style>
    <style:style style:name="P245" style:family="paragraph" style:parent-style-name="Table_20_Contents">
      <style:text-properties officeooo:rsid="0017e1ff" officeooo:paragraph-rsid="0030a6f8"/>
    </style:style>
    <style:style style:name="P246" style:family="paragraph" style:parent-style-name="Table_20_Contents">
      <style:text-properties officeooo:rsid="0017e1ff" officeooo:paragraph-rsid="0030ab84"/>
    </style:style>
    <style:style style:name="P247" style:family="paragraph" style:parent-style-name="Table_20_Contents">
      <style:text-properties officeooo:rsid="0017e1ff" officeooo:paragraph-rsid="0034ec62"/>
    </style:style>
    <style:style style:name="P248" style:family="paragraph" style:parent-style-name="Table_20_Contents">
      <style:text-properties officeooo:rsid="0017e1ff" officeooo:paragraph-rsid="003567b0"/>
    </style:style>
    <style:style style:name="P249" style:family="paragraph" style:parent-style-name="Table_20_Contents">
      <style:text-properties officeooo:rsid="0017e1ff" officeooo:paragraph-rsid="003a917e"/>
    </style:style>
    <style:style style:name="P250" style:family="paragraph" style:parent-style-name="Table_20_Contents">
      <style:text-properties officeooo:rsid="0017e1ff" officeooo:paragraph-rsid="004d075c"/>
    </style:style>
    <style:style style:name="P251" style:family="paragraph" style:parent-style-name="Table_20_Contents">
      <style:text-properties officeooo:rsid="0017e1ff" officeooo:paragraph-rsid="004a7fc2"/>
    </style:style>
    <style:style style:name="P252" style:family="paragraph" style:parent-style-name="Table_20_Contents">
      <style:text-properties officeooo:rsid="0017e1ff" officeooo:paragraph-rsid="00533bfd"/>
    </style:style>
    <style:style style:name="P253" style:family="paragraph" style:parent-style-name="Table_20_Contents">
      <style:paragraph-properties fo:text-align="start" style:justify-single-word="false"/>
      <style:text-properties officeooo:rsid="0020da49" officeooo:paragraph-rsid="0020da49"/>
    </style:style>
    <style:style style:name="P254" style:family="paragraph" style:parent-style-name="Table_20_Contents">
      <style:text-properties officeooo:paragraph-rsid="003f8a80"/>
    </style:style>
    <style:style style:name="P255" style:family="paragraph" style:parent-style-name="Table_20_Contents">
      <style:paragraph-properties fo:text-align="start" style:justify-single-word="false"/>
      <style:text-properties officeooo:rsid="002297c1" officeooo:paragraph-rsid="002297c1"/>
    </style:style>
    <style:style style:name="P256" style:family="paragraph" style:parent-style-name="Table_20_Contents">
      <style:text-properties officeooo:paragraph-rsid="00253be7"/>
    </style:style>
    <style:style style:name="P257" style:family="paragraph" style:parent-style-name="Table_20_Contents">
      <style:paragraph-properties fo:text-align="start" style:justify-single-word="false"/>
      <style:text-properties officeooo:rsid="002c0f04" officeooo:paragraph-rsid="002c0f04"/>
    </style:style>
    <style:style style:name="P258" style:family="paragraph" style:parent-style-name="Table_20_Contents">
      <style:paragraph-properties fo:text-align="start" style:justify-single-word="false"/>
      <style:text-properties officeooo:rsid="002c0f04" officeooo:paragraph-rsid="0030ab84"/>
    </style:style>
    <style:style style:name="P259" style:family="paragraph" style:parent-style-name="Table_20_Contents">
      <style:paragraph-properties fo:text-align="start" style:justify-single-word="false"/>
      <style:text-properties officeooo:rsid="002ccac8" officeooo:paragraph-rsid="002ccac8"/>
    </style:style>
    <style:style style:name="P260" style:family="paragraph" style:parent-style-name="Table_20_Contents">
      <style:paragraph-properties fo:text-align="start" style:justify-single-word="false"/>
      <style:text-properties officeooo:rsid="002ccac8" officeooo:paragraph-rsid="0030ab84"/>
    </style:style>
    <style:style style:name="P261" style:family="paragraph" style:parent-style-name="Table_20_Contents">
      <style:paragraph-properties fo:text-align="start" style:justify-single-word="false"/>
      <style:text-properties officeooo:rsid="002ccac8" officeooo:paragraph-rsid="0034ec62"/>
    </style:style>
    <style:style style:name="P262" style:family="paragraph" style:parent-style-name="Table_20_Contents">
      <style:paragraph-properties fo:text-align="start" style:justify-single-word="false"/>
      <style:text-properties officeooo:rsid="002ccac8" officeooo:paragraph-rsid="003567b0"/>
    </style:style>
    <style:style style:name="P263" style:family="paragraph" style:parent-style-name="Table_20_Contents">
      <style:paragraph-properties fo:text-align="start" style:justify-single-word="false"/>
      <style:text-properties officeooo:rsid="002ccac8" officeooo:paragraph-rsid="0036ca2a"/>
    </style:style>
    <style:style style:name="P264" style:family="paragraph" style:parent-style-name="Table_20_Contents">
      <style:paragraph-properties fo:text-align="start" style:justify-single-word="false"/>
      <style:text-properties officeooo:rsid="002e71f6" officeooo:paragraph-rsid="0030ab84"/>
    </style:style>
    <style:style style:name="P265" style:family="paragraph" style:parent-style-name="Table_20_Contents">
      <style:paragraph-properties fo:text-align="start" style:justify-single-word="false"/>
      <style:text-properties officeooo:rsid="002e71f6" officeooo:paragraph-rsid="0034ec62"/>
    </style:style>
    <style:style style:name="P266" style:family="paragraph" style:parent-style-name="Table_20_Contents">
      <style:paragraph-properties fo:text-align="start" style:justify-single-word="false"/>
      <style:text-properties officeooo:rsid="002e71f6" officeooo:paragraph-rsid="003567b0"/>
    </style:style>
    <style:style style:name="P267" style:family="paragraph" style:parent-style-name="Table_20_Contents">
      <style:text-properties fo:font-weight="normal" officeooo:rsid="00272c59" officeooo:paragraph-rsid="0030ab84" style:font-weight-asian="normal" style:font-weight-complex="normal"/>
    </style:style>
    <style:style style:name="P268" style:family="paragraph" style:parent-style-name="Table_20_Contents">
      <style:text-properties fo:font-weight="normal" officeooo:rsid="002a18e6" officeooo:paragraph-rsid="0031d085" style:font-weight-asian="normal" style:font-weight-complex="normal"/>
    </style:style>
    <style:style style:name="P269" style:family="paragraph" style:parent-style-name="Table_20_Contents">
      <style:text-properties fo:font-weight="normal" officeooo:rsid="002a18e6" officeooo:paragraph-rsid="004d075c" style:font-weight-asian="normal" style:font-weight-complex="normal"/>
    </style:style>
    <style:style style:name="P270" style:family="paragraph" style:parent-style-name="Table_20_Contents">
      <style:text-properties officeooo:rsid="001ee301" officeooo:paragraph-rsid="00341576"/>
    </style:style>
    <style:style style:name="P271" style:family="paragraph" style:parent-style-name="Table_20_Contents">
      <style:text-properties officeooo:rsid="001ee301" officeooo:paragraph-rsid="003567b0"/>
    </style:style>
    <style:style style:name="P272" style:family="paragraph" style:parent-style-name="Table_20_Contents">
      <style:text-properties officeooo:rsid="001ee301" officeooo:paragraph-rsid="0036ca2a"/>
    </style:style>
    <style:style style:name="P273" style:family="paragraph" style:parent-style-name="Table_20_Contents">
      <style:paragraph-properties fo:text-align="start" style:justify-single-word="false"/>
      <style:text-properties officeooo:rsid="0034ec62" officeooo:paragraph-rsid="0034ec62"/>
    </style:style>
    <style:style style:name="P274" style:family="paragraph" style:parent-style-name="Table_20_Contents">
      <style:paragraph-properties fo:text-align="start" style:justify-single-word="false"/>
      <style:text-properties officeooo:rsid="0034ec62" officeooo:paragraph-rsid="003567b0"/>
    </style:style>
    <style:style style:name="P275" style:family="paragraph" style:parent-style-name="Table_20_Contents">
      <style:paragraph-properties fo:text-align="start" style:justify-single-word="false"/>
      <style:text-properties officeooo:rsid="0034ec62" officeooo:paragraph-rsid="0036ca2a"/>
    </style:style>
    <style:style style:name="P276" style:family="paragraph" style:parent-style-name="Table_20_Contents">
      <style:paragraph-properties fo:text-align="start" style:justify-single-word="false"/>
      <style:text-properties officeooo:rsid="0034ec62" officeooo:paragraph-rsid="004a3575"/>
    </style:style>
    <style:style style:name="P277" style:family="paragraph" style:parent-style-name="Table_20_Contents">
      <style:paragraph-properties fo:text-align="start" style:justify-single-word="false"/>
      <style:text-properties officeooo:rsid="0034ec62" officeooo:paragraph-rsid="004d075c"/>
    </style:style>
    <style:style style:name="P278" style:family="paragraph" style:parent-style-name="Table_20_Contents">
      <style:text-properties officeooo:rsid="00214c7e" officeooo:paragraph-rsid="0036ca2a"/>
    </style:style>
    <style:style style:name="P279" style:family="paragraph" style:parent-style-name="Table_20_Contents">
      <style:text-properties officeooo:rsid="00214c7e" officeooo:paragraph-rsid="003f8993"/>
    </style:style>
    <style:style style:name="P280" style:family="paragraph" style:parent-style-name="Table_20_Contents">
      <style:paragraph-properties fo:text-align="start" style:justify-single-word="false"/>
      <style:text-properties officeooo:rsid="003b262f" officeooo:paragraph-rsid="003b262f"/>
    </style:style>
    <style:style style:name="P281" style:family="paragraph" style:parent-style-name="Table_20_Contents">
      <style:text-properties officeooo:rsid="0020a7d3" officeooo:paragraph-rsid="003fd97a"/>
    </style:style>
    <style:style style:name="P282" style:family="paragraph" style:parent-style-name="Table_20_Contents">
      <style:text-properties officeooo:rsid="0020a7d3" officeooo:paragraph-rsid="004e0281"/>
    </style:style>
    <style:style style:name="P283" style:family="paragraph" style:parent-style-name="Table_20_Contents">
      <style:paragraph-properties fo:text-align="start" style:justify-single-word="false"/>
      <style:text-properties officeooo:rsid="00271149" officeooo:paragraph-rsid="00271149"/>
    </style:style>
    <style:style style:name="P284" style:family="paragraph" style:parent-style-name="Table_20_Contents">
      <style:paragraph-properties fo:text-align="start" style:justify-single-word="false"/>
      <style:text-properties officeooo:rsid="00271149" officeooo:paragraph-rsid="003f8993"/>
    </style:style>
    <style:style style:name="P285" style:family="paragraph" style:parent-style-name="Table_20_Contents">
      <style:paragraph-properties fo:text-align="start" style:justify-single-word="false"/>
      <style:text-properties officeooo:rsid="00271149" officeooo:paragraph-rsid="00487ebd"/>
    </style:style>
    <style:style style:name="P286" style:family="paragraph" style:parent-style-name="Table_20_Contents">
      <style:paragraph-properties fo:text-align="start" style:justify-single-word="false"/>
      <style:text-properties officeooo:rsid="0028e38d" officeooo:paragraph-rsid="00487ebd"/>
    </style:style>
    <style:style style:name="P287" style:family="paragraph" style:parent-style-name="Table_20_Contents">
      <style:paragraph-properties fo:text-align="start" style:justify-single-word="false"/>
      <style:text-properties officeooo:rsid="00426f7d" officeooo:paragraph-rsid="00426f7d"/>
    </style:style>
    <style:style style:name="P288" style:family="paragraph" style:parent-style-name="Table_20_Contents">
      <style:text-properties officeooo:rsid="00232df8" officeooo:paragraph-rsid="00487ebd"/>
    </style:style>
    <style:style style:name="P289" style:family="paragraph" style:parent-style-name="Table_20_Contents">
      <style:text-properties officeooo:rsid="004059a8" officeooo:paragraph-rsid="004059a8"/>
    </style:style>
    <style:style style:name="P290" style:family="paragraph" style:parent-style-name="Table_20_Contents">
      <style:text-properties officeooo:paragraph-rsid="004a7fc2"/>
    </style:style>
    <style:style style:name="P291" style:family="paragraph" style:parent-style-name="Table_20_Contents">
      <style:paragraph-properties fo:text-align="start" style:justify-single-word="false"/>
      <style:text-properties officeooo:rsid="00533bfd" officeooo:paragraph-rsid="00533bfd"/>
    </style:style>
    <style:style style:name="P292" style:family="paragraph" style:parent-style-name="Table_20_Contents">
      <style:text-properties officeooo:paragraph-rsid="00561800"/>
    </style:style>
    <style:style style:name="P293" style:family="paragraph" style:parent-style-name="Table_20_Contents">
      <style:paragraph-properties fo:text-align="start" style:justify-single-word="false"/>
      <style:text-properties officeooo:rsid="00561800" officeooo:paragraph-rsid="00561800"/>
    </style:style>
    <style:style style:name="P294" style:family="paragraph" style:parent-style-name="Table_20_Contents">
      <style:paragraph-properties fo:text-align="start" style:justify-single-word="false"/>
      <style:text-properties fo:font-size="12pt" officeooo:rsid="000b7c5f" officeooo:paragraph-rsid="00561800" style:font-size-asian="10.5pt" style:font-size-complex="12pt"/>
    </style:style>
    <style:style style:name="P295" style:family="paragraph" style:parent-style-name="Table_20_Contents">
      <style:paragraph-properties fo:text-align="start" style:justify-single-word="false"/>
      <style:text-properties fo:font-size="12pt" officeooo:rsid="0052daef" officeooo:paragraph-rsid="0053057d" style:font-size-asian="10.5pt" style:font-size-complex="12pt"/>
    </style:style>
    <style:style style:name="P296" style:family="paragraph" style:parent-style-name="Table_20_Contents">
      <style:paragraph-properties fo:text-align="start" style:justify-single-word="false"/>
      <style:text-properties fo:color="#ffffff" fo:font-size="12pt" fo:font-weight="bold" officeooo:rsid="00098784" officeooo:paragraph-rsid="002c0f04" style:font-size-asian="10.5pt" style:font-weight-asian="bold" style:font-size-complex="12pt" style:font-weight-complex="bold"/>
    </style:style>
    <style:style style:name="P297" style:family="paragraph" style:parent-style-name="Table_20_Contents">
      <style:paragraph-properties fo:text-align="start" style:justify-single-word="false"/>
      <style:text-properties fo:color="#ffffff" fo:font-size="12pt" fo:font-weight="bold" officeooo:rsid="00098784" officeooo:paragraph-rsid="0030ab84" style:font-size-asian="10.5pt" style:font-weight-asian="bold" style:font-size-complex="12pt" style:font-weight-complex="bold"/>
    </style:style>
    <style:style style:name="P298" style:family="paragraph" style:parent-style-name="Table_20_Contents">
      <style:paragraph-properties fo:text-align="start" style:justify-single-word="false"/>
      <style:text-properties fo:color="#ffffff" fo:font-size="12pt" fo:font-weight="bold" officeooo:rsid="00098784" officeooo:paragraph-rsid="0034ec62" style:font-size-asian="10.5pt" style:font-weight-asian="bold" style:font-size-complex="12pt" style:font-weight-complex="bold"/>
    </style:style>
    <style:style style:name="P299" style:family="paragraph" style:parent-style-name="Table_20_Contents">
      <style:paragraph-properties fo:text-align="start" style:justify-single-word="false"/>
      <style:text-properties fo:color="#ffffff" fo:font-size="12pt" fo:font-weight="bold" officeooo:rsid="00098784" officeooo:paragraph-rsid="003567b0" style:font-size-asian="10.5pt" style:font-weight-asian="bold" style:font-size-complex="12pt" style:font-weight-complex="bold"/>
    </style:style>
    <style:style style:name="P300" style:family="paragraph" style:parent-style-name="Table_20_Contents">
      <style:paragraph-properties fo:text-align="start" style:justify-single-word="false"/>
      <style:text-properties fo:color="#ffffff" fo:font-size="12pt" fo:font-weight="bold" officeooo:rsid="00098784" officeooo:paragraph-rsid="0036ca2a" style:font-size-asian="10.5pt" style:font-weight-asian="bold" style:font-size-complex="12pt" style:font-weight-complex="bold"/>
    </style:style>
    <style:style style:name="P301" style:family="paragraph" style:parent-style-name="Table_20_Contents">
      <style:paragraph-properties fo:text-align="start" style:justify-single-word="false"/>
      <style:text-properties fo:color="#ffffff" fo:font-size="12pt" fo:font-weight="bold" officeooo:rsid="00098784" officeooo:paragraph-rsid="004a3575" style:font-size-asian="10.5pt" style:font-weight-asian="bold" style:font-size-complex="12pt" style:font-weight-complex="bold"/>
    </style:style>
    <style:style style:name="P302" style:family="paragraph" style:parent-style-name="Table_20_Contents">
      <style:paragraph-properties fo:text-align="start" style:justify-single-word="false"/>
      <style:text-properties fo:color="#ffffff" fo:font-size="12pt" fo:font-weight="bold" officeooo:rsid="00098784" officeooo:paragraph-rsid="001f1bc8" style:font-size-asian="10.5pt" style:font-weight-asian="bold" style:font-size-complex="12pt" style:font-weight-complex="bold"/>
    </style:style>
    <style:style style:name="P303" style:family="paragraph" style:parent-style-name="Table_20_Contents">
      <style:paragraph-properties fo:text-align="start" style:justify-single-word="false"/>
      <style:text-properties fo:color="#ffffff" fo:font-size="12pt" fo:font-weight="bold" officeooo:rsid="00098784" officeooo:paragraph-rsid="003a917e" style:font-size-asian="10.5pt" style:font-weight-asian="bold" style:font-size-complex="12pt" style:font-weight-complex="bold"/>
    </style:style>
    <style:style style:name="P304" style:family="paragraph" style:parent-style-name="Table_20_Contents">
      <style:paragraph-properties fo:text-align="start" style:justify-single-word="false"/>
      <style:text-properties fo:color="#ffffff" fo:font-size="12pt" fo:font-weight="bold" officeooo:rsid="00098784" officeooo:paragraph-rsid="0020da49" style:font-size-asian="10.5pt" style:font-weight-asian="bold" style:font-size-complex="12pt" style:font-weight-complex="bold"/>
    </style:style>
    <style:style style:name="P305" style:family="paragraph" style:parent-style-name="Table_20_Contents">
      <style:paragraph-properties fo:text-align="start" style:justify-single-word="false"/>
      <style:text-properties fo:color="#ffffff" fo:font-size="12pt" fo:font-weight="bold" officeooo:rsid="00098784" officeooo:paragraph-rsid="004d075c" style:font-size-asian="10.5pt" style:font-weight-asian="bold" style:font-size-complex="12pt" style:font-weight-complex="bold"/>
    </style:style>
    <style:style style:name="P306" style:family="paragraph" style:parent-style-name="Table_20_Contents">
      <style:paragraph-properties fo:text-align="start" style:justify-single-word="false"/>
      <style:text-properties fo:color="#ffffff" fo:font-size="12pt" fo:font-weight="bold" officeooo:rsid="00098784" officeooo:paragraph-rsid="00561800" style:font-size-asian="10.5pt" style:font-weight-asian="bold" style:font-size-complex="12pt" style:font-weight-complex="bold"/>
    </style:style>
    <style:style style:name="P307" style:family="paragraph" style:parent-style-name="Table_20_Contents">
      <style:paragraph-properties fo:text-align="start" style:justify-single-word="false"/>
      <style:text-properties fo:color="#ffffff" fo:font-size="12pt" fo:font-weight="bold" officeooo:rsid="00098784" officeooo:paragraph-rsid="00098784" style:font-size-asian="10.5pt" style:font-weight-asian="bold" style:font-size-complex="12pt" style:font-weight-complex="bold"/>
    </style:style>
    <style:style style:name="P308" style:family="paragraph" style:parent-style-name="Table_20_Contents">
      <style:paragraph-properties fo:text-align="start" style:justify-single-word="false"/>
      <style:text-properties fo:color="#ffffff" fo:font-size="12pt" fo:font-weight="bold" officeooo:rsid="00098784" officeooo:paragraph-rsid="000d79b7" style:font-size-asian="10.5pt" style:font-weight-asian="bold" style:font-size-complex="12pt" style:font-weight-complex="bold"/>
    </style:style>
    <style:style style:name="P309" style:family="paragraph" style:parent-style-name="Table_20_Contents">
      <style:paragraph-properties fo:text-align="start" style:justify-single-word="false"/>
      <style:text-properties fo:color="#ffffff" fo:font-size="12pt" fo:font-weight="bold" officeooo:rsid="00098784" officeooo:paragraph-rsid="00118520" style:font-size-asian="10.5pt" style:font-weight-asian="bold" style:font-size-complex="12pt" style:font-weight-complex="bold"/>
    </style:style>
    <style:style style:name="P310" style:family="paragraph" style:parent-style-name="Table_20_Contents">
      <style:paragraph-properties fo:text-align="start" style:justify-single-word="false"/>
      <style:text-properties fo:color="#ffffff" fo:font-size="12pt" fo:font-weight="bold" officeooo:rsid="00098784" officeooo:paragraph-rsid="0023cdf2" style:font-size-asian="10.5pt" style:font-weight-asian="bold" style:font-size-complex="12pt" style:font-weight-complex="bold"/>
    </style:style>
    <style:style style:name="P311" style:family="paragraph" style:parent-style-name="Table_20_Contents">
      <style:paragraph-properties fo:text-align="start" style:justify-single-word="false"/>
      <style:text-properties fo:color="#ffffff" fo:font-size="12pt" fo:font-weight="bold" officeooo:rsid="00098784" officeooo:paragraph-rsid="00519a88" style:font-size-asian="10.5pt" style:font-weight-asian="bold" style:font-size-complex="12pt" style:font-weight-complex="bold"/>
    </style:style>
    <style:style style:name="P312" style:family="paragraph" style:parent-style-name="Table_20_Contents">
      <style:paragraph-properties fo:text-align="start" style:justify-single-word="false"/>
      <style:text-properties fo:color="#ffffff" fo:font-size="12pt" fo:font-weight="bold" officeooo:rsid="00098784" officeooo:paragraph-rsid="0053057d" style:font-size-asian="10.5pt" style:font-weight-asian="bold" style:font-size-complex="12pt" style:font-weight-complex="bold"/>
    </style:style>
    <style:style style:name="P313" style:family="paragraph" style:parent-style-name="Table_20_Contents">
      <style:paragraph-properties fo:text-align="start" style:justify-single-word="false"/>
      <style:text-properties fo:color="#ffffff" fo:font-size="12pt" fo:font-weight="bold" officeooo:rsid="00098784" officeooo:paragraph-rsid="004e0281" style:font-size-asian="10.5pt" style:font-weight-asian="bold" style:font-size-complex="12pt" style:font-weight-complex="bold"/>
    </style:style>
    <style:style style:name="P314" style:family="paragraph" style:parent-style-name="Table_20_Contents">
      <style:paragraph-properties fo:text-align="start" style:justify-single-word="false"/>
      <style:text-properties fo:color="#ffffff" fo:font-size="12pt" fo:font-weight="bold" officeooo:rsid="00098784" officeooo:paragraph-rsid="00487ebd" style:font-size-asian="10.5pt" style:font-weight-asian="bold" style:font-size-complex="12pt" style:font-weight-complex="bold"/>
    </style:style>
    <style:style style:name="P315" style:family="paragraph" style:parent-style-name="Table_20_Contents">
      <style:paragraph-properties fo:text-align="start" style:justify-single-word="false"/>
      <style:text-properties fo:color="#ffffff" fo:font-size="12pt" fo:font-weight="bold" officeooo:rsid="00098784" officeooo:paragraph-rsid="003da430" style:font-size-asian="10.5pt" style:font-weight-asian="bold" style:font-size-complex="12pt" style:font-weight-complex="bold"/>
    </style:style>
    <style:style style:name="P316" style:family="paragraph" style:parent-style-name="Table_20_Contents">
      <style:paragraph-properties fo:text-align="start" style:justify-single-word="false"/>
      <style:text-properties fo:color="#ffffff" fo:font-size="12pt" fo:font-weight="bold" officeooo:rsid="00098784" officeooo:paragraph-rsid="003f8993" style:font-size-asian="10.5pt" style:font-weight-asian="bold" style:font-size-complex="12pt" style:font-weight-complex="bold"/>
    </style:style>
    <style:style style:name="P317" style:family="paragraph" style:parent-style-name="Table_20_Contents">
      <style:paragraph-properties fo:text-align="center" style:justify-single-word="false"/>
      <style:text-properties fo:color="#ffffff" fo:font-size="12pt" fo:font-weight="bold" officeooo:rsid="000b7c5f" officeooo:paragraph-rsid="002c0f04" style:font-size-asian="10.5pt" style:font-weight-asian="bold" style:font-size-complex="12pt" style:font-weight-complex="bold"/>
    </style:style>
    <style:style style:name="P318" style:family="paragraph" style:parent-style-name="Table_20_Contents">
      <style:paragraph-properties fo:text-align="center" style:justify-single-word="false"/>
      <style:text-properties fo:color="#ffffff" fo:font-size="12pt" fo:font-weight="bold" officeooo:rsid="000b7c5f" officeooo:paragraph-rsid="0030ab84" style:font-size-asian="10.5pt" style:font-weight-asian="bold" style:font-size-complex="12pt" style:font-weight-complex="bold"/>
    </style:style>
    <style:style style:name="P319" style:family="paragraph" style:parent-style-name="Table_20_Contents">
      <style:paragraph-properties fo:text-align="center" style:justify-single-word="false"/>
      <style:text-properties fo:color="#ffffff" fo:font-size="12pt" fo:font-weight="bold" officeooo:rsid="000b7c5f" officeooo:paragraph-rsid="0034ec62" style:font-size-asian="10.5pt" style:font-weight-asian="bold" style:font-size-complex="12pt" style:font-weight-complex="bold"/>
    </style:style>
    <style:style style:name="P320" style:family="paragraph" style:parent-style-name="Table_20_Contents">
      <style:paragraph-properties fo:text-align="center" style:justify-single-word="false"/>
      <style:text-properties fo:color="#ffffff" fo:font-size="12pt" fo:font-weight="bold" officeooo:rsid="000b7c5f" officeooo:paragraph-rsid="003567b0" style:font-size-asian="10.5pt" style:font-weight-asian="bold" style:font-size-complex="12pt" style:font-weight-complex="bold"/>
    </style:style>
    <style:style style:name="P321" style:family="paragraph" style:parent-style-name="Table_20_Contents">
      <style:paragraph-properties fo:text-align="center" style:justify-single-word="false"/>
      <style:text-properties fo:color="#ffffff" fo:font-size="12pt" fo:font-weight="bold" officeooo:rsid="000b7c5f" officeooo:paragraph-rsid="0036ca2a" style:font-size-asian="10.5pt" style:font-weight-asian="bold" style:font-size-complex="12pt" style:font-weight-complex="bold"/>
    </style:style>
    <style:style style:name="P322" style:family="paragraph" style:parent-style-name="Table_20_Contents">
      <style:paragraph-properties fo:text-align="center" style:justify-single-word="false"/>
      <style:text-properties fo:color="#ffffff" fo:font-size="12pt" fo:font-weight="bold" officeooo:rsid="000b7c5f" officeooo:paragraph-rsid="004a3575" style:font-size-asian="10.5pt" style:font-weight-asian="bold" style:font-size-complex="12pt" style:font-weight-complex="bold"/>
    </style:style>
    <style:style style:name="P323" style:family="paragraph" style:parent-style-name="Table_20_Contents">
      <style:paragraph-properties fo:text-align="center" style:justify-single-word="false"/>
      <style:text-properties fo:color="#ffffff" fo:font-size="12pt" fo:font-weight="bold" officeooo:rsid="000b7c5f" officeooo:paragraph-rsid="001f1bc8" style:font-size-asian="10.5pt" style:font-weight-asian="bold" style:font-size-complex="12pt" style:font-weight-complex="bold"/>
    </style:style>
    <style:style style:name="P324" style:family="paragraph" style:parent-style-name="Table_20_Contents">
      <style:paragraph-properties fo:text-align="center" style:justify-single-word="false"/>
      <style:text-properties fo:color="#ffffff" fo:font-size="12pt" fo:font-weight="bold" officeooo:rsid="000b7c5f" officeooo:paragraph-rsid="003a917e" style:font-size-asian="10.5pt" style:font-weight-asian="bold" style:font-size-complex="12pt" style:font-weight-complex="bold"/>
    </style:style>
    <style:style style:name="P325" style:family="paragraph" style:parent-style-name="Table_20_Contents">
      <style:paragraph-properties fo:text-align="center" style:justify-single-word="false"/>
      <style:text-properties fo:color="#ffffff" fo:font-size="12pt" fo:font-weight="bold" officeooo:rsid="000b7c5f" officeooo:paragraph-rsid="0020da49" style:font-size-asian="10.5pt" style:font-weight-asian="bold" style:font-size-complex="12pt" style:font-weight-complex="bold"/>
    </style:style>
    <style:style style:name="P326" style:family="paragraph" style:parent-style-name="Table_20_Contents">
      <style:paragraph-properties fo:text-align="center" style:justify-single-word="false"/>
      <style:text-properties fo:color="#ffffff" fo:font-size="12pt" fo:font-weight="bold" officeooo:rsid="000b7c5f" officeooo:paragraph-rsid="004d075c" style:font-size-asian="10.5pt" style:font-weight-asian="bold" style:font-size-complex="12pt" style:font-weight-complex="bold"/>
    </style:style>
    <style:style style:name="P327" style:family="paragraph" style:parent-style-name="Table_20_Contents">
      <style:paragraph-properties fo:text-align="center" style:justify-single-word="false"/>
      <style:text-properties fo:color="#ffffff" fo:font-size="12pt" fo:font-weight="bold" officeooo:rsid="000b7c5f" officeooo:paragraph-rsid="00561800" style:font-size-asian="10.5pt" style:font-weight-asian="bold" style:font-size-complex="12pt" style:font-weight-complex="bold"/>
    </style:style>
    <style:style style:name="P328" style:family="paragraph" style:parent-style-name="Table_20_Contents">
      <style:paragraph-properties fo:text-align="center" style:justify-single-word="false"/>
      <style:text-properties fo:color="#ffffff" fo:font-size="12pt" fo:font-weight="bold" officeooo:rsid="000b7c5f" officeooo:paragraph-rsid="000b7c5f" style:font-size-asian="10.5pt" style:font-weight-asian="bold" style:font-size-complex="12pt" style:font-weight-complex="bold"/>
    </style:style>
    <style:style style:name="P329" style:family="paragraph" style:parent-style-name="Table_20_Contents">
      <style:paragraph-properties fo:text-align="center" style:justify-single-word="false"/>
      <style:text-properties fo:color="#ffffff" fo:font-size="12pt" fo:font-weight="bold" officeooo:rsid="000b7c5f" officeooo:paragraph-rsid="000d79b7" style:font-size-asian="10.5pt" style:font-weight-asian="bold" style:font-size-complex="12pt" style:font-weight-complex="bold"/>
    </style:style>
    <style:style style:name="P330" style:family="paragraph" style:parent-style-name="Table_20_Contents">
      <style:paragraph-properties fo:text-align="center" style:justify-single-word="false"/>
      <style:text-properties fo:color="#ffffff" fo:font-size="12pt" fo:font-weight="bold" officeooo:rsid="000b7c5f" officeooo:paragraph-rsid="00118520" style:font-size-asian="10.5pt" style:font-weight-asian="bold" style:font-size-complex="12pt" style:font-weight-complex="bold"/>
    </style:style>
    <style:style style:name="P331" style:family="paragraph" style:parent-style-name="Table_20_Contents">
      <style:paragraph-properties fo:text-align="center" style:justify-single-word="false"/>
      <style:text-properties fo:color="#ffffff" fo:font-size="12pt" fo:font-weight="bold" officeooo:rsid="000b7c5f" officeooo:paragraph-rsid="0023cdf2" style:font-size-asian="10.5pt" style:font-weight-asian="bold" style:font-size-complex="12pt" style:font-weight-complex="bold"/>
    </style:style>
    <style:style style:name="P332" style:family="paragraph" style:parent-style-name="Table_20_Contents">
      <style:paragraph-properties fo:text-align="center" style:justify-single-word="false"/>
      <style:text-properties fo:color="#ffffff" fo:font-size="12pt" fo:font-weight="bold" officeooo:rsid="000b7c5f" officeooo:paragraph-rsid="00519a88" style:font-size-asian="10.5pt" style:font-weight-asian="bold" style:font-size-complex="12pt" style:font-weight-complex="bold"/>
    </style:style>
    <style:style style:name="P333" style:family="paragraph" style:parent-style-name="Table_20_Contents">
      <style:paragraph-properties fo:text-align="center" style:justify-single-word="false"/>
      <style:text-properties fo:color="#ffffff" fo:font-size="12pt" fo:font-weight="bold" officeooo:rsid="000b7c5f" officeooo:paragraph-rsid="0053057d" style:font-size-asian="10.5pt" style:font-weight-asian="bold" style:font-size-complex="12pt" style:font-weight-complex="bold"/>
    </style:style>
    <style:style style:name="P334" style:family="paragraph" style:parent-style-name="Table_20_Contents">
      <style:paragraph-properties fo:text-align="center" style:justify-single-word="false"/>
      <style:text-properties fo:color="#ffffff" fo:font-size="12pt" fo:font-weight="bold" officeooo:rsid="000b7c5f" officeooo:paragraph-rsid="004e0281" style:font-size-asian="10.5pt" style:font-weight-asian="bold" style:font-size-complex="12pt" style:font-weight-complex="bold"/>
    </style:style>
    <style:style style:name="P335" style:family="paragraph" style:parent-style-name="Table_20_Contents">
      <style:paragraph-properties fo:text-align="center" style:justify-single-word="false"/>
      <style:text-properties fo:color="#ffffff" fo:font-size="12pt" fo:font-weight="bold" officeooo:rsid="000b7c5f" officeooo:paragraph-rsid="00487ebd" style:font-size-asian="10.5pt" style:font-weight-asian="bold" style:font-size-complex="12pt" style:font-weight-complex="bold"/>
    </style:style>
    <style:style style:name="P336" style:family="paragraph" style:parent-style-name="Table_20_Contents">
      <style:paragraph-properties fo:text-align="center" style:justify-single-word="false"/>
      <style:text-properties fo:color="#ffffff" fo:font-size="12pt" fo:font-weight="bold" officeooo:rsid="000b7c5f" officeooo:paragraph-rsid="003f8993" style:font-size-asian="10.5pt" style:font-weight-asian="bold" style:font-size-complex="12pt" style:font-weight-complex="bold"/>
    </style:style>
    <style:style style:name="P337" style:family="paragraph" style:parent-style-name="Standard" style:list-style-name="L1">
      <style:paragraph-properties fo:text-align="start" style:justify-single-word="false"/>
      <style:text-properties officeooo:paragraph-rsid="002c0f04"/>
    </style:style>
    <style:style style:name="P338" style:family="paragraph" style:parent-style-name="Standard" style:list-style-name="L1">
      <style:paragraph-properties fo:text-align="start" style:justify-single-word="false"/>
      <style:text-properties officeooo:paragraph-rsid="002e71f6"/>
    </style:style>
    <style:style style:name="P339" style:family="paragraph" style:parent-style-name="Standard" style:list-style-name="L1">
      <style:paragraph-properties fo:text-align="start" style:justify-single-word="false"/>
      <style:text-properties officeooo:paragraph-rsid="00322c47"/>
    </style:style>
    <style:style style:name="P340" style:family="paragraph" style:parent-style-name="Standard" style:list-style-name="L1">
      <style:paragraph-properties fo:text-align="start" style:justify-single-word="false"/>
      <style:text-properties officeooo:paragraph-rsid="00323d61"/>
    </style:style>
    <style:style style:name="P341" style:family="paragraph" style:parent-style-name="Standard" style:list-style-name="L1">
      <style:paragraph-properties fo:text-align="start" style:justify-single-word="false"/>
      <style:text-properties officeooo:paragraph-rsid="003067c1"/>
    </style:style>
    <style:style style:name="P342" style:family="paragraph" style:parent-style-name="Standard" style:list-style-name="L1">
      <style:paragraph-properties fo:text-align="start" style:justify-single-word="false"/>
      <style:text-properties officeooo:paragraph-rsid="0030ab84"/>
    </style:style>
    <style:style style:name="P343" style:family="paragraph" style:parent-style-name="Standard" style:list-style-name="L1">
      <style:paragraph-properties fo:text-align="start" style:justify-single-word="false"/>
      <style:text-properties officeooo:paragraph-rsid="0034ec62"/>
    </style:style>
    <style:style style:name="P344" style:family="paragraph" style:parent-style-name="Standard" style:list-style-name="L1">
      <style:paragraph-properties fo:text-align="start" style:justify-single-word="false"/>
      <style:text-properties officeooo:paragraph-rsid="003567b0"/>
    </style:style>
    <style:style style:name="P345" style:family="paragraph" style:parent-style-name="Standard" style:list-style-name="L1">
      <style:paragraph-properties fo:text-align="start" style:justify-single-word="false"/>
      <style:text-properties officeooo:paragraph-rsid="0036c26e"/>
    </style:style>
    <style:style style:name="P346" style:family="paragraph" style:parent-style-name="Standard" style:list-style-name="L1">
      <style:paragraph-properties fo:text-align="start" style:justify-single-word="false"/>
      <style:text-properties officeooo:paragraph-rsid="0036ca2a"/>
    </style:style>
    <style:style style:name="P347" style:family="paragraph" style:parent-style-name="Standard" style:list-style-name="L1">
      <style:paragraph-properties fo:text-align="start" style:justify-single-word="false"/>
      <style:text-properties officeooo:paragraph-rsid="004a3575"/>
    </style:style>
    <style:style style:name="P348" style:family="paragraph" style:parent-style-name="Standard" style:list-style-name="L1">
      <style:paragraph-properties fo:text-align="start" style:justify-single-word="false"/>
      <style:text-properties officeooo:paragraph-rsid="004d075c"/>
    </style:style>
    <style:style style:name="P349" style:family="paragraph" style:parent-style-name="Standard" style:list-style-name="L1">
      <style:paragraph-properties fo:text-align="start" style:justify-single-word="false"/>
      <style:text-properties officeooo:paragraph-rsid="001f1bc8"/>
    </style:style>
    <style:style style:name="P350" style:family="paragraph" style:parent-style-name="Standard" style:list-style-name="L1">
      <style:paragraph-properties fo:text-align="start" style:justify-single-word="false"/>
      <style:text-properties officeooo:paragraph-rsid="001f83ff"/>
    </style:style>
    <style:style style:name="P351" style:family="paragraph" style:parent-style-name="Standard" style:list-style-name="L1">
      <style:paragraph-properties fo:text-align="start" style:justify-single-word="false"/>
      <style:text-properties officeooo:paragraph-rsid="003b262f"/>
    </style:style>
    <style:style style:name="P352" style:family="paragraph" style:parent-style-name="Standard" style:list-style-name="L1">
      <style:paragraph-properties fo:text-align="start" style:justify-single-word="false"/>
      <style:text-properties officeooo:paragraph-rsid="0020da49"/>
    </style:style>
    <style:style style:name="P353" style:family="paragraph" style:parent-style-name="Standard" style:list-style-name="L1">
      <style:paragraph-properties fo:text-align="start" style:justify-single-word="false"/>
      <style:text-properties officeooo:paragraph-rsid="00232951"/>
    </style:style>
    <style:style style:name="P354" style:family="paragraph" style:parent-style-name="Standard" style:list-style-name="L1">
      <style:paragraph-properties fo:text-align="start" style:justify-single-word="false"/>
      <style:text-properties officeooo:paragraph-rsid="004d124e"/>
    </style:style>
    <style:style style:name="P355" style:family="paragraph" style:parent-style-name="Standard" style:list-style-name="L1">
      <style:paragraph-properties fo:text-align="start" style:justify-single-word="false"/>
      <style:text-properties officeooo:paragraph-rsid="000d79b7"/>
    </style:style>
    <style:style style:name="P356" style:family="paragraph" style:parent-style-name="Standard" style:list-style-name="L1">
      <style:paragraph-properties fo:text-align="start" style:justify-single-word="false"/>
      <style:text-properties officeooo:paragraph-rsid="00118520"/>
    </style:style>
    <style:style style:name="P357" style:family="paragraph" style:parent-style-name="Standard" style:list-style-name="L1">
      <style:paragraph-properties fo:text-align="start" style:justify-single-word="false"/>
      <style:text-properties officeooo:paragraph-rsid="001b8d98"/>
    </style:style>
    <style:style style:name="P358" style:family="paragraph" style:parent-style-name="Standard" style:list-style-name="L1">
      <style:paragraph-properties fo:text-align="start" style:justify-single-word="false"/>
      <style:text-properties officeooo:paragraph-rsid="0023cdf2"/>
    </style:style>
    <style:style style:name="P359" style:family="paragraph" style:parent-style-name="Standard" style:list-style-name="L1">
      <style:paragraph-properties fo:text-align="start" style:justify-single-word="false"/>
      <style:text-properties officeooo:paragraph-rsid="0053057d"/>
    </style:style>
    <style:style style:name="P360" style:family="paragraph" style:parent-style-name="Standard" style:list-style-name="L1">
      <style:paragraph-properties fo:text-align="start" style:justify-single-word="false"/>
      <style:text-properties officeooo:paragraph-rsid="00533bfd"/>
    </style:style>
    <style:style style:name="P361" style:family="paragraph" style:parent-style-name="Standard" style:list-style-name="L1">
      <style:paragraph-properties fo:text-align="start" style:justify-single-word="false"/>
      <style:text-properties officeooo:paragraph-rsid="004e0281"/>
    </style:style>
    <style:style style:name="P362" style:family="paragraph" style:parent-style-name="Standard" style:list-style-name="L1">
      <style:paragraph-properties fo:text-align="start" style:justify-single-word="false"/>
      <style:text-properties officeooo:paragraph-rsid="00487ebd"/>
    </style:style>
    <style:style style:name="P363" style:family="paragraph" style:parent-style-name="Standard" style:list-style-name="L1">
      <style:paragraph-properties fo:text-align="start" style:justify-single-word="false"/>
      <style:text-properties officeooo:paragraph-rsid="003da430"/>
    </style:style>
    <style:style style:name="P364" style:family="paragraph" style:parent-style-name="Standard" style:list-style-name="L1">
      <style:paragraph-properties fo:text-align="start" style:justify-single-word="false"/>
      <style:text-properties officeooo:paragraph-rsid="0046fb60"/>
    </style:style>
    <style:style style:name="P365" style:family="paragraph" style:parent-style-name="Standard" style:list-style-name="L1">
      <style:paragraph-properties fo:text-align="start" style:justify-single-word="false"/>
      <style:text-properties officeooo:paragraph-rsid="003f8993"/>
    </style:style>
    <style:style style:name="P366" style:family="paragraph" style:parent-style-name="Standard" style:list-style-name="L1">
      <style:paragraph-properties fo:text-align="start" style:justify-single-word="false"/>
      <style:text-properties officeooo:paragraph-rsid="003ed213"/>
    </style:style>
    <style:style style:name="P367" style:family="paragraph" style:parent-style-name="Standard" style:list-style-name="L1">
      <style:paragraph-properties fo:text-align="start" style:justify-single-word="false"/>
      <style:text-properties fo:color="#000000" fo:font-size="12pt" fo:font-weight="normal" officeooo:rsid="001f83ff" officeooo:paragraph-rsid="004a3575" style:font-size-asian="10.5pt" style:font-weight-asian="normal" style:font-size-complex="12pt" style:font-weight-complex="normal"/>
    </style:style>
    <style:style style:name="P368" style:family="paragraph" style:parent-style-name="Standard" style:list-style-name="L1">
      <style:paragraph-properties fo:text-align="start" style:justify-single-word="false"/>
      <style:text-properties fo:color="#000000" fo:font-size="12pt" fo:font-weight="normal" officeooo:rsid="001f83ff" officeooo:paragraph-rsid="003b262f" style:font-size-asian="10.5pt" style:font-weight-asian="normal" style:font-size-complex="12pt" style:font-weight-complex="normal"/>
    </style:style>
    <style:style style:name="P369" style:family="paragraph" style:parent-style-name="Standard" style:list-style-name="L1">
      <style:paragraph-properties fo:text-align="start" style:justify-single-word="false"/>
      <style:text-properties fo:color="#000000" fo:font-size="12pt" fo:font-weight="normal" officeooo:rsid="001f83ff" officeooo:paragraph-rsid="004d075c" style:font-size-asian="10.5pt" style:font-weight-asian="normal" style:font-size-complex="12pt" style:font-weight-complex="normal"/>
    </style:style>
    <style:style style:name="P370" style:family="paragraph" style:parent-style-name="Standard" style:list-style-name="L1">
      <style:paragraph-properties fo:text-align="start" style:justify-single-word="false"/>
      <style:text-properties fo:color="#000000" fo:font-size="12pt" fo:font-weight="normal" officeooo:rsid="000d43a7" officeooo:paragraph-rsid="00561800" style:font-size-asian="10.5pt" style:font-weight-asian="normal" style:font-size-complex="12pt" style:font-weight-complex="normal"/>
    </style:style>
    <style:style style:name="P371" style:family="paragraph" style:parent-style-name="Standard" style:list-style-name="L1">
      <style:paragraph-properties fo:text-align="start" style:justify-single-word="false"/>
      <style:text-properties fo:color="#000000" fo:font-size="12pt" fo:font-weight="normal" officeooo:rsid="000d43a7" officeooo:paragraph-rsid="000d43a7" style:font-size-asian="10.5pt" style:font-weight-asian="normal" style:font-size-complex="12pt" style:font-weight-complex="normal"/>
    </style:style>
    <style:style style:name="P372" style:family="paragraph" style:parent-style-name="Standard" style:list-style-name="L1">
      <style:paragraph-properties fo:text-align="start" style:justify-single-word="false"/>
      <style:text-properties fo:color="#000000" fo:font-size="12pt" fo:font-weight="normal" officeooo:rsid="000d43a7" officeooo:paragraph-rsid="000d79b7" style:font-size-asian="10.5pt" style:font-weight-asian="normal" style:font-size-complex="12pt" style:font-weight-complex="normal"/>
    </style:style>
    <style:style style:name="P373" style:family="paragraph" style:parent-style-name="Standard" style:list-style-name="L1">
      <style:paragraph-properties fo:text-align="start" style:justify-single-word="false"/>
      <style:text-properties fo:color="#000000" fo:font-size="12pt" fo:font-weight="normal" officeooo:rsid="000d43a7" officeooo:paragraph-rsid="0023cdf2" style:font-size-asian="10.5pt" style:font-weight-asian="normal" style:font-size-complex="12pt" style:font-weight-complex="normal"/>
    </style:style>
    <style:style style:name="P374" style:family="paragraph" style:parent-style-name="Standard" style:list-style-name="L1">
      <style:paragraph-properties fo:text-align="start" style:justify-single-word="false"/>
      <style:text-properties fo:color="#000000" fo:font-size="12pt" fo:font-weight="normal" officeooo:rsid="000d43a7" officeooo:paragraph-rsid="004e0281" style:font-size-asian="10.5pt" style:font-weight-asian="normal" style:font-size-complex="12pt" style:font-weight-complex="normal"/>
    </style:style>
    <style:style style:name="P375" style:family="paragraph" style:parent-style-name="Standard" style:list-style-name="L1">
      <style:paragraph-properties fo:text-align="start" style:justify-single-word="false"/>
      <style:text-properties fo:color="#000000" fo:font-size="12pt" fo:font-weight="normal" officeooo:rsid="000d43a7" officeooo:paragraph-rsid="00487ebd" style:font-size-asian="10.5pt" style:font-weight-asian="normal" style:font-size-complex="12pt" style:font-weight-complex="normal"/>
    </style:style>
    <style:style style:name="P376" style:family="paragraph" style:parent-style-name="Standard" style:list-style-name="L1">
      <style:paragraph-properties fo:text-align="start" style:justify-single-word="false"/>
      <style:text-properties fo:color="#000000" fo:font-size="12pt" fo:font-weight="normal" officeooo:rsid="000d43a7" officeooo:paragraph-rsid="003da430" style:font-size-asian="10.5pt" style:font-weight-asian="normal" style:font-size-complex="12pt" style:font-weight-complex="normal"/>
    </style:style>
    <style:style style:name="P377" style:family="paragraph" style:parent-style-name="Standard" style:list-style-name="L1">
      <style:paragraph-properties fo:text-align="start" style:justify-single-word="false"/>
      <style:text-properties fo:color="#000000" fo:font-size="12pt" fo:font-weight="normal" officeooo:rsid="000d43a7" officeooo:paragraph-rsid="003f8993" style:font-size-asian="10.5pt" style:font-weight-asian="normal" style:font-size-complex="12pt" style:font-weight-complex="normal"/>
    </style:style>
    <style:style style:name="P378" style:family="paragraph" style:parent-style-name="Standard" style:list-style-name="L1">
      <style:paragraph-properties fo:text-align="start" style:justify-single-word="false"/>
      <style:text-properties fo:color="#000000" fo:font-size="12pt" fo:font-weight="normal" officeooo:rsid="001b8d98" officeooo:paragraph-rsid="00118520" style:font-size-asian="10.5pt" style:font-weight-asian="normal" style:font-size-complex="12pt" style:font-weight-complex="normal"/>
    </style:style>
    <style:style style:name="P379" style:family="paragraph" style:parent-style-name="Standard" style:list-style-name="L1">
      <style:paragraph-properties fo:text-align="start" style:justify-single-word="false"/>
      <style:text-properties fo:color="#000000" fo:font-size="12pt" fo:font-weight="normal" officeooo:rsid="001b8d98" officeooo:paragraph-rsid="001b8d98" style:font-size-asian="10.5pt" style:font-weight-asian="normal" style:font-size-complex="12pt" style:font-weight-complex="normal"/>
    </style:style>
    <style:style style:name="P380" style:family="paragraph" style:parent-style-name="Standard" style:list-style-name="L1">
      <style:paragraph-properties fo:text-align="start" style:justify-single-word="false"/>
      <style:text-properties fo:color="#000000" fo:font-size="12pt" fo:font-weight="normal" officeooo:rsid="00118520" officeooo:paragraph-rsid="0053057d" style:font-size-asian="10.5pt" style:font-weight-asian="normal" style:font-size-complex="12pt" style:font-weight-complex="normal"/>
    </style:style>
    <style:style style:name="P381" style:family="paragraph" style:parent-style-name="Standard">
      <style:paragraph-properties fo:text-align="start" style:justify-single-word="false"/>
      <style:text-properties fo:color="#000000" fo:font-size="12pt" fo:font-weight="normal" officeooo:rsid="0028e38d" officeooo:paragraph-rsid="0053057d" style:font-size-asian="10.5pt" style:font-weight-asian="normal" style:font-size-complex="12pt" style:font-weight-complex="normal"/>
    </style:style>
    <style:style style:name="P382" style:family="paragraph" style:parent-style-name="Standard" style:list-style-name="L1">
      <style:paragraph-properties fo:text-align="start" style:justify-single-word="false"/>
      <style:text-properties fo:color="#000000" fo:font-size="12pt" fo:font-weight="normal" officeooo:rsid="0028e38d" officeooo:paragraph-rsid="0053057d" style:font-size-asian="10.5pt" style:font-weight-asian="normal" style:font-size-complex="12pt" style:font-weight-complex="normal"/>
    </style:style>
    <style:style style:name="P383" style:family="paragraph" style:parent-style-name="Standard" style:list-style-name="L1">
      <style:paragraph-properties fo:text-align="start" style:justify-single-word="false"/>
      <style:text-properties fo:color="#000000" fo:font-size="12pt" fo:font-weight="normal" officeooo:rsid="0028e38d" officeooo:paragraph-rsid="003da430" style:font-size-asian="10.5pt" style:font-weight-asian="normal" style:font-size-complex="12pt" style:font-weight-complex="normal"/>
    </style:style>
    <style:style style:name="P384" style:family="paragraph" style:parent-style-name="Standard" style:list-style-name="L1">
      <style:paragraph-properties fo:text-align="start" style:justify-single-word="false"/>
      <style:text-properties fo:color="#000000" fo:font-size="12pt" fo:font-weight="normal" officeooo:rsid="0028e38d" officeooo:paragraph-rsid="0046fb60" style:font-size-asian="10.5pt" style:font-weight-asian="normal" style:font-size-complex="12pt" style:font-weight-complex="normal"/>
    </style:style>
    <style:style style:name="P385" style:family="paragraph" style:parent-style-name="Standard" style:list-style-name="L1">
      <style:paragraph-properties fo:text-align="start" style:justify-single-word="false"/>
      <style:text-properties fo:color="#000000" fo:font-size="12pt" fo:font-weight="normal" officeooo:rsid="0028e38d" officeooo:paragraph-rsid="003f8993" style:font-size-asian="10.5pt" style:font-weight-asian="normal" style:font-size-complex="12pt" style:font-weight-complex="normal"/>
    </style:style>
    <style:style style:name="P386" style:family="paragraph" style:parent-style-name="Standard" style:list-style-name="L1">
      <style:paragraph-properties fo:text-align="start" style:justify-single-word="false"/>
      <style:text-properties fo:color="#5b277d" fo:font-size="12pt" fo:font-weight="bold" officeooo:rsid="000d43a7" officeooo:paragraph-rsid="0053057d" style:font-size-asian="10.5pt" style:font-weight-asian="bold" style:font-size-complex="12pt" style:font-weight-complex="bold"/>
    </style:style>
    <style:style style:name="P387" style:family="paragraph" style:parent-style-name="Standard">
      <style:paragraph-properties fo:text-align="center" style:justify-single-word="false"/>
      <style:text-properties fo:font-size="12pt" officeooo:paragraph-rsid="00066cd5" style:font-size-asian="10.5pt" style:font-size-complex="12pt"/>
    </style:style>
    <style:style style:name="P388" style:family="paragraph" style:parent-style-name="Standard">
      <style:paragraph-properties fo:text-align="center" style:justify-single-word="false"/>
      <style:text-properties fo:font-size="12pt" officeooo:paragraph-rsid="00084723" style:font-size-asian="10.5pt" style:font-size-complex="12pt"/>
    </style:style>
    <style:style style:name="P389" style:family="paragraph" style:parent-style-name="Standard">
      <style:paragraph-properties fo:text-align="start" style:justify-single-word="false"/>
      <style:text-properties fo:font-size="12pt" officeooo:paragraph-rsid="00561800" style:font-size-asian="10.5pt" style:font-size-complex="12pt"/>
    </style:style>
    <style:style style:name="P390" style:family="paragraph" style:parent-style-name="Standard">
      <style:paragraph-properties fo:text-align="start" style:justify-single-word="false"/>
      <style:text-properties fo:color="#ff0000" fo:font-size="12pt" fo:font-weight="bold" officeooo:rsid="000d43a7" officeooo:paragraph-rsid="002c0f04"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color="#ff0000" fo:font-size="12pt" fo:font-weight="bold" officeooo:rsid="000d43a7" officeooo:paragraph-rsid="0030ab84"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color="#ff0000" fo:font-size="12pt" fo:font-weight="bold" officeooo:rsid="000d43a7" officeooo:paragraph-rsid="0034ec62"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color="#ff0000" fo:font-size="12pt" fo:font-weight="bold" officeooo:rsid="000d43a7" officeooo:paragraph-rsid="003567b0"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color="#ff0000" fo:font-size="12pt" fo:font-weight="bold" officeooo:rsid="000d43a7" officeooo:paragraph-rsid="0036ca2a"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color="#ff0000" fo:font-size="12pt" fo:font-weight="bold" officeooo:rsid="000d43a7" officeooo:paragraph-rsid="004a3575"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color="#ff0000" fo:font-size="12pt" fo:font-weight="bold" officeooo:rsid="000d43a7" officeooo:paragraph-rsid="001f1bc8"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color="#ff0000" fo:font-size="12pt" fo:font-weight="bold" officeooo:rsid="000d43a7" officeooo:paragraph-rsid="003a917e"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color="#ff0000" fo:font-size="12pt" fo:font-weight="bold" officeooo:rsid="000d43a7" officeooo:paragraph-rsid="0020da49"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color="#ff0000" fo:font-size="12pt" fo:font-weight="bold" officeooo:rsid="000d43a7" officeooo:paragraph-rsid="004d075c"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color="#ff0000" fo:font-size="12pt" fo:font-weight="bold" officeooo:rsid="000d43a7" officeooo:paragraph-rsid="00561800"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color="#ff0000" fo:font-size="12pt" fo:font-weight="bold" officeooo:rsid="000d43a7" officeooo:paragraph-rsid="000d43a7"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color="#ff0000" fo:font-size="12pt" fo:font-weight="bold" officeooo:rsid="000d43a7" officeooo:paragraph-rsid="000d79b7"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color="#ff0000" fo:font-size="12pt" fo:font-weight="bold" officeooo:rsid="000d43a7" officeooo:paragraph-rsid="00118520"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color="#ff0000" fo:font-size="12pt" fo:font-weight="bold" officeooo:rsid="000d43a7" officeooo:paragraph-rsid="003f8993"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color="#ff0000" fo:font-size="12pt" fo:font-weight="bold" officeooo:rsid="000d43a7" officeooo:paragraph-rsid="003da430"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color="#ff0000" fo:font-size="12pt" fo:font-weight="bold" officeooo:rsid="000d43a7" officeooo:paragraph-rsid="00487ebd"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color="#ff0000" fo:font-size="12pt" fo:font-weight="bold" officeooo:rsid="000d43a7" officeooo:paragraph-rsid="004e0281" style:font-size-asian="10.5pt" style:font-weight-asian="bold" style:font-size-complex="12pt" style:font-weight-complex="bold"/>
    </style:style>
    <style:style style:name="P408" style:family="paragraph" style:parent-style-name="Standard">
      <style:paragraph-properties fo:text-align="start" style:justify-single-word="false"/>
      <style:text-properties fo:color="#ff0000" fo:font-size="12pt" fo:font-weight="bold" officeooo:rsid="000d43a7" officeooo:paragraph-rsid="0053057d" style:font-size-asian="10.5pt" style:font-weight-asian="bold" style:font-size-complex="12pt" style:font-weight-complex="bold"/>
    </style:style>
    <style:style style:name="P409" style:family="paragraph" style:parent-style-name="Standard">
      <style:paragraph-properties fo:text-align="start" style:justify-single-word="false"/>
      <style:text-properties fo:color="#ff0000" fo:font-size="12pt" fo:font-weight="bold" officeooo:rsid="000d43a7" officeooo:paragraph-rsid="00519a88" style:font-size-asian="10.5pt" style:font-weight-asian="bold" style:font-size-complex="12pt" style:font-weight-complex="bold"/>
    </style:style>
    <style:style style:name="P410" style:family="paragraph" style:parent-style-name="Standard">
      <style:paragraph-properties fo:text-align="start" style:justify-single-word="false"/>
      <style:text-properties fo:color="#ff0000" fo:font-size="12pt" fo:font-weight="bold" officeooo:rsid="000d43a7" officeooo:paragraph-rsid="0023cdf2" style:font-size-asian="10.5pt" style:font-weight-asian="bold" style:font-size-complex="12pt" style:font-weight-complex="bold"/>
    </style:style>
    <style:style style:name="P411" style:family="paragraph" style:parent-style-name="Standard">
      <style:paragraph-properties fo:text-align="center" style:justify-single-word="false"/>
      <style:text-properties fo:color="#ff0000" fo:font-size="12pt" officeooo:paragraph-rsid="003da430" style:font-size-asian="10.5pt" style:font-size-complex="12pt"/>
    </style:style>
    <style:style style:name="P412" style:family="paragraph" style:parent-style-name="Standard">
      <style:paragraph-properties fo:text-align="center" style:justify-single-word="false"/>
      <style:text-properties fo:color="#ff0000" fo:font-size="12pt" officeooo:paragraph-rsid="004e0281" style:font-size-asian="10.5pt" style:font-size-complex="12pt"/>
    </style:style>
    <style:style style:name="P413" style:family="paragraph" style:parent-style-name="Standard">
      <style:paragraph-properties fo:text-align="center" style:justify-single-word="false"/>
      <style:text-properties fo:font-size="80pt" officeooo:paragraph-rsid="00084723" style:font-size-asian="80pt" style:font-size-complex="80pt"/>
    </style:style>
    <style:style style:name="P414" style:family="paragraph">
      <loext:graphic-properties draw:fill="none" draw:fill-color="#ffffff"/>
      <style:paragraph-properties style:writing-mode="lr-tb"/>
      <style:text-properties fo:color="#cccccc" fo:font-size="12pt" fo:font-weight="bold" style:font-weight-asian="bold" style:font-weight-complex="bold"/>
    </style:style>
    <style:style style:name="P415" style:family="paragraph">
      <loext:graphic-properties draw:fill="none" draw:fill-color="#ffffff"/>
      <style:text-properties fo:color="#cccccc" fo:font-weight="bold" style:font-weight-asian="bold" style:font-weight-complex="bold"/>
    </style:style>
    <style:style style:name="P416" style:family="paragraph">
      <style:text-properties fo:color="#dddddd"/>
    </style:style>
    <style:style style:name="P417" style:family="paragraph">
      <loext:graphic-properties draw:fill="none" draw:fill-color="#ffffff"/>
      <style:text-properties fo:color="#dddddd"/>
    </style:style>
    <style:style style:name="T1" style:family="text">
      <style:text-properties officeooo:rsid="001d6ecf"/>
    </style:style>
    <style:style style:name="T2" style:family="text">
      <style:text-properties officeooo:rsid="001d905f"/>
    </style:style>
    <style:style style:name="T3" style:family="text">
      <style:text-properties officeooo:rsid="001ee301"/>
    </style:style>
    <style:style style:name="T4" style:family="text">
      <style:text-properties officeooo:rsid="0036d164"/>
    </style:style>
    <style:style style:name="T5" style:family="text">
      <style:text-properties fo:font-size="12pt" style:font-size-asian="10.5pt" style:font-size-complex="12pt"/>
    </style:style>
    <style:style style:name="T6" style:family="text">
      <style:text-properties fo:font-size="12pt" officeooo:rsid="000fac43" style:font-size-asian="10.5pt" style:font-size-complex="12pt"/>
    </style:style>
    <style:style style:name="T7" style:family="text">
      <style:text-properties fo:font-size="12pt" officeooo:rsid="00098784" style:font-size-asian="10.5pt" style:font-size-complex="12pt"/>
    </style:style>
    <style:style style:name="T8" style:family="text">
      <style:text-properties fo:font-size="12pt" officeooo:rsid="001f1bc8" style:font-size-asian="10.5pt" style:font-size-complex="12pt"/>
    </style:style>
    <style:style style:name="T9" style:family="text">
      <style:text-properties fo:font-size="12pt" officeooo:rsid="000b7c5f" style:font-size-asian="10.5pt" style:font-size-complex="12pt"/>
    </style:style>
    <style:style style:name="T10" style:family="text">
      <style:text-properties fo:font-size="12pt" officeooo:rsid="002297c1" style:font-size-asian="10.5pt" style:font-size-complex="12pt"/>
    </style:style>
    <style:style style:name="T11" style:family="text">
      <style:text-properties fo:font-size="12pt" officeooo:rsid="00253be7" style:font-size-asian="10.5pt" style:font-size-complex="12pt"/>
    </style:style>
    <style:style style:name="T12" style:family="text">
      <style:text-properties fo:font-size="12pt" officeooo:rsid="0010eed0" style:font-size-asian="10.5pt" style:font-size-complex="12pt"/>
    </style:style>
    <style:style style:name="T13" style:family="text">
      <style:text-properties fo:font-size="12pt" officeooo:rsid="00271149" style:font-size-asian="10.5pt" style:font-size-complex="12pt"/>
    </style:style>
    <style:style style:name="T14" style:family="text">
      <style:text-properties fo:font-size="12pt" officeooo:rsid="002c0f04" style:font-size-asian="10.5pt" style:font-size-complex="12pt"/>
    </style:style>
    <style:style style:name="T15" style:family="text">
      <style:text-properties fo:font-size="12pt" officeooo:rsid="001f83ff" style:font-size-asian="10.5pt" style:font-size-complex="12pt"/>
    </style:style>
    <style:style style:name="T16" style:family="text">
      <style:text-properties fo:font-size="12pt" officeooo:rsid="002ccac8" style:font-size-asian="10.5pt" style:font-size-complex="12pt"/>
    </style:style>
    <style:style style:name="T17" style:family="text">
      <style:text-properties fo:font-size="12pt" officeooo:rsid="002e71f6" style:font-size-asian="10.5pt" style:font-size-complex="12pt"/>
    </style:style>
    <style:style style:name="T18" style:family="text">
      <style:text-properties fo:font-size="12pt" officeooo:rsid="003067c1" style:font-size-asian="10.5pt" style:font-size-complex="12pt"/>
    </style:style>
    <style:style style:name="T19" style:family="text">
      <style:text-properties fo:font-size="12pt" officeooo:rsid="0030ab84" style:font-size-asian="10.5pt" style:font-size-complex="12pt"/>
    </style:style>
    <style:style style:name="T20" style:family="text">
      <style:text-properties fo:font-size="12pt" officeooo:rsid="00322c47" style:font-size-asian="10.5pt" style:font-size-complex="12pt"/>
    </style:style>
    <style:style style:name="T21" style:family="text">
      <style:text-properties fo:font-size="12pt" officeooo:rsid="0034ec62" style:font-size-asian="10.5pt" style:font-size-complex="12pt"/>
    </style:style>
    <style:style style:name="T22" style:family="text">
      <style:text-properties fo:font-size="12pt" officeooo:rsid="003567b0" style:font-size-asian="10.5pt" style:font-size-complex="12pt"/>
    </style:style>
    <style:style style:name="T23" style:family="text">
      <style:text-properties fo:font-size="12pt" officeooo:rsid="0036c26e" style:font-size-asian="10.5pt" style:font-size-complex="12pt"/>
    </style:style>
    <style:style style:name="T24" style:family="text">
      <style:text-properties fo:font-size="12pt" officeooo:rsid="0036ca2a" style:font-size-asian="10.5pt" style:font-size-complex="12pt"/>
    </style:style>
    <style:style style:name="T25" style:family="text">
      <style:text-properties fo:font-size="12pt" officeooo:rsid="003a917e" style:font-size-asian="10.5pt" style:font-size-complex="12pt"/>
    </style:style>
    <style:style style:name="T26" style:family="text">
      <style:text-properties fo:font-size="12pt" officeooo:rsid="003b262f" style:font-size-asian="10.5pt" style:font-size-complex="12pt"/>
    </style:style>
    <style:style style:name="T27" style:family="text">
      <style:text-properties fo:font-size="12pt" officeooo:rsid="003d7fdb" style:font-size-asian="10.5pt" style:font-size-complex="12pt"/>
    </style:style>
    <style:style style:name="T28" style:family="text">
      <style:text-properties fo:font-size="12pt" officeooo:rsid="003da430" style:font-size-asian="10.5pt" style:font-size-complex="12pt"/>
    </style:style>
    <style:style style:name="T29" style:family="text">
      <style:text-properties fo:font-size="12pt" officeooo:rsid="0028e38d" style:font-size-asian="10.5pt" style:font-size-complex="12pt"/>
    </style:style>
    <style:style style:name="T30" style:family="text">
      <style:text-properties fo:font-size="12pt" officeooo:rsid="003ed213" style:font-size-asian="10.5pt" style:font-size-complex="12pt"/>
    </style:style>
    <style:style style:name="T31" style:family="text">
      <style:text-properties fo:font-size="12pt" officeooo:rsid="00426f7d" style:font-size-asian="10.5pt" style:font-size-complex="12pt"/>
    </style:style>
    <style:style style:name="T32" style:family="text">
      <style:text-properties fo:font-size="12pt" officeooo:rsid="004438a4" style:font-size-asian="10.5pt" style:font-size-complex="12pt"/>
    </style:style>
    <style:style style:name="T33" style:family="text">
      <style:text-properties fo:font-size="12pt" officeooo:rsid="0045127f" style:font-size-asian="10.5pt" style:font-size-complex="12pt"/>
    </style:style>
    <style:style style:name="T34" style:family="text">
      <style:text-properties fo:font-size="12pt" officeooo:rsid="00487ebd" style:font-size-asian="10.5pt" style:font-size-complex="12pt"/>
    </style:style>
    <style:style style:name="T35" style:family="text">
      <style:text-properties fo:font-size="12pt" officeooo:rsid="004bbf4a" style:font-size-asian="10.5pt" style:font-size-complex="12pt"/>
    </style:style>
    <style:style style:name="T36" style:family="text">
      <style:text-properties fo:font-size="12pt" officeooo:rsid="004d075c" style:font-size-asian="10.5pt" style:font-size-complex="12pt"/>
    </style:style>
    <style:style style:name="T37" style:family="text">
      <style:text-properties fo:font-size="12pt" officeooo:rsid="004d124e" style:font-size-asian="10.5pt" style:font-size-complex="12pt"/>
    </style:style>
    <style:style style:name="T38" style:family="text">
      <style:text-properties fo:font-size="12pt" officeooo:rsid="004e0281" style:font-size-asian="10.5pt" style:font-size-complex="12pt"/>
    </style:style>
    <style:style style:name="T39" style:family="text">
      <style:text-properties fo:font-size="12pt" officeooo:rsid="00519a88" style:font-size-asian="10.5pt" style:font-size-complex="12pt"/>
    </style:style>
    <style:style style:name="T40" style:family="text">
      <style:text-properties fo:font-size="12pt" officeooo:rsid="000d79b7" style:font-size-asian="10.5pt" style:font-size-complex="12pt"/>
    </style:style>
    <style:style style:name="T41" style:family="text">
      <style:text-properties fo:font-size="12pt" officeooo:rsid="0052daef" style:font-size-asian="10.5pt" style:font-size-complex="12pt"/>
    </style:style>
    <style:style style:name="T42" style:family="text">
      <style:text-properties fo:font-size="12pt" officeooo:rsid="001990fd" style:font-size-asian="10.5pt" style:font-size-complex="12pt"/>
    </style:style>
    <style:style style:name="T43" style:family="text">
      <style:text-properties fo:font-size="12pt" officeooo:rsid="0053057d" style:font-size-asian="10.5pt" style:font-size-complex="12pt"/>
    </style:style>
    <style:style style:name="T44" style:family="text">
      <style:text-properties fo:font-size="12pt" officeooo:rsid="00533bfd" style:font-size-asian="10.5pt" style:font-size-complex="12pt"/>
    </style:style>
    <style:style style:name="T45" style:family="text">
      <style:text-properties fo:font-size="12pt" officeooo:rsid="00561800" style:font-size-asian="10.5pt" style:font-size-complex="12pt"/>
    </style:style>
    <style:style style:name="T46" style:family="text">
      <style:text-properties fo:font-size="12pt" officeooo:rsid="0057567a" style:font-size-asian="10.5pt" style:font-size-complex="12pt"/>
    </style:style>
    <style:style style:name="T47" style:family="text">
      <style:text-properties fo:font-size="12pt" fo:font-weight="normal" officeooo:rsid="002c0f04" style:font-size-asian="10.5pt" style:font-weight-asian="normal" style:font-size-complex="12pt" style:font-weight-complex="normal"/>
    </style:style>
    <style:style style:name="T48" style:family="text">
      <style:text-properties fo:font-size="12pt" fo:font-weight="normal" officeooo:rsid="003567b0" style:font-size-asian="10.5pt" style:font-weight-asian="normal" style:font-size-complex="12pt" style:font-weight-complex="normal"/>
    </style:style>
    <style:style style:name="T49" style:family="text">
      <style:text-properties fo:font-size="12pt" fo:font-weight="normal" officeooo:rsid="004a3575" style:font-size-asian="10.5pt" style:font-weight-asian="normal" style:font-size-complex="12pt" style:font-weight-complex="normal"/>
    </style:style>
    <style:style style:name="T50" style:family="text">
      <style:text-properties fo:font-size="12pt" fo:font-weight="normal" officeooo:rsid="004d075c" style:font-size-asian="10.5pt" style:font-weight-asian="normal" style:font-size-complex="12pt" style:font-weight-complex="normal"/>
    </style:style>
    <style:style style:name="T51" style:family="text">
      <style:text-properties fo:font-size="12pt" fo:font-weight="normal" officeooo:rsid="00519a88" style:font-size-asian="10.5pt" style:font-weight-asian="normal" style:font-size-complex="12pt" style:font-weight-complex="normal"/>
    </style:style>
    <style:style style:name="T52" style:family="text">
      <style:text-properties fo:font-size="12pt" fo:font-weight="normal" officeooo:rsid="00533bfd" style:font-size-asian="10.5pt" style:font-weight-asian="normal" style:font-size-complex="12pt" style:font-weight-complex="normal"/>
    </style:style>
    <style:style style:name="T53" style:family="text">
      <style:text-properties officeooo:rsid="000c9d44"/>
    </style:style>
    <style:style style:name="T54" style:family="text">
      <style:text-properties fo:font-weight="bold" style:font-weight-asian="bold" style:font-weight-complex="bold"/>
    </style:style>
    <style:style style:name="T55" style:family="text">
      <style:text-properties fo:font-weight="bold" officeooo:rsid="00561800" style:font-weight-asian="bold" style:font-weight-complex="bold"/>
    </style:style>
    <style:style style:name="T56" style:family="text">
      <style:text-properties officeooo:rsid="000d79b7"/>
    </style:style>
    <style:style style:name="T57" style:family="text">
      <style:text-properties officeooo:rsid="0036ed6d"/>
    </style:style>
    <style:style style:name="T58" style:family="text">
      <style:text-properties officeooo:rsid="000fac43"/>
    </style:style>
    <style:style style:name="T59" style:family="text">
      <style:text-properties fo:color="#000000"/>
    </style:style>
    <style:style style:name="T60" style:family="text">
      <style:text-properties fo:color="#000000" fo:font-size="12pt" fo:font-weight="bold" officeooo:rsid="000d43a7" style:font-size-asian="10.5pt" style:font-weight-asian="bold" style:font-size-complex="12pt" style:font-weight-complex="bold"/>
    </style:style>
    <style:style style:name="T61" style:family="text">
      <style:text-properties fo:color="#000000" fo:font-size="12pt" fo:font-weight="bold" officeooo:rsid="0010eed0" style:font-size-asian="10.5pt" style:font-weight-asian="bold" style:font-size-complex="12pt" style:font-weight-complex="bold"/>
    </style:style>
    <style:style style:name="T62" style:family="text">
      <style:text-properties fo:color="#000000" fo:font-size="12pt" fo:font-weight="bold" officeooo:rsid="001b8d98" style:font-size-asian="10.5pt" style:font-weight-asian="bold" style:font-size-complex="12pt" style:font-weight-complex="bold"/>
    </style:style>
    <style:style style:name="T63" style:family="text">
      <style:text-properties fo:color="#000000" fo:font-size="12pt" fo:font-weight="bold" officeooo:rsid="001f83ff" style:font-size-asian="10.5pt" style:font-weight-asian="bold" style:font-size-complex="12pt" style:font-weight-complex="bold"/>
    </style:style>
    <style:style style:name="T64" style:family="text">
      <style:text-properties fo:color="#000000" fo:font-size="12pt" fo:font-weight="bold" officeooo:rsid="002297c1" style:font-size-asian="10.5pt" style:font-weight-asian="bold" style:font-size-complex="12pt" style:font-weight-complex="bold"/>
    </style:style>
    <style:style style:name="T65" style:family="text">
      <style:text-properties fo:color="#000000" fo:font-size="12pt" fo:font-weight="bold" officeooo:rsid="00232951" style:font-size-asian="10.5pt" style:font-weight-asian="bold" style:font-size-complex="12pt" style:font-weight-complex="bold"/>
    </style:style>
    <style:style style:name="T66" style:family="text">
      <style:text-properties fo:color="#000000" fo:font-size="12pt" fo:font-weight="bold" officeooo:rsid="0028e38d" style:font-size-asian="10.5pt" style:font-weight-asian="bold" style:font-size-complex="12pt" style:font-weight-complex="bold"/>
    </style:style>
    <style:style style:name="T67" style:family="text">
      <style:text-properties fo:color="#000000" fo:font-size="12pt" fo:font-weight="bold" officeooo:rsid="002e71f6" style:font-size-asian="10.5pt" style:font-weight-asian="bold" style:font-size-complex="12pt" style:font-weight-complex="bold"/>
    </style:style>
    <style:style style:name="T68" style:family="text">
      <style:text-properties fo:color="#000000" fo:font-size="12pt" fo:font-weight="bold" officeooo:rsid="003067c1" style:font-size-asian="10.5pt" style:font-weight-asian="bold" style:font-size-complex="12pt" style:font-weight-complex="bold"/>
    </style:style>
    <style:style style:name="T69" style:family="text">
      <style:text-properties fo:color="#000000" fo:font-size="12pt" fo:font-weight="bold" officeooo:rsid="00322c47" style:font-size-asian="10.5pt" style:font-weight-asian="bold" style:font-size-complex="12pt" style:font-weight-complex="bold"/>
    </style:style>
    <style:style style:name="T70" style:family="text">
      <style:text-properties fo:color="#000000" fo:font-size="12pt" fo:font-weight="bold" officeooo:rsid="00323d61" style:font-size-asian="10.5pt" style:font-weight-asian="bold" style:font-size-complex="12pt" style:font-weight-complex="bold"/>
    </style:style>
    <style:style style:name="T71" style:family="text">
      <style:text-properties fo:color="#000000" fo:font-size="12pt" fo:font-weight="bold" officeooo:rsid="003567b0" style:font-size-asian="10.5pt" style:font-weight-asian="bold" style:font-size-complex="12pt" style:font-weight-complex="bold"/>
    </style:style>
    <style:style style:name="T72" style:family="text">
      <style:text-properties fo:color="#000000" fo:font-size="12pt" fo:font-weight="bold" officeooo:rsid="0036c26e" style:font-size-asian="10.5pt" style:font-weight-asian="bold" style:font-size-complex="12pt" style:font-weight-complex="bold"/>
    </style:style>
    <style:style style:name="T73" style:family="text">
      <style:text-properties fo:color="#000000" fo:font-size="12pt" fo:font-weight="bold" officeooo:rsid="003b262f" style:font-size-asian="10.5pt" style:font-weight-asian="bold" style:font-size-complex="12pt" style:font-weight-complex="bold"/>
    </style:style>
    <style:style style:name="T74" style:family="text">
      <style:text-properties fo:color="#000000" fo:font-size="12pt" fo:font-weight="bold" officeooo:rsid="003ed213" style:font-size-asian="10.5pt" style:font-weight-asian="bold" style:font-size-complex="12pt" style:font-weight-complex="bold"/>
    </style:style>
    <style:style style:name="T75" style:family="text">
      <style:text-properties fo:color="#000000" fo:font-size="12pt" fo:font-weight="bold" officeooo:rsid="0046fb60" style:font-size-asian="10.5pt" style:font-weight-asian="bold" style:font-size-complex="12pt" style:font-weight-complex="bold"/>
    </style:style>
    <style:style style:name="T76" style:family="text">
      <style:text-properties fo:color="#000000" fo:font-size="12pt" fo:font-weight="bold" officeooo:rsid="004d075c" style:font-size-asian="10.5pt" style:font-weight-asian="bold" style:font-size-complex="12pt" style:font-weight-complex="bold"/>
    </style:style>
    <style:style style:name="T77" style:family="text">
      <style:text-properties fo:color="#000000" fo:font-size="12pt" fo:font-weight="bold" officeooo:rsid="00533bfd" style:font-size-asian="10.5pt" style:font-weight-asian="bold" style:font-size-complex="12pt" style:font-weight-complex="bold"/>
    </style:style>
    <style:style style:name="T78" style:family="text">
      <style:text-properties fo:color="#000000" fo:font-size="12pt" fo:font-weight="normal" officeooo:rsid="000d43a7" style:font-size-asian="10.5pt" style:font-weight-asian="normal" style:font-size-complex="12pt" style:font-weight-complex="normal"/>
    </style:style>
    <style:style style:name="T79" style:family="text">
      <style:text-properties fo:color="#000000" fo:font-size="12pt" fo:font-weight="normal" officeooo:rsid="0010eed0" style:font-size-asian="10.5pt" style:font-weight-asian="normal" style:font-size-complex="12pt" style:font-weight-complex="normal"/>
    </style:style>
    <style:style style:name="T80" style:family="text">
      <style:text-properties fo:color="#000000" fo:font-size="12pt" fo:font-weight="normal" officeooo:rsid="00118520" style:font-size-asian="10.5pt" style:font-weight-asian="normal" style:font-size-complex="12pt" style:font-weight-complex="normal"/>
    </style:style>
    <style:style style:name="T81" style:family="text">
      <style:text-properties fo:color="#000000" fo:font-size="12pt" fo:font-weight="normal" officeooo:rsid="001b8d98" style:font-size-asian="10.5pt" style:font-weight-asian="normal" style:font-size-complex="12pt" style:font-weight-complex="normal"/>
    </style:style>
    <style:style style:name="T82" style:family="text">
      <style:text-properties fo:color="#000000" fo:font-size="12pt" fo:font-weight="normal" officeooo:rsid="001f83ff" style:font-size-asian="10.5pt" style:font-weight-asian="normal" style:font-size-complex="12pt" style:font-weight-complex="normal"/>
    </style:style>
    <style:style style:name="T83" style:family="text">
      <style:text-properties fo:color="#000000" fo:font-size="12pt" fo:font-weight="normal" officeooo:rsid="002297c1" style:font-size-asian="10.5pt" style:font-weight-asian="normal" style:font-size-complex="12pt" style:font-weight-complex="normal"/>
    </style:style>
    <style:style style:name="T84" style:family="text">
      <style:text-properties fo:color="#000000" fo:font-size="12pt" fo:font-weight="normal" officeooo:rsid="00232951" style:font-size-asian="10.5pt" style:font-weight-asian="normal" style:font-size-complex="12pt" style:font-weight-complex="normal"/>
    </style:style>
    <style:style style:name="T85" style:family="text">
      <style:text-properties fo:color="#000000" fo:font-size="12pt" fo:font-weight="normal" officeooo:rsid="0028e38d" style:font-size-asian="10.5pt" style:font-weight-asian="normal" style:font-size-complex="12pt" style:font-weight-complex="normal"/>
    </style:style>
    <style:style style:name="T86" style:family="text">
      <style:text-properties fo:color="#000000" fo:font-size="12pt" fo:font-weight="normal" officeooo:rsid="002a5026" style:font-size-asian="10.5pt" style:font-weight-asian="normal" style:font-size-complex="12pt" style:font-weight-complex="normal"/>
    </style:style>
    <style:style style:name="T87" style:family="text">
      <style:text-properties fo:color="#000000" fo:font-size="12pt" fo:font-weight="normal" officeooo:rsid="002e71f6" style:font-size-asian="10.5pt" style:font-weight-asian="normal" style:font-size-complex="12pt" style:font-weight-complex="normal"/>
    </style:style>
    <style:style style:name="T88" style:family="text">
      <style:text-properties fo:color="#000000" fo:font-size="12pt" fo:font-weight="normal" officeooo:rsid="003067c1" style:font-size-asian="10.5pt" style:font-weight-asian="normal" style:font-size-complex="12pt" style:font-weight-complex="normal"/>
    </style:style>
    <style:style style:name="T89" style:family="text">
      <style:text-properties fo:color="#000000" fo:font-size="12pt" fo:font-weight="normal" officeooo:rsid="00322c47" style:font-size-asian="10.5pt" style:font-weight-asian="normal" style:font-size-complex="12pt" style:font-weight-complex="normal"/>
    </style:style>
    <style:style style:name="T90" style:family="text">
      <style:text-properties fo:color="#000000" fo:font-size="12pt" fo:font-weight="normal" officeooo:rsid="00323d61" style:font-size-asian="10.5pt" style:font-weight-asian="normal" style:font-size-complex="12pt" style:font-weight-complex="normal"/>
    </style:style>
    <style:style style:name="T91" style:family="text">
      <style:text-properties fo:color="#000000" fo:font-size="12pt" fo:font-weight="normal" officeooo:rsid="003567b0" style:font-size-asian="10.5pt" style:font-weight-asian="normal" style:font-size-complex="12pt" style:font-weight-complex="normal"/>
    </style:style>
    <style:style style:name="T92" style:family="text">
      <style:text-properties fo:color="#000000" fo:font-size="12pt" fo:font-weight="normal" officeooo:rsid="0036c26e" style:font-size-asian="10.5pt" style:font-weight-asian="normal" style:font-size-complex="12pt" style:font-weight-complex="normal"/>
    </style:style>
    <style:style style:name="T93" style:family="text">
      <style:text-properties fo:color="#000000" fo:font-size="12pt" fo:font-weight="normal" officeooo:rsid="0036ca2a" style:font-size-asian="10.5pt" style:font-weight-asian="normal" style:font-size-complex="12pt" style:font-weight-complex="normal"/>
    </style:style>
    <style:style style:name="T94" style:family="text">
      <style:text-properties fo:color="#000000" fo:font-size="12pt" fo:font-weight="normal" officeooo:rsid="003b262f" style:font-size-asian="10.5pt" style:font-weight-asian="normal" style:font-size-complex="12pt" style:font-weight-complex="normal"/>
    </style:style>
    <style:style style:name="T95" style:family="text">
      <style:text-properties fo:color="#000000" fo:font-size="12pt" fo:font-weight="normal" officeooo:rsid="003da430" style:font-size-asian="10.5pt" style:font-weight-asian="normal" style:font-size-complex="12pt" style:font-weight-complex="normal"/>
    </style:style>
    <style:style style:name="T96" style:family="text">
      <style:text-properties fo:color="#000000" fo:font-size="12pt" fo:font-weight="normal" officeooo:rsid="003ed213" style:font-size-asian="10.5pt" style:font-weight-asian="normal" style:font-size-complex="12pt" style:font-weight-complex="normal"/>
    </style:style>
    <style:style style:name="T97" style:family="text">
      <style:text-properties fo:color="#000000" fo:font-size="12pt" fo:font-weight="normal" officeooo:rsid="003f8993" style:font-size-asian="10.5pt" style:font-weight-asian="normal" style:font-size-complex="12pt" style:font-weight-complex="normal"/>
    </style:style>
    <style:style style:name="T98" style:family="text">
      <style:text-properties fo:color="#000000" fo:font-size="12pt" fo:font-weight="normal" officeooo:rsid="0046fb60" style:font-size-asian="10.5pt" style:font-weight-asian="normal" style:font-size-complex="12pt" style:font-weight-complex="normal"/>
    </style:style>
    <style:style style:name="T99" style:family="text">
      <style:text-properties fo:color="#000000" fo:font-size="12pt" fo:font-weight="normal" officeooo:rsid="004d075c" style:font-size-asian="10.5pt" style:font-weight-asian="normal" style:font-size-complex="12pt" style:font-weight-complex="normal"/>
    </style:style>
    <style:style style:name="T100" style:family="text">
      <style:text-properties fo:color="#000000" fo:font-size="12pt" fo:font-weight="normal" officeooo:rsid="004d124e" style:font-size-asian="10.5pt" style:font-weight-asian="normal" style:font-size-complex="12pt" style:font-weight-complex="normal"/>
    </style:style>
    <style:style style:name="T101" style:family="text">
      <style:text-properties fo:color="#000000" fo:font-size="12pt" fo:font-weight="normal" officeooo:rsid="005441ba" style:font-size-asian="10.5pt" style:font-weight-asian="normal" style:font-size-complex="12pt" style:font-weight-complex="normal"/>
    </style:style>
    <style:style style:name="T102" style:family="text">
      <style:text-properties fo:color="#000000" officeooo:rsid="0028e38d"/>
    </style:style>
    <style:style style:name="T103" style:family="text">
      <style:text-properties fo:color="#000000" officeooo:rsid="0010eed0"/>
    </style:style>
    <style:style style:name="T104" style:family="text">
      <style:text-properties fo:color="#000000" fo:font-weight="normal" style:font-weight-asian="normal" style:font-weight-complex="normal"/>
    </style:style>
    <style:style style:name="T105" style:family="text">
      <style:text-properties fo:color="#000000" fo:font-weight="normal" officeooo:rsid="0028e38d" style:font-weight-asian="normal" style:font-weight-complex="normal"/>
    </style:style>
    <style:style style:name="T106" style:family="text">
      <style:text-properties fo:color="#000000" fo:font-weight="normal" officeooo:rsid="003da430" style:font-weight-asian="normal" style:font-weight-complex="normal"/>
    </style:style>
    <style:style style:name="T107" style:family="text">
      <style:text-properties fo:color="#000000" fo:font-weight="normal" officeooo:rsid="0053057d" style:font-weight-asian="normal" style:font-weight-complex="normal"/>
    </style:style>
    <style:style style:name="T108" style:family="text">
      <style:text-properties fo:color="#000000" officeooo:rsid="0053057d"/>
    </style:style>
    <style:style style:name="T109" style:family="text">
      <style:text-properties officeooo:rsid="00232df8"/>
    </style:style>
    <style:style style:name="T110" style:family="text">
      <style:text-properties officeooo:rsid="001bd047"/>
    </style:style>
    <style:style style:name="T111" style:family="text">
      <style:text-properties officeooo:rsid="00125a1b"/>
    </style:style>
    <style:style style:name="T112" style:family="text">
      <style:text-properties officeooo:rsid="0018816a"/>
    </style:style>
    <style:style style:name="T113" style:family="text">
      <style:text-properties officeooo:rsid="001a43f3"/>
    </style:style>
    <style:style style:name="T114" style:family="text">
      <style:text-properties officeooo:rsid="001b8d98"/>
    </style:style>
    <style:style style:name="T115" style:family="text">
      <style:text-properties officeooo:rsid="001f1bc8"/>
    </style:style>
    <style:style style:name="T116" style:family="text">
      <style:text-properties officeooo:rsid="0020da49"/>
    </style:style>
    <style:style style:name="T117" style:family="text">
      <style:text-properties officeooo:rsid="00240d76"/>
    </style:style>
    <style:style style:name="T118" style:family="text">
      <style:text-properties officeooo:rsid="004059a8"/>
    </style:style>
    <style:style style:name="T119" style:family="text">
      <style:text-properties officeooo:rsid="00253be7"/>
    </style:style>
    <style:style style:name="T120" style:family="text">
      <style:text-properties officeooo:rsid="0020a2a9"/>
    </style:style>
    <style:style style:name="T121" style:family="text">
      <style:text-properties officeooo:rsid="0020a7d3"/>
    </style:style>
    <style:style style:name="T122" style:family="text">
      <style:text-properties officeooo:rsid="00271149"/>
    </style:style>
    <style:style style:name="T123" style:family="text">
      <style:text-properties officeooo:rsid="0028e38d"/>
    </style:style>
    <style:style style:name="T124" style:family="text">
      <style:text-properties officeooo:rsid="002c0f04"/>
    </style:style>
    <style:style style:name="T125" style:family="text">
      <style:text-properties officeooo:rsid="0025d5b1"/>
    </style:style>
    <style:style style:name="T126" style:family="text">
      <style:text-properties officeooo:rsid="002ccac8"/>
    </style:style>
    <style:style style:name="T127" style:family="text">
      <style:text-properties officeooo:rsid="002e71f6"/>
    </style:style>
    <style:style style:name="T128" style:family="text">
      <style:text-properties officeooo:rsid="003067c1"/>
    </style:style>
    <style:style style:name="T129" style:family="text">
      <style:text-properties officeooo:rsid="0030ab84"/>
    </style:style>
    <style:style style:name="T130" style:family="text">
      <style:text-properties officeooo:rsid="00322c47"/>
    </style:style>
    <style:style style:name="T131" style:family="text">
      <style:text-properties officeooo:rsid="0034ec62"/>
    </style:style>
    <style:style style:name="T132" style:family="text">
      <style:text-properties officeooo:rsid="003567b0"/>
    </style:style>
    <style:style style:name="T133" style:family="text">
      <style:text-properties officeooo:rsid="0036c26e"/>
    </style:style>
    <style:style style:name="T134" style:family="text">
      <style:text-properties officeooo:rsid="0036ca2a"/>
    </style:style>
    <style:style style:name="T135" style:family="text">
      <style:text-properties officeooo:rsid="00341576"/>
    </style:style>
    <style:style style:name="T136" style:family="text">
      <style:text-properties officeooo:rsid="00272c59"/>
    </style:style>
    <style:style style:name="T137" style:family="text">
      <style:text-properties officeooo:rsid="003b262f"/>
    </style:style>
    <style:style style:name="T138" style:family="text">
      <style:text-properties officeooo:rsid="003da430"/>
    </style:style>
    <style:style style:name="T139" style:family="text">
      <style:text-properties officeooo:rsid="003fd97a"/>
    </style:style>
    <style:style style:name="T140" style:family="text">
      <style:text-properties officeooo:rsid="00413401"/>
    </style:style>
    <style:style style:name="T141" style:family="text">
      <style:text-properties officeooo:rsid="00426f7d"/>
    </style:style>
    <style:style style:name="T142" style:family="text">
      <style:text-properties officeooo:rsid="004438a4"/>
    </style:style>
    <style:style style:name="T143" style:family="text">
      <style:text-properties officeooo:rsid="0045127f"/>
    </style:style>
    <style:style style:name="T144" style:family="text">
      <style:text-properties officeooo:rsid="00487ebd"/>
    </style:style>
    <style:style style:name="T145" style:family="text">
      <style:text-properties officeooo:rsid="002b89e1"/>
    </style:style>
    <style:style style:name="T146" style:family="text">
      <style:text-properties officeooo:rsid="004a3575"/>
    </style:style>
    <style:style style:name="T147" style:family="text">
      <style:text-properties fo:font-weight="normal" officeooo:rsid="00272c59" style:font-weight-asian="normal" style:font-weight-complex="normal"/>
    </style:style>
    <style:style style:name="T148" style:family="text">
      <style:text-properties fo:font-weight="normal" officeooo:rsid="002b89e1" style:font-weight-asian="normal" style:font-weight-complex="normal"/>
    </style:style>
    <style:style style:name="T149" style:family="text">
      <style:text-properties fo:font-weight="normal" officeooo:rsid="0028a607" style:font-weight-asian="normal" style:font-weight-complex="normal"/>
    </style:style>
    <style:style style:name="T150" style:family="text">
      <style:text-properties fo:font-weight="normal" officeooo:rsid="002a18e6" style:font-weight-asian="normal" style:font-weight-complex="normal"/>
    </style:style>
    <style:style style:name="T151" style:family="text">
      <style:text-properties fo:font-weight="normal" officeooo:rsid="0034ec62" style:font-weight-asian="normal" style:font-weight-complex="normal"/>
    </style:style>
    <style:style style:name="T152" style:family="text">
      <style:text-properties fo:font-weight="normal" officeooo:rsid="004a3575" style:font-weight-asian="normal" style:font-weight-complex="normal"/>
    </style:style>
    <style:style style:name="T153" style:family="text">
      <style:text-properties fo:font-weight="normal" officeooo:rsid="004bbf4a" style:font-weight-asian="normal" style:font-weight-complex="normal"/>
    </style:style>
    <style:style style:name="T154" style:family="text">
      <style:text-properties fo:font-weight="normal" officeooo:rsid="004d075c" style:font-weight-asian="normal" style:font-weight-complex="normal"/>
    </style:style>
    <style:style style:name="T155" style:family="text">
      <style:text-properties officeooo:rsid="004bbf4a"/>
    </style:style>
    <style:style style:name="T156" style:family="text">
      <style:text-properties officeooo:rsid="004d075c"/>
    </style:style>
    <style:style style:name="T157" style:family="text">
      <style:text-properties officeooo:rsid="004d124e"/>
    </style:style>
    <style:style style:name="T158" style:family="text">
      <style:text-properties officeooo:rsid="004e0281"/>
    </style:style>
    <style:style style:name="T159" style:family="text">
      <style:text-properties officeooo:rsid="004a7fc2"/>
    </style:style>
    <style:style style:name="T160" style:family="text">
      <style:text-properties officeooo:rsid="0017e1ff"/>
    </style:style>
    <style:style style:name="T161" style:family="text">
      <style:text-properties officeooo:rsid="0052daef"/>
    </style:style>
    <style:style style:name="T162" style:family="text">
      <style:text-properties officeooo:rsid="005441ba"/>
    </style:style>
    <style:style style:name="T163" style:family="text">
      <style:text-properties officeooo:rsid="00561800"/>
    </style:style>
    <style:style style:name="T164" style:family="text">
      <style:text-properties officeooo:rsid="005669ac"/>
    </style:style>
    <style:style style:name="T165" style:family="text">
      <style:text-properties officeooo:rsid="0057567a"/>
    </style:style>
    <style:style style:name="T166" style:family="text">
      <style:text-properties fo:color="#cccccc" fo:font-size="12pt" fo:font-weight="bold" style:font-weight-asian="bold" style:font-weight-complex="bold"/>
    </style:style>
    <style:style style:name="T167" style:family="text">
      <style:text-properties fo:color="#cccccc" fo:font-weight="bold" style:font-weight-asian="bold" style:font-weight-complex="bold"/>
    </style:style>
    <style:style style:name="T168" style:family="text">
      <style:text-properties fo:color="#dddd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7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Forma1" draw:style-name="gr2" draw:text-style-name="P417" svg:width="3.611cm" svg:height="0.872cm" svg:x="14.492cm" svg:y="-0.363cm"><draw:text-box><text:p text:style-name="P416"><text:span text:style-name="T168">ADMINISTRADOR</text:span></text:p></draw:text-box></draw:frame></text:p>
      <table:table table:name="Tabla13" table:style-name="Tabla13">
        <table:table-column table:style-name="Tabla13.A"/>
        <table:table-column table:style-name="Tabla13.B"/>
        <table:table-row table:style-name="TableLine94126063724912">
          <table:table-cell table:style-name="Tabla13.A1" office:value-type="string">
            <text:p text:style-name="P296">Numero</text:p>
          </table:table-cell>
          <table:table-cell table:style-name="Tabla13.B1" office:value-type="string">
            <text:p text:style-name="P71">CUE001</text:p>
          </table:table-cell>
        </table:table-row>
        <table:table-row table:style-name="TableLine94126063803664">
          <table:table-cell table:style-name="Tabla13.A2" office:value-type="string">
            <text:p text:style-name="P296">Caso de Uso</text:p>
          </table:table-cell>
          <table:table-cell table:style-name="Tabla13.B7" office:value-type="string">
            <text:p text:style-name="P219"><text:span text:style-name="T129">Privar</text:span><text:span text:style-name="T124"> Anuncio</text:span><text:span text:style-name="T129">s</text:span></text:p>
          </table:table-cell>
        </table:table-row>
        <table:table-row table:style-name="TableLine94126063805056">
          <table:table-cell table:style-name="Tabla13.A2" office:value-type="string">
            <text:p text:style-name="P296">Actores</text:p>
          </table:table-cell>
          <table:table-cell table:style-name="Tabla13.B7" office:value-type="string">
            <text:p text:style-name="P219"><text:span text:style-name="T14">Administrador</text:span><text:span text:style-name="T7"> (Iniciador)</text:span></text:p>
          </table:table-cell>
        </table:table-row>
        <table:table-row table:style-name="TableLine94126063805696">
          <table:table-cell table:style-name="Tabla13.A2" office:value-type="string">
            <text:p text:style-name="P296">Propósito</text:p>
          </table:table-cell>
          <table:table-cell table:style-name="Tabla13.B7" office:value-type="string">
            <text:p text:style-name="P195">Realizar cambios a un anuncio</text:p>
          </table:table-cell>
        </table:table-row>
        <table:table-row table:style-name="TableLine94126063806336">
          <table:table-cell table:style-name="Tabla13.A2" office:value-type="string">
            <text:p text:style-name="P296">Resumen</text:p>
          </table:table-cell>
          <table:table-cell table:style-name="Tabla13.B7" office:value-type="string">
            <text:p text:style-name="P267">El administrador puede tener un control total sobre los anuncios, para que de esta forma, el pueda modificar y desactivar anuncios según sea el caso. </text:p>
          </table:table-cell>
        </table:table-row>
        <table:table-row table:style-name="TableLine94126063806976">
          <table:table-cell table:style-name="Tabla13.A2" office:value-type="string">
            <text:p text:style-name="P296">Tipo</text:p>
          </table:table-cell>
          <table:table-cell table:style-name="Tabla13.B7" office:value-type="string">
            <text:p text:style-name="P71">Primario y Esencial</text:p>
          </table:table-cell>
        </table:table-row>
        <table:table-row table:style-name="TableLine94126063807568">
          <table:table-cell table:style-name="Tabla13.A2" office:value-type="string">
            <text:p text:style-name="P296">Referencias</text:p>
          </table:table-cell>
          <table:table-cell table:style-name="Tabla13.B7" office:value-type="string">
            <text:p text:style-name="P92">CU0<text:span text:style-name="T128">0</text:span><text:span text:style-name="T129">2</text:span></text:p>
          </table:table-cell>
        </table:table-row>
      </table:table>
      <text:p text:style-name="P8"/>
      <table:table table:name="Tabla14" table:style-name="Tabla14">
        <table:table-column table:style-name="Tabla14.A"/>
        <table:table-column table:style-name="Tabla14.B"/>
        <table:table-row table:style-name="TableLine94126063808560">
          <table:table-cell table:style-name="Tabla14.A1" office:value-type="string">
            <text:p text:style-name="P317">Acción de los Actores</text:p>
          </table:table-cell>
          <table:table-cell table:style-name="Tabla14.B1" office:value-type="string">
            <text:p text:style-name="P317">Respuesta del Sistema</text:p>
          </table:table-cell>
        </table:table-row>
        <table:table-row table:style-name="TableLine94126063733808">
          <table:table-cell table:style-name="Tabla14.A5" office:value-type="string">
            <text:p text:style-name="P92">1. El <text:span text:style-name="T124">administrador</text:span><text:span text:style-name="T115"> ingresa al sitio</text:span></text:p>
            <text:p text:style-name="P92"/>
            <text:p text:style-name="P219">2. El <text:span text:style-name="T124">administrador</text:span> elige <text:span text:style-name="T124">ingresar a las opciones de los anuncios para el sitio.</text:span></text:p>
          </table:table-cell>
          <table:table-cell table:style-name="Tabla14.B5" office:value-type="string">
            <text:p text:style-name="P219">3. El sistema verifica que la elección del <text:span text:style-name="T124">administrador</text:span> sea la adecuada, <text:span text:style-name="T124">para luego mostrar todos los anuncios, junto con las etiquetas que cada uno de estos posee, además de las opciones disponibles para cada anuncio, como la opción de agregar un nuevo anuncio</text:span>.</text:p>
          </table:table-cell>
        </table:table-row>
        <table:table-row table:style-name="TableLine94126063867616">
          <table:table-cell table:style-name="Tabla14.A5" office:value-type="string">
            <text:p text:style-name="P219"><text:span text:style-name="T8">4</text:span><text:span text:style-name="T9">. El </text:span><text:span text:style-name="T14">administrador</text:span><text:span text:style-name="T8"> visualiza l</text:span><text:span text:style-name="T14">os anuncios registrados en el sitio, además de las opciones disponibles para cada uno de ellos.</text:span></text:p>
            <text:p text:style-name="P164"/>
            <text:p text:style-name="P219"><text:span text:style-name="T14">5. El administrador selecciona </text:span><text:span text:style-name="T19">uno de los anuncios ya registrados en el sitio</text:span><text:span text:style-name="T14">.</text:span></text:p>
          </table:table-cell>
          <table:table-cell table:style-name="Tabla14.B5" office:value-type="string">
            <text:p text:style-name="P219"><text:span text:style-name="T14">6</text:span><text:span text:style-name="T8">. Se verifica que la </text:span><text:span text:style-name="T14">elección del administrador sea correcta.</text:span></text:p>
            <text:p text:style-name="P133"/>
            <text:p text:style-name="P219"><text:span text:style-name="T8">7. Se le muestra al </text:span><text:span text:style-name="T14">administrador</text:span><text:span text:style-name="T8"> la</text:span><text:span text:style-name="T14">s</text:span><text:span text:style-name="T8"> opci</text:span><text:span text:style-name="T14">ones para </text:span><text:span text:style-name="T19">el </text:span><text:span text:style-name="T14">anuncio </text:span><text:span text:style-name="T19">seleccionado de</text:span><text:span text:style-name="T14">l sitio.</text:span></text:p>
          </table:table-cell>
        </table:table-row>
        <table:table-row table:style-name="TableLine94126063868192">
          <table:table-cell table:style-name="Tabla14.A5" office:value-type="string">
            <text:p text:style-name="P219"><text:span text:style-name="T8">8. El </text:span><text:span text:style-name="T14">administrador visualiza las opciones </text:span><text:span text:style-name="T19">para el anuncio seleccionado, ya que puede modificar o desactivar dicho anuncio</text:span><text:span text:style-name="T14">.</text:span></text:p>
            <text:p text:style-name="P164"/>
            <text:p text:style-name="P257"><text:span text:style-name="T14">9. </text:span><text:span text:style-name="T5">El administrador selecciona </text:span><text:span text:style-name="T19">modificar el anu</text:span><text:span text:style-name="T5">ncio </text:span><text:span text:style-name="T19">seleccionado previamente.</text:span></text:p>
          </table:table-cell>
          <table:table-cell table:style-name="Tabla14.B5" office:value-type="string">
            <text:p text:style-name="P143"><text:span text:style-name="T126">10</text:span>. Se verifica que <text:span text:style-name="T126">la elección sea ingresada correctamente.</text:span></text:p>
            <text:p text:style-name="P142"/>
            <text:p text:style-name="P156">11. Se muestra un apartado para <text:span text:style-name="T129">modificar el archivo registrado del anuncio, ya sea para crear o subir un nuevo archivo al anuncio</text:span>.</text:p>
            <text:p text:style-name="P156"/>
            <text:p text:style-name="P221"><text:span text:style-name="T16">1</text:span><text:span text:style-name="T20">2</text:span><text:span text:style-name="T16">. Se muestra un apartado para </text:span><text:span text:style-name="T19">modificar el costo, anunciante o etiquetas de las revistas en donde se mostrará el anuncio.</text:span></text:p>
            <text:p text:style-name="P142"/>
          </table:table-cell>
        </table:table-row>
        <table:table-row table:style-name="TableLine94126063849376">
          <table:table-cell table:style-name="Tabla14.A5" office:value-type="string">
            <text:p text:style-name="P220"><text:span text:style-name="T126">1</text:span><text:span text:style-name="T130">3</text:span><text:span text:style-name="T126">. El administrador visualiza el apartado generado </text:span><text:span text:style-name="T129">modificar el anuncio y la información correspondiente al mismo</text:span><text:span text:style-name="T126">.</text:span></text:p>
            <text:p text:style-name="P259"/>
            <text:p text:style-name="P220"><text:span text:style-name="T126">1</text:span><text:span text:style-name="T130">4</text:span><text:span text:style-name="T126">. El administrador </text:span><text:span text:style-name="T129">realiza los cambios necesarios</text:span><text:span text:style-name="T126">.</text:span></text:p>
            <text:p text:style-name="P259"/>
            <text:p text:style-name="P264"><text:span text:style-name="T130">1</text:span>5. Se acepta<text:span text:style-name="T129">n los cambios al</text:span> anuncio.</text:p>
          </table:table-cell>
          <table:table-cell table:style-name="Tabla14.B5" office:value-type="string">
            <text:p text:style-name="P143"><text:span text:style-name="T126">1</text:span><text:span text:style-name="T130">6</text:span>. Se verifica que el archivo que ha seleccionado el usuario es un archivo aceptable.</text:p>
            <text:p text:style-name="P143"/>
            <text:p text:style-name="P144"><text:span text:style-name="T126">1</text:span><text:span text:style-name="T130">7</text:span>. Se verifica que <text:span text:style-name="T129">la información sobre el anunciante sea</text:span> aceptable.</text:p>
            <text:p text:style-name="P144"/>
            <text:p text:style-name="P222"><text:span text:style-name="T16">1</text:span><text:span text:style-name="T20">8</text:span><text:span text:style-name="T15">. Se verifica que </text:span><text:span text:style-name="T19">la información sobre el </text:span><text:span text:style-name="T20">costo mensual del anuncio</text:span><text:span text:style-name="T19"> sea</text:span><text:span text:style-name="T15"> aceptable.</text:span></text:p>
            <text:p text:style-name="P146"/>
            <text:p text:style-name="P222"><text:span text:style-name="T16">1</text:span><text:span text:style-name="T20">9</text:span><text:span text:style-name="T15">. Se verifica que </text:span><text:span text:style-name="T19">la información sobre </text:span><text:span text:style-name="T20">las </text:span><text:soft-page-break/><text:span text:style-name="T20">categorías seleccionadas</text:span><text:span text:style-name="T19"> sea</text:span><text:span text:style-name="T15"> aceptable.</text:span></text:p>
            <text:p text:style-name="P146"/>
            <text:p text:style-name="P222"><text:span text:style-name="T16">20</text:span><text:span text:style-name="T15">. </text:span><text:span text:style-name="T16">S</text:span><text:span text:style-name="T15">e </text:span><text:span text:style-name="T16">registra</text:span><text:span text:style-name="T15"> nuev</text:span><text:span text:style-name="T20">amente el</text:span><text:span text:style-name="T15"> </text:span><text:span text:style-name="T16">anuncio al sitio</text:span><text:span text:style-name="T15">, </text:span><text:span text:style-name="T20">con los cambios realizados, </text:span><text:span text:style-name="T15"><text:s/>asociándolo con </text:span><text:span text:style-name="T16">el nombre del anunciante, </text:span><text:span text:style-name="T18">el costo mensual </text:span><text:span text:style-name="T20">y las categorías de las revistas</text:span><text:span text:style-name="T15">.</text:span></text:p>
            <text:p text:style-name="P143"/>
            <text:p text:style-name="P222"><text:span text:style-name="T16">2</text:span><text:span text:style-name="T20">1</text:span><text:span text:style-name="T15">. </text:span><text:span text:style-name="T16">S</text:span><text:span text:style-name="T17">e muestra una verificación del registro exitoso del anuncio, regresando al administrador al inicio</text:span><text:span text:style-name="T15">.</text:span></text:p>
          </table:table-cell>
        </table:table-row>
      </table:table>
      <text:p text:style-name="P8"/>
      <text:p text:style-name="P390">Flujos Alternos:</text:p>
      <text:p text:style-name="P36"/>
      <text:list xml:id="list3565127131" text:style-name="L1">
        <text:list-item>
          <text:p text:style-name="P337"><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text:span><text:span text:style-name="T89">modificar un</text:span><text:span text:style-name="T82"> </text:span><text:span text:style-name="T87">anuncio</text:span><text:span text:style-name="T82">, cancelando la elección; el sistema revierte el proceso inicial </text:span><text:span text:style-name="T87">de la </text:span><text:span text:style-name="T90">modificación de un</text:span><text:span text:style-name="T87"> anuncio</text:span><text:span text:style-name="T82">.</text:span></text:p>
        </text:list-item>
        <text:list-item>
          <text:p text:style-name="P338"><text:span text:style-name="T60">Líneas </text:span><text:span text:style-name="T69">5</text:span><text:span text:style-name="T60"> a </text:span><text:span text:style-name="T69">7</text:span><text:span text:style-name="T60">: </text:span><text:span text:style-name="T78">El </text:span><text:span text:style-name="T87">administrador</text:span><text:span text:style-name="T82"> no </text:span><text:span text:style-name="T87">eligió </text:span><text:span text:style-name="T89">el anuncio correcto</text:span><text:span text:style-name="T87">, regresando a cambiar su elección; el sistema pausa el proceso de </text:span><text:span text:style-name="T90">modificación</text:span><text:span text:style-name="T87"> de un anuncio</text:span><text:span text:style-name="T82">.</text:span></text:p>
        </text:list-item>
        <text:list-item>
          <text:p text:style-name="P339"><text:span text:style-name="T60">Líneas </text:span><text:span text:style-name="T69">9</text:span><text:span text:style-name="T60"> a </text:span><text:span text:style-name="T69">12</text:span><text:span text:style-name="T60">: </text:span><text:span text:style-name="T78">El </text:span><text:span text:style-name="T87">administrador</text:span><text:span text:style-name="T82"> </text:span><text:span text:style-name="T89">elige desactivar el anuncio, si dicho anuncio ya esta desactivado, lo vuelve a activar, de lo contrario el anuncio vuelve a estar vigente en el sitio; el sistema bloquea el anuncio y no permite que sea visto en ninguna de las revista, o revierte este efecto, según el caso</text:span><text:span text:style-name="T82">.</text:span></text:p>
        </text:list-item>
        <text:list-item>
          <text:p text:style-name="P340"><text:span text:style-name="T60">Líneas </text:span><text:span text:style-name="T69">9</text:span><text:span text:style-name="T60"> a </text:span><text:span text:style-name="T69">12</text:span><text:span text:style-name="T60">: </text:span><text:span text:style-name="T78">El </text:span><text:span text:style-name="T87">administrador</text:span><text:span text:style-name="T82"> no desea </text:span><text:span text:style-name="T89">modificar un</text:span><text:span text:style-name="T82"> </text:span><text:span text:style-name="T87">anuncio </text:span><text:span text:style-name="T89">o desactivarlo</text:span><text:span text:style-name="T82">, cancelando la elección; el sistema revierte el proceso </text:span><text:span text:style-name="T87">de </text:span><text:span text:style-name="T90">modificación</text:span><text:span text:style-name="T87"> de</text:span><text:span text:style-name="T90">l</text:span><text:span text:style-name="T87"> anuncio </text:span><text:span text:style-name="T90">seleccionado</text:span><text:span text:style-name="T82">.</text:span></text:p>
        </text:list-item>
        <text:list-item>
          <text:p text:style-name="P340"><text:span text:style-name="T60">Líneas </text:span><text:span text:style-name="T70">13</text:span><text:span text:style-name="T60"> a </text:span><text:span text:style-name="T70">21</text:span><text:span text:style-name="T60">: </text:span><text:span text:style-name="T78">El </text:span><text:span text:style-name="T87">administrador</text:span><text:span text:style-name="T82"> no desea </text:span><text:span text:style-name="T89">modificar </text:span><text:span text:style-name="T90">el anuncio seleccionado</text:span><text:span text:style-name="T82">, cancelando la elección; el sistema revierte el proceso </text:span><text:span text:style-name="T87">de </text:span><text:span text:style-name="T90">modificación</text:span><text:span text:style-name="T87"> de</text:span><text:span text:style-name="T90"> dicho</text:span><text:span text:style-name="T87"> anuncio</text:span><text:span text:style-name="T82">.</text:span></text:p>
        </text:list-item>
        <text:list-item>
          <text:p text:style-name="P341"><text:span text:style-name="T60">Línea </text:span><text:span text:style-name="T68">1</text:span><text:span text:style-name="T70">5</text:span><text:span text:style-name="T63"> </text:span><text:span text:style-name="T60">a </text:span><text:span text:style-name="T70">21</text:span><text:span text:style-name="T60">:</text:span><text:span text:style-name="T78"> El </text:span><text:span text:style-name="T87">administrador</text:span><text:span text:style-name="T82"> selecciona un archivo que no es aceptable </text:span><text:span text:style-name="T88">con el tipo de formato seleccionado para el anuncio</text:span><text:span text:style-name="T82">; el sistema lanza una alerta, eliminando el archivo del registro y dando la opción al </text:span><text:span text:style-name="T87">administrador</text:span><text:span text:style-name="T82"> de seleccionar un archivo aceptable.</text:span></text:p>
        </text:list-item>
        <text:list-item>
          <text:p text:style-name="P341"><text:span text:style-name="T60">Línea </text:span><text:span text:style-name="T68">1</text:span><text:span text:style-name="T70">5</text:span><text:span text:style-name="T60"> a </text:span><text:span text:style-name="T68">2</text:span><text:span text:style-name="T70">1</text:span><text:span text:style-name="T60">:</text:span><text:span text:style-name="T78"> El </text:span><text:span text:style-name="T87">administrador</text:span><text:span text:style-name="T82"> ingresa </text:span><text:span text:style-name="T88">erróneamente el nombre del anunciante costo mensual asociado al anuncio que se desea agregar</text:span><text:span text:style-name="T82">; el sistema despliega una alerta y le permite al </text:span><text:span text:style-name="T87">administrador</text:span><text:span text:style-name="T82"> editar nuevamente la información; el sistema pone en pausa el proceso de creación de la revista.</text:span></text:p>
        </text:list-item>
        <text:list-item>
          <text:p text:style-name="P341"><text:span text:style-name="T60">Línea </text:span><text:span text:style-name="T70">15</text:span><text:span text:style-name="T60"> a </text:span><text:span text:style-name="T68">2</text:span><text:span text:style-name="T70">1</text:span><text:span text:style-name="T60">:</text:span><text:span text:style-name="T78"> El </text:span><text:span text:style-name="T87">administrador</text:span><text:span text:style-name="T82"> ingresa </text:span><text:span text:style-name="T88">erróneamente las categorías de las revistas en donde se mostrará el anuncio</text:span><text:span text:style-name="T82">; el sistema despliega una alerta y le permite al </text:span><text:span text:style-name="T87">administrador</text:span><text:span text:style-name="T82"> editar nuevamente la información; el sistema pone en pausa el proceso de creación de la revista.</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able:table table:name="Tabla15" table:style-name="Tabla15">
        <table:table-column table:style-name="Tabla15.A"/>
        <table:table-column table:style-name="Tabla15.B"/>
        <table:table-row table:style-name="TableLine94126063871120">
          <table:table-cell table:style-name="Tabla15.A1" office:value-type="string">
            <text:p text:style-name="P297">Numero</text:p>
          </table:table-cell>
          <table:table-cell table:style-name="Tabla15.B1" office:value-type="string">
            <text:p text:style-name="P72">CUE00<text:span text:style-name="T157">2</text:span></text:p>
          </table:table-cell>
        </table:table-row>
        <table:table-row table:style-name="TableLine94126063879504">
          <table:table-cell table:style-name="Tabla15.A2" office:value-type="string">
            <text:p text:style-name="P297">Caso de Uso</text:p>
          </table:table-cell>
          <table:table-cell table:style-name="Tabla15.B7" office:value-type="string">
            <text:p text:style-name="P258">Agregar Anuncio</text:p>
          </table:table-cell>
        </table:table-row>
        <table:table-row table:style-name="TableLine94126063920256">
          <table:table-cell table:style-name="Tabla15.A2" office:value-type="string">
            <text:p text:style-name="P297">Actores</text:p>
          </table:table-cell>
          <table:table-cell table:style-name="Tabla15.B7" office:value-type="string">
            <text:p text:style-name="P221"><text:span text:style-name="T14">Administrador</text:span><text:span text:style-name="T7"> (Iniciador)</text:span></text:p>
          </table:table-cell>
        </table:table-row>
        <table:table-row table:style-name="TableLine94126063922176">
          <table:table-cell table:style-name="Tabla15.A2" office:value-type="string">
            <text:p text:style-name="P297">Propósito</text:p>
          </table:table-cell>
          <table:table-cell table:style-name="Tabla15.B7" office:value-type="string">
            <text:p text:style-name="P194">Agregar un nuevo anuncio</text:p>
          </table:table-cell>
        </table:table-row>
        <table:table-row table:style-name="TableLine94126063924096">
          <table:table-cell table:style-name="Tabla15.A2" office:value-type="string">
            <text:p text:style-name="P297">Resumen</text:p>
          </table:table-cell>
          <table:table-cell table:style-name="Tabla15.B7" office:value-type="string">
            <text:p text:style-name="P246"><text:span text:style-name="T1">El administrador recibe un pago por un anuncio mostrado en un intervalo de tiempo, </text:span><text:span text:style-name="T125">siendo el pago valido, el administrador inserta el anuncio</text:span><text:span text:style-name="T1"> en todos los sitios, excepto en las revistas pagadas, </text:span><text:span text:style-name="T125">para que el usuario pueda verlos</text:span><text:span text:style-name="T1">.</text:span></text:p>
          </table:table-cell>
        </table:table-row>
        <table:table-row table:style-name="TableLine94126063926016">
          <table:table-cell table:style-name="Tabla15.A2" office:value-type="string">
            <text:p text:style-name="P297">Tipo</text:p>
          </table:table-cell>
          <table:table-cell table:style-name="Tabla15.B7" office:value-type="string">
            <text:p text:style-name="P72">Primario y Esencial</text:p>
          </table:table-cell>
        </table:table-row>
        <table:table-row table:style-name="TableLine94126063928384">
          <table:table-cell table:style-name="Tabla15.A2" office:value-type="string">
            <text:p text:style-name="P297">Referencias</text:p>
          </table:table-cell>
          <table:table-cell table:style-name="Tabla15.B7" office:value-type="string">
            <text:p text:style-name="P93">CU0<text:span text:style-name="T128">03</text:span></text:p>
          </table:table-cell>
        </table:table-row>
      </table:table>
      <text:p text:style-name="P9"/>
      <table:table table:name="Tabla16" table:style-name="Tabla16">
        <table:table-column table:style-name="Tabla16.A"/>
        <table:table-column table:style-name="Tabla16.B"/>
        <table:table-row table:style-name="TableLine94126063932992">
          <table:table-cell table:style-name="Tabla16.A1" office:value-type="string">
            <text:p text:style-name="P318">Acción de los Actores</text:p>
          </table:table-cell>
          <table:table-cell table:style-name="Tabla16.B1" office:value-type="string">
            <text:p text:style-name="P318">Respuesta del Sistema</text:p>
          </table:table-cell>
        </table:table-row>
        <table:table-row table:style-name="TableLine94126063979408">
          <table:table-cell table:style-name="Tabla16.A7" office:value-type="string">
            <text:p text:style-name="P93">1. El <text:span text:style-name="T124">administrador</text:span><text:span text:style-name="T115"> ingresa al sitio</text:span></text:p>
            <text:p text:style-name="P93"/>
            <text:p text:style-name="P221">2. El <text:span text:style-name="T124">administrador</text:span> elige <text:span text:style-name="T124">ingresar a las opciones de los anuncios para el sitio.</text:span></text:p>
          </table:table-cell>
          <table:table-cell table:style-name="Tabla16.B7" office:value-type="string">
            <text:p text:style-name="P221">3. El sistema verifica que la elección del <text:span text:style-name="T124">administrador</text:span> sea la adecuada, <text:span text:style-name="T124">para luego mostrar todos los anuncios, junto con las etiquetas que cada uno de estos posee, además de las opciones disponibles para cada anuncio, como </text:span><text:span text:style-name="T129">también </text:span><text:span text:style-name="T124">la opción de agregar un nuevo anuncio</text:span>.</text:p>
          </table:table-cell>
        </table:table-row>
        <table:table-row table:style-name="TableLine94126063976672">
          <table:table-cell table:style-name="Tabla16.A7" office:value-type="string">
            <text:p text:style-name="P221"><text:span text:style-name="T8">4</text:span><text:span text:style-name="T9">. El </text:span><text:span text:style-name="T14">administrador</text:span><text:span text:style-name="T8"> visualiza l</text:span><text:span text:style-name="T14">os anuncios registrados en el sitio, además de las opciones disponibles para cada uno de ellos y la opción de agregar un nuevo anuncio.</text:span></text:p>
            <text:p text:style-name="P165"/>
            <text:p text:style-name="P165">5. El administrador selecciona la opción de agregar un nuevo anuncio.</text:p>
          </table:table-cell>
          <table:table-cell table:style-name="Tabla16.B7" office:value-type="string">
            <text:p text:style-name="P221"><text:span text:style-name="T14">6</text:span><text:span text:style-name="T8">. Se verifica que la </text:span><text:span text:style-name="T14">elección del administrador sea correcta.</text:span></text:p>
            <text:p text:style-name="P134"/>
            <text:p text:style-name="P221"><text:span text:style-name="T8">7. Se le muestra al </text:span><text:span text:style-name="T14">administrador</text:span><text:span text:style-name="T8"> la</text:span><text:span text:style-name="T14">s</text:span><text:span text:style-name="T8"> opci</text:span><text:span text:style-name="T14">ones para agregar un nuevo anuncio al sitio.</text:span></text:p>
          </table:table-cell>
        </table:table-row>
        <table:table-row table:style-name="TableLine94126063980272">
          <table:table-cell table:style-name="Tabla16.A7" office:value-type="string">
            <text:p text:style-name="P221"><text:span text:style-name="T8">8. El </text:span><text:span text:style-name="T14">administrador visualiza las opciones para cargar un anuncio, ya sea que este sea una imagen, texto o video.</text:span></text:p>
            <text:p text:style-name="P165"/>
            <text:p text:style-name="P165">9. El administrador selecciona el formato al cual pertenece el anuncio que desea agregar al sitio</text:p>
          </table:table-cell>
          <table:table-cell table:style-name="Tabla16.B7" office:value-type="string">
            <text:p text:style-name="P144"><text:span text:style-name="T126">10</text:span>. Se verifica que <text:span text:style-name="T126">la elección sea ingresada correctamente.</text:span></text:p>
            <text:p text:style-name="P144"/>
            <text:p text:style-name="P157">11. Se muestra un apartado para subir o crear el nuevo anuncio que se desea agregar al sitio.</text:p>
            <text:p text:style-name="P157"/>
            <text:p text:style-name="P144"/>
          </table:table-cell>
        </table:table-row>
        <table:table-row table:style-name="TableLine94126063980784">
          <table:table-cell table:style-name="Tabla16.A7" office:value-type="string">
            <text:p text:style-name="P260">12. El administrador visualiza el apartado generado para subir o crear el anuncio que se desea agregar.</text:p>
            <text:p text:style-name="P260"/>
            <text:p text:style-name="P260">13. El administrador crea o selecciona el archivo que desea agregar al sitio.</text:p>
            <text:p text:style-name="P260"/>
            <text:p text:style-name="P260">14. Se sube el archivo al sitio</text:p>
          </table:table-cell>
          <table:table-cell table:style-name="Tabla16.B7" office:value-type="string">
            <text:p text:style-name="P144"><text:span text:style-name="T126">15</text:span>. Se verifica que el archivo que ha seleccionado el usuario es un archivo aceptable.</text:p>
            <text:p text:style-name="P144"/>
            <text:p text:style-name="P221"><text:span text:style-name="T15">1</text:span><text:span text:style-name="T16">6</text:span><text:span text:style-name="T15">. </text:span><text:span text:style-name="T16">S</text:span><text:span text:style-name="T15">e agrega un nuevo </text:span><text:span text:style-name="T16">anuncio al sitio</text:span><text:span text:style-name="T15">.</text:span></text:p>
            <text:p text:style-name="P144"/>
            <text:p text:style-name="P260"><text:span text:style-name="T15">1</text:span><text:span text:style-name="T5">7. Se le da una vista previa del anuncio al administrador.</text:span></text:p>
          </table:table-cell>
        </table:table-row>
        <table:table-row table:style-name="TableLine94126063962432">
          <table:table-cell table:style-name="Tabla16.A7" office:value-type="string">
            <text:p text:style-name="P260">18. El administrador visualiza la vista previa del archivo que ha subido.</text:p>
            <text:p text:style-name="P260"/>
            <text:p text:style-name="P260"><text:soft-page-break/>19. El administrador acepta el registro del anuncio, ingresando el nombre del anunciante correspondiente al anuncio <text:span text:style-name="T128">y el costo mensual de dicho anuncio</text:span>. </text:p>
            <text:p text:style-name="P260"/>
          </table:table-cell>
          <table:table-cell table:style-name="Tabla16.B7" office:value-type="string">
            <text:p text:style-name="P221"><text:span text:style-name="T16">20</text:span><text:span text:style-name="T15">. </text:span><text:span text:style-name="T16">S</text:span><text:span text:style-name="T15">e </text:span><text:span text:style-name="T16">registra</text:span><text:span text:style-name="T15"> un nuevo </text:span><text:span text:style-name="T16">anuncio al sitio</text:span><text:span text:style-name="T15">, asociándolo con </text:span><text:span text:style-name="T16">el nombre del anunciante </text:span><text:span text:style-name="T18">y con el costo mensual</text:span><text:span text:style-name="T15">.</text:span></text:p>
            <text:p text:style-name="P144"><text:soft-page-break/></text:p>
            <text:p text:style-name="P221"><text:span text:style-name="T15">2</text:span><text:span text:style-name="T16">1. Se listan las categorías de las revistas, para elegir a cuales estará asociada el anuncio recién </text:span><text:span text:style-name="T17">registrado</text:span><text:span text:style-name="T16">.</text:span></text:p>
            <text:p text:style-name="P157"/>
            <text:p text:style-name="P221"><text:span text:style-name="T17">22</text:span><text:span text:style-name="T16">. Se muestra</text:span><text:span text:style-name="T17">n las categorías de las revistas</text:span><text:span text:style-name="T16"> para </text:span><text:span text:style-name="T17">que el administrador seleccione a las cuales se asociará el anuncio</text:span><text:span text:style-name="T16">.</text:span></text:p>
          </table:table-cell>
        </table:table-row>
        <table:table-row table:style-name="TableLine94126063981568">
          <table:table-cell table:style-name="Tabla16.A7" office:value-type="string">
            <text:p text:style-name="P260">2<text:span text:style-name="T127">3</text:span>. El administrador <text:span text:style-name="T127">visualiza una lista con todas las categorías disponibles de las revistas en el sitio, debiendo seleccionar a cuales se asociará el anuncio.</text:span></text:p>
            <text:p text:style-name="P260"/>
            <text:p text:style-name="P264">24. El administrador selecciona las categorías de las revistas en donde se podrá visualizar el anuncio.</text:p>
            <text:p text:style-name="P264"/>
            <text:p text:style-name="P264">25. Se acepta el registro final del anuncio.</text:p>
          </table:table-cell>
          <table:table-cell table:style-name="Tabla16.B7" office:value-type="string">
            <text:p text:style-name="P264"><text:span text:style-name="T16">20</text:span><text:span text:style-name="T15">. </text:span><text:span text:style-name="T16">S</text:span><text:span text:style-name="T15">e </text:span><text:span text:style-name="T5">verifica que se haya seleccionado una o más categorías y se verifica que la selección de las mismas sean las correctas</text:span><text:span text:style-name="T15">.</text:span></text:p>
            <text:p text:style-name="P144"/>
            <text:p text:style-name="P264"><text:span text:style-name="T16">2</text:span><text:span text:style-name="T5">6</text:span><text:span text:style-name="T15">. </text:span><text:span text:style-name="T16">S</text:span><text:span text:style-name="T15">e </text:span><text:span text:style-name="T16">registra</text:span><text:span text:style-name="T15"> un nuevo </text:span><text:span text:style-name="T16">anuncio al sitio</text:span><text:span text:style-name="T15">, asociándolo con </text:span><text:span text:style-name="T5">las categorías seleccionadas por el usuario</text:span><text:span text:style-name="T15">.</text:span></text:p>
            <text:p text:style-name="P144"/>
            <text:p text:style-name="P221"><text:span text:style-name="T16">2</text:span><text:span text:style-name="T15">6. </text:span><text:span text:style-name="T16">S</text:span><text:span text:style-name="T17">e muestra una verificación del registro exitoso del anuncio, regresando al administrador al inicio</text:span><text:span text:style-name="T15">.</text:span></text:p>
          </table:table-cell>
        </table:table-row>
      </table:table>
      <text:p text:style-name="P9"/>
      <text:p text:style-name="P391">Flujos Alternos:</text:p>
      <text:p text:style-name="P37"/>
      <text:list xml:id="list232206977025631" text:continue-numbering="true" text:style-name="L1">
        <text:list-item>
          <text:p text:style-name="P342"><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crear </text:span><text:span text:style-name="T87">un</text:span><text:span text:style-name="T82"> nuev</text:span><text:span text:style-name="T87">o</text:span><text:span text:style-name="T82"> </text:span><text:span text:style-name="T87">anuncio</text:span><text:span text:style-name="T82">, cancelando la elección; el sistema revierte el proceso inicial </text:span><text:span text:style-name="T87">de la agregación</text:span><text:span text:style-name="T82"> de un </text:span><text:span text:style-name="T87">nuevo anuncio</text:span><text:span text:style-name="T82">.</text:span></text:p>
        </text:list-item>
        <text:list-item>
          <text:p text:style-name="P342"><text:span text:style-name="T60">Líneas </text:span><text:span text:style-name="T67">9</text:span><text:span text:style-name="T60"> a </text:span><text:span text:style-name="T67">11</text:span><text:span text:style-name="T60">: </text:span><text:span text:style-name="T78">El </text:span><text:span text:style-name="T87">administrador</text:span><text:span text:style-name="T82"> no </text:span><text:span text:style-name="T87">eligió correctamente el formato al cual pertenece el anuncio que se desea agregar al sitio, regresando a cambiar su elección; el sistema pausa el proceso de agregación de un nuevo anuncio</text:span><text:span text:style-name="T82">.</text:span></text:p>
        </text:list-item>
        <text:list-item>
          <text:p text:style-name="P342"><text:span text:style-name="T60">Línea </text:span><text:span text:style-name="T68">14</text:span><text:span text:style-name="T63"> </text:span><text:span text:style-name="T60">a </text:span><text:span text:style-name="T63">1</text:span><text:span text:style-name="T68">7</text:span><text:span text:style-name="T60">:</text:span><text:span text:style-name="T78"> El </text:span><text:span text:style-name="T87">administrador</text:span><text:span text:style-name="T82"> selecciona un archivo que no es aceptable </text:span><text:span text:style-name="T88">con el tipo de formato seleccionado para el anuncio</text:span><text:span text:style-name="T82">; el sistema lanza una alerta, eliminando el archivo del registro y dando la opción al </text:span><text:span text:style-name="T87">administrador</text:span><text:span text:style-name="T82"> de seleccionar un archivo aceptable.</text:span></text:p>
        </text:list-item>
        <text:list-item>
          <text:p text:style-name="P342"><text:span text:style-name="T60">Línea </text:span><text:span text:style-name="T68">19</text:span><text:span text:style-name="T60"> a </text:span><text:span text:style-name="T68">22</text:span><text:span text:style-name="T60">:</text:span><text:span text:style-name="T78"> El </text:span><text:span text:style-name="T87">administrador</text:span><text:span text:style-name="T82"> ingresa </text:span><text:span text:style-name="T88">erróneamente el nombre del anunciante costo mensual asociado al anuncio que se desea agregar</text:span><text:span text:style-name="T82">; el sistema despliega una alerta y le permite al </text:span><text:span text:style-name="T87">administrador</text:span><text:span text:style-name="T82"> editar nuevamente la información; el sistema pone en pausa el proceso de creación de la revista.</text:span></text:p>
        </text:list-item>
        <text:list-item>
          <text:p text:style-name="P342"><text:span text:style-name="T60">Línea </text:span><text:span text:style-name="T68">23</text:span><text:span text:style-name="T60"> a </text:span><text:span text:style-name="T68">24</text:span><text:span text:style-name="T60">:</text:span><text:span text:style-name="T78"> El </text:span><text:span text:style-name="T87">administrador</text:span><text:span text:style-name="T82"> ingresa </text:span><text:span text:style-name="T88">erróneamente las categorías de las revistas en donde se mostrará el anuncio</text:span><text:span text:style-name="T82">; el sistema despliega una alerta y le permite al </text:span><text:span text:style-name="T87">administrador</text:span><text:span text:style-name="T82"> editar nuevamente la información; el sistema pone en pausa el proceso de creación de la revista.</text:span></text:p>
        </text:list-item>
      </text:list>
      <text:p text:style-name="P9"/>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
      <table:table table:name="Tabla17" table:style-name="Tabla17">
        <table:table-column table:style-name="Tabla17.A"/>
        <table:table-column table:style-name="Tabla17.B"/>
        <table:table-row table:style-name="TableLine94126063985936">
          <table:table-cell table:style-name="Tabla17.A1" office:value-type="string">
            <text:p text:style-name="P298">Numero</text:p>
          </table:table-cell>
          <table:table-cell table:style-name="Tabla17.B1" office:value-type="string">
            <text:p text:style-name="P73">CUE00<text:span text:style-name="T157">3</text:span></text:p>
          </table:table-cell>
        </table:table-row>
        <table:table-row table:style-name="TableLine94126064015808">
          <table:table-cell table:style-name="Tabla17.A2" office:value-type="string">
            <text:p text:style-name="P298">Caso de Uso</text:p>
          </table:table-cell>
          <table:table-cell table:style-name="Tabla17.B7" office:value-type="string">
            <text:p text:style-name="P270">Definir categorías de revistas</text:p>
          </table:table-cell>
        </table:table-row>
        <table:table-row table:style-name="TableLine94126064021728">
          <table:table-cell table:style-name="Tabla17.A2" office:value-type="string">
            <text:p text:style-name="P298">Actores</text:p>
          </table:table-cell>
          <table:table-cell table:style-name="Tabla17.B7" office:value-type="string">
            <text:p text:style-name="P223"><text:span text:style-name="T14">Administrador</text:span><text:span text:style-name="T7"> (Iniciador)</text:span></text:p>
          </table:table-cell>
        </table:table-row>
        <table:table-row table:style-name="TableLine94126064022368">
          <table:table-cell table:style-name="Tabla17.A2" office:value-type="string">
            <text:p text:style-name="P298">Propósito</text:p>
          </table:table-cell>
          <table:table-cell table:style-name="Tabla17.B7" office:value-type="string">
            <text:p text:style-name="P223"><text:span text:style-name="T47">Agregar un</text:span><text:span text:style-name="T48">a nueva categoría de revista al sitio.</text:span></text:p>
          </table:table-cell>
        </table:table-row>
        <table:table-row table:style-name="TableLine94126064023008">
          <table:table-cell table:style-name="Tabla17.A2" office:value-type="string">
            <text:p text:style-name="P298">Resumen</text:p>
          </table:table-cell>
          <table:table-cell table:style-name="Tabla17.B7" office:value-type="string">
            <text:p text:style-name="P247"><text:span text:style-name="T1">El administrador </text:span><text:span text:style-name="T3">define desde un inicio las distintas categorías en las cuales se podrán situar tanto revistas, como anuncios, para asociarlas entre si.</text:span></text:p>
          </table:table-cell>
        </table:table-row>
        <table:table-row table:style-name="TableLine94126064023648">
          <table:table-cell table:style-name="Tabla17.A2" office:value-type="string">
            <text:p text:style-name="P298">Tipo</text:p>
          </table:table-cell>
          <table:table-cell table:style-name="Tabla17.B7" office:value-type="string">
            <text:p text:style-name="P73">Primario y Esencial</text:p>
          </table:table-cell>
        </table:table-row>
        <table:table-row table:style-name="TableLine94126064024240">
          <table:table-cell table:style-name="Tabla17.A2" office:value-type="string">
            <text:p text:style-name="P298">Referencias</text:p>
          </table:table-cell>
          <table:table-cell table:style-name="Tabla17.B7" office:value-type="string">
            <text:p text:style-name="P94">CU0<text:span text:style-name="T128">0</text:span><text:span text:style-name="T131">4</text:span></text:p>
          </table:table-cell>
        </table:table-row>
      </table:table>
      <text:p text:style-name="P10"/>
      <table:table table:name="Tabla18" table:style-name="Tabla18">
        <table:table-column table:style-name="Tabla18.A"/>
        <table:table-column table:style-name="Tabla18.B"/>
        <table:table-row table:style-name="TableLine94126064025232">
          <table:table-cell table:style-name="Tabla18.A1" office:value-type="string">
            <text:p text:style-name="P319">Acción de los Actores</text:p>
          </table:table-cell>
          <table:table-cell table:style-name="Tabla18.B1" office:value-type="string">
            <text:p text:style-name="P319">Respuesta del Sistema</text:p>
          </table:table-cell>
        </table:table-row>
        <table:table-row table:style-name="TableLine94126064058832">
          <table:table-cell table:style-name="Tabla18.A5" office:value-type="string">
            <text:p text:style-name="P94">1. El <text:span text:style-name="T124">administrador</text:span><text:span text:style-name="T115"> ingresa al sitio</text:span></text:p>
            <text:p text:style-name="P94"/>
            <text:p text:style-name="P223">2. El <text:span text:style-name="T124">administrador</text:span> elige <text:span text:style-name="T124">ingresar a las opciones d</text:span><text:span text:style-name="T131">e configuración del sitio</text:span><text:span text:style-name="T124">.</text:span></text:p>
          </table:table-cell>
          <table:table-cell table:style-name="Tabla18.B5" office:value-type="string">
            <text:p text:style-name="P223">3. El sistema verifica que la elección del <text:span text:style-name="T124">administrador</text:span> sea la adecuada.</text:p>
            <text:p text:style-name="P223"/>
            <text:p text:style-name="P273">4. Se muestran las configuraciones que se pueden realizar en el sitio, las cuales incluyen definir las categorías de las revistas, definir un porcentaje de ganancias y definir el cobro diario.</text:p>
          </table:table-cell>
        </table:table-row>
        <table:table-row table:style-name="TableLine94126064065728">
          <table:table-cell table:style-name="Tabla18.A5" office:value-type="string">
            <text:p text:style-name="P273"><text:span text:style-name="T8">5. </text:span><text:span text:style-name="T5">El administrador visualiza las configuraciones que se pueden realizar en el sitio.</text:span></text:p>
            <text:p text:style-name="P158"/>
            <text:p text:style-name="P158">6. Selecciona la configuración de las categorías de las revistas.</text:p>
            <text:p text:style-name="P135"/>
            <text:p text:style-name="P166"/>
          </table:table-cell>
          <table:table-cell table:style-name="Tabla18.B5" office:value-type="string">
            <text:p text:style-name="P273"><text:span text:style-name="T14">7. </text:span><text:span text:style-name="T5">El sistema verifica que la elección a las configuraciones respectivas sea correcta.</text:span></text:p>
            <text:p text:style-name="P158"/>
            <text:p text:style-name="P158">8. El sistema busca todas las categorías de revistas que se han registrado en el sistema.</text:p>
            <text:p text:style-name="P158"/>
            <text:p text:style-name="P158">9. Se muestran una lista con las categorías registradas al administrador</text:p>
            <text:p text:style-name="P166"/>
            <text:p text:style-name="P273"><text:span text:style-name="T14">1</text:span><text:span text:style-name="T5">0. Se muestra la opción de poder agregar una nueva categoría.</text:span></text:p>
          </table:table-cell>
        </table:table-row>
        <table:table-row table:style-name="TableLine94126064059136">
          <table:table-cell table:style-name="Tabla18.A5" office:value-type="string">
            <text:p text:style-name="P158">1<text:span text:style-name="T134">1</text:span>. El administrador visualiza todas las categorías correspondientes a las revistas, previamente registradas; así como también la opción de ingresar una nueva categoría a la revista.</text:p>
            <text:p text:style-name="P158"/>
            <text:p text:style-name="P158">1<text:span text:style-name="T134">2</text:span>. El administrador escoge la opción para agregar una nueva categoría de revista al sitio.</text:p>
          </table:table-cell>
          <table:table-cell table:style-name="Tabla18.B5" office:value-type="string">
            <text:p text:style-name="P223"><text:span text:style-name="T16">1</text:span><text:span text:style-name="T24">3</text:span><text:span text:style-name="T21">. El sistema verifica que la elección a la opción haya sido correcta.</text:span></text:p>
            <text:p text:style-name="P158"/>
            <text:p text:style-name="P273"><text:span text:style-name="T5">1</text:span><text:span text:style-name="T24">4</text:span><text:span text:style-name="T5">. El sistema despliega campos vacíos para ingresar una nueva categoría al sitio, además de un medio de confirmación para registrar el mismo.</text:span></text:p>
            <text:p text:style-name="P158"/>
            <text:p text:style-name="P273"><text:span text:style-name="T5">1</text:span><text:span text:style-name="T24">5</text:span><text:span text:style-name="T5">. Se muestran los campos vacíos y el medio de confirmación.</text:span></text:p>
          </table:table-cell>
        </table:table-row>
        <table:table-row table:style-name="TableLine94126064057920">
          <table:table-cell table:style-name="Tabla18.A5" office:value-type="string">
            <text:p text:style-name="P261">1<text:span text:style-name="T134">6</text:span><text:span text:style-name="T131">. El administrador visualiza los campos vacíos y el medio de confirmación para registrar la nueva categoría a registrar.</text:span></text:p>
            <text:p text:style-name="P261"/>
            <text:p text:style-name="P223"><text:span text:style-name="T126">1</text:span><text:span text:style-name="T134">7</text:span><text:span text:style-name="T126">. </text:span><text:span text:style-name="T131">El administrador ingresa el nombre de la </text:span><text:soft-page-break/><text:span text:style-name="T131">nueva categoría a registrar en el sitio, para las revistas.</text:span></text:p>
            <text:p text:style-name="P223"/>
            <text:p text:style-name="P273">1<text:span text:style-name="T134">8</text:span>. Se confirma los datos ingresados, para registrarlos.</text:p>
          </table:table-cell>
          <table:table-cell table:style-name="Tabla18.B5" office:value-type="string">
            <text:p text:style-name="P223"><text:span text:style-name="T16">1</text:span><text:span text:style-name="T24">9</text:span><text:span text:style-name="T15">. Se verifica que el </text:span><text:span text:style-name="T21">nombre de la nueva categoría sea</text:span><text:span text:style-name="T15"> aceptable.</text:span></text:p>
            <text:p text:style-name="P145"/>
            <text:p text:style-name="P223"><text:span text:style-name="T24">20</text:span><text:span text:style-name="T15">. Se verifica que el </text:span><text:span text:style-name="T21">nombre de la nueva categoría no haya sido repetido con alguna </text:span><text:soft-page-break/><text:span text:style-name="T21">categoría que ya haya sido registrada con anterioridad</text:span><text:span text:style-name="T15">.</text:span></text:p>
            <text:p text:style-name="P145"/>
            <text:p text:style-name="P265"><text:span text:style-name="T16">2</text:span><text:span text:style-name="T24">1</text:span><text:span text:style-name="T15">. </text:span><text:span text:style-name="T16">S</text:span><text:span text:style-name="T15">e </text:span><text:span text:style-name="T16">registra</text:span><text:span text:style-name="T15"> </text:span><text:span text:style-name="T22">la nueva categoría de revista al sitio</text:span><text:span text:style-name="T15">, </text:span><text:span text:style-name="T22">para poder utilizar esta categoría mas adelanta para asociarla con diferentes revistas</text:span><text:span text:style-name="T15">.</text:span></text:p>
            <text:p text:style-name="P145"/>
            <text:p text:style-name="P261"><text:span text:style-name="T5">2</text:span><text:span text:style-name="T24">2</text:span><text:span text:style-name="T15">. </text:span><text:span text:style-name="T5">S</text:span><text:span text:style-name="T17">e muestra una verificación del registro exitoso de </text:span><text:span text:style-name="T22">la categoría</text:span><text:span text:style-name="T17">, regresando al administrador al inicio</text:span><text:span text:style-name="T15">.</text:span></text:p>
          </table:table-cell>
        </table:table-row>
      </table:table>
      <text:p text:style-name="P10"/>
      <text:p text:style-name="P392">Flujos Alternos:</text:p>
      <text:p text:style-name="P38"/>
      <text:list xml:id="list232205082723216" text:continue-numbering="true" text:style-name="L1">
        <text:list-item>
          <text:p text:style-name="P343"><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text:span><text:span text:style-name="T91">ingresar a las configuraciones del sitio</text:span><text:span text:style-name="T82">, cancelando la elección; el sistema revierte el proceso inicial </text:span><text:span text:style-name="T87">de </text:span><text:span text:style-name="T91">configurar el sitio</text:span><text:span text:style-name="T82">.</text:span></text:p>
        </text:list-item>
        <text:list-item>
          <text:p text:style-name="P344"><text:span text:style-name="T60">Líneas </text:span><text:span text:style-name="T71">6</text:span><text:span text:style-name="T60"> a </text:span><text:span text:style-name="T71">10</text:span><text:span text:style-name="T60">: </text:span><text:span text:style-name="T78">El </text:span><text:span text:style-name="T87">administrador</text:span><text:span text:style-name="T82"> no </text:span><text:span text:style-name="T87">eligió correctamente </text:span><text:span text:style-name="T91">la opción deseada</text:span><text:span text:style-name="T87">, </text:span><text:span text:style-name="T82">cancelando la elección; el sistema revierte el proceso inicial </text:span><text:span text:style-name="T87">de </text:span><text:span text:style-name="T91">configurar el sitio</text:span><text:span text:style-name="T82">.</text:span></text:p>
        </text:list-item>
        <text:list-item>
          <text:p text:style-name="P344"><text:span text:style-name="T60">Líneas </text:span><text:span text:style-name="T71">11</text:span><text:span text:style-name="T60"> a </text:span><text:span text:style-name="T71">1</text:span><text:span text:style-name="T67">4</text:span><text:span text:style-name="T60">: </text:span><text:span text:style-name="T78">El </text:span><text:span text:style-name="T87">administrador</text:span><text:span text:style-name="T82"> no desea </text:span><text:span text:style-name="T91">agregar una nueva categoría de revista al sitio</text:span><text:span text:style-name="T82">, cancelando la elección; el sistema revierte el proceso </text:span><text:span text:style-name="T87">de </text:span><text:span text:style-name="T91">agregar una nueva categoría de revista al sitio</text:span><text:span text:style-name="T82">.</text:span></text:p>
        </text:list-item>
        <text:list-item>
          <text:p text:style-name="P344"><text:span text:style-name="T60">Línea </text:span><text:span text:style-name="T71">16</text:span><text:span text:style-name="T60"> a </text:span><text:span text:style-name="T68">2</text:span><text:span text:style-name="T71">1</text:span><text:span text:style-name="T60">:</text:span><text:span text:style-name="T78"> El </text:span><text:span text:style-name="T87">administrador</text:span><text:span text:style-name="T82"> ingresa </text:span><text:span text:style-name="T88">erróneamente </text:span><text:span text:style-name="T91">el nombre de</text:span><text:span text:style-name="T88"> la </text:span><text:span text:style-name="T91">nueva </text:span><text:span text:style-name="T88">categoría de la</text:span><text:span text:style-name="T91">s</text:span><text:span text:style-name="T88"> revista</text:span><text:span text:style-name="T91">s;</text:span><text:span text:style-name="T82"> el sistema despliega una alerta y le permite al </text:span><text:span text:style-name="T87">administrador</text:span><text:span text:style-name="T82"> editar nuevamente la información; el sistema pone en pausa el proceso de </text:span><text:span text:style-name="T91">agregar una nueva categoría de revista al sitio</text:span><text:span text:style-name="T82">.</text:span></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3"><text:soft-page-break/></text:p>
      <table:table table:name="Tabla19" table:style-name="Tabla19">
        <table:table-column table:style-name="Tabla19.A"/>
        <table:table-column table:style-name="Tabla19.B"/>
        <table:table-row table:style-name="TableLine94126064096304">
          <table:table-cell table:style-name="Tabla19.A1" office:value-type="string">
            <text:p text:style-name="P299">Numero</text:p>
          </table:table-cell>
          <table:table-cell table:style-name="Tabla19.B1" office:value-type="string">
            <text:p text:style-name="P74">CUE00<text:span text:style-name="T157">4</text:span></text:p>
          </table:table-cell>
        </table:table-row>
        <table:table-row table:style-name="TableLine94126064103696">
          <table:table-cell table:style-name="Tabla19.A2" office:value-type="string">
            <text:p text:style-name="P299">Caso de Uso</text:p>
          </table:table-cell>
          <table:table-cell table:style-name="Tabla19.B7" office:value-type="string">
            <text:p text:style-name="P271">Definir porcentaje de ganancias</text:p>
          </table:table-cell>
        </table:table-row>
        <table:table-row table:style-name="TableLine94126064107536">
          <table:table-cell table:style-name="Tabla19.A2" office:value-type="string">
            <text:p text:style-name="P299">Actores</text:p>
          </table:table-cell>
          <table:table-cell table:style-name="Tabla19.B7" office:value-type="string">
            <text:p text:style-name="P224"><text:span text:style-name="T14">Administrador</text:span><text:span text:style-name="T7"> (Iniciador)</text:span></text:p>
          </table:table-cell>
        </table:table-row>
        <table:table-row table:style-name="TableLine94126064109456">
          <table:table-cell table:style-name="Tabla19.A2" office:value-type="string">
            <text:p text:style-name="P299">Propósito</text:p>
          </table:table-cell>
          <table:table-cell table:style-name="Tabla19.B7" office:value-type="string">
            <text:p text:style-name="P196">Configurar el porcentaje de ganancias para el administrador y editor.</text:p>
          </table:table-cell>
        </table:table-row>
        <table:table-row table:style-name="TableLine94126064111376">
          <table:table-cell table:style-name="Tabla19.A2" office:value-type="string">
            <text:p text:style-name="P299">Resumen</text:p>
          </table:table-cell>
          <table:table-cell table:style-name="Tabla19.B7" office:value-type="string">
            <text:p text:style-name="P248"><text:span text:style-name="T1">El administrador </text:span><text:span text:style-name="T3">define desde un inicio el porcentaje de ganancia que obtendrá tanto el, como el editor de alguna revista, sobre el pago a la suscripción de la revista, hecha por el usuario.</text:span></text:p>
          </table:table-cell>
        </table:table-row>
        <table:table-row table:style-name="TableLine94126064113296">
          <table:table-cell table:style-name="Tabla19.A2" office:value-type="string">
            <text:p text:style-name="P299">Tipo</text:p>
          </table:table-cell>
          <table:table-cell table:style-name="Tabla19.B7" office:value-type="string">
            <text:p text:style-name="P74">Primario y Esencial</text:p>
          </table:table-cell>
        </table:table-row>
        <table:table-row table:style-name="TableLine94126064114576">
          <table:table-cell table:style-name="Tabla19.A2" office:value-type="string">
            <text:p text:style-name="P299">Referencias</text:p>
          </table:table-cell>
          <table:table-cell table:style-name="Tabla19.B7" office:value-type="string">
            <text:p text:style-name="P95">CU0<text:span text:style-name="T128">0</text:span><text:span text:style-name="T131">4</text:span></text:p>
          </table:table-cell>
        </table:table-row>
      </table:table>
      <text:p text:style-name="P11"/>
      <table:table table:name="Tabla20" table:style-name="Tabla20">
        <table:table-column table:style-name="Tabla20.A"/>
        <table:table-column table:style-name="Tabla20.B"/>
        <table:table-row table:style-name="TableLine94126064077088">
          <table:table-cell table:style-name="Tabla20.A1" office:value-type="string">
            <text:p text:style-name="P320">Acción de los Actores</text:p>
          </table:table-cell>
          <table:table-cell table:style-name="Tabla20.B1" office:value-type="string">
            <text:p text:style-name="P320">Respuesta del Sistema</text:p>
          </table:table-cell>
        </table:table-row>
        <table:table-row table:style-name="TableLine94126064149104">
          <table:table-cell table:style-name="Tabla20.A5" office:value-type="string">
            <text:p text:style-name="P95">1. El <text:span text:style-name="T124">administrador</text:span><text:span text:style-name="T115"> ingresa al sitio</text:span></text:p>
            <text:p text:style-name="P95"/>
            <text:p text:style-name="P224">2. El <text:span text:style-name="T124">administrador</text:span> elige <text:span text:style-name="T124">ingresar a las opciones d</text:span><text:span text:style-name="T131">e configuración del sitio</text:span><text:span text:style-name="T124">.</text:span></text:p>
          </table:table-cell>
          <table:table-cell table:style-name="Tabla20.B5" office:value-type="string">
            <text:p text:style-name="P224">3. El sistema verifica que la elección del <text:span text:style-name="T124">administrador</text:span> sea la adecuada.</text:p>
            <text:p text:style-name="P224"/>
            <text:p text:style-name="P274">4. Se muestran las configuraciones que se pueden realizar en el sitio, las cuales incluyen definir las categorías de las revistas, definir un porcentaje de ganancias y definir el cobro diario.</text:p>
          </table:table-cell>
        </table:table-row>
        <table:table-row table:style-name="TableLine94126064150816">
          <table:table-cell table:style-name="Tabla20.A5" office:value-type="string">
            <text:p text:style-name="P274"><text:span text:style-name="T8">5. </text:span><text:span text:style-name="T5">El administrador visualiza las configuraciones que se pueden realizar en el sitio.</text:span></text:p>
            <text:p text:style-name="P159"/>
            <text:p text:style-name="P274"><text:span text:style-name="T5">6. Selecciona la configuración de </text:span><text:span text:style-name="T22">porcentaje de ganancias</text:span><text:span text:style-name="T5">.</text:span></text:p>
            <text:p text:style-name="P136"/>
            <text:p text:style-name="P167"/>
          </table:table-cell>
          <table:table-cell table:style-name="Tabla20.B5" office:value-type="string">
            <text:p text:style-name="P274"><text:span text:style-name="T14">7. </text:span><text:span text:style-name="T5">El sistema verifica que la elección a las configuraciones respectivas sea correcta.</text:span></text:p>
            <text:p text:style-name="P159"/>
            <text:p text:style-name="P224"><text:span text:style-name="T21">8. El sistema </text:span><text:span text:style-name="T24">recopila </text:span><text:span text:style-name="T22">el porcentaje actual de ganancias, distribuido tanto para el editor como para el propio administrador.</text:span></text:p>
            <text:p text:style-name="P159"/>
            <text:p text:style-name="P224"><text:span text:style-name="T21">9. Se muestran </text:span><text:span text:style-name="T22">los porcentajes concernientes al administrador, como al editor.</text:span></text:p>
            <text:p text:style-name="P171"/>
            <text:p text:style-name="P225"><text:span text:style-name="T14">1</text:span><text:span text:style-name="T22">0. Se muestra la opción de poder </text:span><text:span text:style-name="T23">editar la distribución del porcentaje de ganancias</text:span><text:span text:style-name="T22">.</text:span></text:p>
          </table:table-cell>
        </table:table-row>
        <table:table-row table:style-name="TableLine94126064151072">
          <table:table-cell table:style-name="Tabla20.A5" office:value-type="string">
            <text:p text:style-name="P159">1<text:span text:style-name="T133">1</text:span>. El administrador visualiza <text:span text:style-name="T133">los porcentajes definidos, tanto los del administrador como los del editor, junto con la opción para cambiar dicho porcentaje.</text:span></text:p>
            <text:p text:style-name="P159"/>
            <text:p text:style-name="P160">1<text:span text:style-name="T133">2</text:span>. El administrador escoge la opción para <text:span text:style-name="T133">editar la distribución del porcentaje de ganancias</text:span>.</text:p>
          </table:table-cell>
          <table:table-cell table:style-name="Tabla20.B5" office:value-type="string">
            <text:p text:style-name="P224"><text:span text:style-name="T16">1</text:span><text:span text:style-name="T23">3</text:span><text:span text:style-name="T21">. El sistema verifica que la elección a la opción haya sido correcta.</text:span></text:p>
            <text:p text:style-name="P159"/>
            <text:p text:style-name="P274"><text:span text:style-name="T5">1</text:span><text:span text:style-name="T23">4</text:span><text:span text:style-name="T5">. El sistema despliega campos, </text:span><text:span text:style-name="T23">con los datos concernientes a los porcentajes actualmente definidos, dando opción a poder se editados, junto con un medio de confirmación para guardar cambios</text:span><text:span text:style-name="T5">.</text:span></text:p>
            <text:p text:style-name="P159"/>
            <text:p text:style-name="P274"><text:span text:style-name="T5">1</text:span><text:span text:style-name="T23">5</text:span><text:span text:style-name="T5">. Se muestran los campos y el medio de confirmación.</text:span></text:p>
          </table:table-cell>
        </table:table-row>
        <table:table-row table:style-name="TableLine94126064151328">
          <table:table-cell table:style-name="Tabla20.A5" office:value-type="string">
            <text:p text:style-name="P262">1<text:span text:style-name="T133">6</text:span><text:span text:style-name="T131">. El administrador visualiza los campos y el medio de confirmación para registrar </text:span><text:span text:style-name="T133">los cambios </text:span><text:soft-page-break/><text:span text:style-name="T133">realizados a los porcentajes</text:span><text:span text:style-name="T131">.</text:span></text:p>
            <text:p text:style-name="P262"/>
            <text:p text:style-name="P224"><text:span text:style-name="T126">1</text:span><text:span text:style-name="T133">7</text:span><text:span text:style-name="T126">. </text:span><text:span text:style-name="T131">El administrador </text:span><text:span text:style-name="T133">cambia los porcentajes concernientes a si mismo y al editor.</text:span></text:p>
            <text:p text:style-name="P224"/>
            <text:p text:style-name="P274">1<text:span text:style-name="T133">8</text:span>. Se confirma los datos ingresados, para registrarlos.</text:p>
          </table:table-cell>
          <table:table-cell table:style-name="Tabla20.B5" office:value-type="string">
            <text:p text:style-name="P225"><text:span text:style-name="T16">1</text:span><text:span text:style-name="T23">9</text:span><text:span text:style-name="T21">. El sistema verifica que l</text:span><text:span text:style-name="T23">os datos ingresados h</text:span><text:span text:style-name="T21">aya</text:span><text:span text:style-name="T23">n</text:span><text:span text:style-name="T21"> sido </text:span><text:span text:style-name="T23">aceptables</text:span><text:span text:style-name="T15">.</text:span></text:p>
            <text:p text:style-name="P147"><text:soft-page-break/></text:p>
            <text:p text:style-name="P266"><text:span text:style-name="T16">2</text:span><text:span text:style-name="T22">0</text:span><text:span text:style-name="T15">. </text:span><text:span text:style-name="T16">S</text:span><text:span text:style-name="T15">e </text:span><text:span text:style-name="T16">registra</text:span><text:span text:style-name="T23">n nuevamente los porcentajes recién editados, que son correspondientes a las ganancias por suscripciones a la revista</text:span><text:span text:style-name="T15">.</text:span></text:p>
            <text:p text:style-name="P147"/>
            <text:p text:style-name="P262"><text:span text:style-name="T5">2</text:span><text:span text:style-name="T22">1</text:span><text:span text:style-name="T15">. </text:span><text:span text:style-name="T5">S</text:span><text:span text:style-name="T17">e muestra una verificación del registro exitoso de </text:span><text:span text:style-name="T22">la categoría</text:span><text:span text:style-name="T17">, regresando al administrador al inicio</text:span><text:span text:style-name="T15">.</text:span></text:p>
          </table:table-cell>
        </table:table-row>
      </table:table>
      <text:p text:style-name="P11"/>
      <text:p text:style-name="P393">Flujos Alternos:</text:p>
      <text:p text:style-name="P39"/>
      <text:list xml:id="list232207017925432" text:continue-numbering="true" text:style-name="L1">
        <text:list-item>
          <text:p text:style-name="P344"><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text:span><text:span text:style-name="T91">ingresar a las configuraciones del sitio</text:span><text:span text:style-name="T82">, cancelando la elección; el sistema revierte el proceso inicial </text:span><text:span text:style-name="T87">de </text:span><text:span text:style-name="T91">configurar el sitio</text:span><text:span text:style-name="T82">.</text:span></text:p>
        </text:list-item>
        <text:list-item>
          <text:p text:style-name="P344"><text:span text:style-name="T60">Líneas </text:span><text:span text:style-name="T71">6</text:span><text:span text:style-name="T60"> a </text:span><text:span text:style-name="T71">10</text:span><text:span text:style-name="T60">: </text:span><text:span text:style-name="T78">El </text:span><text:span text:style-name="T87">administrador</text:span><text:span text:style-name="T82"> no </text:span><text:span text:style-name="T87">eligió correctamente </text:span><text:span text:style-name="T91">la opción deseada</text:span><text:span text:style-name="T87">, </text:span><text:span text:style-name="T82">cancelando la elección; el sistema revierte el proceso inicial </text:span><text:span text:style-name="T87">de </text:span><text:span text:style-name="T91">configurar el sitio</text:span><text:span text:style-name="T82">.</text:span></text:p>
        </text:list-item>
        <text:list-item>
          <text:p text:style-name="P344"><text:span text:style-name="T60">Líneas </text:span><text:span text:style-name="T71">1</text:span><text:span text:style-name="T72">2</text:span><text:span text:style-name="T60"> a </text:span><text:span text:style-name="T71">1</text:span><text:span text:style-name="T67">4</text:span><text:span text:style-name="T60">: </text:span><text:span text:style-name="T78">El </text:span><text:span text:style-name="T87">administrador</text:span><text:span text:style-name="T82"> no desea </text:span><text:span text:style-name="T92">editar los porcentajes correspondientes a las ganancias recibidas hacia si mismo y hacia el editor</text:span><text:span text:style-name="T82">, cancelando la elección; el sistema revierte el proceso </text:span><text:span text:style-name="T87">de </text:span><text:span text:style-name="T92">editar el porcentaje de ganancias del </text:span><text:span text:style-name="T91">sitio</text:span><text:span text:style-name="T82">.</text:span></text:p>
        </text:list-item>
        <text:list-item>
          <text:p text:style-name="P345"><text:span text:style-name="T60">Línea </text:span><text:span text:style-name="T71">1</text:span><text:span text:style-name="T72">7</text:span><text:span text:style-name="T60"> a </text:span><text:span text:style-name="T68">2</text:span><text:span text:style-name="T71">1</text:span><text:span text:style-name="T60">:</text:span><text:span text:style-name="T78"> El </text:span><text:span text:style-name="T87">administrador</text:span><text:span text:style-name="T82"> </text:span><text:span text:style-name="T92">cambia </text:span><text:span text:style-name="T88">erróneamente </text:span><text:span text:style-name="T92">los porcentajes correspondientes a las ganancias recibidas hacia si mismo y hacia el editor</text:span><text:span text:style-name="T91">;</text:span><text:span text:style-name="T82"> el sistema despliega una alerta y le permite al </text:span><text:span text:style-name="T87">administrador</text:span><text:span text:style-name="T82"> editar nuevamente la información; el sistema pone en pausa el proceso </text:span><text:span text:style-name="T87">de </text:span><text:span text:style-name="T92">editar el porcentaje de ganancias del </text:span><text:span text:style-name="T91">sitio</text:span><text:span text:style-name="T82">.</text:span></text:p>
        </text:list-item>
      </text:list>
      <text:p text:style-name="P53"/>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4"/>
      <table:table table:name="Tabla21" table:style-name="Tabla21">
        <table:table-column table:style-name="Tabla21.A"/>
        <table:table-column table:style-name="Tabla21.B"/>
        <table:table-row table:style-name="TableLine94126064153664">
          <table:table-cell table:style-name="Tabla21.A1" office:value-type="string">
            <text:p text:style-name="P300">Numero</text:p>
          </table:table-cell>
          <table:table-cell table:style-name="Tabla21.B1" office:value-type="string">
            <text:p text:style-name="P75">CUE00<text:span text:style-name="T157">5</text:span></text:p>
          </table:table-cell>
        </table:table-row>
        <table:table-row table:style-name="TableLine94126064187936">
          <table:table-cell table:style-name="Tabla21.A2" office:value-type="string">
            <text:p text:style-name="P300">Caso de Uso</text:p>
          </table:table-cell>
          <table:table-cell table:style-name="Tabla21.B7" office:value-type="string">
            <text:p text:style-name="P272"><text:span text:style-name="T135">Definir</text:span><text:span text:style-name="T109"> Cobro Diario</text:span></text:p>
          </table:table-cell>
        </table:table-row>
        <table:table-row table:style-name="TableLine94126064157344">
          <table:table-cell table:style-name="Tabla21.A2" office:value-type="string">
            <text:p text:style-name="P300">Actores</text:p>
          </table:table-cell>
          <table:table-cell table:style-name="Tabla21.B7" office:value-type="string">
            <text:p text:style-name="P226"><text:span text:style-name="T14">Administrador</text:span><text:span text:style-name="T7"> (Iniciador)</text:span></text:p>
          </table:table-cell>
        </table:table-row>
        <table:table-row table:style-name="TableLine94126064169744">
          <table:table-cell table:style-name="Tabla21.A2" office:value-type="string">
            <text:p text:style-name="P300">Propósito</text:p>
          </table:table-cell>
          <table:table-cell table:style-name="Tabla21.B7" office:value-type="string">
            <text:p text:style-name="P197">Configurar <text:span text:style-name="T134">el costo del cobro diario realizado a cada revista</text:span>.</text:p>
          </table:table-cell>
        </table:table-row>
        <table:table-row table:style-name="TableLine94126064159264">
          <table:table-cell table:style-name="Tabla21.A2" office:value-type="string">
            <text:p text:style-name="P300">Resumen</text:p>
          </table:table-cell>
          <table:table-cell table:style-name="Tabla21.B7" office:value-type="string">
            <text:p text:style-name="P278">El <text:span text:style-name="T109">administrador establece una cantidad de cobro diario a cada revista registrada, </text:span><text:span text:style-name="T136">debido a que se necesita solventar gastos de mantenimiento y funcionamiento del sistema, el administrador</text:span><text:span text:style-name="T109"> define si el cobro sera un costo global u otro monto, llevando un registro así del monto y de la fecha de modificación o establecimiento de dicho monto.</text:span></text:p>
          </table:table-cell>
        </table:table-row>
        <table:table-row table:style-name="TableLine94126064192304">
          <table:table-cell table:style-name="Tabla21.A2" office:value-type="string">
            <text:p text:style-name="P300">Tipo</text:p>
          </table:table-cell>
          <table:table-cell table:style-name="Tabla21.B7" office:value-type="string">
            <text:p text:style-name="P75">Primario y Esencial</text:p>
          </table:table-cell>
        </table:table-row>
        <table:table-row table:style-name="TableLine94126064192896">
          <table:table-cell table:style-name="Tabla21.A2" office:value-type="string">
            <text:p text:style-name="P300">Referencias</text:p>
          </table:table-cell>
          <table:table-cell table:style-name="Tabla21.B7" office:value-type="string">
            <text:p text:style-name="P96">CU0<text:span text:style-name="T128">0</text:span><text:span text:style-name="T131">4</text:span></text:p>
          </table:table-cell>
        </table:table-row>
      </table:table>
      <text:p text:style-name="P12"/>
      <table:table table:name="Tabla22" table:style-name="Tabla22">
        <table:table-column table:style-name="Tabla22.A"/>
        <table:table-column table:style-name="Tabla22.B"/>
        <table:table-row table:style-name="TableLine94126064193888">
          <table:table-cell table:style-name="Tabla22.A1" office:value-type="string">
            <text:p text:style-name="P321">Acción de los Actores</text:p>
          </table:table-cell>
          <table:table-cell table:style-name="Tabla22.B1" office:value-type="string">
            <text:p text:style-name="P321">Respuesta del Sistema</text:p>
          </table:table-cell>
        </table:table-row>
        <table:table-row table:style-name="TableLine94126064207136">
          <table:table-cell table:style-name="Tabla22.A5" office:value-type="string">
            <text:p text:style-name="P96">1. El <text:span text:style-name="T124">administrador</text:span><text:span text:style-name="T115"> ingresa al sitio</text:span></text:p>
            <text:p text:style-name="P96"/>
            <text:p text:style-name="P226">2. El <text:span text:style-name="T124">administrador</text:span> elige <text:span text:style-name="T124">ingresar a las opciones d</text:span><text:span text:style-name="T131">e configuración del sitio</text:span><text:span text:style-name="T124">.</text:span></text:p>
          </table:table-cell>
          <table:table-cell table:style-name="Tabla22.B5" office:value-type="string">
            <text:p text:style-name="P226">3. El sistema verifica que la elección del <text:span text:style-name="T124">administrador</text:span> sea la adecuada.</text:p>
            <text:p text:style-name="P226"/>
            <text:p text:style-name="P275">4. Se muestran las configuraciones que se pueden realizar en el sitio, las cuales incluyen definir las categorías de las revistas, definir un porcentaje de ganancias y definir el cobro diario.</text:p>
          </table:table-cell>
        </table:table-row>
        <table:table-row table:style-name="TableLine94126064150016">
          <table:table-cell table:style-name="Tabla22.A5" office:value-type="string">
            <text:p text:style-name="P275"><text:span text:style-name="T8">5. </text:span><text:span text:style-name="T5">El administrador visualiza las configuraciones que se pueden realizar en el sitio.</text:span></text:p>
            <text:p text:style-name="P161"/>
            <text:p text:style-name="P275"><text:span text:style-name="T5">6. Selecciona la configuración de</text:span><text:span text:style-name="T24">l pago diario.</text:span></text:p>
            <text:p text:style-name="P137"/>
            <text:p text:style-name="P168"/>
          </table:table-cell>
          <table:table-cell table:style-name="Tabla22.B5" office:value-type="string">
            <text:p text:style-name="P275"><text:span text:style-name="T14">7. </text:span><text:span text:style-name="T5">El sistema verifica que la elección a las configuraciones respectivas sea correcta.</text:span></text:p>
            <text:p text:style-name="P161"/>
            <text:p text:style-name="P226"><text:span text:style-name="T21">8. El sistema </text:span><text:span text:style-name="T24">busca </text:span><text:span text:style-name="T22">el </text:span><text:span text:style-name="T24">costo actual del pago diario definido para las revistas</text:span><text:span text:style-name="T22">.</text:span></text:p>
            <text:p text:style-name="P161"/>
            <text:p text:style-name="P226"><text:span text:style-name="T21">9. Se muestran </text:span><text:span text:style-name="T24">el costo de pago diario actualmente registrado.</text:span></text:p>
            <text:p text:style-name="P172"/>
            <text:p text:style-name="P226"><text:span text:style-name="T14">1</text:span><text:span text:style-name="T22">0. Se muestra la opción de poder </text:span><text:span text:style-name="T23">editar </text:span><text:span text:style-name="T24">el costo de pago diario.</text:span></text:p>
          </table:table-cell>
        </table:table-row>
        <table:table-row table:style-name="TableLine94126064213952">
          <table:table-cell table:style-name="Tabla22.A5" office:value-type="string">
            <text:p text:style-name="P226"><text:span text:style-name="T21">1</text:span><text:span text:style-name="T23">1</text:span><text:span text:style-name="T21">. El administrador visualiza </text:span><text:span text:style-name="T24">el costo por el pago diario de las revistas, </text:span><text:span text:style-name="T23">junto con la opción para cambiar </text:span><text:span text:style-name="T24">dicho costo</text:span><text:span text:style-name="T23">.</text:span></text:p>
            <text:p text:style-name="P161"/>
            <text:p text:style-name="P161">1<text:span text:style-name="T133">2</text:span>. El administrador escoge la <text:span text:style-name="T132">opción de poder </text:span><text:span text:style-name="T133">editar </text:span><text:span text:style-name="T134">el costo de pago diario</text:span>.</text:p>
          </table:table-cell>
          <table:table-cell table:style-name="Tabla22.B5" office:value-type="string">
            <text:p text:style-name="P226"><text:span text:style-name="T16">1</text:span><text:span text:style-name="T23">3</text:span><text:span text:style-name="T21">. El sistema verifica que la elección a la opción haya sido correcta.</text:span></text:p>
            <text:p text:style-name="P161"/>
            <text:p text:style-name="P226"><text:span text:style-name="T21">1</text:span><text:span text:style-name="T23">4</text:span><text:span text:style-name="T21">. El sistema despliega </text:span><text:span text:style-name="T24">un campo</text:span><text:span text:style-name="T21">, </text:span><text:span text:style-name="T23">con </text:span><text:span text:style-name="T24">el</text:span><text:span text:style-name="T23"> dato concerniente a</text:span><text:span text:style-name="T24">l costo del pago diario</text:span><text:span text:style-name="T23"> actualmente definido, dando opción a poder </text:span><text:span text:style-name="T24">editarlo</text:span><text:span text:style-name="T23">, junto con un medio de confirmación para guardar cambios</text:span><text:span text:style-name="T21">.</text:span></text:p>
            <text:p text:style-name="P161"/>
            <text:p text:style-name="P275"><text:span text:style-name="T5">1</text:span><text:span text:style-name="T23">5</text:span><text:span text:style-name="T5">. Se muestran </text:span><text:span text:style-name="T24">el</text:span><text:span text:style-name="T5"> campo y el medio de confirmación.</text:span></text:p>
          </table:table-cell>
        </table:table-row>
        <table:table-row table:style-name="TableLine94126064211872">
          <table:table-cell table:style-name="Tabla22.A5" office:value-type="string">
            <text:p text:style-name="P263">1<text:span text:style-name="T133">6</text:span><text:span text:style-name="T131">. El administrador visualiza </text:span><text:span text:style-name="T134">el campo</text:span><text:span text:style-name="T131"> y el </text:span><text:soft-page-break/><text:span text:style-name="T131">medio de confirmación para registrar </text:span><text:span text:style-name="T133">los cambios realizados a los porcentajes</text:span><text:span text:style-name="T131">.</text:span></text:p>
            <text:p text:style-name="P263"/>
            <text:p text:style-name="P226"><text:span text:style-name="T126">1</text:span><text:span text:style-name="T133">7</text:span><text:span text:style-name="T126">. </text:span><text:span text:style-name="T131">El administrador </text:span><text:span text:style-name="T133">cambia </text:span><text:span text:style-name="T134">el costo del pago diario a las revistas</text:span><text:span text:style-name="T133">.</text:span></text:p>
            <text:p text:style-name="P226"/>
            <text:p text:style-name="P275">1<text:span text:style-name="T133">8</text:span>. Se confirma los datos ingresados, para registrarlos.</text:p>
          </table:table-cell>
          <table:table-cell table:style-name="Tabla22.B5" office:value-type="string">
            <text:p text:style-name="P226"><text:span text:style-name="T16">1</text:span><text:span text:style-name="T23">9</text:span><text:span text:style-name="T21">. El sistema verifica que l</text:span><text:span text:style-name="T23">os datos ingresados </text:span><text:soft-page-break/><text:span text:style-name="T23">h</text:span><text:span text:style-name="T21">aya</text:span><text:span text:style-name="T23">n</text:span><text:span text:style-name="T21"> sido </text:span><text:span text:style-name="T23">aceptables</text:span><text:span text:style-name="T15">.</text:span></text:p>
            <text:p text:style-name="P148"/>
            <text:p text:style-name="P226"><text:span text:style-name="T16">2</text:span><text:span text:style-name="T22">0</text:span><text:span text:style-name="T15">. </text:span><text:span text:style-name="T16">S</text:span><text:span text:style-name="T15">e </text:span><text:span text:style-name="T16">registra</text:span><text:span text:style-name="T23">n nuevamente </text:span><text:span text:style-name="T24">el costo de pago diario a las revistas</text:span><text:span text:style-name="T15">.</text:span></text:p>
            <text:p text:style-name="P148"/>
            <text:p text:style-name="P263"><text:span text:style-name="T5">2</text:span><text:span text:style-name="T22">1</text:span><text:span text:style-name="T15">. </text:span><text:span text:style-name="T5">S</text:span><text:span text:style-name="T17">e muestra una verificación del registro exitoso de </text:span><text:span text:style-name="T22">la categoría</text:span><text:span text:style-name="T17">, regresando al administrador al inicio</text:span><text:span text:style-name="T15">.</text:span></text:p>
          </table:table-cell>
        </table:table-row>
      </table:table>
      <text:p text:style-name="P12"/>
      <text:p text:style-name="P394">Flujos Alternos:</text:p>
      <text:p text:style-name="P40"/>
      <text:list xml:id="list232207004775987" text:continue-numbering="true" text:style-name="L1">
        <text:list-item>
          <text:p text:style-name="P346"><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text:span><text:span text:style-name="T91">ingresar a las configuraciones del sitio</text:span><text:span text:style-name="T82">, cancelando la elección; el sistema revierte el proceso inicial </text:span><text:span text:style-name="T87">de </text:span><text:span text:style-name="T91">configurar el sitio</text:span><text:span text:style-name="T82">.</text:span></text:p>
        </text:list-item>
        <text:list-item>
          <text:p text:style-name="P346"><text:span text:style-name="T60">Líneas </text:span><text:span text:style-name="T71">6</text:span><text:span text:style-name="T60"> a </text:span><text:span text:style-name="T71">10</text:span><text:span text:style-name="T60">: </text:span><text:span text:style-name="T78">El </text:span><text:span text:style-name="T87">administrador</text:span><text:span text:style-name="T82"> no </text:span><text:span text:style-name="T87">eligió correctamente </text:span><text:span text:style-name="T91">la opción deseada</text:span><text:span text:style-name="T87">, </text:span><text:span text:style-name="T82">cancelando la elección; el sistema revierte el proceso inicial </text:span><text:span text:style-name="T87">de </text:span><text:span text:style-name="T91">configurar el sitio</text:span><text:span text:style-name="T82">.</text:span></text:p>
        </text:list-item>
        <text:list-item>
          <text:p text:style-name="P346"><text:span text:style-name="T60">Líneas </text:span><text:span text:style-name="T71">1</text:span><text:span text:style-name="T72">2</text:span><text:span text:style-name="T60"> a </text:span><text:span text:style-name="T71">1</text:span><text:span text:style-name="T67">4</text:span><text:span text:style-name="T60">: </text:span><text:span text:style-name="T78">El </text:span><text:span text:style-name="T87">administrador</text:span><text:span text:style-name="T82"> no desea </text:span><text:span text:style-name="T92">editar </text:span><text:span text:style-name="T93">el costo del pago diario a las revistas</text:span><text:span text:style-name="T82">, cancelando la elección; el sistema revierte el proceso </text:span><text:span text:style-name="T87">de </text:span><text:span text:style-name="T93">editar el</text:span><text:span text:style-name="T82"> </text:span><text:span text:style-name="T93">costo del pago diario a las revistas.</text:span></text:p>
        </text:list-item>
        <text:list-item>
          <text:p text:style-name="P346"><text:span text:style-name="T60">Línea </text:span><text:span text:style-name="T71">1</text:span><text:span text:style-name="T72">7</text:span><text:span text:style-name="T60"> a </text:span><text:span text:style-name="T68">2</text:span><text:span text:style-name="T71">1</text:span><text:span text:style-name="T60">:</text:span><text:span text:style-name="T78"> El </text:span><text:span text:style-name="T87">administrador</text:span><text:span text:style-name="T82"> </text:span><text:span text:style-name="T92">cambia </text:span><text:span text:style-name="T88">erróneamente </text:span><text:span text:style-name="T93">el costo del pago diario a las revistas</text:span><text:span text:style-name="T91">;</text:span><text:span text:style-name="T82"> el sistema despliega una alerta y le permite al </text:span><text:span text:style-name="T87">administrador</text:span><text:span text:style-name="T82"> editar nuevamente la información; el sistema pone en pausa el proceso </text:span><text:span text:style-name="T87">de </text:span><text:span text:style-name="T92">editar </text:span><text:span text:style-name="T93">el</text:span><text:span text:style-name="T82"> </text:span><text:span text:style-name="T93">costo del pago diario a las revistas.</text:span></text:p>
        </text:list-item>
      </text:list>
      <text:p text:style-name="P54"/>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a35" table:style-name="Tabla35">
        <table:table-column table:style-name="Tabla35.A"/>
        <table:table-column table:style-name="Tabla35.B"/>
        <table:table-row table:style-name="TableLine94126064269360">
          <table:table-cell table:style-name="Tabla35.A1" office:value-type="string">
            <text:p text:style-name="P301">Numero</text:p>
          </table:table-cell>
          <table:table-cell table:style-name="Tabla35.B1" office:value-type="string">
            <text:p text:style-name="P80">CUE00<text:span text:style-name="T157">6</text:span></text:p>
          </table:table-cell>
        </table:table-row>
        <table:table-row table:style-name="TableLine94126064281152">
          <table:table-cell table:style-name="Tabla35.A2" office:value-type="string">
            <text:p text:style-name="P301">Caso de Uso</text:p>
          </table:table-cell>
          <table:table-cell table:style-name="Tabla35.B7" office:value-type="string">
            <text:p text:style-name="P268">Acceder a Reportes del <text:span text:style-name="T145">Administrados</text:span></text:p>
          </table:table-cell>
        </table:table-row>
        <table:table-row table:style-name="TableLine94126064286816">
          <table:table-cell table:style-name="Tabla35.A2" office:value-type="string">
            <text:p text:style-name="P301">Actores</text:p>
          </table:table-cell>
          <table:table-cell table:style-name="Tabla35.B7" office:value-type="string">
            <text:p text:style-name="P235"><text:span text:style-name="T14">Administrador</text:span><text:span text:style-name="T7"> (Iniciador)</text:span></text:p>
          </table:table-cell>
        </table:table-row>
        <table:table-row table:style-name="TableLine94126064287072">
          <table:table-cell table:style-name="Tabla35.A2" office:value-type="string">
            <text:p text:style-name="P301">Propósito</text:p>
          </table:table-cell>
          <table:table-cell table:style-name="Tabla35.B7" office:value-type="string">
            <text:p text:style-name="P203">Visualizar los reportes disponibles para el administrador</text:p>
          </table:table-cell>
        </table:table-row>
        <table:table-row table:style-name="TableLine94126064287328">
          <table:table-cell table:style-name="Tabla35.A2" office:value-type="string">
            <text:p text:style-name="P301">Resumen</text:p>
          </table:table-cell>
          <table:table-cell table:style-name="Tabla35.B7" office:value-type="string">
            <text:p text:style-name="P250"><text:span text:style-name="T147">El </text:span><text:span text:style-name="T148">administrador</text:span><text:span text:style-name="T149"> puede acceder </text:span><text:span text:style-name="T150">y seleccionar cualquiera de las opciones de reportes que tiene a su disposición, como el reporte </text:span><text:span text:style-name="T154">de </text:span><text:span text:style-name="T152">las ganancias por cada revista, las ganancias por anunciante, las ganancias totales, las revistas más populares, </text:span><text:span text:style-name="T153">las revistas más comentadas, anuncios y efectividad de anuncios</text:span><text:span text:style-name="T151">.</text:span></text:p>
          </table:table-cell>
        </table:table-row>
        <table:table-row table:style-name="TableLine94126064287696">
          <table:table-cell table:style-name="Tabla35.A2" office:value-type="string">
            <text:p text:style-name="P301">Tipo</text:p>
          </table:table-cell>
          <table:table-cell table:style-name="Tabla35.B7" office:value-type="string">
            <text:p text:style-name="P80">Primario y Esencial</text:p>
          </table:table-cell>
        </table:table-row>
        <table:table-row table:style-name="TableLine94126064288288">
          <table:table-cell table:style-name="Tabla35.A2" office:value-type="string">
            <text:p text:style-name="P301">Referencias</text:p>
          </table:table-cell>
          <table:table-cell table:style-name="Tabla35.B7" office:value-type="string">
            <text:p text:style-name="P99">CU0<text:span text:style-name="T128">0</text:span><text:span text:style-name="T146">9, </text:span>CU0<text:span text:style-name="T146">10, </text:span>CU0<text:span text:style-name="T146">11, </text:span>CU0<text:span text:style-name="T146">12, </text:span>CU0<text:span text:style-name="T146">13, </text:span>CU0<text:span text:style-name="T146">14, </text:span>CU0<text:span text:style-name="T146">1</text:span><text:span text:style-name="T157">5</text:span></text:p>
          </table:table-cell>
        </table:table-row>
      </table:table>
      <text:p text:style-name="P17"/>
      <table:table table:name="Tabla36" table:style-name="Tabla36">
        <table:table-column table:style-name="Tabla36.A"/>
        <table:table-column table:style-name="Tabla36.B"/>
        <table:table-row table:style-name="TableLine94126064289232">
          <table:table-cell table:style-name="Tabla36.A1" office:value-type="string">
            <text:p text:style-name="P322">Acción de los Actores</text:p>
          </table:table-cell>
          <table:table-cell table:style-name="Tabla36.B1" office:value-type="string">
            <text:p text:style-name="P322">Respuesta del Sistema</text:p>
          </table:table-cell>
        </table:table-row>
        <table:table-row table:style-name="TableLine94126064317872">
          <table:table-cell table:style-name="Tabla36.A5" office:value-type="string">
            <text:p text:style-name="P97">1. El <text:span text:style-name="T124">administrador</text:span><text:span text:style-name="T115"> ingresa al sitio</text:span></text:p>
            <text:p text:style-name="P97"/>
            <text:p text:style-name="P235">2. El <text:span text:style-name="T124">administrador</text:span> elige <text:span text:style-name="T124">ingresar a las opciones d</text:span><text:span text:style-name="T131">e </text:span><text:span text:style-name="T146">reportes</text:span><text:span text:style-name="T124">.</text:span></text:p>
          </table:table-cell>
          <table:table-cell table:style-name="Tabla36.B5" office:value-type="string">
            <text:p text:style-name="P235">3. El sistema verifica que la elección del <text:span text:style-name="T124">administrador</text:span> sea la adecuada.</text:p>
            <text:p text:style-name="P235"/>
            <text:p text:style-name="P276">4. Se muestran l<text:span text:style-name="T146">os diferentes reportes que se pueden mostrar, ya sea sobre las ganancias por cada revista, las ganancias por anunciante, las ganancias totales, las revistas más populares, </text:span><text:span text:style-name="T155">las revistas más comentadas, anuncios y efectividad de anuncios</text:span>.</text:p>
          </table:table-cell>
        </table:table-row>
        <table:table-row table:style-name="TableLine94126064318640">
          <table:table-cell table:style-name="Tabla36.A5" office:value-type="string">
            <text:p text:style-name="P276"><text:span text:style-name="T8">5. </text:span><text:span text:style-name="T5">El administrador visualiza </text:span><text:span text:style-name="T35">todos los reportes disponibles</text:span><text:span text:style-name="T5">.</text:span></text:p>
            <text:p text:style-name="P162"/>
            <text:p text:style-name="P162">6. Selecciona <text:span text:style-name="T155">el reporte al que desea acceder</text:span>.</text:p>
            <text:p text:style-name="P139"/>
            <text:p text:style-name="P169"/>
          </table:table-cell>
          <table:table-cell table:style-name="Tabla36.B5" office:value-type="string">
            <text:p text:style-name="P276"><text:span text:style-name="T14">7. </text:span><text:span text:style-name="T5">El sistema verifica que la elección a las configuraciones respectivas sea correcta.</text:span></text:p>
            <text:p text:style-name="P162"/>
            <text:p text:style-name="P235"><text:span text:style-name="T21">8. El sistema </text:span><text:span text:style-name="T35">reconoce el reporte al cual se accedió.</text:span></text:p>
            <text:p text:style-name="P186"/>
            <text:p text:style-name="P236"><text:span text:style-name="T21">9. Se </text:span><text:span text:style-name="T35">buscan</text:span><text:span text:style-name="T21"> </text:span><text:span text:style-name="T35">todos los datos registrados, que son concerniente al reporte seleccionado, agregándolos a una lista.</text:span></text:p>
            <text:p text:style-name="P162"/>
            <text:p text:style-name="P235"><text:span text:style-name="T35">10</text:span><text:span text:style-name="T21">. Se muestran una lista con </text:span><text:span text:style-name="T35">todos los datos obtenidos en la búsqueda.</text:span></text:p>
            <text:p text:style-name="P169"/>
            <text:p text:style-name="P235"><text:span text:style-name="T14">1</text:span><text:span text:style-name="T35">1</text:span><text:span text:style-name="T21">. Se muestra la opción de poder </text:span><text:span text:style-name="T35">definir parámetros de tiempo de los reportes</text:span><text:span text:style-name="T21">.</text:span></text:p>
          </table:table-cell>
        </table:table-row>
        <table:table-row table:style-name="TableLine94126064319120">
          <table:table-cell table:style-name="Tabla36.A5" office:value-type="string">
            <text:p text:style-name="P162">1<text:span text:style-name="T156">2</text:span>. El administrador visualiza toda <text:span text:style-name="T155">la información listada sobre el reporte seleccionado, junto con la opción de definir los parámetros de tiempo sobre dicho reporte.</text:span></text:p>
            <text:p text:style-name="P162"/>
            <text:p text:style-name="P184">1<text:span text:style-name="T156">3</text:span>. El administrador selecciona el rango de tiempo del cual desea visualizar los datos <text:soft-page-break/>correspondientes al reporte seleccionado.</text:p>
          </table:table-cell>
          <table:table-cell table:style-name="Tabla36.B5" office:value-type="string">
            <text:p text:style-name="P235"><text:span text:style-name="T16">1</text:span><text:span text:style-name="T36">4</text:span><text:span text:style-name="T21">. El sistema verifica </text:span><text:span text:style-name="T35">que los parámetros hayan sido ingresados correctamente</text:span><text:span text:style-name="T21">.</text:span></text:p>
            <text:p text:style-name="P162"/>
            <text:p text:style-name="P235"><text:span text:style-name="T21">1</text:span><text:span text:style-name="T36">5</text:span><text:span text:style-name="T21">. El sistema </text:span><text:span text:style-name="T35">filtra la información recolectada anteriormente, siguiendo los parámetros de tiempo ingresados por el administrador.</text:span></text:p>
            <text:p text:style-name="P162"/>
            <text:p text:style-name="P236"><text:soft-page-break/><text:span text:style-name="T35">1</text:span><text:span text:style-name="T36">6</text:span><text:span text:style-name="T21">. Se muestran una lista con </text:span><text:span text:style-name="T35">todos los datos obtenidos en la filtración </text:span><text:span text:style-name="T36">de la información</text:span><text:span text:style-name="T35">.</text:span></text:p>
          </table:table-cell>
        </table:table-row>
        <table:table-row table:style-name="TableLine94126064319712">
          <table:table-cell table:style-name="Tabla36.A5" office:value-type="string">
            <text:p text:style-name="P163">1<text:span text:style-name="T156">7</text:span>. El administrador visualiza toda <text:span text:style-name="T155">la información </text:span><text:span text:style-name="T156">filtrada</text:span><text:span text:style-name="T155"> sobre el reporte seleccionado, junto con la opción de definir </text:span><text:span text:style-name="T156">nuevamente </text:span><text:span text:style-name="T155">los parámetros de tiempo sobre dicho reporte.</text:span></text:p>
          </table:table-cell>
          <table:table-cell table:style-name="Tabla36.B5" office:value-type="string">
            <text:p text:style-name="P235"/>
          </table:table-cell>
        </table:table-row>
      </table:table>
      <text:p text:style-name="P17"/>
      <text:p text:style-name="P395">Flujos Alternos:</text:p>
      <text:p text:style-name="P44"/>
      <text:list xml:id="list232205307901609" text:continue-numbering="true" text:style-name="L1">
        <text:list-item>
          <text:p text:style-name="P347"><text:span text:style-name="T60">Líneas </text:span><text:span text:style-name="T63">2</text:span><text:span text:style-name="T60"> a </text:span><text:span text:style-name="T67">4</text:span><text:span text:style-name="T60">: </text:span><text:span text:style-name="T78">El </text:span><text:span text:style-name="T87">administrador</text:span><text:span text:style-name="T82"> no desea </text:span><text:span text:style-name="T91">ingresar a las </text:span><text:span text:style-name="T99">opciones de reportes</text:span><text:span text:style-name="T91"> del sitio</text:span><text:span text:style-name="T82">, cancelando la elección; el sistema revierte el proceso inicial </text:span><text:span text:style-name="T87">de </text:span><text:span text:style-name="T99">acceso a los reportes</text:span><text:span text:style-name="T91"> </text:span><text:span text:style-name="T99">d</text:span><text:span text:style-name="T91">el sitio</text:span><text:span text:style-name="T82">.</text:span></text:p>
        </text:list-item>
        <text:list-item>
          <text:p text:style-name="P348"><text:span text:style-name="T60">Líneas </text:span><text:span text:style-name="T71">6</text:span><text:span text:style-name="T60"> a </text:span><text:span text:style-name="T71">1</text:span><text:span text:style-name="T76">1</text:span><text:span text:style-name="T60">: </text:span><text:span text:style-name="T78">El </text:span><text:span text:style-name="T87">administrador</text:span><text:span text:style-name="T82"> no </text:span><text:span text:style-name="T87">eligió </text:span><text:span text:style-name="T99">el reporte deseado</text:span><text:span text:style-name="T87">, </text:span><text:span text:style-name="T82">cancelando la elección; el sistema revierte el proceso inicial </text:span><text:span text:style-name="T99">de</text:span><text:span text:style-name="T91"> </text:span><text:span text:style-name="T99">acceso a los reportes</text:span><text:span text:style-name="T91"> </text:span><text:span text:style-name="T99">d</text:span><text:span text:style-name="T91">el sitio</text:span><text:span text:style-name="T82">.</text:span></text:p>
        </text:list-item>
        <text:list-item>
          <text:p text:style-name="P347"><text:span text:style-name="T60">Líneas </text:span><text:span text:style-name="T71">1</text:span><text:span text:style-name="T76">2</text:span><text:span text:style-name="T60"> a </text:span><text:span text:style-name="T71">1</text:span><text:span text:style-name="T76">7</text:span><text:span text:style-name="T60">: </text:span><text:span text:style-name="T78">El </text:span><text:span text:style-name="T87">administrador</text:span><text:span text:style-name="T82"> no desea </text:span><text:span text:style-name="T99">filtrar por fecha el reporte, ya que desea obtener un reporte general sobre todos los datos recopilados sobre el reporte seleccionado; el sistema finaliza el proceso de acceso al reporte seleccionado.</text:span></text:p>
          <text:p text:style-name="P367"/>
        </text:list-item>
      </text:list>
      <text:p text:style-name="P55"/>
      <text:p text:style-name="P55"/>
      <text:p text:style-name="P55"/>
      <text:p text:style-name="P55"/>
      <text:p text:style-name="P55"/>
      <text:p text:style-name="P55"/>
      <text:p text:style-name="P26"/>
      <text:p text:style-name="P26"/>
      <text:p text:style-name="P26"/>
      <text:p text:style-name="P2"/>
      <text:p text:style-name="P2"/>
      <text:p text:style-name="P2"/>
      <text:p text:style-name="P2"/>
      <table:table table:name="Tabla7" table:style-name="Tabla7">
        <table:table-column table:style-name="Tabla7.A"/>
        <table:table-column table:style-name="Tabla7.B"/>
        <text:soft-page-break/>
        <table:table-row table:style-name="TableLine94126064327296">
          <table:table-cell table:style-name="Tabla7.A1" office:value-type="string">
            <text:p text:style-name="P302">Numero</text:p>
          </table:table-cell>
          <table:table-cell table:style-name="Tabla7.B1" office:value-type="string">
            <text:p text:style-name="P68"><draw:frame text:anchor-type="paragraph" draw:z-index="1" draw:name="Forma1_1" draw:style-name="gr1" draw:text-style-name="P415" svg:width="1.93cm" svg:height="1.121cm" svg:x="13.631cm" svg:y="-1.353cm"><draw:text-box><text:p><text:span text:style-name="T167">EDITOR</text:span></text:p></draw:text-box></draw:frame>CUE00<text:span text:style-name="T157">7</text:span></text:p>
          </table:table-cell>
        </table:table-row>
        <table:table-row table:style-name="TableLine94126064333056">
          <table:table-cell table:style-name="Tabla7.A2" office:value-type="string">
            <text:p text:style-name="P302">Caso de Uso</text:p>
          </table:table-cell>
          <table:table-cell table:style-name="Tabla7.B7" office:value-type="string">
            <text:p text:style-name="P253">Crear Revista</text:p>
          </table:table-cell>
        </table:table-row>
        <table:table-row table:style-name="TableLine94126064368048">
          <table:table-cell table:style-name="Tabla7.A2" office:value-type="string">
            <text:p text:style-name="P302">Actores</text:p>
          </table:table-cell>
          <table:table-cell table:style-name="Tabla7.B7" office:value-type="string">
            <text:p text:style-name="P215"><text:span text:style-name="T8">Editor</text:span><text:span text:style-name="T7"> (Iniciador)</text:span></text:p>
          </table:table-cell>
        </table:table-row>
        <table:table-row table:style-name="TableLine94126064368688">
          <table:table-cell table:style-name="Tabla7.A2" office:value-type="string">
            <text:p text:style-name="P302">Propósito</text:p>
          </table:table-cell>
          <table:table-cell table:style-name="Tabla7.B7" office:value-type="string">
            <text:p text:style-name="P253">Crear y registrar una nueva revista</text:p>
          </table:table-cell>
        </table:table-row>
        <table:table-row table:style-name="TableLine94126064369328">
          <table:table-cell table:style-name="Tabla7.A2" office:value-type="string">
            <text:p text:style-name="P302">Resumen</text:p>
          </table:table-cell>
          <table:table-cell table:style-name="Tabla7.B7" office:value-type="string">
            <text:p text:style-name="P245">El editor crea una revista <text:span text:style-name="T2">y la publica, otorgándole una de</text:span> las diferentes categorías que existen, para que los <text:span text:style-name="T2">u</text:span>suarios puedan acceder a ellas.</text:p>
          </table:table-cell>
        </table:table-row>
        <table:table-row table:style-name="TableLine94126064369968">
          <table:table-cell table:style-name="Tabla7.A2" office:value-type="string">
            <text:p text:style-name="P302">Tipo</text:p>
          </table:table-cell>
          <table:table-cell table:style-name="Tabla7.B7" office:value-type="string">
            <text:p text:style-name="P68">Primario y Esencial</text:p>
          </table:table-cell>
        </table:table-row>
        <table:table-row table:style-name="TableLine94126064370560">
          <table:table-cell table:style-name="Tabla7.A2" office:value-type="string">
            <text:p text:style-name="P302">Referencias</text:p>
          </table:table-cell>
          <table:table-cell table:style-name="Tabla7.B7" office:value-type="string">
            <text:p text:style-name="P90">CU0<text:span text:style-name="T115">1</text:span><text:span text:style-name="T157">7</text:span> y CU0<text:span text:style-name="T115">1</text:span><text:span text:style-name="T157">8</text:span></text:p>
          </table:table-cell>
        </table:table-row>
      </table:table>
      <text:p text:style-name="P5"/>
      <text:p text:style-name="P5"/>
      <table:table table:name="Tabla8" table:style-name="Tabla8">
        <table:table-column table:style-name="Tabla8.A"/>
        <table:table-column table:style-name="Tabla8.B"/>
        <table:table-row table:style-name="TableLine94126064371904">
          <table:table-cell table:style-name="Tabla8.A1" office:value-type="string">
            <text:p text:style-name="P323">Acción de los Actores</text:p>
          </table:table-cell>
          <table:table-cell table:style-name="Tabla8.B1" office:value-type="string">
            <text:p text:style-name="P323">Respuesta del Sistema</text:p>
          </table:table-cell>
        </table:table-row>
        <table:table-row table:style-name="TableLine94126064383888">
          <table:table-cell table:style-name="Tabla8.A4" office:value-type="string">
            <text:p text:style-name="P90">1. El <text:span text:style-name="T115">editor ingresa al sitio</text:span></text:p>
            <text:p text:style-name="P90"/>
            <text:p text:style-name="P215">2. El editor elige crear una nueva revista</text:p>
          </table:table-cell>
          <table:table-cell table:style-name="Tabla8.B4" office:value-type="string">
            <text:p text:style-name="P215">3. El sistema verifica que la elección del editor sea la adecuada, para luego mostrar campos vacíos correspondientes a información de la nueva revista a crear.</text:p>
          </table:table-cell>
        </table:table-row>
        <table:table-row table:style-name="TableLine94126064385280">
          <table:table-cell table:style-name="Tabla8.A4" office:value-type="string">
            <text:p text:style-name="P215"><text:span text:style-name="T8">4</text:span><text:span text:style-name="T9">. El </text:span><text:span text:style-name="T8">editor visualiza los campos vacíos y los llena con la información necesaria para crear la nueva revista, como el nombre y el precio de suscripción de la misma.</text:span></text:p>
          </table:table-cell>
          <table:table-cell table:style-name="Tabla8.B4" office:value-type="string">
            <text:p text:style-name="P132">5. Se verifica que la información ingresada este completada correctamente.</text:p>
            <text:p text:style-name="P132"/>
            <text:p text:style-name="P132">6. Se registra la creación de una nueva revista, asociada al perfil del editor.</text:p>
            <text:p text:style-name="P132"/>
            <text:p text:style-name="P132">7. Se le muestra al editor la opción de publicar el primer número de la revista.</text:p>
          </table:table-cell>
        </table:table-row>
        <table:table-row table:style-name="TableLine94126064385920">
          <table:table-cell table:style-name="Tabla8.A4" office:value-type="string">
            <text:p text:style-name="P138">8. El editor visualiza la opción de subir el primer número de la revista recién creada, seleccionando el archivo que desea subir, <text:span text:style-name="T137">confirmando la carga del archivo</text:span>.</text:p>
          </table:table-cell>
          <table:table-cell table:style-name="Tabla8.B4" office:value-type="string">
            <text:p text:style-name="P141">9. Se verifica que el archivo que ha seleccionado el usuario es un archivo aceptable.</text:p>
            <text:p text:style-name="P141"/>
            <text:p text:style-name="P141">10. Se registra y se agrega un nuevo número, asociándolo con la revista creada por el editor.</text:p>
          </table:table-cell>
        </table:table-row>
      </table:table>
      <text:p text:style-name="P5"/>
      <text:p text:style-name="P396">Flujos Alternos:</text:p>
      <text:p text:style-name="P33"/>
      <text:list xml:id="list232205770848654" text:continue-numbering="true" text:style-name="L1">
        <text:list-item>
          <text:p text:style-name="P349"><text:span text:style-name="T60">Líneas </text:span><text:span text:style-name="T63">2</text:span><text:span text:style-name="T60"> a </text:span><text:span text:style-name="T63">3</text:span><text:span text:style-name="T60">: </text:span><text:span text:style-name="T78">El </text:span><text:span text:style-name="T82">editor no desea crear una nueva revista, cancelando la elección; el sistema revierte el proceso inicial de creación de una revista.</text:span></text:p>
        </text:list-item>
        <text:list-item>
          <text:p text:style-name="P349"><text:span text:style-name="T60">Línea </text:span><text:span text:style-name="T63">4</text:span><text:span text:style-name="T60"> a </text:span><text:span text:style-name="T63">7</text:span><text:span text:style-name="T60">:</text:span><text:span text:style-name="T78"> El </text:span><text:span text:style-name="T82">editor ingresa erróneamente la información necesaria para la creación de la revista; el sistema despliega una alerta y le permite al editor editar nuevamente la información; el sistema pone en pausa el proceso de creación de la revista.</text:span></text:p>
        </text:list-item>
        <text:list-item>
          <text:p text:style-name="P350"><text:span text:style-name="T60">Línea </text:span><text:span text:style-name="T63">8 </text:span><text:span text:style-name="T60">a </text:span><text:span text:style-name="T63">10</text:span><text:span text:style-name="T60">:</text:span><text:span text:style-name="T78"> El </text:span><text:span text:style-name="T82">editor selecciona un archivo que no es aceptable; el sistema lanza una alerta, eliminando el archivo del registro y dando la opción al editor de seleccionar un archivo aceptable.</text:span></text:p>
        </text:list-item>
      </text:list>
      <text:p text:style-name="P5"/>
      <text:p text:style-name="P5"/>
      <text:p text:style-name="P5"/>
      <text:p text:style-name="P5"/>
      <text:p text:style-name="P5"/>
      <table:table table:name="Tabla23" table:style-name="Tabla23">
        <table:table-column table:style-name="Tabla23.A"/>
        <table:table-column table:style-name="Tabla23.B"/>
        <text:soft-page-break/>
        <table:table-row table:style-name="TableLine94126064404416">
          <table:table-cell table:style-name="Tabla23.A1" office:value-type="string">
            <text:p text:style-name="P303">Numero</text:p>
          </table:table-cell>
          <table:table-cell table:style-name="Tabla23.B1" office:value-type="string">
            <text:p text:style-name="P76">CUE00<text:span text:style-name="T157">8</text:span></text:p>
          </table:table-cell>
        </table:table-row>
        <table:table-row table:style-name="TableLine94126064424352">
          <table:table-cell table:style-name="Tabla23.A2" office:value-type="string">
            <text:p text:style-name="P303">Caso de Uso</text:p>
          </table:table-cell>
          <table:table-cell table:style-name="Tabla23.B7" office:value-type="string">
            <text:p text:style-name="P198">Publicar nuevo n<text:span text:style-name="T137">ú</text:span>mero de revista</text:p>
          </table:table-cell>
        </table:table-row>
        <table:table-row table:style-name="TableLine94126064425744">
          <table:table-cell table:style-name="Tabla23.A2" office:value-type="string">
            <text:p text:style-name="P303">Actores</text:p>
          </table:table-cell>
          <table:table-cell table:style-name="Tabla23.B7" office:value-type="string">
            <text:p text:style-name="P227"><text:span text:style-name="T8">Editor</text:span><text:span text:style-name="T7"> (Iniciador)</text:span></text:p>
          </table:table-cell>
        </table:table-row>
        <table:table-row table:style-name="TableLine94126064426384">
          <table:table-cell table:style-name="Tabla23.A2" office:value-type="string">
            <text:p text:style-name="P303">Propósito</text:p>
          </table:table-cell>
          <table:table-cell table:style-name="Tabla23.B7" office:value-type="string">
            <text:p text:style-name="P280">Registrar un nuevo número de <text:s/>una revista</text:p>
          </table:table-cell>
        </table:table-row>
        <table:table-row table:style-name="TableLine94126064427024">
          <table:table-cell table:style-name="Tabla23.A2" office:value-type="string">
            <text:p text:style-name="P303">Resumen</text:p>
          </table:table-cell>
          <table:table-cell table:style-name="Tabla23.B7" office:value-type="string">
            <text:p text:style-name="P249">El editor puede subir un nuevo numero de alguna revista que antes ha creado, <text:span text:style-name="T2">según el ritmo de publicación que el mismo determine</text:span>.</text:p>
          </table:table-cell>
        </table:table-row>
        <table:table-row table:style-name="TableLine94126064427664">
          <table:table-cell table:style-name="Tabla23.A2" office:value-type="string">
            <text:p text:style-name="P303">Tipo</text:p>
          </table:table-cell>
          <table:table-cell table:style-name="Tabla23.B7" office:value-type="string">
            <text:p text:style-name="P76">Primario y Esencial</text:p>
          </table:table-cell>
        </table:table-row>
        <table:table-row table:style-name="TableLine94126064428256">
          <table:table-cell table:style-name="Tabla23.A2" office:value-type="string">
            <text:p text:style-name="P303">Referencias</text:p>
          </table:table-cell>
          <table:table-cell table:style-name="Tabla23.B7" office:value-type="string">
            <text:p text:style-name="P227"><text:span text:style-name="T9">CU0</text:span><text:span text:style-name="T8">1</text:span><text:span text:style-name="T37">6</text:span></text:p>
          </table:table-cell>
        </table:table-row>
      </table:table>
      <text:p text:style-name="P13"/>
      <text:p text:style-name="P13"/>
      <table:table table:name="Tabla24" table:style-name="Tabla24">
        <table:table-column table:style-name="Tabla24.A"/>
        <table:table-column table:style-name="Tabla24.B"/>
        <table:table-row table:style-name="TableLine94126064429600">
          <table:table-cell table:style-name="Tabla24.A1" office:value-type="string">
            <text:p text:style-name="P324">Acción de los Actores</text:p>
          </table:table-cell>
          <table:table-cell table:style-name="Tabla24.B1" office:value-type="string">
            <text:p text:style-name="P324">Respuesta del Sistema</text:p>
          </table:table-cell>
        </table:table-row>
        <table:table-row table:style-name="TableLine94126064454448">
          <table:table-cell table:style-name="Tabla24.A5" office:value-type="string">
            <text:p text:style-name="P91">1. El <text:span text:style-name="T115">editor ingresa al sitio</text:span></text:p>
            <text:p text:style-name="P91"/>
            <text:p text:style-name="P216">2. El editor elige <text:span text:style-name="T116">visualizar las revistas que ha creado.</text:span></text:p>
          </table:table-cell>
          <table:table-cell table:style-name="Tabla24.B5" office:value-type="string">
            <text:p text:style-name="P216">3. El sistema <text:span text:style-name="T116">muestra un listado con todas las revistas registradas y vinculadas al perfil del editor.</text:span></text:p>
          </table:table-cell>
        </table:table-row>
        <table:table-row table:style-name="TableLine94126064455216">
          <table:table-cell table:style-name="Tabla24.A5" office:value-type="string">
            <text:p text:style-name="P216"><text:span text:style-name="T8">4</text:span><text:span text:style-name="T9">. El </text:span><text:span text:style-name="T8">editor visualiza </text:span><text:span text:style-name="T10">un listado de las revistas que ha creado, seleccionando una de ellas.</text:span></text:p>
          </table:table-cell>
          <table:table-cell table:style-name="Tabla24.B5" office:value-type="string">
            <text:p text:style-name="P216"><text:span text:style-name="T8">5. Se verifica q</text:span><text:span text:style-name="T10">ue la elección a la revista sea correcta.</text:span></text:p>
            <text:p text:style-name="P150"/>
            <text:p text:style-name="P149">6. Se muestran las opciones relacionadas a dicha revista.</text:p>
          </table:table-cell>
        </table:table-row>
        <table:table-row table:style-name="TableLine94126064455584">
          <table:table-cell table:style-name="Tabla24.A5" office:value-type="string">
            <text:p text:style-name="P228"><text:span text:style-name="T10">7. Se selecciona la opción de </text:span><text:span text:style-name="T25">publicar un nuevo número a la revista</text:span></text:p>
          </table:table-cell>
          <table:table-cell table:style-name="Tabla24.B5" office:value-type="string">
            <text:p text:style-name="P149">8. Se verifica que la elección sea la adecuada.</text:p>
            <text:p text:style-name="P149"/>
            <text:p text:style-name="P138"><text:span text:style-name="T137">9</text:span>. Se le muestra al editor la opción de publicar <text:span text:style-name="T137">un nuevo</text:span> número de la revista <text:span text:style-name="T137">seleccionada</text:span>.</text:p>
          </table:table-cell>
        </table:table-row>
        <table:table-row table:style-name="TableLine94126064456176">
          <table:table-cell table:style-name="Tabla24.A5" office:value-type="string">
            <text:p text:style-name="P215"><text:span text:style-name="T26">10</text:span><text:span text:style-name="T8">. El editor visualiza la opción de </text:span><text:span text:style-name="T26">subir un nuevo</text:span><text:span text:style-name="T8"> número de la revista </text:span><text:span text:style-name="T26">elegida</text:span><text:span text:style-name="T8">, seleccionando el archivo que desea subir, </text:span><text:span text:style-name="T26">confirmando la carga del archivo</text:span><text:span text:style-name="T8">.</text:span></text:p>
            <text:p text:style-name="P132"/>
            <text:p text:style-name="P138"/>
          </table:table-cell>
          <table:table-cell table:style-name="Tabla24.B5" office:value-type="string">
            <text:p text:style-name="P141"><text:span text:style-name="T137">11</text:span>. Se verifica que el archivo que ha seleccionado el usuario es un archivo aceptable.</text:p>
            <text:p text:style-name="P141"/>
            <text:p text:style-name="P141">1<text:span text:style-name="T137">2</text:span>. Se registra y se agrega un nuevo número, asociándolo con la revista creada por el editor.</text:p>
            <text:p text:style-name="P141"/>
            <text:p text:style-name="P173">13. Se lanza una confirmación del registro correcto del nuevo número agregado a la revista seleccionada, regresando al editor al inicio.</text:p>
          </table:table-cell>
        </table:table-row>
      </table:table>
      <text:p text:style-name="P13"/>
      <text:p text:style-name="P397">Flujos Alternos:</text:p>
      <text:p text:style-name="P41"/>
      <text:list xml:id="list232206495325729" text:continue-numbering="true" text:style-name="L1">
        <text:list-item>
          <text:p text:style-name="P351"><text:span text:style-name="T60">Líneas </text:span><text:span text:style-name="T73">4</text:span><text:span text:style-name="T60"> a </text:span><text:span text:style-name="T73">6</text:span><text:span text:style-name="T60">: </text:span><text:span text:style-name="T78">El </text:span><text:span text:style-name="T82">editor no desea crear un </text:span><text:span text:style-name="T94">nuevo número para una</text:span><text:span text:style-name="T82"> revista, cancelando la elección; el sistema revierte el proceso inicial de creación de una revista.</text:span></text:p>
          <text:p text:style-name="P368"/>
        </text:list-item>
        <text:list-item>
          <text:p text:style-name="P351"><text:span text:style-name="T60">Línea </text:span><text:span text:style-name="T73">10</text:span><text:span text:style-name="T63"> </text:span><text:span text:style-name="T60">a </text:span><text:span text:style-name="T63">1</text:span><text:span text:style-name="T73">3</text:span><text:span text:style-name="T60">:</text:span><text:span text:style-name="T78"> El </text:span><text:span text:style-name="T82">editor selecciona un archivo que no es aceptable; el sistema lanza una alerta, eliminando el archivo del registro y dando la opción al editor de seleccionar un archivo aceptable.</text:span></text:p>
        </text:list-item>
      </text:list>
      <text:p text:style-name="P13"/>
      <table:table table:name="Tabla9" table:style-name="Tabla9">
        <table:table-column table:style-name="Tabla9.A"/>
        <table:table-column table:style-name="Tabla9.B"/>
        <text:soft-page-break/>
        <table:table-row table:style-name="TableLine94126064460144">
          <table:table-cell table:style-name="Tabla9.A1" office:value-type="string">
            <text:p text:style-name="P304">Numero</text:p>
          </table:table-cell>
          <table:table-cell table:style-name="Tabla9.B1" office:value-type="string">
            <text:p text:style-name="P69">CUE00<text:span text:style-name="T157">9</text:span></text:p>
          </table:table-cell>
        </table:table-row>
        <table:table-row table:style-name="TableLine94126064485344">
          <table:table-cell table:style-name="Tabla9.A2" office:value-type="string">
            <text:p text:style-name="P304">Caso de Uso</text:p>
          </table:table-cell>
          <table:table-cell table:style-name="Tabla9.B7" office:value-type="string">
            <text:p text:style-name="P289">Modificar Permisos</text:p>
          </table:table-cell>
        </table:table-row>
        <table:table-row table:style-name="TableLine94126064486112">
          <table:table-cell table:style-name="Tabla9.A2" office:value-type="string">
            <text:p text:style-name="P304">Actores</text:p>
          </table:table-cell>
          <table:table-cell table:style-name="Tabla9.B7" office:value-type="string">
            <text:p text:style-name="P216"><text:span text:style-name="T8">Editor</text:span><text:span text:style-name="T7"> (Iniciador)</text:span></text:p>
          </table:table-cell>
        </table:table-row>
        <table:table-row table:style-name="Tabla9.4">
          <table:table-cell table:style-name="Tabla9.A2" office:value-type="string">
            <text:p text:style-name="P304">Propósito</text:p>
          </table:table-cell>
          <table:table-cell table:style-name="Tabla9.B7" office:value-type="string">
            <text:p text:style-name="P192">Restringe las opciones disponibles de una revista</text:p>
          </table:table-cell>
        </table:table-row>
        <table:table-row table:style-name="TableLine94126064486848">
          <table:table-cell table:style-name="Tabla9.A2" office:value-type="string">
            <text:p text:style-name="P304">Resumen</text:p>
          </table:table-cell>
          <table:table-cell table:style-name="Tabla9.B7" office:value-type="string">
            <text:p text:style-name="P254"><text:span text:style-name="T109">El </text:span><text:span text:style-name="T117">editor puede seleccionar una de sus revistas y privarla de actividades, </text:span><text:span text:style-name="T118">ya sea privar de comentarios, privar de “Me Gusta” y privar las suscripciones de dicha revista.</text:span></text:p>
          </table:table-cell>
        </table:table-row>
        <table:table-row table:style-name="TableLine94126064487328">
          <table:table-cell table:style-name="Tabla9.A2" office:value-type="string">
            <text:p text:style-name="P304">Tipo</text:p>
          </table:table-cell>
          <table:table-cell table:style-name="Tabla9.B7" office:value-type="string">
            <text:p text:style-name="P69">Primario y Esencial</text:p>
          </table:table-cell>
        </table:table-row>
        <table:table-row table:style-name="TableLine94126064487920">
          <table:table-cell table:style-name="Tabla9.A2" office:value-type="string">
            <text:p text:style-name="P304">Referencias</text:p>
          </table:table-cell>
          <table:table-cell table:style-name="Tabla9.B7" office:value-type="string">
            <text:p text:style-name="P99">CU0<text:span text:style-name="T116">20,</text:span> CU0<text:span text:style-name="T116">2</text:span><text:span text:style-name="T115">1 </text:span><text:span text:style-name="T157">y</text:span><text:span text:style-name="T115"> </text:span>CU0<text:span text:style-name="T116">2</text:span><text:span text:style-name="T157">2</text:span></text:p>
          </table:table-cell>
        </table:table-row>
      </table:table>
      <text:p text:style-name="P6"/>
      <text:p text:style-name="P6"/>
      <table:table table:name="Tabla10" table:style-name="Tabla10">
        <table:table-column table:style-name="Tabla10.A"/>
        <table:table-column table:style-name="Tabla10.B"/>
        <table:table-row table:style-name="TableLine94126064489216">
          <table:table-cell table:style-name="Tabla10.A1" office:value-type="string">
            <text:p text:style-name="P325">Acción de los Actores</text:p>
          </table:table-cell>
          <table:table-cell table:style-name="Tabla10.B1" office:value-type="string">
            <text:p text:style-name="P325">Respuesta del Sistema</text:p>
          </table:table-cell>
        </table:table-row>
        <table:table-row table:style-name="TableLine94126064501856">
          <table:table-cell table:style-name="Tabla10.A5" office:value-type="string">
            <text:p text:style-name="P91">1. El <text:span text:style-name="T115">editor ingresa al sitio</text:span></text:p>
            <text:p text:style-name="P91"/>
            <text:p text:style-name="P216">2. El editor elige <text:span text:style-name="T116">visualizar las revistas que ha creado.</text:span></text:p>
          </table:table-cell>
          <table:table-cell table:style-name="Tabla10.B5" office:value-type="string">
            <text:p text:style-name="P216">3. El sistema <text:span text:style-name="T116">muestra un listado con todas las revistas registradas y vinculadas al perfil del editor.</text:span></text:p>
          </table:table-cell>
        </table:table-row>
        <table:table-row table:style-name="TableLine94126064503248">
          <table:table-cell table:style-name="Tabla10.A5" office:value-type="string">
            <text:p text:style-name="P216"><text:span text:style-name="T8">4</text:span><text:span text:style-name="T9">. El </text:span><text:span text:style-name="T8">editor visualiza </text:span><text:span text:style-name="T10">un listado de las revistas que ha creado, seleccionando una de ellas.</text:span></text:p>
          </table:table-cell>
          <table:table-cell table:style-name="Tabla10.B5" office:value-type="string">
            <text:p text:style-name="P216"><text:span text:style-name="T8">5. Se verifica q</text:span><text:span text:style-name="T10">ue la elección a la revista sea correcta.</text:span></text:p>
            <text:p text:style-name="P150"/>
            <text:p text:style-name="P255"><text:span text:style-name="T10">6. </text:span><text:span text:style-name="T5">Se muestran las opciones relacionadas a dicha revista.</text:span></text:p>
          </table:table-cell>
        </table:table-row>
        <table:table-row table:style-name="TableLine94126064503888">
          <table:table-cell table:style-name="Tabla10.A5" office:value-type="string">
            <text:p text:style-name="P149">7. Se selecciona la opción de restringir opciones.</text:p>
          </table:table-cell>
          <table:table-cell table:style-name="Tabla10.B5" office:value-type="string">
            <text:p text:style-name="P149">8. Se verifica que la elección sea la adecuada.</text:p>
            <text:p text:style-name="P149"/>
            <text:p text:style-name="P149">9. Se muestran las opciones que puede bloquear o desbloquear.</text:p>
          </table:table-cell>
        </table:table-row>
        <table:table-row table:style-name="Tabla10.5">
          <table:table-cell table:style-name="Tabla10.A5" office:value-type="string">
            <text:p text:style-name="P149">10. Se procede a bloquear o desbloquear las opciones a las cuales tiene acceso el usuario, ya sea privar comentarios, privar “Me Gusta” y privar suscripciones</text:p>
          </table:table-cell>
          <table:table-cell table:style-name="Tabla10.B5" office:value-type="string">
            <text:p text:style-name="P149">11. El sistema verifica que la elección sea correcta.</text:p>
            <text:p text:style-name="P149"/>
            <text:p text:style-name="P149">12. El sistema registra y guarda la opción seleccionada, ya sea para desactivar o activar la opción seleccionada.</text:p>
          </table:table-cell>
        </table:table-row>
      </table:table>
      <text:p text:style-name="P6"/>
      <text:p text:style-name="P398">Flujos Alternos:</text:p>
      <text:p text:style-name="P34"/>
      <text:list xml:id="list232206903896807" text:continue-numbering="true" text:style-name="L1">
        <text:list-item>
          <text:p text:style-name="P352"><text:span text:style-name="T60">Líneas </text:span><text:span text:style-name="T64">4</text:span><text:span text:style-name="T60"> a </text:span><text:span text:style-name="T64">6</text:span><text:span text:style-name="T60">: </text:span><text:span text:style-name="T78">El </text:span><text:span text:style-name="T82">editor </text:span><text:span text:style-name="T83">selecciona la revista incorrecta, volviendo a elegir una revista diferente; el sistema procede a parar el proceso de restricción de opciones.</text:span></text:p>
        </text:list-item>
        <text:list-item>
          <text:p text:style-name="P352"><text:span text:style-name="T60">Línea </text:span><text:span text:style-name="T64">7</text:span><text:span text:style-name="T60"> a </text:span><text:span text:style-name="T64">9</text:span><text:span text:style-name="T60">:</text:span><text:span text:style-name="T78"> </text:span><text:span text:style-name="T83">El editor selecciona una opción diferente a la restricción de las opciones, volviendo a elegir la opción correcta; el sistema procede a parar el proceso de restricción de opciones.</text:span></text:p>
        </text:list-item>
        <text:list-item>
          <text:p text:style-name="P353"><text:span text:style-name="T60">Línea </text:span><text:span text:style-name="T65">9</text:span><text:span text:style-name="T63"> </text:span><text:span text:style-name="T60">a </text:span><text:span text:style-name="T65">12</text:span><text:span text:style-name="T60">:</text:span><text:span text:style-name="T78"> </text:span><text:span text:style-name="T83">El editor selecciona </text:span><text:span text:style-name="T84">la restricción incorrecta</text:span><text:span text:style-name="T83">, volviendo a elegir la </text:span><text:span text:style-name="T84">restricción deseada</text:span><text:span text:style-name="T83">; el sistema procede a </text:span><text:span text:style-name="T84">guardar</text:span><text:span text:style-name="T83"> el proceso de restricción de opciones.</text:span></text:p>
        </text:list-item>
      </text:list>
      <text:p text:style-name="P6"/>
      <text:p text:style-name="P6"/>
      <text:p text:style-name="P6"/>
      <text:p text:style-name="P18"><text:soft-page-break/></text:p>
      <table:table table:name="Tabla37" table:style-name="Tabla37">
        <table:table-column table:style-name="Tabla37.A"/>
        <table:table-column table:style-name="Tabla37.B"/>
        <table:table-row table:style-name="TableLine94126064530288">
          <table:table-cell table:style-name="Tabla37.A1" office:value-type="string">
            <text:p text:style-name="P305">Numero</text:p>
          </table:table-cell>
          <table:table-cell table:style-name="Tabla37.B1" office:value-type="string">
            <text:p text:style-name="P81">CUE0<text:span text:style-name="T157">10</text:span></text:p>
          </table:table-cell>
        </table:table-row>
        <table:table-row table:style-name="TableLine94126064539424">
          <table:table-cell table:style-name="Tabla37.A2" office:value-type="string">
            <text:p text:style-name="P305">Caso de Uso</text:p>
          </table:table-cell>
          <table:table-cell table:style-name="Tabla37.B7" office:value-type="string">
            <text:p text:style-name="P269">Acceder a Reportes del Editor</text:p>
          </table:table-cell>
        </table:table-row>
        <table:table-row table:style-name="TableLine94126064540448">
          <table:table-cell table:style-name="Tabla37.A2" office:value-type="string">
            <text:p text:style-name="P305">Actores</text:p>
          </table:table-cell>
          <table:table-cell table:style-name="Tabla37.B7" office:value-type="string">
            <text:p text:style-name="P237"><text:span text:style-name="T36">Editor</text:span><text:span text:style-name="T7"> (Iniciador)</text:span></text:p>
          </table:table-cell>
        </table:table-row>
        <table:table-row table:style-name="TableLine94126064541088">
          <table:table-cell table:style-name="Tabla37.A2" office:value-type="string">
            <text:p text:style-name="P305">Propósito</text:p>
          </table:table-cell>
          <table:table-cell table:style-name="Tabla37.B7" office:value-type="string">
            <text:p text:style-name="P237"><text:span text:style-name="T49">Visualizar los reportes disponibles para el </text:span><text:span text:style-name="T50">editor</text:span></text:p>
          </table:table-cell>
        </table:table-row>
        <table:table-row table:style-name="TableLine94126064541728">
          <table:table-cell table:style-name="Tabla37.A2" office:value-type="string">
            <text:p text:style-name="P305">Resumen</text:p>
          </table:table-cell>
          <table:table-cell table:style-name="Tabla37.B7" office:value-type="string">
            <text:p text:style-name="P250"><text:span text:style-name="T147">El </text:span><text:span text:style-name="T149">editor puede acceder </text:span><text:span text:style-name="T150">y seleccionar cualquiera de las opciones de reportes que tiene a su disposición, como el reporte de comentarios, de suscripciones, de las revistas mas gustadas y de ganancias.</text:span></text:p>
          </table:table-cell>
        </table:table-row>
        <table:table-row table:style-name="TableLine94126064542368">
          <table:table-cell table:style-name="Tabla37.A2" office:value-type="string">
            <text:p text:style-name="P305">Tipo</text:p>
          </table:table-cell>
          <table:table-cell table:style-name="Tabla37.B7" office:value-type="string">
            <text:p text:style-name="P81">Primario y Esencial</text:p>
          </table:table-cell>
        </table:table-row>
        <table:table-row table:style-name="TableLine94126064542960">
          <table:table-cell table:style-name="Tabla37.A2" office:value-type="string">
            <text:p text:style-name="P305">Referencias</text:p>
          </table:table-cell>
          <table:table-cell table:style-name="Tabla37.B7" office:value-type="string">
            <text:p text:style-name="P99">CU0<text:span text:style-name="T157">24, </text:span>CU0<text:span text:style-name="T157">25, </text:span>CU0<text:span text:style-name="T157">26 y </text:span>CU0<text:span text:style-name="T157">27 </text:span></text:p>
          </table:table-cell>
        </table:table-row>
      </table:table>
      <text:p text:style-name="P18"/>
      <table:table table:name="Tabla38" table:style-name="Tabla38">
        <table:table-column table:style-name="Tabla38.A"/>
        <table:table-column table:style-name="Tabla38.B"/>
        <table:table-row table:style-name="TableLine94126064543952">
          <table:table-cell table:style-name="Tabla38.A1" office:value-type="string">
            <text:p text:style-name="P326">Acción de los Actores</text:p>
          </table:table-cell>
          <table:table-cell table:style-name="Tabla38.B1" office:value-type="string">
            <text:p text:style-name="P326">Respuesta del Sistema</text:p>
          </table:table-cell>
        </table:table-row>
        <table:table-row table:style-name="TableLine94126064575296">
          <table:table-cell table:style-name="Tabla38.A5" office:value-type="string">
            <text:p text:style-name="P98">1. El <text:span text:style-name="T124">administrador</text:span><text:span text:style-name="T115"> ingresa al sitio</text:span></text:p>
            <text:p text:style-name="P98"/>
            <text:p text:style-name="P237">2. El <text:span text:style-name="T124">administrador</text:span> elige <text:span text:style-name="T124">ingresar a las opciones d</text:span><text:span text:style-name="T131">e </text:span><text:span text:style-name="T146">reportes</text:span><text:span text:style-name="T124">.</text:span></text:p>
          </table:table-cell>
          <table:table-cell table:style-name="Tabla38.B5" office:value-type="string">
            <text:p text:style-name="P237">3. El sistema verifica que la elección del <text:span text:style-name="T124">administrador</text:span> sea la adecuada.</text:p>
            <text:p text:style-name="P237"/>
            <text:p text:style-name="P277">4. Se muestran l<text:span text:style-name="T146">os diferentes reportes que se pueden mostrar, ya sea sobre las ganancias por cada revista, las ganancias por anunciante, las ganancias totales, las revistas más populares, </text:span><text:span text:style-name="T155">las revistas más comentadas, anuncios y efectividad de anuncios</text:span>.</text:p>
          </table:table-cell>
        </table:table-row>
        <table:table-row table:style-name="TableLine94126064576064">
          <table:table-cell table:style-name="Tabla38.A5" office:value-type="string">
            <text:p text:style-name="P277"><text:span text:style-name="T8">5. </text:span><text:span text:style-name="T5">El administrador visualiza </text:span><text:span text:style-name="T35">todos los reportes disponibles</text:span><text:span text:style-name="T5">.</text:span></text:p>
            <text:p text:style-name="P163"/>
            <text:p text:style-name="P163">6. Selecciona <text:span text:style-name="T155">el reporte al que desea acceder</text:span>.</text:p>
            <text:p text:style-name="P140"/>
            <text:p text:style-name="P170"/>
          </table:table-cell>
          <table:table-cell table:style-name="Tabla38.B5" office:value-type="string">
            <text:p text:style-name="P277"><text:span text:style-name="T14">7. </text:span><text:span text:style-name="T5">El sistema verifica que la elección a las configuraciones respectivas sea correcta.</text:span></text:p>
            <text:p text:style-name="P163"/>
            <text:p text:style-name="P237"><text:span text:style-name="T21">8. El sistema </text:span><text:span text:style-name="T35">reconoce el reporte al cual se accedió.</text:span></text:p>
            <text:p text:style-name="P185"/>
            <text:p text:style-name="P237"><text:span text:style-name="T21">9. Se </text:span><text:span text:style-name="T35">buscan</text:span><text:span text:style-name="T21"> </text:span><text:span text:style-name="T35">todos los datos registrados, que son concerniente al reporte seleccionado, agregándolos a una lista.</text:span></text:p>
            <text:p text:style-name="P163"/>
            <text:p text:style-name="P237"><text:span text:style-name="T35">10</text:span><text:span text:style-name="T21">. Se muestran una lista con </text:span><text:span text:style-name="T35">todos los datos obtenidos en la búsqueda.</text:span></text:p>
            <text:p text:style-name="P170"/>
            <text:p text:style-name="P237"><text:span text:style-name="T14">1</text:span><text:span text:style-name="T35">1</text:span><text:span text:style-name="T21">. Se muestra la opción de poder </text:span><text:span text:style-name="T35">definir parámetros de tiempo de los reportes</text:span><text:span text:style-name="T21">.</text:span></text:p>
          </table:table-cell>
        </table:table-row>
        <table:table-row table:style-name="TableLine94126064576544">
          <table:table-cell table:style-name="Tabla38.A5" office:value-type="string">
            <text:p text:style-name="P163">1<text:span text:style-name="T156">2</text:span>. El administrador visualiza toda <text:span text:style-name="T155">la información listada sobre el reporte seleccionado, junto con la opción de definir los parámetros de tiempo sobre dicho reporte.</text:span></text:p>
            <text:p text:style-name="P163"/>
            <text:p text:style-name="P185">1<text:span text:style-name="T156">3</text:span>. El administrador selecciona el rango de tiempo del cual desea visualizar los datos correspondientes al reporte seleccionado.</text:p>
          </table:table-cell>
          <table:table-cell table:style-name="Tabla38.B5" office:value-type="string">
            <text:p text:style-name="P237"><text:span text:style-name="T16">1</text:span><text:span text:style-name="T36">4</text:span><text:span text:style-name="T21">. El sistema verifica </text:span><text:span text:style-name="T35">que los parámetros hayan sido ingresados correctamente</text:span><text:span text:style-name="T21">.</text:span></text:p>
            <text:p text:style-name="P163"/>
            <text:p text:style-name="P237"><text:span text:style-name="T21">1</text:span><text:span text:style-name="T36">5</text:span><text:span text:style-name="T21">. El sistema </text:span><text:span text:style-name="T35">filtra la información recolectada anteriormente, siguiendo los parámetros de tiempo ingresados por el administrador.</text:span></text:p>
            <text:p text:style-name="P163"/>
            <text:p text:style-name="P237"><text:span text:style-name="T35">1</text:span><text:span text:style-name="T36">6</text:span><text:span text:style-name="T21">. Se muestran una lista con </text:span><text:span text:style-name="T35">todos los datos </text:span><text:soft-page-break/><text:span text:style-name="T35">obtenidos en la filtración </text:span><text:span text:style-name="T36">de la información</text:span><text:span text:style-name="T35">.</text:span></text:p>
          </table:table-cell>
        </table:table-row>
        <table:table-row table:style-name="TableLine94126064577136">
          <table:table-cell table:style-name="Tabla38.A5" office:value-type="string">
            <text:p text:style-name="P163">1<text:span text:style-name="T156">7</text:span>. El administrador visualiza toda <text:span text:style-name="T155">la información </text:span><text:span text:style-name="T156">filtrada</text:span><text:span text:style-name="T155"> sobre el reporte seleccionado, junto con la opción de definir </text:span><text:span text:style-name="T156">nuevamente </text:span><text:span text:style-name="T155">los parámetros de tiempo sobre dicho reporte.</text:span></text:p>
          </table:table-cell>
          <table:table-cell table:style-name="Tabla38.B5" office:value-type="string">
            <text:p text:style-name="P237"/>
          </table:table-cell>
        </table:table-row>
      </table:table>
      <text:p text:style-name="P18"/>
      <text:p text:style-name="P399">Flujos Alternos:</text:p>
      <text:p text:style-name="P45"/>
      <text:list xml:id="list232205323961940" text:continue-numbering="true" text:style-name="L1">
        <text:list-item>
          <text:p text:style-name="P348"><text:span text:style-name="T60">Líneas </text:span><text:span text:style-name="T63">2</text:span><text:span text:style-name="T60"> a </text:span><text:span text:style-name="T67">4</text:span><text:span text:style-name="T60">: </text:span><text:span text:style-name="T78">El </text:span><text:span text:style-name="T100">editor</text:span><text:span text:style-name="T82"> no desea </text:span><text:span text:style-name="T91">ingresar a las </text:span><text:span text:style-name="T99">opciones de reportes</text:span><text:span text:style-name="T91"> del sitio</text:span><text:span text:style-name="T82">, cancelando la elección; el sistema revierte el proceso inicial </text:span><text:span text:style-name="T87">de </text:span><text:span text:style-name="T99">acceso a los reportes</text:span><text:span text:style-name="T91"> </text:span><text:span text:style-name="T99">d</text:span><text:span text:style-name="T91">e </text:span><text:span text:style-name="T100">las revistas del editor</text:span><text:span text:style-name="T82">.</text:span></text:p>
        </text:list-item>
        <text:list-item>
          <text:p text:style-name="P354"><text:span text:style-name="T60">Líneas </text:span><text:span text:style-name="T71">6</text:span><text:span text:style-name="T60"> a </text:span><text:span text:style-name="T71">1</text:span><text:span text:style-name="T76">1</text:span><text:span text:style-name="T60">: </text:span><text:span text:style-name="T78">El </text:span><text:span text:style-name="T87">administrador</text:span><text:span text:style-name="T82"> no </text:span><text:span text:style-name="T87">eligió </text:span><text:span text:style-name="T99">el reporte deseado</text:span><text:span text:style-name="T87">, </text:span><text:span text:style-name="T82">cancelando la elección; el sistema revierte el proceso inicial </text:span><text:span text:style-name="T99">de</text:span><text:span text:style-name="T91"> </text:span><text:span text:style-name="T99">acceso a los reportes</text:span><text:span text:style-name="T91"> </text:span><text:span text:style-name="T99">d</text:span><text:span text:style-name="T91">e </text:span><text:span text:style-name="T100">las revistas del editor</text:span><text:span text:style-name="T82">.</text:span></text:p>
        </text:list-item>
        <text:list-item>
          <text:p text:style-name="P354"><text:span text:style-name="T60">Líneas </text:span><text:span text:style-name="T71">1</text:span><text:span text:style-name="T76">2</text:span><text:span text:style-name="T60"> a </text:span><text:span text:style-name="T71">1</text:span><text:span text:style-name="T76">7</text:span><text:span text:style-name="T60">: </text:span><text:span text:style-name="T78">El </text:span><text:span text:style-name="T87">administrador</text:span><text:span text:style-name="T82"> no desea </text:span><text:span text:style-name="T99">filtrar por fecha el reporte, ya que desea obtener un reporte general sobre todos los datos recopilados sobre el reporte seleccionado; el sistema finaliza el proceso de acceso al reportes</text:span><text:span text:style-name="T91"> </text:span><text:span text:style-name="T99">d</text:span><text:span text:style-name="T91">e </text:span><text:span text:style-name="T100">las revistas del editor seleccionado</text:span><text:span text:style-name="T82">.</text:span></text:p>
          <text:p text:style-name="P369"/>
        </text:list-item>
      </text:list>
      <text:p text:style-name="P56"/>
      <text:p text:style-name="P29"/>
      <text:p text:style-name="P29"/>
      <text:p text:style-name="P29"/>
      <text:p text:style-name="P26"/>
      <text:p text:style-name="P2"/>
      <text:p text:style-name="P2"/>
      <text:p text:style-name="P2"/>
      <text:p text:style-name="P2"/>
      <table:table table:name="Tabla41" table:style-name="Tabla41">
        <table:table-column table:style-name="Tabla41.A"/>
        <table:table-column table:style-name="Tabla41.B"/>
        <text:soft-page-break/>
        <table:table-row table:style-name="TableLine94126064520224">
          <table:table-cell table:style-name="Tabla41.A1" office:value-type="string">
            <text:p text:style-name="P306">Numero</text:p>
          </table:table-cell>
          <table:table-cell table:style-name="Tabla41.B1" office:value-type="string">
            <text:p text:style-name="P85"><draw:frame text:anchor-type="paragraph" draw:z-index="2" draw:name="Forma1_2" draw:style-name="gr1" draw:text-style-name="P415" svg:width="2.283cm" svg:height="1.121cm" svg:x="12.896cm" svg:y="-0.935cm"><draw:text-box><text:p><text:span text:style-name="T167">MIEMBRO</text:span></text:p></draw:text-box></draw:frame>CUE0<text:span text:style-name="T157">11</text:span></text:p>
          </table:table-cell>
        </table:table-row>
        <table:table-row table:style-name="TableLine94126064560688">
          <table:table-cell table:style-name="Tabla41.A2" office:value-type="string">
            <text:p text:style-name="P306">Caso de Uso</text:p>
          </table:table-cell>
          <table:table-cell table:style-name="Tabla41.B7" office:value-type="string">
            <text:p text:style-name="P191">Ingresar al Sitio</text:p>
          </table:table-cell>
        </table:table-row>
        <table:table-row table:style-name="TableLine94126064611088">
          <table:table-cell table:style-name="Tabla41.A2" office:value-type="string">
            <text:p text:style-name="P306">Actores</text:p>
          </table:table-cell>
          <table:table-cell table:style-name="Tabla41.B7" office:value-type="string">
            <text:p text:style-name="P243"><text:span text:style-name="T45">Miembro</text:span><text:span text:style-name="T7"> (Iniciador)</text:span></text:p>
          </table:table-cell>
        </table:table-row>
        <table:table-row table:style-name="TableLine94126064613008">
          <table:table-cell table:style-name="Tabla41.A2" office:value-type="string">
            <text:p text:style-name="P306">Propósito</text:p>
          </table:table-cell>
          <table:table-cell table:style-name="Tabla41.B7" office:value-type="string">
            <text:p text:style-name="P85">Registrar un nuevo perfil</text:p>
          </table:table-cell>
        </table:table-row>
        <table:table-row table:style-name="TableLine94126064531056">
          <table:table-cell table:style-name="Tabla41.A2" office:value-type="string">
            <text:p text:style-name="P306">Resumen</text:p>
          </table:table-cell>
          <table:table-cell table:style-name="Tabla41.B7" office:value-type="string">
            <text:p text:style-name="P292"><text:span text:style-name="T1">E</text:span><text:span text:style-name="T2">l usuario crea un nuevo perfil, ingresando la información adecuada para el mismo. </text:span><text:span text:style-name="T3">Una vez verificada y guardada la información del usuario, este podrá tener acceso a las revistas publicadas, </text:span><text:span text:style-name="T4">para luego definir sus temas de interés</text:span><text:span text:style-name="T3">.</text:span></text:p>
          </table:table-cell>
        </table:table-row>
        <table:table-row table:style-name="TableLine94126064619280">
          <table:table-cell table:style-name="Tabla41.A2" office:value-type="string">
            <text:p text:style-name="P306">Tipo</text:p>
          </table:table-cell>
          <table:table-cell table:style-name="Tabla41.B7" office:value-type="string">
            <text:p text:style-name="P85">Primario y Esencial</text:p>
          </table:table-cell>
        </table:table-row>
        <table:table-row table:style-name="TableLine94126064620032">
          <table:table-cell table:style-name="Tabla41.A2" office:value-type="string">
            <text:p text:style-name="P306">Referencias</text:p>
          </table:table-cell>
          <table:table-cell table:style-name="Tabla41.B7" office:value-type="string">
            <text:p text:style-name="P101">CU02<text:span text:style-name="T157">8</text:span></text:p>
          </table:table-cell>
        </table:table-row>
      </table:table>
      <text:p text:style-name="P22"/>
      <text:p text:style-name="P22"/>
      <table:table table:name="Tabla42" table:style-name="Tabla42">
        <table:table-column table:style-name="Tabla42.A"/>
        <table:table-column table:style-name="Tabla42.B"/>
        <table:table-row table:style-name="TableLine94126064621456">
          <table:table-cell table:style-name="Tabla42.A1" office:value-type="string">
            <text:p text:style-name="P327">Acción de los Actores</text:p>
          </table:table-cell>
          <table:table-cell table:style-name="Tabla42.B1" office:value-type="string">
            <text:p text:style-name="P327">Respuesta del Sistema</text:p>
          </table:table-cell>
        </table:table-row>
        <table:table-row table:style-name="TableLine94126064637104">
          <table:table-cell table:style-name="Tabla42.A4" office:value-type="string">
            <text:p text:style-name="P243"><text:span text:style-name="T9">1. El </text:span><text:span text:style-name="T45">miembro</text:span><text:span text:style-name="T9"> ingresa al sitio.</text:span></text:p>
          </table:table-cell>
          <table:table-cell table:style-name="Tabla42.B4" office:value-type="string">
            <text:p text:style-name="P243"><text:span text:style-name="T45">2</text:span><text:span text:style-name="T9">. Se despliegan campos vacíos que el </text:span><text:span text:style-name="T45">miembro</text:span><text:span text:style-name="T9"> debe llenar para </text:span><text:span text:style-name="T45">ingresar con la información correspondiente a su</text:span><text:span text:style-name="T9"> perfil</text:span></text:p>
          </table:table-cell>
        </table:table-row>
        <table:table-row table:style-name="TableLine94126064570176">
          <table:table-cell table:style-name="Tabla42.A4" office:value-type="string">
            <text:p text:style-name="P293"><text:span text:style-name="T9">3. </text:span><text:span text:style-name="T5">El miembro visualiza los campos vacíos, donde debe ingresar su información para acceder al sitio.</text:span></text:p>
            <text:p text:style-name="P101"/>
            <text:p text:style-name="P243"><text:span text:style-name="T9">4. El </text:span><text:span text:style-name="T45">miembro</text:span><text:span text:style-name="T9"> ingresa </text:span><text:span text:style-name="T45">los datos correspondientes de manera adecuada.</text:span><text:span text:style-name="T9"> </text:span></text:p>
          </table:table-cell>
          <table:table-cell table:style-name="Tabla42.B4" office:value-type="string">
            <text:p text:style-name="P101">5. Se verifica que los datos sean correctos.</text:p>
            <text:p text:style-name="P101"/>
            <text:p text:style-name="P243"><text:span text:style-name="T45">6. S</text:span><text:span text:style-name="T9">e procede a </text:span><text:span text:style-name="T45">buscar el perfil asociado con</text:span><text:span text:style-name="T9"> la información </text:span><text:span text:style-name="T45">ingresada por el miembro</text:span><text:span text:style-name="T9">, para poder </text:span><text:span text:style-name="T45">acceder al</text:span><text:span text:style-name="T9"> sitio.</text:span></text:p>
            <text:p text:style-name="P101"/>
            <text:p text:style-name="P293"><text:span text:style-name="T9">7. </text:span><text:span text:style-name="T5">Se encuentra el perfil y se procede a mostrar el inicio del sitio.</text:span></text:p>
          </table:table-cell>
        </table:table-row>
        <table:table-row table:style-name="TableLine94126064641712">
          <table:table-cell table:style-name="Tabla42.A4" office:value-type="string">
            <text:p text:style-name="P243"><text:span text:style-name="T45">8</text:span><text:span text:style-name="T9">. </text:span><text:span text:style-name="T45">El miembro visualiza el inicio del sitio.</text:span></text:p>
          </table:table-cell>
          <table:table-cell table:style-name="Tabla42.B4" office:value-type="string">
            <text:p text:style-name="P101"/>
          </table:table-cell>
        </table:table-row>
      </table:table>
      <text:p text:style-name="P22"/>
      <text:p text:style-name="P400">Flujos Alternos:</text:p>
      <text:p text:style-name="P49"/>
      <text:list xml:id="list232205556869579" text:continue-numbering="true" text:style-name="L1">
        <text:list-item>
          <text:p text:style-name="P370"><text:span text:style-name="T54">Líneas 4 a </text:span><text:span text:style-name="T55">7</text:span><text:span text:style-name="T54">: </text:span>El usuario ingresa incorrectamente sus datos o deja los campos vacíos, el sistema procede a cancelar la operación y le informa al usuario que ingrese correctamente sus datos, llenando todos los campos</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89"/>
      <table:table table:name="Tabla1" table:style-name="Tabla1">
        <table:table-column table:style-name="Tabla1.A"/>
        <table:table-column table:style-name="Tabla1.B"/>
        <text:soft-page-break/>
        <table:table-row table:style-name="TableLine94126064684896">
          <table:table-cell table:style-name="Tabla1.A1" office:value-type="string">
            <text:p text:style-name="P307">Numero</text:p>
          </table:table-cell>
          <table:table-cell table:style-name="Tabla1.B1" office:value-type="string">
            <text:p text:style-name="P65"><draw:frame text:anchor-type="paragraph" draw:z-index="3" draw:name="Forma1_3" draw:style-name="gr1" draw:text-style-name="P415" svg:width="2.737cm" svg:height="1.121cm" svg:x="12.543cm" svg:y="-1.154cm"><draw:text-box><text:p><text:span text:style-name="T167">USUARIO</text:span></text:p></draw:text-box></draw:frame>CUE0<text:span text:style-name="T157">1</text:span><text:span text:style-name="T163">2</text:span></text:p>
          </table:table-cell>
        </table:table-row>
        <table:table-row table:style-name="TableLine94126064670576">
          <table:table-cell table:style-name="Tabla1.A2" office:value-type="string">
            <text:p text:style-name="P307">Caso de Uso</text:p>
          </table:table-cell>
          <table:table-cell table:style-name="Tabla1.B7" office:value-type="string">
            <text:p text:style-name="P65">Crear Perfil</text:p>
          </table:table-cell>
        </table:table-row>
        <table:table-row table:style-name="TableLine94126064674176">
          <table:table-cell table:style-name="Tabla1.A2" office:value-type="string">
            <text:p text:style-name="P307">Actores</text:p>
          </table:table-cell>
          <table:table-cell table:style-name="Tabla1.B7" office:value-type="string">
            <text:p text:style-name="P65">Usuario (Iniciador)</text:p>
          </table:table-cell>
        </table:table-row>
        <table:table-row table:style-name="TableLine94126064676336">
          <table:table-cell table:style-name="Tabla1.A2" office:value-type="string">
            <text:p text:style-name="P307">Propósito</text:p>
          </table:table-cell>
          <table:table-cell table:style-name="Tabla1.B7" office:value-type="string">
            <text:p text:style-name="P65">Registrar un nuevo perfil</text:p>
          </table:table-cell>
        </table:table-row>
        <table:table-row table:style-name="TableLine94126064678496">
          <table:table-cell table:style-name="Tabla1.A2" office:value-type="string">
            <text:p text:style-name="P307">Resumen</text:p>
          </table:table-cell>
          <table:table-cell table:style-name="Tabla1.B7" office:value-type="string">
            <text:p text:style-name="P205"><text:span text:style-name="T1">E</text:span><text:span text:style-name="T2">l usuario crea un nuevo perfil, ingresando la información adecuada para el mismo. </text:span><text:span text:style-name="T3">Una vez verificada y guardada la información del usuario, este podrá tener acceso a las revistas publicadas, </text:span><text:span text:style-name="T4">para luego definir sus temas de interés</text:span><text:span text:style-name="T3">.</text:span></text:p>
          </table:table-cell>
        </table:table-row>
        <table:table-row table:style-name="TableLine94126064680656">
          <table:table-cell table:style-name="Tabla1.A2" office:value-type="string">
            <text:p text:style-name="P307">Tipo</text:p>
          </table:table-cell>
          <table:table-cell table:style-name="Tabla1.B7" office:value-type="string">
            <text:p text:style-name="P65">Primario y Esencial</text:p>
          </table:table-cell>
        </table:table-row>
        <table:table-row table:style-name="TableLine94126064682096">
          <table:table-cell table:style-name="Tabla1.A2" office:value-type="string">
            <text:p text:style-name="P307">Referencias</text:p>
          </table:table-cell>
          <table:table-cell table:style-name="Tabla1.B7" office:value-type="string">
            <text:p text:style-name="P87">CU02<text:span text:style-name="T157">8</text:span> y CU0<text:span text:style-name="T157">30</text:span></text:p>
          </table:table-cell>
        </table:table-row>
      </table:table>
      <text:p text:style-name="P2"/>
      <text:p text:style-name="P2"/>
      <table:table table:name="Tabla2" table:style-name="Tabla2">
        <table:table-column table:style-name="Tabla2.A"/>
        <table:table-column table:style-name="Tabla2.B"/>
        <table:table-row table:style-name="TableLine94126064664096">
          <table:table-cell table:style-name="Tabla2.A1" office:value-type="string">
            <text:p text:style-name="P328">Acción de los Actores</text:p>
          </table:table-cell>
          <table:table-cell table:style-name="Tabla2.B1" office:value-type="string">
            <text:p text:style-name="P328">Respuesta del Sistema</text:p>
          </table:table-cell>
        </table:table-row>
        <table:table-row table:style-name="TableLine94126064705856">
          <table:table-cell table:style-name="Tabla2.A7" office:value-type="string">
            <text:p text:style-name="P87">1. El usuario ingresa al sitio por primera vez</text:p>
          </table:table-cell>
          <table:table-cell table:style-name="Tabla2.B7" office:value-type="string">
            <text:p text:style-name="P86"/>
          </table:table-cell>
        </table:table-row>
        <table:table-row table:style-name="TableLine94126064707248">
          <table:table-cell table:style-name="Tabla2.A7" office:value-type="string">
            <text:p text:style-name="P87">2. El usuario elige crear un nuevo perfil</text:p>
          </table:table-cell>
          <table:table-cell table:style-name="Tabla2.B7" office:value-type="string">
            <text:p text:style-name="P87">3. Se despliegan campos vacíos que el usuario debe llenar para crear un nuevo perfil</text:p>
          </table:table-cell>
        </table:table-row>
        <table:table-row table:style-name="TableLine94126064707888">
          <table:table-cell table:style-name="Tabla2.A7" office:value-type="string">
            <text:p text:style-name="P87">4. El usuario ingresa sus datos personales adecuadamente </text:p>
          </table:table-cell>
          <table:table-cell table:style-name="Tabla2.B7" office:value-type="string">
            <text:p text:style-name="P87">5. Se verifica que los datos sean correctos y luego se procede a guardar la información del nuevo perfil creado por el usuario, para poder utilizarlo en el sitio.</text:p>
          </table:table-cell>
        </table:table-row>
        <table:table-row table:style-name="TableLine94126064708688">
          <table:table-cell table:style-name="Tabla2.A7" office:value-type="string">
            <text:p text:style-name="P87">6. El usuario ingresa al sitio y se despliegan las opciones sobre temas que le interesa seguir</text:p>
          </table:table-cell>
          <table:table-cell table:style-name="Tabla2.B7" office:value-type="string">
            <text:p text:style-name="P87"/>
          </table:table-cell>
        </table:table-row>
        <table:table-row table:style-name="TableLine94126064709488">
          <table:table-cell table:style-name="Tabla2.A7" office:value-type="string">
            <text:p text:style-name="P87">7. El usuario escoge <text:span text:style-name="T53">uno o varios</text:span> temas en los cuales esta interesado</text:p>
          </table:table-cell>
          <table:table-cell table:style-name="Tabla2.B7" office:value-type="string">
            <text:p text:style-name="P87">8. El sistema <text:span text:style-name="T53">verifica que la selección de los temas sea correcta y la añade a la información asociada al perfil recién creado.</text:span></text:p>
          </table:table-cell>
        </table:table-row>
        <table:table-row table:style-name="TableLine94126064710240">
          <table:table-cell table:style-name="Tabla2.A7" office:value-type="string">
            <text:p text:style-name="P103">9. El usuario logra ingresar al sitio principal, mostrando aleatoriamente las revistas según los temas de interés previamente elegidos.</text:p>
          </table:table-cell>
          <table:table-cell table:style-name="Tabla2.B7" office:value-type="string">
            <text:p text:style-name="P87"/>
          </table:table-cell>
        </table:table-row>
      </table:table>
      <text:p text:style-name="P2"/>
      <text:p text:style-name="P401">Flujos Alternos:</text:p>
      <text:p text:style-name="P30"/>
      <text:list xml:id="list232207325988497" text:continue-numbering="true" text:style-name="L1">
        <text:list-item>
          <text:p text:style-name="P371"><text:span text:style-name="T54">Líneas 4 a 6: </text:span>El usuario ingresa incorrectamente sus datos o deja los campos vacíos, el sistema procede a cancelar la operación y le informa al usuario que ingrese correctamente sus datos, llenando todos los campos</text:p>
        </text:list-item>
        <text:list-item>
          <text:p text:style-name="P371"><text:span text:style-name="T54">Línea 6 a <text:s/>8:</text:span> El usuario selecciona incorrectamente los temas de interés o no selecciona ninguno, el sistema se encarga de informarle si desea proseguir omitiendo esa parte y de ser así, se registran todos los temas como temas de interés.</text:p>
        </text:list-item>
      </text:list>
      <text:p text:style-name="P50"/>
      <text:p text:style-name="P2"/>
      <text:p text:style-name="P2"/>
      <text:p text:style-name="P2"/>
      <text:p text:style-name="P2"/>
      <text:p text:style-name="P2"/>
      <text:p text:style-name="P3"/>
      <table:table table:name="Tabla3" table:style-name="Tabla3">
        <table:table-column table:style-name="Tabla3.A"/>
        <table:table-column table:style-name="Tabla3.B"/>
        <text:soft-page-break/>
        <table:table-row table:style-name="TableLine94126064718032">
          <table:table-cell table:style-name="Tabla3.A1" office:value-type="string">
            <text:p text:style-name="P308">Numero</text:p>
          </table:table-cell>
          <table:table-cell table:style-name="Tabla3.B1" office:value-type="string">
            <text:p text:style-name="P66">CUE0<text:span text:style-name="T157">1</text:span><text:span text:style-name="T163">3</text:span></text:p>
          </table:table-cell>
        </table:table-row>
        <table:table-row table:style-name="TableLine94126064735296">
          <table:table-cell table:style-name="Tabla3.A2" office:value-type="string">
            <text:p text:style-name="P308">Caso de Uso</text:p>
          </table:table-cell>
          <table:table-cell table:style-name="Tabla3.B7" office:value-type="string">
            <text:p text:style-name="P66"><text:span text:style-name="T3">Ordenar </text:span><text:span text:style-name="T57">Revistas</text:span></text:p>
          </table:table-cell>
        </table:table-row>
        <table:table-row table:style-name="TableLine94126064736320">
          <table:table-cell table:style-name="Tabla3.A2" office:value-type="string">
            <text:p text:style-name="P308">Actores</text:p>
          </table:table-cell>
          <table:table-cell table:style-name="Tabla3.B7" office:value-type="string">
            <text:p text:style-name="P66">Usuario (Iniciador)</text:p>
          </table:table-cell>
        </table:table-row>
        <table:table-row table:style-name="TableLine94126064736960">
          <table:table-cell table:style-name="Tabla3.A2" office:value-type="string">
            <text:p text:style-name="P308">Propósito</text:p>
          </table:table-cell>
          <table:table-cell table:style-name="Tabla3.B7" office:value-type="string">
            <text:p text:style-name="P104">Mostrar al usuario las revistas según una elección</text:p>
          </table:table-cell>
        </table:table-row>
        <table:table-row table:style-name="TableLine94126064737600">
          <table:table-cell table:style-name="Tabla3.A2" office:value-type="string">
            <text:p text:style-name="P308">Resumen</text:p>
          </table:table-cell>
          <table:table-cell table:style-name="Tabla3.B7" office:value-type="string">
            <text:p text:style-name="P206"><text:span text:style-name="T1">E</text:span><text:span text:style-name="T2">l usuario </text:span><text:span text:style-name="T3">puede escoger </text:span><text:span text:style-name="T57">la forma en la cual se ordenarán las revistas de manera aleatoria, ya sea por tags o por etiquetas</text:span></text:p>
          </table:table-cell>
        </table:table-row>
        <table:table-row table:style-name="TableLine94126064738240">
          <table:table-cell table:style-name="Tabla3.A2" office:value-type="string">
            <text:p text:style-name="P308">Tipo</text:p>
          </table:table-cell>
          <table:table-cell table:style-name="Tabla3.B7" office:value-type="string">
            <text:p text:style-name="P66">Primario y Esencial</text:p>
          </table:table-cell>
        </table:table-row>
        <table:table-row table:style-name="TableLine94126064738832">
          <table:table-cell table:style-name="Tabla3.A2" office:value-type="string">
            <text:p text:style-name="P308">Referencias</text:p>
          </table:table-cell>
          <table:table-cell table:style-name="Tabla3.B7" office:value-type="string">
            <text:p text:style-name="P88">CU0<text:span text:style-name="T56">3</text:span><text:span text:style-name="T157">2</text:span> y CU0<text:span text:style-name="T56">3</text:span><text:span text:style-name="T157">3</text:span></text:p>
          </table:table-cell>
        </table:table-row>
      </table:table>
      <text:p text:style-name="P3"/>
      <table:table table:name="Tabla4" table:style-name="Tabla4">
        <table:table-column table:style-name="Tabla4.A"/>
        <table:table-column table:style-name="Tabla4.B"/>
        <table:table-row table:style-name="TableLine94126064739824">
          <table:table-cell table:style-name="Tabla4.A1" office:value-type="string">
            <text:p text:style-name="P329">Acción de los Actores</text:p>
          </table:table-cell>
          <table:table-cell table:style-name="Tabla4.B1" office:value-type="string">
            <text:p text:style-name="P329">Respuesta del Sistema</text:p>
          </table:table-cell>
        </table:table-row>
        <table:table-row table:style-name="TableLine94126064747392">
          <table:table-cell table:style-name="Tabla4.A3" office:value-type="string">
            <text:p text:style-name="P104">1. <text:span text:style-name="T58">El usuario selecciona los parámetros sobre los cuales se van a mostrar las revistas.</text:span></text:p>
          </table:table-cell>
          <table:table-cell table:style-name="Tabla4.B3" office:value-type="string">
            <text:p text:style-name="P118">2. Se verifica que la elección sea correcta y se seleccionan las revistas que cumplen con los parámetros ingresados por el usuario, además, dichas revistas deben cumplir con ser parte de los temas de interés del usuario.</text:p>
            <text:p text:style-name="P118"/>
            <text:p text:style-name="P207"><text:span text:style-name="T6">3. </text:span><text:span text:style-name="T5">Se recopilan las revistas seleccionadas</text:span></text:p>
            <text:p text:style-name="P110"/>
            <text:p text:style-name="P110">4. Se muestran la recopilación de las revistas seleccionadas.</text:p>
          </table:table-cell>
        </table:table-row>
        <table:table-row table:style-name="TableLine94126064748496">
          <table:table-cell table:style-name="Tabla4.A3" office:value-type="string">
            <text:p text:style-name="P110">5. El usuario visualiza las revistas ordenadas</text:p>
          </table:table-cell>
          <table:table-cell table:style-name="Tabla4.B3" office:value-type="string">
            <text:p text:style-name="P88"/>
          </table:table-cell>
        </table:table-row>
      </table:table>
      <text:p text:style-name="P3"/>
      <text:p text:style-name="P402">Flujos Alternos:</text:p>
      <text:p text:style-name="P31"/>
      <text:list xml:id="list232205569902878" text:continue-numbering="true" text:style-name="L1">
        <text:list-item>
          <text:p text:style-name="P355"><text:span text:style-name="T60">Líneas </text:span><text:span text:style-name="T61">1 </text:span><text:span text:style-name="T60">a </text:span><text:span text:style-name="T61">4</text:span><text:span text:style-name="T60">: </text:span><text:span text:style-name="T78">El usuario ingresa incorrectamente </text:span><text:span text:style-name="T79">los parámetros para el ordenamiento, </text:span><text:span text:style-name="T80">el sistema informará sobre el error al usuario y mostrará en la pantalla todas las revistas relacionadas al los temas de interés del usuario.</text:span></text:p>
          <text:p text:style-name="P372"/>
        </text:list-item>
      </text:list>
      <text:p text:style-name="P51"/>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p>
      <table:table table:name="Tabla5" table:style-name="Tabla5">
        <table:table-column table:style-name="Tabla5.A"/>
        <table:table-column table:style-name="Tabla5.B"/>
        <table:table-row table:style-name="TableLine94126064768656">
          <table:table-cell table:style-name="Tabla5.A1" office:value-type="string">
            <text:p text:style-name="P309">Numero</text:p>
          </table:table-cell>
          <table:table-cell table:style-name="Tabla5.B1" office:value-type="string">
            <text:p text:style-name="P67">CUE0<text:span text:style-name="T158">1</text:span><text:span text:style-name="T163">4</text:span></text:p>
          </table:table-cell>
        </table:table-row>
        <table:table-row table:style-name="TableLine94126064791024">
          <table:table-cell table:style-name="Tabla5.A2" office:value-type="string">
            <text:p text:style-name="P309">Caso de Uso</text:p>
          </table:table-cell>
          <table:table-cell table:style-name="Tabla5.B7" office:value-type="string">
            <text:p text:style-name="P67"><text:span text:style-name="T109">Suscribirse a una</text:span><text:span text:style-name="T110"> revista</text:span></text:p>
          </table:table-cell>
        </table:table-row>
        <table:table-row table:style-name="TableLine94126064794816">
          <table:table-cell table:style-name="Tabla5.A2" office:value-type="string">
            <text:p text:style-name="P309">Actores</text:p>
          </table:table-cell>
          <table:table-cell table:style-name="Tabla5.B7" office:value-type="string">
            <text:p text:style-name="P67">Usuario (Iniciador)</text:p>
          </table:table-cell>
        </table:table-row>
        <table:table-row table:style-name="TableLine94126064795072">
          <table:table-cell table:style-name="Tabla5.A2" office:value-type="string">
            <text:p text:style-name="P309">Propósito</text:p>
          </table:table-cell>
          <table:table-cell table:style-name="Tabla5.B7" office:value-type="string">
            <text:p text:style-name="P116">Registrar la suscripción de un usuario a una revista especifica</text:p>
          </table:table-cell>
        </table:table-row>
        <table:table-row table:style-name="TableLine94126064795328">
          <table:table-cell table:style-name="Tabla5.A2" office:value-type="string">
            <text:p text:style-name="P309">Resumen</text:p>
          </table:table-cell>
          <table:table-cell table:style-name="Tabla5.B7" office:value-type="string">
            <text:p text:style-name="P213"><text:span text:style-name="T1">El usuario </text:span><text:span text:style-name="T109">acepta </text:span><text:span text:style-name="T2">realiza</text:span><text:span text:style-name="T109">r</text:span><text:span text:style-name="T1"> el pago</text:span><text:span text:style-name="T109">s</text:span><text:span text:style-name="T1"> por la suscripción a la revista, </text:span><text:span text:style-name="T109">ya sea de forma anual o mensual,</text:span><text:span text:style-name="T1"> </text:span><text:span text:style-name="T2">dicho pago debe ser valido para poder tener acceso a la revista, ya sea para leerla o descargarla; </text:span><text:span text:style-name="T109">llevando así un control sobre la fecha en la cual el usuario decidió suscribirse a dicha revista.</text:span></text:p>
          </table:table-cell>
        </table:table-row>
        <table:table-row table:style-name="TableLine94126064795584">
          <table:table-cell table:style-name="Tabla5.A2" office:value-type="string">
            <text:p text:style-name="P309">Tipo</text:p>
          </table:table-cell>
          <table:table-cell table:style-name="Tabla5.B7" office:value-type="string">
            <text:p text:style-name="P67">Primario y Esencial</text:p>
          </table:table-cell>
        </table:table-row>
        <table:table-row table:style-name="TableLine94126064795952">
          <table:table-cell table:style-name="Tabla5.A2" office:value-type="string">
            <text:p text:style-name="P309">Referencias</text:p>
          </table:table-cell>
          <table:table-cell table:style-name="Tabla5.B7" office:value-type="string">
            <text:p text:style-name="P89">CU0<text:span text:style-name="T56">3</text:span><text:span text:style-name="T157">5</text:span><text:span text:style-name="T111">, </text:span>CU0<text:span text:style-name="T56">3</text:span><text:span text:style-name="T157">6</text:span><text:span text:style-name="T111">, </text:span>CU0<text:span text:style-name="T56">3</text:span><text:span text:style-name="T157">7</text:span><text:span text:style-name="T111"> y </text:span>CU0<text:span text:style-name="T56">3</text:span><text:span text:style-name="T157">8</text:span></text:p>
          </table:table-cell>
        </table:table-row>
      </table:table>
      <text:p text:style-name="P4"/>
      <table:table table:name="Tabla6" table:style-name="Tabla6">
        <table:table-column table:style-name="Tabla6.A"/>
        <table:table-column table:style-name="Tabla6.B"/>
        <table:table-row table:style-name="TableLine94126064796896">
          <table:table-cell table:style-name="Tabla6.A1" office:value-type="string">
            <text:p text:style-name="P330">Acción de los Actores</text:p>
          </table:table-cell>
          <table:table-cell table:style-name="Tabla6.B1" office:value-type="string">
            <text:p text:style-name="P330">Respuesta del Sistema</text:p>
          </table:table-cell>
        </table:table-row>
        <table:table-row table:style-name="TableLine94126064810288">
          <table:table-cell table:style-name="Tabla6.A7" office:value-type="string">
            <text:p text:style-name="P117">1. <text:span text:style-name="T112">El usuario selecciona la revista a la cual desea suscribirse</text:span></text:p>
          </table:table-cell>
          <table:table-cell table:style-name="Tabla6.B7" office:value-type="string">
            <text:p text:style-name="P119">2. <text:span text:style-name="T112">El sistema detecta si la selección fue correcta, para luego abrir una previsualización del ultimo numero publicado de la revista.</text:span></text:p>
            <text:p text:style-name="P125"/>
            <text:p text:style-name="P125">3. Se muestran los datos relacionados con la revista, el nombre del editor y el precio a pagar por la suscripción a la misma</text:p>
          </table:table-cell>
        </table:table-row>
        <table:table-row table:style-name="TableLine94126064811680">
          <table:table-cell table:style-name="Tabla6.A7" office:value-type="string">
            <text:p text:style-name="P125">4. Se procede a suscribirse.</text:p>
          </table:table-cell>
          <table:table-cell table:style-name="Tabla6.B7" office:value-type="string">
            <text:p text:style-name="P125">5. Se le presentan al usuario las opciones de intervalo de tiempo para realizar los pagos correspondientes a la revista, ya sea de manera mensual o anual</text:p>
          </table:table-cell>
        </table:table-row>
        <table:table-row table:style-name="TableLine94126064812320">
          <table:table-cell table:style-name="Tabla6.A7" office:value-type="string">
            <text:p text:style-name="P125">6. El usuario escoge el intervalo de tiempo con el cual desea pagar la suscripción a la revista.</text:p>
          </table:table-cell>
          <table:table-cell table:style-name="Tabla6.B7" office:value-type="string">
            <text:p text:style-name="P125">7. Se verifica que la elección sea correcta, y se procede a mostrar la información para cancelar el pago, según la elección del usuario.</text:p>
          </table:table-cell>
        </table:table-row>
        <table:table-row table:style-name="TableLine94126064812960">
          <table:table-cell table:style-name="Tabla6.A7" office:value-type="string">
            <text:p text:style-name="P125">8. El usuario ingresa el dinero correspondiente al pago por la suscripción a la revista.</text:p>
          </table:table-cell>
          <table:table-cell table:style-name="Tabla6.B7" office:value-type="string">
            <text:p text:style-name="P125">9. Se verifica que el pago sea el correcto, devolviendo el cambio si es necesario.</text:p>
            <text:p text:style-name="P125"/>
            <text:p text:style-name="P125">10. Se registra la suscripción <text:span text:style-name="T113">al perfil correspondiente al usuario.</text:span></text:p>
            <text:p text:style-name="P125"/>
            <text:p text:style-name="P128">11. Se le concede el acceso a los números publicados de la revista recientemente suscrita.</text:p>
          </table:table-cell>
        </table:table-row>
        <table:table-row table:style-name="TableLine94126064813600">
          <table:table-cell table:style-name="Tabla6.A7" office:value-type="string">
            <text:p text:style-name="P128">1<text:span text:style-name="T114">2</text:span>. El usuario ingresa al sitio de la revista, visualizando los números de la misma, seleccionando uno de ellos.</text:p>
          </table:table-cell>
          <table:table-cell table:style-name="Tabla6.B7" office:value-type="string">
            <text:p text:style-name="P128">13. Se verifica que la elección del número sea la correcta, para luego concederle y mostrar al usuario el acceso a la lectura o descarga del mismo.</text:p>
          </table:table-cell>
        </table:table-row>
        <table:table-row table:style-name="TableLine94126064814192">
          <table:table-cell table:style-name="Tabla6.A7" office:value-type="string">
            <text:p text:style-name="P131">14. Se visualizan las opciones disponibles para el número de la revista seleccionada, y se procede a seleccionar una de ellas.</text:p>
          </table:table-cell>
          <table:table-cell table:style-name="Tabla6.B7" office:value-type="string">
            <text:p text:style-name="P214">15. Se registra y verifica que la elección a la opción <text:span text:style-name="T5">sea adecuada, para luego proceder a realizar la acción seleccionada, ya sea leer el número o descargarlo y guardarlo en el equipo.</text:span></text:p>
          </table:table-cell>
        </table:table-row>
      </table:table>
      <text:p text:style-name="P4"><text:soft-page-break/></text:p>
      <text:p text:style-name="P403">Flujos Alternos:</text:p>
      <text:p text:style-name="P32"/>
      <text:list xml:id="list232206550873551" text:continue-numbering="true" text:style-name="L1">
        <text:list-item>
          <text:p text:style-name="P356"><text:span text:style-name="T60">Líneas </text:span><text:span text:style-name="T62">4</text:span><text:span text:style-name="T61"> </text:span><text:span text:style-name="T60">a </text:span><text:span text:style-name="T62">8</text:span><text:span text:style-name="T60">: </text:span><text:span text:style-name="T78">El usuario ingresa </text:span><text:span text:style-name="T81">a una revista a la cual no desea suscribirse, o ya no quiere seguir con el proceso de suscripción a la revista seleccionada, cancelando así la posible suscripción y revirtiendo los efectos del sistema.</text:span></text:p>
          <text:p text:style-name="P378"/>
        </text:list-item>
        <text:list-item>
          <text:p text:style-name="P357"><text:span text:style-name="T60">Líneas </text:span><text:span text:style-name="T62">8</text:span><text:span text:style-name="T61"> </text:span><text:span text:style-name="T60">a </text:span><text:span text:style-name="T62">11</text:span><text:span text:style-name="T60">: </text:span><text:span text:style-name="T78">El usuario</text:span><text:span text:style-name="T81"> no ingresa correctamente el dinero o ingresa una cantidad menor a la requerida; el sistema procede a alertarle al usuario dicha acción, y si la misma no se soluciona, se procede a la cancelación del proceso de suscripción y revirtiendo los efectos del sistema.</text:span></text:p>
          <text:p text:style-name="P379"/>
        </text:list-item>
        <text:list-item>
          <text:p text:style-name="P357"><text:span text:style-name="T60">Líneas </text:span><text:span text:style-name="T62">12</text:span><text:span text:style-name="T61"> </text:span><text:span text:style-name="T60">a </text:span><text:span text:style-name="T62">14</text:span><text:span text:style-name="T60">: </text:span><text:span text:style-name="T78">El usuario</text:span><text:span text:style-name="T81"> no desea ingresar a los números publicados de la revista a la cual ha sido suscrito, en ese momento, regresando así al inicio; siendo el sistema el que ya ha registrado la suscripción a dicha revista.</text:span></text:p>
        </text:list-item>
      </text:list>
      <text:p text:style-name="P2"/>
      <text:list xml:id="list232206381419550" text:continue-numbering="true" text:style-name="L1">
        <text:list-item>
          <text:p text:style-name="P357"><text:span text:style-name="T60">Líneas </text:span><text:span text:style-name="T62">14</text:span><text:span text:style-name="T61"> </text:span><text:span text:style-name="T60">a </text:span><text:span text:style-name="T62">15</text:span><text:span text:style-name="T60">: </text:span><text:span text:style-name="T78">E</text:span><text:span text:style-name="T81">l usuario ingresa incorrectamente la elección sobre alguna de las opciones que tiene sobre los números publicados correspondientes a la revista recientemente suscrita, el sistema muestra una alerta y lo invita a volver a ingresar su opción, o a retirarse y cambiar a otro número publicado de la revista en especifico.</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1" table:style-name="Tabla11">
        <table:table-column table:style-name="Tabla11.A"/>
        <table:table-column table:style-name="Tabla11.B"/>
        <text:soft-page-break/>
        <table:table-row table:style-name="TableLine94126064816720">
          <table:table-cell table:style-name="Tabla11.A1" office:value-type="string">
            <text:p text:style-name="P310">Numero</text:p>
          </table:table-cell>
          <table:table-cell table:style-name="Tabla11.B1" office:value-type="string">
            <text:p text:style-name="P70"><draw:frame text:anchor-type="paragraph" draw:z-index="4" draw:name="Forma1_4" draw:style-name="gr1" draw:text-style-name="P414" svg:width="3.13cm" svg:height="1.121cm" svg:x="12.931cm" svg:y="-1.08cm"><draw:text-box><text:p><text:span text:style-name="T166">SUSCRIPTOR</text:span></text:p></draw:text-box></draw:frame>CUE0<text:span text:style-name="T158">1</text:span><text:span text:style-name="T163">5</text:span></text:p>
          </table:table-cell>
        </table:table-row>
        <table:table-row table:style-name="TableLine94126064864288">
          <table:table-cell table:style-name="Tabla11.A2" office:value-type="string">
            <text:p text:style-name="P310">Caso de Uso</text:p>
          </table:table-cell>
          <table:table-cell table:style-name="Tabla11.B7" office:value-type="string">
            <text:p text:style-name="P193">Listar <text:span text:style-name="T164">r</text:span>evistas <text:span text:style-name="T164">suscritas</text:span></text:p>
          </table:table-cell>
        </table:table-row>
        <table:table-row table:style-name="TableLine94126064865920">
          <table:table-cell table:style-name="Tabla11.A2" office:value-type="string">
            <text:p text:style-name="P310">Actores</text:p>
          </table:table-cell>
          <table:table-cell table:style-name="Tabla11.B7" office:value-type="string">
            <text:p text:style-name="P217"><text:span text:style-name="T11">Suscriptor</text:span><text:span text:style-name="T7"> (Iniciador)</text:span></text:p>
          </table:table-cell>
        </table:table-row>
        <table:table-row table:style-name="TableLine94126064867200">
          <table:table-cell table:style-name="Tabla11.A2" office:value-type="string">
            <text:p text:style-name="P310">Propósito</text:p>
          </table:table-cell>
          <table:table-cell table:style-name="Tabla11.B7" office:value-type="string">
            <text:p text:style-name="P151">Mostrar al suscriptor todas las revistas a las que se ha suscrito</text:p>
          </table:table-cell>
        </table:table-row>
        <table:table-row table:style-name="TableLine94126064868480">
          <table:table-cell table:style-name="Tabla11.A2" office:value-type="string">
            <text:p text:style-name="P310">Resumen</text:p>
          </table:table-cell>
          <table:table-cell table:style-name="Tabla11.B7" office:value-type="string">
            <text:p text:style-name="P256"><text:span text:style-name="T120">Si el usuario ya e</text:span><text:span text:style-name="T121">s</text:span><text:span text:style-name="T120"> suscri</text:span><text:span text:style-name="T121">ptor</text:span><text:span text:style-name="T120"> a una o más revistas, puede listar todas las revistas a las que el esta suscrito, y así seleccionar si desea saber los datos de la revista, o bien, realizar algún comentario sobre la revista.</text:span></text:p>
          </table:table-cell>
        </table:table-row>
        <table:table-row table:style-name="TableLine94126064870400">
          <table:table-cell table:style-name="Tabla11.A2" office:value-type="string">
            <text:p text:style-name="P310">Tipo</text:p>
          </table:table-cell>
          <table:table-cell table:style-name="Tabla11.B7" office:value-type="string">
            <text:p text:style-name="P70">Primario y Esencial</text:p>
          </table:table-cell>
        </table:table-row>
        <table:table-row table:style-name="TableLine94126064876704">
          <table:table-cell table:style-name="Tabla11.A2" office:value-type="string">
            <text:p text:style-name="P310">Referencias</text:p>
          </table:table-cell>
          <table:table-cell table:style-name="Tabla11.B7" office:value-type="string">
            <text:p text:style-name="P102">CU0<text:span text:style-name="T56">3</text:span><text:span text:style-name="T165">7, </text:span>CU0<text:span text:style-name="T56">3</text:span><text:span text:style-name="T165">8, </text:span>CU0<text:span text:style-name="T165">40</text:span></text:p>
          </table:table-cell>
        </table:table-row>
      </table:table>
      <text:p text:style-name="P7"/>
      <table:table table:name="Tabla12" table:style-name="Tabla12">
        <table:table-column table:style-name="Tabla12.A"/>
        <table:table-column table:style-name="Tabla12.B"/>
        <table:table-row table:style-name="TableLine94126064877648">
          <table:table-cell table:style-name="Tabla12.A1" office:value-type="string">
            <text:p text:style-name="P331">Acción de los Actores</text:p>
          </table:table-cell>
          <table:table-cell table:style-name="Tabla12.B1" office:value-type="string">
            <text:p text:style-name="P331">Respuesta del Sistema</text:p>
          </table:table-cell>
        </table:table-row>
        <table:table-row table:style-name="TableLine94126064887776">
          <table:table-cell table:style-name="Tabla12.A3" office:value-type="string">
            <text:p text:style-name="P105">1. <text:span text:style-name="T58">El </text:span><text:span text:style-name="T119">suscriptor selecciona la opción para listar todas las revista de las cuales hay registro de su suscripción.</text:span></text:p>
          </table:table-cell>
          <table:table-cell table:style-name="Tabla12.B3" office:value-type="string">
            <text:p text:style-name="P217"><text:span text:style-name="T6">2. S</text:span><text:span text:style-name="T11">e verifica que el suscriptor este suscrito a por lo menos una revista, para así listar todas las revistas, las cuales están asociadas al perfil del suscriptor.</text:span></text:p>
            <text:p text:style-name="P120"/>
            <text:p text:style-name="P208"><text:span text:style-name="T6">3. </text:span><text:span text:style-name="T5">Se recopilan las revistas </text:span><text:span text:style-name="T11">suscritas</text:span></text:p>
            <text:p text:style-name="P111"/>
            <text:p text:style-name="P111">4. Se muestran la recopilación de las revistas.</text:p>
          </table:table-cell>
        </table:table-row>
        <table:table-row table:style-name="TableLine94126064889056">
          <table:table-cell table:style-name="Tabla12.A3" office:value-type="string">
            <text:p text:style-name="P218"><text:span text:style-name="T12">5. El </text:span><text:span text:style-name="T11">suscriptor</text:span><text:span text:style-name="T12"> visualiza las revistas </text:span><text:span text:style-name="T13">a las cuales esta suscrito.</text:span></text:p>
            <text:p text:style-name="P111"/>
            <text:p text:style-name="P151"/>
          </table:table-cell>
          <table:table-cell table:style-name="Tabla12.B3" office:value-type="string">
            <text:p text:style-name="P174"/>
          </table:table-cell>
        </table:table-row>
      </table:table>
      <text:p text:style-name="P7"/>
      <text:p text:style-name="P410">Flujos Alternos:</text:p>
      <text:p text:style-name="P35"/>
      <text:list xml:id="list232206576491359" text:continue-numbering="true" text:style-name="L1">
        <text:list-item>
          <text:p text:style-name="P358"><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p text:style-name="P373"/>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58"/>
      <text:p text:style-name="P58"/>
      <table:table table:name="Tabla27" table:style-name="Tabla27">
        <table:table-column table:style-name="Tabla27.A"/>
        <table:table-column table:style-name="Tabla27.B"/>
        <text:soft-page-break/>
        <table:table-row table:style-name="TableLine94126064885056">
          <table:table-cell table:style-name="Tabla27.A1" office:value-type="string">
            <text:p text:style-name="P311">Numero</text:p>
          </table:table-cell>
          <table:table-cell table:style-name="Tabla27.B1" office:value-type="string">
            <text:p text:style-name="P83">CUE0<text:span text:style-name="T158">1</text:span><text:span text:style-name="T163">6</text:span></text:p>
          </table:table-cell>
        </table:table-row>
        <table:table-row table:style-name="TableLine94126064924208">
          <table:table-cell table:style-name="Tabla27.A2" office:value-type="string">
            <text:p text:style-name="P311">Caso de Uso</text:p>
          </table:table-cell>
          <table:table-cell table:style-name="Tabla27.B7" office:value-type="string">
            <text:p text:style-name="P187">Leer Revista</text:p>
          </table:table-cell>
        </table:table-row>
        <table:table-row table:style-name="TableLine94126064924976">
          <table:table-cell table:style-name="Tabla27.A2" office:value-type="string">
            <text:p text:style-name="P311">Actores</text:p>
          </table:table-cell>
          <table:table-cell table:style-name="Tabla27.B7" office:value-type="string">
            <text:p text:style-name="P239"><text:span text:style-name="T39">Suscriptor</text:span><text:span text:style-name="T7"> (Iniciador)</text:span></text:p>
          </table:table-cell>
        </table:table-row>
        <table:table-row table:style-name="TableLine94126064925232">
          <table:table-cell table:style-name="Tabla27.A2" office:value-type="string">
            <text:p text:style-name="P311">Propósito</text:p>
          </table:table-cell>
          <table:table-cell table:style-name="Tabla27.B7" office:value-type="string">
            <text:p text:style-name="P204">Permitir al suscriptor leer el contenido de un número de una revista.</text:p>
          </table:table-cell>
        </table:table-row>
        <table:table-row table:style-name="TableLine94126064925600">
          <table:table-cell table:style-name="Tabla27.A2" office:value-type="string">
            <text:p text:style-name="P311">Resumen</text:p>
          </table:table-cell>
          <table:table-cell table:style-name="Tabla27.B7" office:value-type="string">
            <text:p text:style-name="P290"><text:span text:style-name="T160">El </text:span><text:span text:style-name="T159">suscriptor</text:span><text:span text:style-name="T160"> puede leer alguna revista publicada, </text:span><text:span text:style-name="T2">ya sea de paga o gratuita, si es de paga, deberá realizar el pago antes para poder tener acceso a leer dicha revista</text:span></text:p>
          </table:table-cell>
        </table:table-row>
        <table:table-row table:style-name="TableLine94126064926192">
          <table:table-cell table:style-name="Tabla27.A2" office:value-type="string">
            <text:p text:style-name="P311">Tipo</text:p>
          </table:table-cell>
          <table:table-cell table:style-name="Tabla27.B7" office:value-type="string">
            <text:p text:style-name="P83">Primario y Esencial</text:p>
          </table:table-cell>
        </table:table-row>
        <table:table-row table:style-name="TableLine94126064926784">
          <table:table-cell table:style-name="Tabla27.A2" office:value-type="string">
            <text:p text:style-name="P311">Referencias</text:p>
          </table:table-cell>
          <table:table-cell table:style-name="Tabla27.B7" office:value-type="string">
            <text:p text:style-name="P244"><text:span text:style-name="T9">CU0</text:span><text:span text:style-name="T40">3</text:span><text:span text:style-name="T39">4 </text:span><text:span text:style-name="T46">y </text:span><text:span text:style-name="T9">CU0</text:span><text:span text:style-name="T40">3</text:span><text:span text:style-name="T46">9 </text:span></text:p>
          </table:table-cell>
        </table:table-row>
      </table:table>
      <text:p text:style-name="P20"/>
      <table:table table:name="Tabla28" table:style-name="Tabla28">
        <table:table-column table:style-name="Tabla28.A"/>
        <table:table-column table:style-name="Tabla28.B"/>
        <table:table-row table:style-name="TableLine94126064927728">
          <table:table-cell table:style-name="Tabla28.A1" office:value-type="string">
            <text:p text:style-name="P332">Acción de los Actores</text:p>
          </table:table-cell>
          <table:table-cell table:style-name="Tabla28.B1" office:value-type="string">
            <text:p text:style-name="P332">Respuesta del Sistema</text:p>
          </table:table-cell>
        </table:table-row>
        <table:table-row table:style-name="TableLine94126064949312">
          <table:table-cell table:style-name="Tabla28.A5" office:value-type="string">
            <text:p text:style-name="P108">1. <text:span text:style-name="T58">El </text:span><text:span text:style-name="T119">suscriptor selecciona la opción para listar todas las revista de las cuales hay registro de su suscripción.</text:span></text:p>
          </table:table-cell>
          <table:table-cell table:style-name="Tabla28.B5" office:value-type="string">
            <text:p text:style-name="P238"><text:span text:style-name="T6">2. S</text:span><text:span text:style-name="T11">e verifica que el suscriptor este suscrito a por lo menos una revista, para así listar todas las revistas, las cuales están asociadas al perfil del suscriptor.</text:span></text:p>
            <text:p text:style-name="P123"/>
            <text:p text:style-name="P211"><text:span text:style-name="T6">3. </text:span><text:span text:style-name="T5">Se recopilan las revistas </text:span><text:span text:style-name="T11">suscritas</text:span></text:p>
            <text:p text:style-name="P114"/>
            <text:p text:style-name="P114">4. Se muestran la recopilación de las revistas.</text:p>
          </table:table-cell>
        </table:table-row>
        <table:table-row table:style-name="TableLine94126064950080">
          <table:table-cell table:style-name="Tabla28.A5" office:value-type="string">
            <text:p text:style-name="P238"><text:span text:style-name="T12">5. El </text:span><text:span text:style-name="T11">suscriptor</text:span><text:span text:style-name="T12"> visualiza las revistas </text:span><text:span text:style-name="T13">a las cuales esta suscrito.</text:span></text:p>
            <text:p text:style-name="P114"/>
            <text:p text:style-name="P154">6. <text:span text:style-name="T122">El suscriptor selecciona una revista.</text:span> </text:p>
          </table:table-cell>
          <table:table-cell table:style-name="Tabla28.B5" office:value-type="string">
            <text:p text:style-name="P177">7. Se verifica que la selección haya sido correcta.</text:p>
            <text:p text:style-name="P177"/>
            <text:p text:style-name="P177">8. Se muestran los datos correspondientes a la revista, <text:span text:style-name="T161">así como también</text:span> las opciones disponibles <text:span text:style-name="T161">y los números publicados de la misma</text:span>.</text:p>
          </table:table-cell>
        </table:table-row>
        <table:table-row table:style-name="TableLine94126064950336">
          <table:table-cell table:style-name="Tabla28.A5" office:value-type="string">
            <text:p text:style-name="P188">9. El suscriptor visualiza las opciones disponibles para cada revista a la cual esta suscrito, así como también las opciones disponibles y los números publicados de la misma.</text:p>
            <text:p text:style-name="P188"/>
            <text:p text:style-name="P188">10. El suscriptor selecciona un número publicado de la revista seleccionada.</text:p>
          </table:table-cell>
          <table:table-cell table:style-name="Tabla28.B5" office:value-type="string">
            <text:p text:style-name="P126"><text:span text:style-name="T161">11</text:span>. Se verifica que la elección sea correcta.</text:p>
            <text:p text:style-name="P126"/>
            <text:p text:style-name="P240"><text:span text:style-name="T41">12.</text:span><text:span text:style-name="T42"> </text:span><text:span text:style-name="T41">Se</text:span><text:span text:style-name="T42"> procede a mostrar </text:span><text:span text:style-name="T41">una el contenido del número seleccionado</text:span><text:span text:style-name="T42">.</text:span></text:p>
          </table:table-cell>
        </table:table-row>
        <table:table-row table:style-name="TableLine94126064950928">
          <table:table-cell table:style-name="Tabla28.A5" office:value-type="string">
            <text:p text:style-name="P242"><text:span text:style-name="T43">13</text:span><text:span text:style-name="T42">. El </text:span><text:span text:style-name="T41">suscriptor</text:span><text:span text:style-name="T42"> </text:span><text:span text:style-name="T41">visualiza </text:span><text:span text:style-name="T43">el número que seleccionó, teniendo acceso a su información</text:span><text:span text:style-name="T41">.</text:span></text:p>
          </table:table-cell>
          <table:table-cell table:style-name="Tabla28.B5" office:value-type="string">
            <text:p text:style-name="P129"/>
          </table:table-cell>
        </table:table-row>
      </table:table>
      <text:p text:style-name="P20"/>
      <text:p text:style-name="P409">Flujos Alternos:</text:p>
      <text:p text:style-name="P47"/>
      <text:list xml:id="list232205323587140" text:continue-numbering="true" text:style-name="L1">
        <text:list-item>
          <text:p text:style-name="P359"><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list-item>
        <text:list-item>
          <text:p text:style-name="P380"/>
        </text:list-item>
        <text:list-item>
          <text:p text:style-name="P386"><text:span text:style-name="T59">Líneas </text:span><text:span text:style-name="T102">6</text:span><text:span text:style-name="T103"> </text:span><text:span text:style-name="T59">a </text:span><text:span text:style-name="T102">8</text:span><text:span text:style-name="T59">: </text:span><text:span text:style-name="T104">E</text:span><text:span text:style-name="T105">l suscriptor escoge una revista incorrecta o la selección de la misma no es valida, el sistema le muestra una alerta en caso de no ser una selección valida, regresando así a la selección de la revista; el sistema pausa el proceso de mostrar </text:span><text:span text:style-name="T106">los datos</text:span><text:span text:style-name="T105"> </text:span><text:span text:style-name="T107">y números </text:span><text:span text:style-name="T105">de la revista suscrita.</text:span></text:p>
        </text:list-item>
      </text:list>
      <text:p text:style-name="P61"/>
      <text:list xml:id="list232207292569505" text:continue-numbering="true" text:style-name="L1">
        <text:list-item>
          <text:p text:style-name="P386"><text:soft-page-break/><text:span text:style-name="T102">Líneas </text:span><text:span text:style-name="T108">10</text:span><text:span text:style-name="T103"> </text:span><text:span text:style-name="T102">a </text:span><text:span text:style-name="T108">12</text:span><text:span text:style-name="T102">:</text:span><text:span text:style-name="T105"> El suscriptor escoge un </text:span><text:span text:style-name="T107">número de la revista seleccionada de manera incorrecta</text:span><text:span text:style-name="T105"> o la selección de la misma no es valida, el sistema le muestra una alerta en caso de no ser una selección valida, regresando así a la selección de la revista; el sistema pausa el proceso de mostrar </text:span><text:span text:style-name="T107">el contenido del número seleccionado.</text:span></text:p>
          <text:p text:style-name="P382"/>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1"><text:soft-page-break/></text:p>
      <table:table table:name="Tabla39" table:style-name="Tabla39">
        <table:table-column table:style-name="Tabla39.A"/>
        <table:table-column table:style-name="Tabla39.B"/>
        <table:table-row table:style-name="TableLine94126064945664">
          <table:table-cell table:style-name="Tabla39.A1" office:value-type="string">
            <text:p text:style-name="P312">Numero</text:p>
          </table:table-cell>
          <table:table-cell table:style-name="Tabla39.B1" office:value-type="string">
            <text:p text:style-name="P84">CUE0<text:span text:style-name="T158">1</text:span><text:span text:style-name="T163">7</text:span></text:p>
          </table:table-cell>
        </table:table-row>
        <table:table-row table:style-name="TableLine94126065023536">
          <table:table-cell table:style-name="Tabla39.A2" office:value-type="string">
            <text:p text:style-name="P312">Caso de Uso</text:p>
          </table:table-cell>
          <table:table-cell table:style-name="Tabla39.B7" office:value-type="string">
            <text:p text:style-name="P251">Descargar revista</text:p>
          </table:table-cell>
        </table:table-row>
        <table:table-row table:style-name="TableLine94126065024304">
          <table:table-cell table:style-name="Tabla39.A2" office:value-type="string">
            <text:p text:style-name="P312">Actores</text:p>
          </table:table-cell>
          <table:table-cell table:style-name="Tabla39.B7" office:value-type="string">
            <text:p text:style-name="P241"><text:span text:style-name="T39">Suscriptor</text:span><text:span text:style-name="T7"> (Iniciador)</text:span></text:p>
          </table:table-cell>
        </table:table-row>
        <table:table-row table:style-name="TableLine94126065024560">
          <table:table-cell table:style-name="Tabla39.A2" office:value-type="string">
            <text:p text:style-name="P312">Propósito</text:p>
          </table:table-cell>
          <table:table-cell table:style-name="Tabla39.B7" office:value-type="string">
            <text:p text:style-name="P241"><text:span text:style-name="T51">Permitir al suscriptor </text:span><text:span text:style-name="T52">descargar</text:span><text:span text:style-name="T51"> el contenido de un número de una revista.</text:span></text:p>
          </table:table-cell>
        </table:table-row>
        <table:table-row table:style-name="TableLine94126065024816">
          <table:table-cell table:style-name="Tabla39.A2" office:value-type="string">
            <text:p text:style-name="P312">Resumen</text:p>
          </table:table-cell>
          <table:table-cell table:style-name="Tabla39.B7" office:value-type="string">
            <text:p text:style-name="P252">El <text:span text:style-name="T159">suscriptor</text:span> puede descargar y guardar alguna revista publicada, <text:span text:style-name="T2">ya sea que la revista sea gratuita o de paga, si es de paga, deberá realizar el pago antes para poder tener acceso a descargar la revista.</text:span></text:p>
          </table:table-cell>
        </table:table-row>
        <table:table-row table:style-name="TableLine94126065025072">
          <table:table-cell table:style-name="Tabla39.A2" office:value-type="string">
            <text:p text:style-name="P312">Tipo</text:p>
          </table:table-cell>
          <table:table-cell table:style-name="Tabla39.B7" office:value-type="string">
            <text:p text:style-name="P84">Primario y Esencial</text:p>
          </table:table-cell>
        </table:table-row>
        <table:table-row table:style-name="TableLine94126065025664">
          <table:table-cell table:style-name="Tabla39.A2" office:value-type="string">
            <text:p text:style-name="P312">Referencias</text:p>
          </table:table-cell>
          <table:table-cell table:style-name="Tabla39.B7" office:value-type="string">
            <text:p text:style-name="P244"><text:span text:style-name="T9">CU0</text:span><text:span text:style-name="T40">3</text:span><text:span text:style-name="T39">4, </text:span><text:span text:style-name="T9">CU0</text:span><text:span text:style-name="T40">3</text:span><text:span text:style-name="T46">7 y </text:span><text:span text:style-name="T9">CU0</text:span><text:span text:style-name="T40">3</text:span><text:span text:style-name="T46">9 </text:span></text:p>
          </table:table-cell>
        </table:table-row>
      </table:table>
      <text:p text:style-name="P21"/>
      <table:table table:name="Tabla40" table:style-name="Tabla40">
        <table:table-column table:style-name="Tabla40.A"/>
        <table:table-column table:style-name="Tabla40.B"/>
        <table:table-row table:style-name="TableLine94126065026608">
          <table:table-cell table:style-name="Tabla40.A1" office:value-type="string">
            <text:p text:style-name="P333">Acción de los Actores</text:p>
          </table:table-cell>
          <table:table-cell table:style-name="Tabla40.B1" office:value-type="string">
            <text:p text:style-name="P333">Respuesta del Sistema</text:p>
          </table:table-cell>
        </table:table-row>
        <table:table-row table:style-name="TableLine94126065048384">
          <table:table-cell table:style-name="Tabla40.A6" office:value-type="string">
            <text:p text:style-name="P109">1. <text:span text:style-name="T58">El </text:span><text:span text:style-name="T119">suscriptor selecciona la opción para listar todas las revista de las cuales hay registro de su suscripción.</text:span></text:p>
          </table:table-cell>
          <table:table-cell table:style-name="Tabla40.B6" office:value-type="string">
            <text:p text:style-name="P241"><text:span text:style-name="T6">2. S</text:span><text:span text:style-name="T11">e verifica que el suscriptor este suscrito a por lo menos una revista, para así listar todas las revistas, las cuales están asociadas al perfil del suscriptor.</text:span></text:p>
            <text:p text:style-name="P124"/>
            <text:p text:style-name="P212"><text:span text:style-name="T6">3. </text:span><text:span text:style-name="T5">Se recopilan las revistas </text:span><text:span text:style-name="T11">suscritas</text:span></text:p>
            <text:p text:style-name="P115"/>
            <text:p text:style-name="P115">4. Se muestran la recopilación de las revistas.</text:p>
          </table:table-cell>
        </table:table-row>
        <table:table-row table:style-name="TableLine94126065049152">
          <table:table-cell table:style-name="Tabla40.A6" office:value-type="string">
            <text:p text:style-name="P241"><text:span text:style-name="T12">5. El </text:span><text:span text:style-name="T11">suscriptor</text:span><text:span text:style-name="T12"> visualiza las revistas </text:span><text:span text:style-name="T13">a las cuales esta suscrito.</text:span></text:p>
            <text:p text:style-name="P115"/>
            <text:p text:style-name="P155">6. <text:span text:style-name="T122">El suscriptor selecciona una revista.</text:span> </text:p>
          </table:table-cell>
          <table:table-cell table:style-name="Tabla40.B6" office:value-type="string">
            <text:p text:style-name="P178">7. Se verifica que la selección haya sido correcta.</text:p>
            <text:p text:style-name="P178"/>
            <text:p text:style-name="P178">8. Se muestran los datos correspondientes a la revista, <text:span text:style-name="T161">así como también</text:span> las opciones disponibles <text:span text:style-name="T161">y los números publicados de la misma</text:span>.</text:p>
          </table:table-cell>
        </table:table-row>
        <table:table-row table:style-name="TableLine94126065049744">
          <table:table-cell table:style-name="Tabla40.A6" office:value-type="string">
            <text:p text:style-name="P189">9. El suscriptor visualiza las opciones disponibles para cada revista a la cual esta suscrito, así como también las opciones disponibles y los números publicados de la misma.</text:p>
            <text:p text:style-name="P189"/>
            <text:p text:style-name="P189">10. El suscriptor selecciona un número publicado de la revista seleccionada.</text:p>
          </table:table-cell>
          <table:table-cell table:style-name="Tabla40.B6" office:value-type="string">
            <text:p text:style-name="P127"><text:span text:style-name="T161">11</text:span>. Se verifica que la elección sea correcta.</text:p>
            <text:p text:style-name="P127"/>
            <text:p text:style-name="P241"><text:span text:style-name="T41">12.</text:span><text:span text:style-name="T42"> </text:span><text:span text:style-name="T41">Se</text:span><text:span text:style-name="T42"> procede a mostrar </text:span><text:span text:style-name="T41">una el contenido del número seleccionado, </text:span><text:span text:style-name="T44">así como también la opción de descargar el archivo y guardarlo en el equipo de manera local</text:span><text:span text:style-name="T42">.</text:span></text:p>
          </table:table-cell>
        </table:table-row>
        <table:table-row table:style-name="TableLine94126065050336">
          <table:table-cell table:style-name="Tabla40.A6" office:value-type="string">
            <text:p text:style-name="P242"><text:span text:style-name="T43">13</text:span><text:span text:style-name="T42">. El </text:span><text:span text:style-name="T41">suscriptor</text:span><text:span text:style-name="T42"> </text:span><text:span text:style-name="T41">visualiza </text:span><text:span text:style-name="T43">el número que seleccionó, teniendo acceso a su información</text:span><text:span text:style-name="T41">.</text:span></text:p>
            <text:p text:style-name="P189"/>
            <text:p text:style-name="P291"><text:span text:style-name="T41">1</text:span><text:span text:style-name="T5">4. El </text:span><text:span text:style-name="T41">suscriptor </text:span><text:span text:style-name="T5">selecciona la opción de descargar el número seleccionado.</text:span></text:p>
          </table:table-cell>
          <table:table-cell table:style-name="Tabla40.B6" office:value-type="string">
            <text:p text:style-name="P190">15. Se verifica que la selección de descargar sea correcta.</text:p>
            <text:p text:style-name="P190"/>
            <text:p text:style-name="P190">16. Se procede a realizar una copia del número y exportarla al equipo local del suscriptor.</text:p>
            <text:p text:style-name="P190"/>
            <text:p text:style-name="P190">17. Se muestra una confirmación sobre la exportación correcta del archivo.</text:p>
          </table:table-cell>
        </table:table-row>
        <table:table-row table:style-name="TableLine94126065050928">
          <table:table-cell table:style-name="Tabla40.A6" office:value-type="string">
            <text:p text:style-name="P291">18. El suscriptor visualiza el archivo descargado, teniendo la opción de abrirlo de manera local en su equipo. </text:p>
          </table:table-cell>
          <table:table-cell table:style-name="Tabla40.B6" office:value-type="string">
            <text:p text:style-name="P130"/>
          </table:table-cell>
        </table:table-row>
      </table:table>
      <text:p text:style-name="P21"><text:soft-page-break/></text:p>
      <text:p text:style-name="P408">Flujos Alternos:</text:p>
      <text:p text:style-name="P48"/>
      <text:list xml:id="list232205539025388" text:continue-numbering="true" text:style-name="L1">
        <text:list-item>
          <text:p text:style-name="P359"><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text:span><text:span text:style-name="T101">frena</text:span><text:span text:style-name="T85"> el proceso de listar las revistas suscritas</text:span><text:span text:style-name="T80">.</text:span></text:p>
          <text:p text:style-name="P380"/>
        </text:list-item>
        <text:list-item>
          <text:p text:style-name="P386"><text:span text:style-name="T59">Líneas </text:span><text:span text:style-name="T102">6</text:span><text:span text:style-name="T103"> </text:span><text:span text:style-name="T59">a </text:span><text:span text:style-name="T102">8</text:span><text:span text:style-name="T59">: </text:span><text:span text:style-name="T104">E</text:span><text:span text:style-name="T105">l suscriptor escoge una revista incorrecta o la selección de la misma no es valida, el sistema le muestra una alerta en caso de no ser una selección valida, regresando así a la selección de la revista; el sistema pausa el proceso de mostrar </text:span><text:span text:style-name="T106">los datos</text:span><text:span text:style-name="T105"> </text:span><text:span text:style-name="T107">y números </text:span><text:span text:style-name="T105">de la revista suscrita.</text:span></text:p>
        </text:list-item>
      </text:list>
      <text:p text:style-name="P61"/>
      <text:list xml:id="list232206613696459" text:continue-numbering="true" text:style-name="L1">
        <text:list-item>
          <text:p text:style-name="P386"><text:span text:style-name="T102">Líneas </text:span><text:span text:style-name="T108">10</text:span><text:span text:style-name="T103"> </text:span><text:span text:style-name="T102">a </text:span><text:span text:style-name="T108">12</text:span><text:span text:style-name="T102">:</text:span><text:span text:style-name="T105"> El suscriptor escoge un </text:span><text:span text:style-name="T107">número de la revista seleccionada de manera incorrecta</text:span><text:span text:style-name="T105"> o la selección de la misma no es valida, el sistema le muestra una alerta en caso de no ser una selección valida, regresando así a la selección de la revista; el sistema pausa el proceso de mostrar </text:span><text:span text:style-name="T107">el contenido del número seleccionado.</text:span></text:p>
        </text:list-item>
      </text:list>
      <text:p text:style-name="P64"/>
      <text:list xml:id="list232206943989185" text:continue-numbering="true" text:style-name="L1">
        <text:list-item>
          <text:p text:style-name="P360"><text:span text:style-name="T60">Líneas </text:span><text:span text:style-name="T61">1</text:span><text:span text:style-name="T77">4</text:span><text:span text:style-name="T61"> </text:span><text:span text:style-name="T60">a </text:span><text:span text:style-name="T77">17</text:span><text:span text:style-name="T60">: </text:span><text:span text:style-name="T78">El </text:span><text:span text:style-name="T85">suscriptor escoge erróneamente la opción de </text:span><text:span text:style-name="T101">descargar el número seleccionado para su lectura</text:span><text:span text:style-name="T85">, regresando así al sitio </text:span><text:span text:style-name="T101">donde se visualiza la lectura de dicho número</text:span><text:span text:style-name="T85">; el sistema </text:span><text:span text:style-name="T101">frena</text:span><text:span text:style-name="T85"> el proceso de </text:span><text:span text:style-name="T101">descargar el número seleccionado</text:span><text:span text:style-name="T80">.</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8"/>
      <text:p text:style-name="P16"/>
      <text:p text:style-name="P59"/>
      <table:table table:name="Tabla25" table:style-name="Tabla25">
        <table:table-column table:style-name="Tabla25.A"/>
        <table:table-column table:style-name="Tabla25.B"/>
        <text:soft-page-break/>
        <table:table-row table:style-name="TableLine94126065072448">
          <table:table-cell table:style-name="Tabla25.A1" office:value-type="string">
            <text:p text:style-name="P313">Numero</text:p>
          </table:table-cell>
          <table:table-cell table:style-name="Tabla25.B1" office:value-type="string">
            <text:p text:style-name="P82">CUE0<text:span text:style-name="T158">1</text:span><text:span text:style-name="T163">8</text:span></text:p>
          </table:table-cell>
        </table:table-row>
        <table:table-row table:style-name="TableLine94126065094832">
          <table:table-cell table:style-name="Tabla25.A2" office:value-type="string">
            <text:p text:style-name="P313">Caso de Uso</text:p>
          </table:table-cell>
          <table:table-cell table:style-name="Tabla25.B7" office:value-type="string">
            <text:p text:style-name="P282">Seleccionar datos de revista</text:p>
          </table:table-cell>
        </table:table-row>
        <table:table-row table:style-name="TableLine94126065096752">
          <table:table-cell table:style-name="Tabla25.A2" office:value-type="string">
            <text:p text:style-name="P313">Actores</text:p>
          </table:table-cell>
          <table:table-cell table:style-name="Tabla25.B7" office:value-type="string">
            <text:p text:style-name="P238"><text:span text:style-name="T27">Suscriptor</text:span><text:span text:style-name="T7"> (Iniciador)</text:span></text:p>
          </table:table-cell>
        </table:table-row>
        <table:table-row table:style-name="Tabla25.4">
          <table:table-cell table:style-name="Tabla25.A2" office:value-type="string">
            <text:p text:style-name="P313">Propósito</text:p>
          </table:table-cell>
          <table:table-cell table:style-name="Tabla25.B7" office:value-type="string">
            <text:p text:style-name="P199">Observa los datos correspondientes a una revista</text:p>
          </table:table-cell>
        </table:table-row>
        <table:table-row table:style-name="TableLine94126065098672">
          <table:table-cell table:style-name="Tabla25.A2" office:value-type="string">
            <text:p text:style-name="P313">Resumen</text:p>
          </table:table-cell>
          <table:table-cell table:style-name="Tabla25.B7" office:value-type="string">
            <text:p text:style-name="P282">Al momento que el suscriptor liste las revistas a las que esta suscrito y selecciona correctamente una de ellas para conocer los datos de la misma, se le despliega los datos relacionados a la revista seleccionada.</text:p>
          </table:table-cell>
        </table:table-row>
        <table:table-row table:style-name="TableLine94126065099952">
          <table:table-cell table:style-name="Tabla25.A2" office:value-type="string">
            <text:p text:style-name="P313">Tipo</text:p>
          </table:table-cell>
          <table:table-cell table:style-name="Tabla25.B7" office:value-type="string">
            <text:p text:style-name="P82">Primario y Esencial</text:p>
          </table:table-cell>
        </table:table-row>
        <table:table-row table:style-name="TableLine94126065101232">
          <table:table-cell table:style-name="Tabla25.A2" office:value-type="string">
            <text:p text:style-name="P313">Referencias</text:p>
          </table:table-cell>
          <table:table-cell table:style-name="Tabla25.B7" office:value-type="string">
            <text:p text:style-name="P238"><text:span text:style-name="T9">CU0</text:span><text:span text:style-name="T38">41, </text:span><text:span text:style-name="T9">CU0</text:span><text:span text:style-name="T38">42 y </text:span><text:span text:style-name="T9">CU0</text:span><text:span text:style-name="T38">44</text:span></text:p>
          </table:table-cell>
        </table:table-row>
      </table:table>
      <text:p text:style-name="P19"/>
      <text:p text:style-name="P19"/>
      <table:table table:name="Tabla26" table:style-name="Tabla26">
        <table:table-column table:style-name="Tabla26.A"/>
        <table:table-column table:style-name="Tabla26.B"/>
        <table:table-row table:style-name="TableLine94126065103792">
          <table:table-cell table:style-name="Tabla26.A1" office:value-type="string">
            <text:p text:style-name="P334">Acción de los Actores</text:p>
          </table:table-cell>
          <table:table-cell table:style-name="Tabla26.B1" office:value-type="string">
            <text:p text:style-name="P334">Respuesta del Sistema</text:p>
          </table:table-cell>
        </table:table-row>
        <table:table-row table:style-name="TableLine94126065123184">
          <table:table-cell table:style-name="Tabla26.A3" office:value-type="string">
            <text:p text:style-name="P108">1. <text:span text:style-name="T58">El </text:span><text:span text:style-name="T119">suscriptor selecciona la opción para listar todas las revista de las cuales hay registro de su suscripción.</text:span></text:p>
          </table:table-cell>
          <table:table-cell table:style-name="Tabla26.B3" office:value-type="string">
            <text:p text:style-name="P238"><text:span text:style-name="T6">2. S</text:span><text:span text:style-name="T11">e verifica que el suscriptor este suscrito a por lo menos una revista, para así listar todas las revistas, las cuales están asociadas al perfil del suscriptor.</text:span></text:p>
            <text:p text:style-name="P123"/>
            <text:p text:style-name="P211"><text:span text:style-name="T6">3. </text:span><text:span text:style-name="T5">Se recopilan las revistas </text:span><text:span text:style-name="T11">suscritas</text:span></text:p>
            <text:p text:style-name="P114"/>
            <text:p text:style-name="P114">4. Se muestran la recopilación de las revistas.</text:p>
          </table:table-cell>
        </table:table-row>
        <table:table-row table:style-name="TableLine94126065124336">
          <table:table-cell table:style-name="Tabla26.A3" office:value-type="string">
            <text:p text:style-name="P238"><text:span text:style-name="T12">5. El </text:span><text:span text:style-name="T11">suscriptor</text:span><text:span text:style-name="T12"> visualiza las revistas </text:span><text:span text:style-name="T13">a las cuales esta suscrito.</text:span></text:p>
            <text:p text:style-name="P114"/>
            <text:p text:style-name="P154">6. <text:span text:style-name="T122">El suscriptor selecciona una revista.</text:span> </text:p>
          </table:table-cell>
          <table:table-cell table:style-name="Tabla26.B3" office:value-type="string">
            <text:p text:style-name="P177">7. Se verifica que la selección haya sido correcta.</text:p>
            <text:p text:style-name="P177"/>
            <text:p text:style-name="P177">8. Se muestran los datos correspondientes a la revista, al igual que las opciones disponibles a la misma.</text:p>
          </table:table-cell>
        </table:table-row>
      </table:table>
      <text:p text:style-name="P412"/>
      <text:p text:style-name="P407">Flujos Alternos:</text:p>
      <text:p text:style-name="P46"/>
      <text:list xml:id="list232206467410489" text:continue-numbering="true" text:style-name="L1">
        <text:list-item>
          <text:p text:style-name="P361"><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p text:style-name="P374"/>
        </text:list-item>
        <text:list-item>
          <text:p text:style-name="P361"><text:span text:style-name="T60">Líneas </text:span><text:span text:style-name="T66">6</text:span><text:span text:style-name="T61"> </text:span><text:span text:style-name="T60">a </text:span><text:span text:style-name="T66">8</text:span><text:span text:style-name="T60">: </text:span><text:span text:style-name="T78">E</text:span><text:span text:style-name="T85">l suscriptor escoge una revista incorrecta o la selección de la misma no es valida, el sistema le muestra una alerta en caso de no ser una selección valida, regresando así a la selección de la revista; el sistema pausa el proceso de mostrar </text:span><text:span text:style-name="T95">los datos</text:span><text:span text:style-name="T85"> de la revista suscrita.</text:span></text:p>
        </text:list-item>
      </text:list>
      <text:p text:style-name="P62"/>
      <text:p text:style-name="P62"/>
      <text:p text:style-name="P62"/>
      <text:p text:style-name="P62"/>
      <text:p text:style-name="P62"/>
      <text:p text:style-name="P62"/>
      <text:p text:style-name="P62"/>
      <text:p text:style-name="P62"/>
      <text:p text:style-name="P62"/>
      <text:p text:style-name="P62"/>
      <table:table table:name="Tabla33" table:style-name="Tabla33">
        <table:table-column table:style-name="Tabla33.A"/>
        <table:table-column table:style-name="Tabla33.B"/>
        <text:soft-page-break/>
        <table:table-row table:style-name="TableLine94126065074304">
          <table:table-cell table:style-name="Tabla33.A1" office:value-type="string">
            <text:p text:style-name="P314">Numero</text:p>
          </table:table-cell>
          <table:table-cell table:style-name="Tabla33.B1" office:value-type="string">
            <text:p text:style-name="P79">CUE0<text:span text:style-name="T158">1</text:span><text:span text:style-name="T163">9</text:span></text:p>
          </table:table-cell>
        </table:table-row>
        <table:table-row table:style-name="TableLine94126065147312">
          <table:table-cell table:style-name="Tabla33.A2" office:value-type="string">
            <text:p text:style-name="P314">Caso de Uso</text:p>
          </table:table-cell>
          <table:table-cell table:style-name="Tabla33.B7" office:value-type="string">
            <text:p text:style-name="P202">Publicar un “Me Gusta”</text:p>
          </table:table-cell>
        </table:table-row>
        <table:table-row table:style-name="TableLine94126065148704">
          <table:table-cell table:style-name="Tabla33.A2" office:value-type="string">
            <text:p text:style-name="P314">Actores</text:p>
          </table:table-cell>
          <table:table-cell table:style-name="Tabla33.B7" office:value-type="string">
            <text:p text:style-name="P234"><text:span text:style-name="T11">Suscriptor</text:span><text:span text:style-name="T7"> (Iniciador)</text:span></text:p>
          </table:table-cell>
        </table:table-row>
        <table:table-row table:style-name="TableLine94126065149344">
          <table:table-cell table:style-name="Tabla33.A2" office:value-type="string">
            <text:p text:style-name="P314">Propósito</text:p>
          </table:table-cell>
          <table:table-cell table:style-name="Tabla33.B7" office:value-type="string">
            <text:p text:style-name="P183">Publicar un “Me Gusta” a una revista</text:p>
          </table:table-cell>
        </table:table-row>
        <table:table-row table:style-name="TableLine94126065149984">
          <table:table-cell table:style-name="Tabla33.A2" office:value-type="string">
            <text:p text:style-name="P314">Resumen</text:p>
          </table:table-cell>
          <table:table-cell table:style-name="Tabla33.B7" office:value-type="string">
            <text:p text:style-name="P288">El suscriptor puede otorgarle un “Me Gusta” a alguna de las revistas a las que está suscrito, ingresa<text:span text:style-name="T117">ndo</text:span> correctamente a dicha revista y otorgándole un “Me gusta”</text:p>
          </table:table-cell>
        </table:table-row>
        <table:table-row table:style-name="TableLine94126065150624">
          <table:table-cell table:style-name="Tabla33.A2" office:value-type="string">
            <text:p text:style-name="P314">Tipo</text:p>
          </table:table-cell>
          <table:table-cell table:style-name="Tabla33.B7" office:value-type="string">
            <text:p text:style-name="P79">Primario y Esencial</text:p>
          </table:table-cell>
        </table:table-row>
        <table:table-row table:style-name="TableLine94126065151216">
          <table:table-cell table:style-name="Tabla33.A2" office:value-type="string">
            <text:p text:style-name="P314">Referencias</text:p>
          </table:table-cell>
          <table:table-cell table:style-name="Tabla33.B7" office:value-type="string">
            <text:p text:style-name="P100">CU0<text:span text:style-name="T158">39 y </text:span>CU0<text:span text:style-name="T158">40</text:span></text:p>
          </table:table-cell>
        </table:table-row>
      </table:table>
      <text:p text:style-name="P16"/>
      <table:table table:name="Tabla34" table:style-name="Tabla34">
        <table:table-column table:style-name="Tabla34.A"/>
        <table:table-column table:style-name="Tabla34.B"/>
        <table:table-row table:style-name="TableLine94126065152208">
          <table:table-cell table:style-name="Tabla34.A1" office:value-type="string">
            <text:p text:style-name="P335">Acción de los Actores</text:p>
          </table:table-cell>
          <table:table-cell table:style-name="Tabla34.B1" office:value-type="string">
            <text:p text:style-name="P335">Respuesta del Sistema</text:p>
          </table:table-cell>
        </table:table-row>
        <table:table-row table:style-name="TableLine94126065169072">
          <table:table-cell table:style-name="Tabla34.A5" office:value-type="string">
            <text:p text:style-name="P107">1. <text:span text:style-name="T58">El </text:span><text:span text:style-name="T119">suscriptor selecciona la opción para listar todas las revista de las cuales hay registro de su suscripción.</text:span></text:p>
          </table:table-cell>
          <table:table-cell table:style-name="Tabla34.B5" office:value-type="string">
            <text:p text:style-name="P234"><text:span text:style-name="T6">2. S</text:span><text:span text:style-name="T11">e verifica que el suscriptor este suscrito a por lo menos una revista, para así listar todas las revistas, las cuales están asociadas al perfil del suscriptor.</text:span></text:p>
            <text:p text:style-name="P122"/>
            <text:p text:style-name="P210"><text:span text:style-name="T6">3. </text:span><text:span text:style-name="T5">Se recopilan las revistas </text:span><text:span text:style-name="T11">suscritas</text:span></text:p>
            <text:p text:style-name="P113"/>
            <text:p text:style-name="P113">4. Se muestran la recopilación de las revistas.</text:p>
          </table:table-cell>
        </table:table-row>
        <table:table-row table:style-name="TableLine94126065176256">
          <table:table-cell table:style-name="Tabla34.A5" office:value-type="string">
            <text:p text:style-name="P234"><text:span text:style-name="T12">5. El </text:span><text:span text:style-name="T11">suscriptor</text:span><text:span text:style-name="T12"> visualiza las revistas </text:span><text:span text:style-name="T13">a las cuales esta suscrito.</text:span></text:p>
            <text:p text:style-name="P113"/>
            <text:p text:style-name="P153">6. <text:span text:style-name="T122">El suscriptor selecciona una revista.</text:span> </text:p>
          </table:table-cell>
          <table:table-cell table:style-name="Tabla34.B5" office:value-type="string">
            <text:p text:style-name="P176">7. Se verifica que la selección haya sido correcta.</text:p>
            <text:p text:style-name="P176"/>
            <text:p text:style-name="P176">8. Se muestran los datos correspondientes a la revista, al igual que las opciones disponibles a la misma.</text:p>
          </table:table-cell>
        </table:table-row>
        <table:table-row table:style-name="TableLine94126065176512">
          <table:table-cell table:style-name="Tabla34.A5" office:value-type="string">
            <text:p text:style-name="P285">9. El suscriptor visualiza la información acerca de la revista. </text:p>
            <text:p text:style-name="P234"/>
            <text:p text:style-name="P234"><text:span text:style-name="T122">10. El suscriptor elige </text:span><text:span text:style-name="T144">la</text:span><text:span text:style-name="T122"> opción </text:span><text:span text:style-name="T144">de</text:span><text:span text:style-name="T122"> publicar un “Me Gusta” </text:span><text:span text:style-name="T144">a la revista.</text:span><text:span text:style-name="T122"> </text:span></text:p>
          </table:table-cell>
          <table:table-cell table:style-name="Tabla34.B5" office:value-type="string">
            <text:p text:style-name="P176">11. Se verifica que la elección sea correcta.</text:p>
            <text:p text:style-name="P181"/>
            <text:p text:style-name="P176">12. Se <text:span text:style-name="T144">registra un nuevo “Me Gusta”, asociado a la revista seleccionada.</text:span></text:p>
            <text:p text:style-name="P176"/>
            <text:p text:style-name="P234"><text:span text:style-name="T29">13. Se </text:span><text:span text:style-name="T34">muestra el “Me Gusta” agregado a la revista seleccionada.</text:span><text:span text:style-name="T29"> </text:span></text:p>
          </table:table-cell>
        </table:table-row>
        <table:table-row table:style-name="TableLine94126065176768">
          <table:table-cell table:style-name="Tabla34.A5" office:value-type="string">
            <text:p text:style-name="P286">13. El suscriptor observa el cambio registrado.</text:p>
          </table:table-cell>
          <table:table-cell table:style-name="Tabla34.B5" office:value-type="string">
            <text:p text:style-name="P176"/>
          </table:table-cell>
        </table:table-row>
      </table:table>
      <text:p text:style-name="P16"/>
      <text:p text:style-name="P406">Flujos Alternos:</text:p>
      <text:p text:style-name="P406"/>
      <text:list xml:id="list232205649515160" text:continue-numbering="true" text:style-name="L1">
        <text:list-item>
          <text:p text:style-name="P362"><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p text:style-name="P375"/>
        </text:list-item>
        <text:list-item>
          <text:p text:style-name="P362"><text:span text:style-name="T60">Líneas </text:span><text:span text:style-name="T66">6</text:span><text:span text:style-name="T61"> </text:span><text:span text:style-name="T60">a </text:span><text:span text:style-name="T66">8</text:span><text:span text:style-name="T60">: </text:span><text:span text:style-name="T78">E</text:span><text:span text:style-name="T85">l suscriptor escoge una revista incorrecta o la selección de la misma no es valida, el sistema le muestra una alerta en caso de no ser una selección valida, regresando así a la selección de la revista; el sistema pausa el proceso de mostrar opciones de la revista suscrita.</text:span></text:p>
        </text:list-item>
      </text:list>
      <text:p text:style-name="P63"/>
      <text:p text:style-name="P60"/>
      <table:table table:name="Tabla29" table:style-name="Tabla29">
        <table:table-column table:style-name="Tabla29.A"/>
        <table:table-column table:style-name="Tabla29.B"/>
        <text:soft-page-break/>
        <table:table-row table:style-name="TableLine94126065189744">
          <table:table-cell table:style-name="Tabla29.A1" office:value-type="string">
            <text:p text:style-name="P315">Numero</text:p>
          </table:table-cell>
          <table:table-cell table:style-name="Tabla29.B1" office:value-type="string">
            <text:p text:style-name="P77">CUE0<text:span text:style-name="T163">20</text:span></text:p>
          </table:table-cell>
        </table:table-row>
        <table:table-row table:style-name="TableLine94126065202848">
          <table:table-cell table:style-name="Tabla29.A2" office:value-type="string">
            <text:p text:style-name="P315">Caso de Uso</text:p>
          </table:table-cell>
          <table:table-cell table:style-name="Tabla29.B7" office:value-type="string">
            <text:p text:style-name="P281">Hacer un comentario</text:p>
          </table:table-cell>
        </table:table-row>
        <table:table-row table:style-name="TableLine94126065203872">
          <table:table-cell table:style-name="Tabla29.A2" office:value-type="string">
            <text:p text:style-name="P315">Actores</text:p>
          </table:table-cell>
          <table:table-cell table:style-name="Tabla29.B7" office:value-type="string">
            <text:p text:style-name="P230"><text:span text:style-name="T27">Suscriptor</text:span><text:span text:style-name="T7"> (Iniciador)</text:span></text:p>
          </table:table-cell>
        </table:table-row>
        <table:table-row table:style-name="Tabla29.4">
          <table:table-cell table:style-name="Tabla29.A2" office:value-type="string">
            <text:p text:style-name="P315">Propósito</text:p>
          </table:table-cell>
          <table:table-cell table:style-name="Tabla29.B7" office:value-type="string">
            <text:p text:style-name="P200">El suscriptor <text:span text:style-name="T139">puede publicar un comentario a una </text:span>revista.</text:p>
          </table:table-cell>
        </table:table-row>
        <table:table-row table:style-name="TableLine94126065205312">
          <table:table-cell table:style-name="Tabla29.A2" office:value-type="string">
            <text:p text:style-name="P315">Resumen</text:p>
          </table:table-cell>
          <table:table-cell table:style-name="Tabla29.B7" office:value-type="string">
            <text:p text:style-name="P281">Al momento que el suscriptor liste las revistas a las que esta suscrito y selecciona correctamente una de ellas para realizar un comentario, el suscriptor tendrá acceso para redactar su comentario y publicarlo a la revista que el con anterioridad ha seleccionado.</text:p>
          </table:table-cell>
        </table:table-row>
        <table:table-row table:style-name="TableLine94126065205792">
          <table:table-cell table:style-name="Tabla29.A2" office:value-type="string">
            <text:p text:style-name="P315">Tipo</text:p>
          </table:table-cell>
          <table:table-cell table:style-name="Tabla29.B7" office:value-type="string">
            <text:p text:style-name="P77">Primario y Esencial</text:p>
          </table:table-cell>
        </table:table-row>
        <table:table-row table:style-name="TableLine94126065206384">
          <table:table-cell table:style-name="Tabla29.A2" office:value-type="string">
            <text:p text:style-name="P315">Referencias</text:p>
          </table:table-cell>
          <table:table-cell table:style-name="Tabla29.B7" office:value-type="string">
            <text:p text:style-name="P100"><text:span text:style-name="T27">CU0</text:span><text:span text:style-name="T158">39 y </text:span><text:span text:style-name="T27">CU0</text:span><text:span text:style-name="T158">40</text:span></text:p>
          </table:table-cell>
        </table:table-row>
      </table:table>
      <text:p text:style-name="P14"/>
      <table:table table:name="Tabla30" table:style-name="Tabla30">
        <table:table-column table:style-name="Tabla30.A"/>
        <table:table-column table:style-name="Tabla30.B"/>
        <table:table-row table:style-name="TableLine94126065207376">
          <table:table-cell table:style-name="Tabla30.A1" office:value-type="string">
            <text:p text:style-name="P331">Acción de los Actores</text:p>
          </table:table-cell>
          <table:table-cell table:style-name="Tabla30.B1" office:value-type="string">
            <text:p text:style-name="P331">Respuesta del Sistema</text:p>
          </table:table-cell>
        </table:table-row>
        <table:table-row table:style-name="TableLine94126065239056">
          <table:table-cell table:style-name="Tabla30.A5" office:value-type="string">
            <text:p text:style-name="P105">1. <text:span text:style-name="T58">El </text:span><text:span text:style-name="T119">suscriptor selecciona la opción para listar todas las revista de las cuales hay registro de su suscripción.</text:span></text:p>
          </table:table-cell>
          <table:table-cell table:style-name="Tabla30.B5" office:value-type="string">
            <text:p text:style-name="P217"><text:span text:style-name="T6">2. S</text:span><text:span text:style-name="T11">e verifica que el suscriptor este suscrito a por lo menos una revista, para así listar todas las revistas, las cuales están asociadas al perfil del suscriptor.</text:span></text:p>
            <text:p text:style-name="P120"/>
            <text:p text:style-name="P208"><text:span text:style-name="T6">3. </text:span><text:span text:style-name="T5">Se recopilan las revistas </text:span><text:span text:style-name="T11">suscritas.</text:span></text:p>
            <text:p text:style-name="P111"/>
            <text:p text:style-name="P111">4. Se muestran la recopilación de las revistas.</text:p>
          </table:table-cell>
        </table:table-row>
        <table:table-row table:style-name="TableLine94126065241616">
          <table:table-cell table:style-name="Tabla30.A5" office:value-type="string">
            <text:p text:style-name="P218"><text:span text:style-name="T12">5. El </text:span><text:span text:style-name="T11">suscriptor</text:span><text:span text:style-name="T12"> visualiza las revistas </text:span><text:span text:style-name="T13">a las cuales esta suscrito.</text:span></text:p>
            <text:p text:style-name="P111"/>
            <text:p text:style-name="P151">6. <text:span text:style-name="T122">El suscriptor selecciona una revista.</text:span> </text:p>
          </table:table-cell>
          <table:table-cell table:style-name="Tabla30.B5" office:value-type="string">
            <text:p text:style-name="P174">7. Se verifica que la selección haya sido correcta.</text:p>
            <text:p text:style-name="P174"/>
            <text:p text:style-name="P174">8. Se muestran los datos correspondientes a la revista, al igual que las opciones disponibles a la misma.</text:p>
          </table:table-cell>
        </table:table-row>
        <table:table-row table:style-name="Tabla30.4">
          <table:table-cell table:style-name="Tabla30.A5" office:value-type="string">
            <text:p text:style-name="P283">9. El suscriptor visualiza la información acerca de la revista. </text:p>
            <text:p text:style-name="P229"/>
            <text:p text:style-name="P229"><text:span text:style-name="T122">10. El suscriptor elige una de la </text:span><text:span text:style-name="T140">opción de </text:span><text:span text:style-name="T122">realizar un comentario. </text:span></text:p>
          </table:table-cell>
          <table:table-cell table:style-name="Tabla30.B5" office:value-type="string">
            <text:p text:style-name="P174">11. Se verifica que la elección sea correcta.</text:p>
            <text:p text:style-name="P179"/>
            <text:p text:style-name="P174">12. Se muestra <text:span text:style-name="T140">un campo vacío </text:span><text:span text:style-name="T141">donde se puede ingresar el comentario, junto con un medio de confirmación para su publicación</text:span><text:span text:style-name="T123">.</text:span></text:p>
            <text:p text:style-name="P174"/>
            <text:p text:style-name="P232"><text:span text:style-name="T29">13. </text:span><text:span text:style-name="T31">Se muestra el campo vació y el medio de confirmación para agregar el comentario</text:span><text:span text:style-name="T29">. </text:span></text:p>
          </table:table-cell>
        </table:table-row>
        <table:table-row table:style-name="Tabla30.4">
          <table:table-cell table:style-name="Tabla30.A5" office:value-type="string">
            <text:p text:style-name="P233"><text:span text:style-name="T141">14. </text:span><text:span text:style-name="T122">El suscriptor visualiza </text:span><text:span text:style-name="T141">el campo vacío y el medio de confirmación para agregar el comentario</text:span><text:span text:style-name="T122">. </text:span></text:p>
            <text:p text:style-name="P233"/>
            <text:p text:style-name="P287">15. El suscriptor ingresa el comentario que desea publicar.</text:p>
            <text:p text:style-name="P287"/>
            <text:p text:style-name="P287">16. Se confirma la publicación del <text:span text:style-name="T142">suscriptor.</text:span></text:p>
          </table:table-cell>
          <table:table-cell table:style-name="Tabla30.B5" office:value-type="string">
            <text:p text:style-name="P229"><text:span text:style-name="T13">1</text:span><text:span text:style-name="T33">7</text:span><text:span text:style-name="T13">. Se verifica que la </text:span><text:span text:style-name="T32">información ingresada</text:span><text:span text:style-name="T13"> sea </text:span><text:span text:style-name="T32">aceptable</text:span><text:span text:style-name="T13">.</text:span></text:p>
            <text:p text:style-name="P179"/>
            <text:p text:style-name="P229"><text:span text:style-name="T13">1</text:span><text:span text:style-name="T33">8</text:span><text:span text:style-name="T13">. Se </text:span><text:span text:style-name="T32">registra el comentario realizado, </text:span><text:span text:style-name="T33">asociándolo tanto al perfil del suscriptor, como la revista en donde se desea publicar.</text:span></text:p>
            <text:p text:style-name="P174"/>
            <text:p text:style-name="P179">1<text:span text:style-name="T143">9</text:span>. Se realiza y se registra la acción seleccionada, vinculándola así a la revista. </text:p>
            <text:p text:style-name="P179"/>
            <text:p text:style-name="P182">20. Se muestra una confirmación sobre el registro <text:soft-page-break/>del comentario.</text:p>
            <text:p text:style-name="P182"/>
            <text:p text:style-name="P182">21. Se muestra el comentario publicado</text:p>
            <text:p text:style-name="P179"/>
          </table:table-cell>
        </table:table-row>
      </table:table>
      <text:p text:style-name="P411"/>
      <text:p text:style-name="P405">Flujos Alternos:</text:p>
      <text:p text:style-name="P42"/>
      <text:list xml:id="list232206490238423" text:continue-numbering="true" text:style-name="L1">
        <text:list-item>
          <text:p text:style-name="P363"><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p text:style-name="P376"/>
        </text:list-item>
        <text:list-item>
          <text:p text:style-name="P363"><text:span text:style-name="T60">Líneas </text:span><text:span text:style-name="T66">6</text:span><text:span text:style-name="T61"> </text:span><text:span text:style-name="T60">a </text:span><text:span text:style-name="T66">8</text:span><text:span text:style-name="T60">: </text:span><text:span text:style-name="T78">E</text:span><text:span text:style-name="T85">l suscriptor escoge una revista incorrecta o la selección de la misma no es valida, el sistema le muestra una alerta en caso de no ser una selección valida, regresando así a la selección de la revista; el sistema pausa el proceso de </text:span><text:span text:style-name="T98">realizar un comentario a la revista</text:span><text:span text:style-name="T85">.</text:span></text:p>
          <text:p text:style-name="P383"/>
        </text:list-item>
        <text:list-item>
          <text:p text:style-name="P364"><text:span text:style-name="T60">Líneas </text:span><text:span text:style-name="T75">10</text:span><text:span text:style-name="T61"> </text:span><text:span text:style-name="T60">a </text:span><text:span text:style-name="T75">13</text:span><text:span text:style-name="T60">: </text:span><text:span text:style-name="T78">E</text:span><text:span text:style-name="T85">l suscriptor escoge una </text:span><text:span text:style-name="T98">opción incorrecta</text:span><text:span text:style-name="T85">, el sistema le muestra una alerta en caso de no ser una selección valida, regresando así a la selección de la revista; el sistema pausa el proceso de mostrar opciones de la revista suscrita.</text:span></text:p>
          <text:p text:style-name="P384"/>
        </text:list-item>
        <text:list-item>
          <text:p text:style-name="P364"><text:span text:style-name="T60">Líneas </text:span><text:span text:style-name="T75">16</text:span><text:span text:style-name="T61"> </text:span><text:span text:style-name="T60">a </text:span><text:span text:style-name="T75">21</text:span><text:span text:style-name="T60">: </text:span><text:span text:style-name="T78">E</text:span><text:span text:style-name="T85">l suscriptor </text:span><text:span text:style-name="T98">ingresa información inaceptable al comentario; el sistema lanza una alerta y le permite al suscriptor volver a redactar su comentario.</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31" table:style-name="Tabla31">
        <table:table-column table:style-name="Tabla31.A"/>
        <table:table-column table:style-name="Tabla31.B"/>
        <text:soft-page-break/>
        <table:table-row table:style-name="TableLine94126065199424">
          <table:table-cell table:style-name="Tabla31.A1" office:value-type="string">
            <text:p text:style-name="P316">Numero</text:p>
          </table:table-cell>
          <table:table-cell table:style-name="Tabla31.B1" office:value-type="string">
            <text:p text:style-name="P78">CUE0<text:span text:style-name="T162">2</text:span><text:span text:style-name="T163">1</text:span></text:p>
          </table:table-cell>
        </table:table-row>
        <table:table-row table:style-name="TableLine94126065290896">
          <table:table-cell table:style-name="Tabla31.A2" office:value-type="string">
            <text:p text:style-name="P316">Caso de Uso</text:p>
          </table:table-cell>
          <table:table-cell table:style-name="Tabla31.B7" office:value-type="string">
            <text:p text:style-name="P279">Revisar perfil del Editor</text:p>
          </table:table-cell>
        </table:table-row>
        <table:table-row table:style-name="TableLine94126065291824">
          <table:table-cell table:style-name="Tabla31.A2" office:value-type="string">
            <text:p text:style-name="P316">Actores</text:p>
          </table:table-cell>
          <table:table-cell table:style-name="Tabla31.B7" office:value-type="string">
            <text:p text:style-name="P231"><text:span text:style-name="T27">Suscriptor</text:span><text:span text:style-name="T7"> (Iniciador)</text:span></text:p>
          </table:table-cell>
        </table:table-row>
        <table:table-row table:style-name="Tabla31.4">
          <table:table-cell table:style-name="Tabla31.A2" office:value-type="string">
            <text:p text:style-name="P316">Propósito</text:p>
          </table:table-cell>
          <table:table-cell table:style-name="Tabla31.B7" office:value-type="string">
            <text:p text:style-name="P201">El suscriptor ve los datos correspondientes al editor de una revista.</text:p>
          </table:table-cell>
        </table:table-row>
        <table:table-row table:style-name="TableLine94126065293264">
          <table:table-cell table:style-name="Tabla31.A2" office:value-type="string">
            <text:p text:style-name="P316">Resumen</text:p>
          </table:table-cell>
          <table:table-cell table:style-name="Tabla31.B7" office:value-type="string">
            <text:p text:style-name="P279">El suscriptor puede acceder al perfil del autor de la revista a la que esta suscrito.</text:p>
          </table:table-cell>
        </table:table-row>
        <table:table-row table:style-name="TableLine94126065293744">
          <table:table-cell table:style-name="Tabla31.A2" office:value-type="string">
            <text:p text:style-name="P316">Tipo</text:p>
          </table:table-cell>
          <table:table-cell table:style-name="Tabla31.B7" office:value-type="string">
            <text:p text:style-name="P78">Primario y Esencial</text:p>
          </table:table-cell>
        </table:table-row>
        <table:table-row table:style-name="TableLine94126065294336">
          <table:table-cell table:style-name="Tabla31.A2" office:value-type="string">
            <text:p text:style-name="P316">Referencias</text:p>
          </table:table-cell>
          <table:table-cell table:style-name="Tabla31.B7" office:value-type="string">
            <text:p text:style-name="P100"><text:span text:style-name="T27">CU0</text:span><text:span text:style-name="T158">39 y </text:span><text:span text:style-name="T27">CU0</text:span><text:span text:style-name="T158">40</text:span></text:p>
          </table:table-cell>
        </table:table-row>
      </table:table>
      <text:p text:style-name="P15"/>
      <table:table table:name="Tabla32" table:style-name="Tabla32">
        <table:table-column table:style-name="Tabla32.A"/>
        <table:table-column table:style-name="Tabla32.B"/>
        <table:table-row table:style-name="TableLine94126065295328">
          <table:table-cell table:style-name="Tabla32.A1" office:value-type="string">
            <text:p text:style-name="P336">Acción de los Actores</text:p>
          </table:table-cell>
          <table:table-cell table:style-name="Tabla32.B1" office:value-type="string">
            <text:p text:style-name="P336">Respuesta del Sistema</text:p>
          </table:table-cell>
        </table:table-row>
        <table:table-row table:style-name="TableLine94126065315792">
          <table:table-cell table:style-name="Tabla32.A4" office:value-type="string">
            <text:p text:style-name="P106">1. <text:span text:style-name="T58">El </text:span><text:span text:style-name="T119">suscriptor selecciona la opción para listar todas las revista de las cuales hay registro de su suscripción.</text:span></text:p>
          </table:table-cell>
          <table:table-cell table:style-name="Tabla32.B4" office:value-type="string">
            <text:p text:style-name="P231"><text:span text:style-name="T6">2. S</text:span><text:span text:style-name="T11">e verifica que el suscriptor este suscrito a por lo menos una revista, para así listar todas las revistas, las cuales están asociadas al perfil del suscriptor.</text:span></text:p>
            <text:p text:style-name="P121"/>
            <text:p text:style-name="P209"><text:span text:style-name="T6">3. </text:span><text:span text:style-name="T5">Se recopilan las revistas </text:span><text:span text:style-name="T11">suscritas.</text:span></text:p>
            <text:p text:style-name="P112"/>
            <text:p text:style-name="P112">4. Se muestran la recopilación de las revistas.</text:p>
          </table:table-cell>
        </table:table-row>
        <table:table-row table:style-name="TableLine94126065313744">
          <table:table-cell table:style-name="Tabla32.A4" office:value-type="string">
            <text:p text:style-name="P231"><text:span text:style-name="T12">5. El </text:span><text:span text:style-name="T11">suscriptor</text:span><text:span text:style-name="T12"> visualiza las revistas </text:span><text:span text:style-name="T13">a las cuales esta suscrito.</text:span></text:p>
            <text:p text:style-name="P112"/>
            <text:p text:style-name="P152">6. <text:span text:style-name="T122">El suscriptor selecciona una revista.</text:span> </text:p>
          </table:table-cell>
          <table:table-cell table:style-name="Tabla32.B4" office:value-type="string">
            <text:p text:style-name="P175">7. Se verifica que la selección haya sido correcta.</text:p>
            <text:p text:style-name="P175"/>
            <text:p text:style-name="P175">8. Se muestran los datos correspondientes a la revista, al igual que las opciones disponibles a la misma.</text:p>
          </table:table-cell>
        </table:table-row>
        <table:table-row table:style-name="Tabla32.4">
          <table:table-cell table:style-name="Tabla32.A4" office:value-type="string">
            <text:p text:style-name="P284">9. El suscriptor visualiza la información acerca de la revista. </text:p>
            <text:p text:style-name="P231"/>
            <text:p text:style-name="P231"><text:span text:style-name="T122">10. El suscriptor </text:span><text:span text:style-name="T138">selecciona el nombre del editor de la revista</text:span><text:span text:style-name="T122">, para obtener acceso a su perfil. </text:span></text:p>
          </table:table-cell>
          <table:table-cell table:style-name="Tabla32.B4" office:value-type="string">
            <text:p text:style-name="P231"><text:span text:style-name="T13">11. Se verifica que la </text:span><text:span text:style-name="T28">selección</text:span><text:span text:style-name="T13"> sea correcta.</text:span></text:p>
            <text:p text:style-name="P180"/>
            <text:p text:style-name="P231"><text:span text:style-name="T13">12. </text:span><text:span text:style-name="T28">El </text:span><text:span text:style-name="T86">sistema busca la información acerca del editor, </text:span><text:span text:style-name="T96">que </text:span><text:span text:style-name="T86">además de su información, </text:span><text:span text:style-name="T96">se incluyen</text:span><text:span text:style-name="T86"> las revista que ha</text:span><text:span text:style-name="T96">n</text:span><text:span text:style-name="T86"> cread</text:span><text:span text:style-name="T96">o</text:span><text:span text:style-name="T86">.</text:span></text:p>
            <text:p text:style-name="P175"/>
            <text:p text:style-name="P231"><text:span text:style-name="T30">13</text:span><text:span text:style-name="T13">. Se muestran los datos correspondientes </text:span><text:span text:style-name="T30">al perfil del editor</text:span><text:span text:style-name="T13">.</text:span></text:p>
          </table:table-cell>
        </table:table-row>
      </table:table>
      <text:p text:style-name="P15"/>
      <text:p text:style-name="P404">Flujos Alternos:</text:p>
      <text:p text:style-name="P43"/>
      <text:list xml:id="list232206372985090" text:continue-numbering="true" text:style-name="L1">
        <text:list-item>
          <text:p text:style-name="P365"><text:span text:style-name="T60">Líneas </text:span><text:span text:style-name="T61">1 </text:span><text:span text:style-name="T60">a </text:span><text:span text:style-name="T61">4</text:span><text:span text:style-name="T60">: </text:span><text:span text:style-name="T78">El </text:span><text:span text:style-name="T85">suscriptor escoge erróneamente la opción de listar las revistas suscritas, regresando así al sitio original; el sistema para el proceso de listar las revistas suscritas</text:span><text:span text:style-name="T80">.</text:span></text:p>
          <text:p text:style-name="P377"/>
        </text:list-item>
        <text:list-item>
          <text:p text:style-name="P365"><text:span text:style-name="T60">Líneas </text:span><text:span text:style-name="T66">6</text:span><text:span text:style-name="T61"> </text:span><text:span text:style-name="T60">a </text:span><text:span text:style-name="T66">8</text:span><text:span text:style-name="T60">: </text:span><text:span text:style-name="T78">E</text:span><text:span text:style-name="T85">l suscriptor escoge una revista incorrecta o la selección de la misma no es valida, el sistema le muestra una alerta en caso de no ser una selección valida, regresando así a la selección de la revista; el sistema pausa el proceso de mostrar </text:span><text:span text:style-name="T95">los datos</text:span><text:span text:style-name="T85"> de la revista suscrita.</text:span></text:p>
          <text:p text:style-name="P385"/>
        </text:list-item>
        <text:list-item>
          <text:p text:style-name="P366"><text:span text:style-name="T60">Líneas </text:span><text:span text:style-name="T74">10</text:span><text:span text:style-name="T61"> </text:span><text:span text:style-name="T60">a </text:span><text:span text:style-name="T74">13</text:span><text:span text:style-name="T60">: </text:span><text:span text:style-name="T78">E</text:span><text:span text:style-name="T85">l suscriptor escoge </text:span><text:span text:style-name="T97">incorrectamente el nombre del perfil del editor</text:span><text:span text:style-name="T85">, el sistema le muestra una alerta en caso de no ser una selección valida, regresando así a la selección de la revista; el sistema pausa el proceso de mostrar </text:span><text:span text:style-name="T95">los datos</text:span><text:span text:style-name="T85"> de la revista suscrit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20:13:39.721050965</meta:creation-date>
    <meta:generator>LibreOffice/6.4.7.2$Linux_X86_64 LibreOffice_project/40$Build-2</meta:generator>
    <dc:date>2021-09-25T23:22:04.808981460</dc:date>
    <meta:editing-duration>PT4H57M11S</meta:editing-duration>
    <meta:editing-cycles>15</meta:editing-cycles>
    <meta:document-statistic meta:table-count="42" meta:image-count="0" meta:object-count="0" meta:page-count="32" meta:paragraph-count="751" meta:word-count="8687" meta:character-count="52235" meta:non-whitespace-character-count="44338"/>
  </office:meta>
</office:document-meta>
</file>